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Pictures/2000002000000739000002C841137E3F.wmf" manifest:media-type=""/>
  <manifest:file-entry manifest:full-path="Pictures/2000001B000006CF000002C8D40E1E0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1.87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Cy_20_alf_2c__20_Cy_20_max">
      <style:table-properties table:display="true" style:writing-mode="lr-tb"/>
    </style:style>
    <style:style style:name="ta2" style:family="table" style:master-page-name="PageStyle_5f_Mizg_20_жест_20_Ny_3d_3.42">
      <style:table-properties table:display="true" style:writing-mode="lr-tb"/>
    </style:style>
    <style:style style:name="ta3" style:family="table" style:master-page-name="PageStyle_5f_Mizg_20_упр_20_Ny_3d_3.42">
      <style:table-properties table:display="true" style:writing-mode="lr-tb"/>
    </style:style>
    <style:style style:name="ta4" style:family="table" style:master-page-name="PageStyle_5f_Mizg_20_жест_20_Ny_3d_-1">
      <style:table-properties table:display="true" style:writing-mode="lr-tb"/>
    </style:style>
    <style:style style:name="ta5" style:family="table" style:master-page-name="PageStyle_5f_Mizg_20_упр_20_Ny_3d_-1">
      <style:table-properties table:display="true" style:writing-mode="lr-tb"/>
    </style:style>
    <style:style style:name="ta6" style:family="table" style:master-page-name="PageStyle_5f_Нагрузки_20_Маневр_2b_НВ_20__28_2_20_сл_29_">
      <style:table-properties table:display="true" style:writing-mode="lr-tb"/>
    </style:style>
    <style:style style:name="ta7" style:family="table" style:master-page-name="PageStyle_5f_Нагрузки_20_Целвого_20_варианта_20_1_20_сл">
      <style:table-properties table:display="true" style:writing-mode="lr-tb"/>
    </style:style>
    <style:style style:name="ta8" style:family="table" style:master-page-name="PageStyle_5f_Xf-Xt">
      <style:table-properties table:display="true" style:writing-mode="lr-tb"/>
    </style:style>
    <style:style style:name="ta9" style:family="table" style:master-page-name="PageStyle_5f_Упругая_20_крутка_20_">
      <style:table-properties table:display="true" style:writing-mode="lr-tb"/>
    </style:style>
    <style:style style:name="ta10" style:family="table" style:master-page-name="PageStyle_5f_Прогибы">
      <style:table-properties table:display="true" style:writing-mode="lr-tb"/>
    </style:style>
    <style:style style:name="ta11" style:family="table" style:master-page-name="PageStyle_5f_Масса_20_консолей">
      <style:table-properties table:display="true" style:writing-mode="lr-tb"/>
    </style:style>
    <style:style style:name="ta12" style:family="table" style:master-page-name="PageStyle_5f_Лист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 style:data-style-name="N0">
      <style:table-cell-properties style:rotation-align="none"/>
    </style:style>
    <style:style style:name="ce4" style:family="table-cell" style:parent-style-name="Default" style:data-style-name="N111">
      <style:table-cell-properties style:rotation-align="none"/>
    </style:style>
    <style:style style:name="ce5" style:family="table-cell" style:parent-style-name="Excel_20_Built-in_20_Comma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 style:data-style-name="N2"/>
    <style:style style:name="ce7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troke="none" svg:stroke-width="0cm" draw:fill="none" draw:textarea-vertical-align="top" draw:auto-grow-height="false" draw:fit-to-size="false" fo:min-height="0.1cm" fo:min-width="0.1cm" fo:padding-top="0.076cm" fo:padding-bottom="0cm" fo:padding-left="0.076cm" fo:padding-right="0cm" fo:wrap-option="wrap"/>
    </style:style>
    <style:style style:name="gr4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miter" draw:fill="solid" draw:fill-color="#ffffff" draw:textarea-vertical-align="top" draw:auto-grow-height="false" draw:fit-to-size="false" fo:min-height="0.1cm" fo:min-width="0.1cm" fo:padding-top="0.127cm" fo:padding-bottom="0.127cm" fo:padding-left="0.254cm" fo:padding-right="0.254cm" fo:wrap-option="wrap"/>
    </style:style>
    <style:style style:name="gr6" style:family="graphic">
      <style:graphic-properties draw:stroke="none" svg:stroke-width="0cm" draw:fill="none" draw:textarea-vertical-align="top" draw:auto-grow-height="tru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T1" style:family="text">
      <style:text-properties fo:font-variant="normal" fo:text-transform="none" fo:color="#000000" style:text-line-through-style="none" style:text-line-through-type="none" style:text-position="0% 58%" fo:font-family="times" fo:font-size="12pt" fo:letter-spacing="normal" fo:font-style="italic" style:text-underline-style="none" fo:font-weight="normal" style:font-size-asian="12pt" style:font-style-asian="italic" style:font-weight-asian="normal" style:font-family-complex="times" style:font-size-complex="12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fo:font-family="times" fo:font-size="12pt" fo:letter-spacing="normal" fo:font-style="italic" style:text-underline-style="none" fo:font-weight="normal" style:font-size-asian="12pt" style:font-style-asian="italic" style:font-weight-asian="normal" style:font-family-complex="times" style:font-size-complex="12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fo:font-family="'Times New Roman'" fo:font-size="11pt" fo:letter-spacing="normal" fo:font-style="normal" style:text-underline-style="none" fo:font-weight="normal" style:font-family-asian="'Times New Roman'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fo:font-family="'Cambria Math'" fo:font-size="11pt" fo:letter-spacing="normal" fo:font-style="normal" style:text-underline-style="none" fo:font-weight="normal" style:font-family-asian="'Times New Roman'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family="'Cambria Math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y alf, Cy max" table:style-name="ta1">
        <office:forms form:automatic-focus="false" form:apply-design-mode="false"/>
        <table:shapes>
          <draw:frame draw:z-index="3" draw:name="Picture 6" draw:style-name="gr1" draw:text-style-name="P1" svg:width="1.74cm" svg:height="0.699cm" svg:x="20.835cm" svg:y="6.729cm">
            <draw:image xlink:href="Pictures/2000001B000006CF000002C8D40E1E00.wmf" xlink:type="simple" xlink:show="embed" xlink:actuate="onLoad">
              <text:p/>
            </draw:image>
          </draw:frame>
          <draw:frame draw:z-index="4" draw:name="Picture 5" draw:style-name="gr1" draw:text-style-name="P1" svg:width="1.854cm" svg:height="0.736cm" svg:x="22.206cm" svg:y="13.161cm">
            <draw:image xlink:href="Pictures/2000002000000739000002C841137E3F.wmf" xlink:type="simple" xlink:show="embed" xlink:actuate="onLoad">
              <text:p/>
            </draw:image>
          </draw:frame>
          <draw:frame draw:z-index="5" draw:name="Picture 9" draw:style-name="gr1" draw:text-style-name="P1" svg:width="1.854cm" svg:height="0.7cm" svg:x="16.016cm" svg:y="14.232cm">
            <draw:image xlink:href="Pictures/2000002000000739000002C841137E3F.wmf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y al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y ma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Жесткое</text:p>
          </table:table-cell>
          <table:table-cell office:value-type="float" office:value="0.1" calcext:value-type="float">
            <text:p>0,1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рыло</text:p>
          </table:table-cell>
          <table:table-cell office:value-type="float" office:value="0.2" calcext:value-type="float">
            <text:p>0,2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55" calcext:value-type="float">
            <text:p>1,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7.12" calcext:value-type="float">
            <text:p>7,12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7.44" calcext:value-type="float">
            <text:p>7,44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1.27" calcext:value-type="float">
            <text:p>1,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7.92" calcext:value-type="float">
            <text:p>7,92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1.19" calcext:value-type="float">
            <text:p>1,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8.65" calcext:value-type="float">
            <text:p>8,65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1.05" calcext:value-type="float">
            <text:p>1,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Упругое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6.4474" calcext:value-type="float">
            <text:p>6,45</text:p>
          </table:table-cell>
          <table:table-cell table:style-name="ce1" office:value-type="float" office:value="6.8165" calcext:value-type="float">
            <text:p>6,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рыло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6.61" calcext:value-type="float">
            <text:p>6,61</text:p>
          </table:table-cell>
          <table:table-cell table:style-name="ce1" office:value-type="float" office:value="7" calcext:value-type="float">
            <text:p>7,0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6.9411" calcext:value-type="float">
            <text:p>6,94</text:p>
          </table:table-cell>
          <table:table-cell table:style-name="ce1" office:value-type="float" office:value="7.3756" calcext:value-type="float">
            <text:p>7,3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0.6" calcext:value-type="float">
            <text:p>0,60</text:p>
          </table:table-cell>
          <table:table-cell table:style-name="ce1" office:value-type="float" office:value="7.4252" calcext:value-type="float">
            <text:p>7,43</text:p>
          </table:table-cell>
          <table:table-cell table:style-name="ce1" office:value-type="float" office:value="7.9295" calcext:value-type="float">
            <text:p>7,9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0.7" calcext:value-type="float">
            <text:p>0,70</text:p>
          </table:table-cell>
          <table:table-cell table:style-name="ce1" office:value-type="float" office:value="8.0502" calcext:value-type="float">
            <text:p>8,05</text:p>
          </table:table-cell>
          <table:table-cell table:style-name="ce1" office:value-type="float" office:value="8.6534" calcext:value-type="float">
            <text:p>8,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Cy alf, Cy max'.I32" table:end-x="0.55cm" table:end-y="0.424cm" draw:z-index="2" draw:name="Диаграмма 1" draw:style-name="gr2" draw:text-style-name="P2" svg:width="10.662cm" svg:height="6.667cm" svg:x="0.154cm" svg:y="0.054cm">
              <draw:object draw:notify-on-update-of-ranges="'Cy alf, Cy max'.C3:'Cy alf, Cy max'.C8 'Cy alf, Cy max'.B3:'Cy alf, Cy max'.B8 'Cy alf, Cy max'.C12:'Cy alf, Cy max'.C16 'Cy alf, Cy max'.B12:'Cy alf, Cy max'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Cy alf, Cy max'.R28" table:end-x="0.03cm" table:end-y="0.239cm" draw:z-index="1" draw:name="Text Box 3" draw:style-name="gr3" draw:text-style-name="P2" svg:width="7.319cm" svg:height="0.767cm" svg:x="1.266cm" svg:y="0.372cm">
              <text:p text:style-name="P3"><text:span text:style-name="T1"><text:s/></text:span><text:span text:style-name="T1">V=Vmax э <text:s/>V=V</text:span><text:span text:style-name="T2">max э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Cy alf, Cy max'.I49" table:end-x="0.312cm" table:end-y="0.423cm" draw:z-index="0" draw:name="Диаграмма 2" draw:style-name="gr2" draw:text-style-name="P2" svg:width="8.889cm" svg:height="5.952cm" svg:x="1.689cm" svg:y="0.319cm">
              <draw:object draw:notify-on-update-of-ranges="'Cy alf, Cy max'.F3:'Cy alf, Cy max'.F8 'Cy alf, Cy max'.E3:'Cy alf, Cy max'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zg жест Ny=3.42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y=3.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" office:value-type="float" office:value="5440000" calcext:value-type="float">
            <text:p>5,44E+06</text:p>
          </table:table-cell>
          <table:table-cell table:style-name="ce2" office:value-type="float" office:value="4180000" calcext:value-type="float">
            <text:p>4,18E+06</text:p>
          </table:table-cell>
          <table:table-cell table:style-name="ce2" office:value-type="float" office:value="3120000" calcext:value-type="float">
            <text:p>3,12E+06</text:p>
          </table:table-cell>
          <table:table-cell table:style-name="ce2" office:value-type="float" office:value="2240000" calcext:value-type="float">
            <text:p>2,24E+06</text:p>
          </table:table-cell>
          <table:table-cell table:style-name="ce2" office:value-type="float" office:value="1520000" calcext:value-type="float">
            <text:p>1,52E+06</text:p>
          </table:table-cell>
          <table:table-cell table:style-name="ce2" office:value-type="float" office:value="959000" calcext:value-type="float">
            <text:p>9,59E+05</text:p>
          </table:table-cell>
          <table:table-cell table:style-name="ce2" office:value-type="float" office:value="541000" calcext:value-type="float">
            <text:p>5,41E+05</text:p>
          </table:table-cell>
          <table:table-cell table:style-name="ce2" office:value-type="float" office:value="253000" calcext:value-type="float">
            <text:p>2,53E+05</text:p>
          </table:table-cell>
          <table:table-cell table:style-name="ce2" office:value-type="float" office:value="81500" calcext:value-type="float">
            <text:p>8,15E+04</text:p>
          </table:table-cell>
          <table:table-cell table:style-name="ce2" office:value-type="float" office:value="7800" calcext:value-type="float">
            <text:p>7,80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500000" calcext:value-type="float">
            <text:p>5,50E+06</text:p>
          </table:table-cell>
          <table:table-cell table:style-name="ce2" office:value-type="float" office:value="4230000" calcext:value-type="float">
            <text:p>4,23E+06</text:p>
          </table:table-cell>
          <table:table-cell table:style-name="ce2" office:value-type="float" office:value="3150000" calcext:value-type="float">
            <text:p>3,15E+06</text:p>
          </table:table-cell>
          <table:table-cell table:style-name="ce2" office:value-type="float" office:value="2260000" calcext:value-type="float">
            <text:p>2,26E+06</text:p>
          </table:table-cell>
          <table:table-cell table:style-name="ce2" office:value-type="float" office:value="1540000" calcext:value-type="float">
            <text:p>1,54E+06</text:p>
          </table:table-cell>
          <table:table-cell table:style-name="ce2" office:value-type="float" office:value="968000" calcext:value-type="float">
            <text:p>9,68E+05</text:p>
          </table:table-cell>
          <table:table-cell table:style-name="ce2" office:value-type="float" office:value="545000" calcext:value-type="float">
            <text:p>5,45E+05</text:p>
          </table:table-cell>
          <table:table-cell table:style-name="ce2" office:value-type="float" office:value="255000" calcext:value-type="float">
            <text:p>2,55E+05</text:p>
          </table:table-cell>
          <table:table-cell table:style-name="ce2" office:value-type="float" office:value="81900" calcext:value-type="float">
            <text:p>8,19E+04</text:p>
          </table:table-cell>
          <table:table-cell table:style-name="ce2" office:value-type="float" office:value="7820" calcext:value-type="float">
            <text:p>7,82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720000" calcext:value-type="float">
            <text:p>5,72E+06</text:p>
          </table:table-cell>
          <table:table-cell table:style-name="ce2" office:value-type="float" office:value="4390000" calcext:value-type="float">
            <text:p>4,39E+06</text:p>
          </table:table-cell>
          <table:table-cell table:style-name="ce2" office:value-type="float" office:value="3270000" calcext:value-type="float">
            <text:p>3,27E+06</text:p>
          </table:table-cell>
          <table:table-cell table:style-name="ce2" office:value-type="float" office:value="2340000" calcext:value-type="float">
            <text:p>2,34E+06</text:p>
          </table:table-cell>
          <table:table-cell table:style-name="ce2" office:value-type="float" office:value="1580000" calcext:value-type="float">
            <text:p>1,58E+06</text:p>
          </table:table-cell>
          <table:table-cell table:style-name="ce2" office:value-type="float" office:value="991000" calcext:value-type="float">
            <text:p>9,91E+05</text:p>
          </table:table-cell>
          <table:table-cell table:style-name="ce2" office:value-type="float" office:value="555000" calcext:value-type="float">
            <text:p>5,55E+05</text:p>
          </table:table-cell>
          <table:table-cell table:style-name="ce2" office:value-type="float" office:value="258000" calcext:value-type="float">
            <text:p>2,58E+05</text:p>
          </table:table-cell>
          <table:table-cell table:style-name="ce2" office:value-type="float" office:value="82200" calcext:value-type="float">
            <text:p>8,22E+04</text:p>
          </table:table-cell>
          <table:table-cell table:style-name="ce2" office:value-type="float" office:value="7880" calcext:value-type="float">
            <text:p>7,88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720000" calcext:value-type="float">
            <text:p>5,72E+06</text:p>
          </table:table-cell>
          <table:table-cell table:style-name="ce2" office:value-type="float" office:value="4380000" calcext:value-type="float">
            <text:p>4,38E+06</text:p>
          </table:table-cell>
          <table:table-cell table:style-name="ce2" office:value-type="float" office:value="3260000" calcext:value-type="float">
            <text:p>3,26E+06</text:p>
          </table:table-cell>
          <table:table-cell table:style-name="ce2" office:value-type="float" office:value="2330000" calcext:value-type="float">
            <text:p>2,33E+06</text:p>
          </table:table-cell>
          <table:table-cell table:style-name="ce2" office:value-type="float" office:value="1580000" calcext:value-type="float">
            <text:p>1,58E+06</text:p>
          </table:table-cell>
          <table:table-cell table:style-name="ce2" office:value-type="float" office:value="988000" calcext:value-type="float">
            <text:p>9,88E+05</text:p>
          </table:table-cell>
          <table:table-cell table:style-name="ce2" office:value-type="float" office:value="553000" calcext:value-type="float">
            <text:p>5,53E+05</text:p>
          </table:table-cell>
          <table:table-cell table:style-name="ce2" office:value-type="float" office:value="257000" calcext:value-type="float">
            <text:p>2,57E+05</text:p>
          </table:table-cell>
          <table:table-cell table:style-name="ce2" office:value-type="float" office:value="81900" calcext:value-type="float">
            <text:p>8,19E+04</text:p>
          </table:table-cell>
          <table:table-cell table:style-name="ce2" office:value-type="float" office:value="7870" calcext:value-type="float">
            <text:p>7,87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410000" calcext:value-type="float">
            <text:p>5,41E+06</text:p>
          </table:table-cell>
          <table:table-cell table:style-name="ce2" office:value-type="float" office:value="4150000" calcext:value-type="float">
            <text:p>4,15E+06</text:p>
          </table:table-cell>
          <table:table-cell table:style-name="ce2" office:value-type="float" office:value="3090000" calcext:value-type="float">
            <text:p>3,09E+06</text:p>
          </table:table-cell>
          <table:table-cell table:style-name="ce2" office:value-type="float" office:value="2210000" calcext:value-type="float">
            <text:p>2,21E+06</text:p>
          </table:table-cell>
          <table:table-cell table:style-name="ce2" office:value-type="float" office:value="1500000" calcext:value-type="float">
            <text:p>1,50E+06</text:p>
          </table:table-cell>
          <table:table-cell table:style-name="ce2" office:value-type="float" office:value="943000" calcext:value-type="float">
            <text:p>9,43E+05</text:p>
          </table:table-cell>
          <table:table-cell table:style-name="ce2" office:value-type="float" office:value="530000" calcext:value-type="float">
            <text:p>5,30E+05</text:p>
          </table:table-cell>
          <table:table-cell table:style-name="ce2" office:value-type="float" office:value="248000" calcext:value-type="float">
            <text:p>2,48E+05</text:p>
          </table:table-cell>
          <table:table-cell table:style-name="ce2" office:value-type="float" office:value="79700" calcext:value-type="float">
            <text:p>7,97E+04</text:p>
          </table:table-cell>
          <table:table-cell table:style-name="ce2" office:value-type="float" office:value="7710" calcext:value-type="float">
            <text:p>7,71E+0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</text:p>
          </table:table-cell>
          <table:table-cell table:style-name="ce1" office:value-type="float" office:value="2.65" calcext:value-type="float">
            <text:p>2,65</text:p>
          </table:table-cell>
          <table:table-cell office:value-type="float" office:value="3.368" calcext:value-type="float">
            <text:p>3,368</text:p>
          </table:table-cell>
          <table:table-cell office:value-type="float" office:value="4.803" calcext:value-type="float">
            <text:p>4,803</text:p>
          </table:table-cell>
          <table:table-cell office:value-type="float" office:value="6.238" calcext:value-type="float">
            <text:p>6,238</text:p>
          </table:table-cell>
          <table:table-cell office:value-type="float" office:value="7.673" calcext:value-type="float">
            <text:p>7,673</text:p>
          </table:table-cell>
          <table:table-cell office:value-type="float" office:value="9.108" calcext:value-type="float">
            <text:p>9,108</text:p>
          </table:table-cell>
          <table:table-cell office:value-type="float" office:value="10.543" calcext:value-type="float">
            <text:p>10,543</text:p>
          </table:table-cell>
          <table:table-cell office:value-type="float" office:value="11.977" calcext:value-type="float">
            <text:p>11,977</text:p>
          </table:table-cell>
          <table:table-cell office:value-type="float" office:value="13.413" calcext:value-type="float">
            <text:p>13,413</text:p>
          </table:table-cell>
          <table:table-cell office:value-type="float" office:value="14.847" calcext:value-type="float">
            <text:p>14,847</text:p>
          </table:table-cell>
          <table:table-cell office:value-type="float" office:value="16.282" calcext:value-type="float">
            <text:p>16,282</text:p>
          </table:table-cell>
          <table:table-cell table:style-name="ce1" office:value-type="float" office:value="17" calcext:value-type="float">
            <text:p>17,00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Сл. 1</text:p>
          </table:table-cell>
          <table:table-cell table:style-name="ce2" table:formula="of:=[.C10]+0.5*([.C10]-[.D10])" office:value-type="float" office:value="78.91" calcext:value-type="float">
            <text:p>7,89E+01</text:p>
          </table:table-cell>
          <table:table-cell table:style-name="ce2" table:formula="of:=[.C2]*0.00001*1.3" office:value-type="float" office:value="70.72" calcext:value-type="float">
            <text:p>7,07E+01</text:p>
          </table:table-cell>
          <table:table-cell table:style-name="ce2" table:formula="of:=[.D2]*0.00001*1.3" office:value-type="float" office:value="54.34" calcext:value-type="float">
            <text:p>5,43E+01</text:p>
          </table:table-cell>
          <table:table-cell table:style-name="ce2" table:formula="of:=[.E2]*0.00001*1.3" office:value-type="float" office:value="40.56" calcext:value-type="float">
            <text:p>4,06E+01</text:p>
          </table:table-cell>
          <table:table-cell table:style-name="ce2" table:formula="of:=[.F2]*0.00001*1.3" office:value-type="float" office:value="29.12" calcext:value-type="float">
            <text:p>2,91E+01</text:p>
          </table:table-cell>
          <table:table-cell table:style-name="ce2" table:formula="of:=[.G2]*0.00001*1.3" office:value-type="float" office:value="19.76" calcext:value-type="float">
            <text:p>1,98E+01</text:p>
          </table:table-cell>
          <table:table-cell table:style-name="ce2" table:formula="of:=[.H2]*0.00001*1.3" office:value-type="float" office:value="12.467" calcext:value-type="float">
            <text:p>1,25E+01</text:p>
          </table:table-cell>
          <table:table-cell table:style-name="ce2" table:formula="of:=[.I2]*0.00001*1.3" office:value-type="float" office:value="7.033" calcext:value-type="float">
            <text:p>7,03E+00</text:p>
          </table:table-cell>
          <table:table-cell table:style-name="ce2" table:formula="of:=[.J2]*0.00001*1.3" office:value-type="float" office:value="3.289" calcext:value-type="float">
            <text:p>3,29E+00</text:p>
          </table:table-cell>
          <table:table-cell table:style-name="ce2" table:formula="of:=[.K2]*0.00001*1.3" office:value-type="float" office:value="1.0595" calcext:value-type="float">
            <text:p>1,06E+00</text:p>
          </table:table-cell>
          <table:table-cell table:style-name="ce2" table:formula="of:=[.L2]*0.00001*1.3" office:value-type="float" office:value="0.1014" calcext:value-type="float">
            <text:p>1,01E-01</text:p>
          </table:table-cell>
          <table:table-cell table:style-name="ce2" table:formula="of:=[.M2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2</text:p>
          </table:table-cell>
          <table:table-cell table:style-name="ce2" table:formula="of:=[.C11]+0.5*([.C11]-[.D11])" office:value-type="float" office:value="79.755" calcext:value-type="float">
            <text:p>7,98E+01</text:p>
          </table:table-cell>
          <table:table-cell table:style-name="ce2" table:formula="of:=[.C3]*0.00001*1.3" office:value-type="float" office:value="71.5" calcext:value-type="float">
            <text:p>7,15E+01</text:p>
          </table:table-cell>
          <table:table-cell table:style-name="ce2" table:formula="of:=[.D3]*0.00001*1.3" office:value-type="float" office:value="54.99" calcext:value-type="float">
            <text:p>5,50E+01</text:p>
          </table:table-cell>
          <table:table-cell table:style-name="ce2" table:formula="of:=[.E3]*0.00001*1.3" office:value-type="float" office:value="40.95" calcext:value-type="float">
            <text:p>4,10E+01</text:p>
          </table:table-cell>
          <table:table-cell table:style-name="ce2" table:formula="of:=[.F3]*0.00001*1.3" office:value-type="float" office:value="29.38" calcext:value-type="float">
            <text:p>2,94E+01</text:p>
          </table:table-cell>
          <table:table-cell table:style-name="ce2" table:formula="of:=[.G3]*0.00001*1.3" office:value-type="float" office:value="20.02" calcext:value-type="float">
            <text:p>2,00E+01</text:p>
          </table:table-cell>
          <table:table-cell table:style-name="ce2" table:formula="of:=[.H3]*0.00001*1.3" office:value-type="float" office:value="12.584" calcext:value-type="float">
            <text:p>1,26E+01</text:p>
          </table:table-cell>
          <table:table-cell table:style-name="ce2" table:formula="of:=[.I3]*0.00001*1.3" office:value-type="float" office:value="7.085" calcext:value-type="float">
            <text:p>7,09E+00</text:p>
          </table:table-cell>
          <table:table-cell table:style-name="ce2" table:formula="of:=[.J3]*0.00001*1.3" office:value-type="float" office:value="3.315" calcext:value-type="float">
            <text:p>3,32E+00</text:p>
          </table:table-cell>
          <table:table-cell table:style-name="ce2" table:formula="of:=[.K3]*0.00001*1.3" office:value-type="float" office:value="1.0647" calcext:value-type="float">
            <text:p>1,06E+00</text:p>
          </table:table-cell>
          <table:table-cell table:style-name="ce2" table:formula="of:=[.L3]*0.00001*1.3" office:value-type="float" office:value="0.10166" calcext:value-type="float">
            <text:p>1,02E-01</text:p>
          </table:table-cell>
          <table:table-cell table:style-name="ce2" table:formula="of:=[.M3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3</text:p>
          </table:table-cell>
          <table:table-cell table:style-name="ce2" table:formula="of:=[.C12]+0.5*([.C12]-[.D12])" office:value-type="float" office:value="83.005" calcext:value-type="float">
            <text:p>8,30E+01</text:p>
          </table:table-cell>
          <table:table-cell table:style-name="ce2" table:formula="of:=[.C4]*0.00001*1.3" office:value-type="float" office:value="74.36" calcext:value-type="float">
            <text:p>7,44E+01</text:p>
          </table:table-cell>
          <table:table-cell table:style-name="ce2" table:formula="of:=[.D4]*0.00001*1.3" office:value-type="float" office:value="57.07" calcext:value-type="float">
            <text:p>5,71E+01</text:p>
          </table:table-cell>
          <table:table-cell table:style-name="ce2" table:formula="of:=[.E4]*0.00001*1.3" office:value-type="float" office:value="42.51" calcext:value-type="float">
            <text:p>4,25E+01</text:p>
          </table:table-cell>
          <table:table-cell table:style-name="ce2" table:formula="of:=[.F4]*0.00001*1.3" office:value-type="float" office:value="30.42" calcext:value-type="float">
            <text:p>3,04E+01</text:p>
          </table:table-cell>
          <table:table-cell table:style-name="ce2" table:formula="of:=[.G4]*0.00001*1.3" office:value-type="float" office:value="20.54" calcext:value-type="float">
            <text:p>2,05E+01</text:p>
          </table:table-cell>
          <table:table-cell table:style-name="ce2" table:formula="of:=[.H4]*0.00001*1.3" office:value-type="float" office:value="12.883" calcext:value-type="float">
            <text:p>1,29E+01</text:p>
          </table:table-cell>
          <table:table-cell table:style-name="ce2" table:formula="of:=[.I4]*0.00001*1.3" office:value-type="float" office:value="7.215" calcext:value-type="float">
            <text:p>7,22E+00</text:p>
          </table:table-cell>
          <table:table-cell table:style-name="ce2" table:formula="of:=[.J4]*0.00001*1.3" office:value-type="float" office:value="3.354" calcext:value-type="float">
            <text:p>3,35E+00</text:p>
          </table:table-cell>
          <table:table-cell table:style-name="ce2" table:formula="of:=[.K4]*0.00001*1.3" office:value-type="float" office:value="1.0686" calcext:value-type="float">
            <text:p>1,07E+00</text:p>
          </table:table-cell>
          <table:table-cell table:style-name="ce2" table:formula="of:=[.L4]*0.00001*1.3" office:value-type="float" office:value="0.10244" calcext:value-type="float">
            <text:p>1,02E-01</text:p>
          </table:table-cell>
          <table:table-cell table:style-name="ce2" table:formula="of:=[.M4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4</text:p>
          </table:table-cell>
          <table:table-cell table:style-name="ce2" table:formula="of:=[.C13]+0.5*([.C13]-[.D13])" office:value-type="float" office:value="83.07" calcext:value-type="float">
            <text:p>8,31E+01</text:p>
          </table:table-cell>
          <table:table-cell table:style-name="ce2" table:formula="of:=[.C5]*0.00001*1.3" office:value-type="float" office:value="74.36" calcext:value-type="float">
            <text:p>7,44E+01</text:p>
          </table:table-cell>
          <table:table-cell table:style-name="ce2" table:formula="of:=[.D5]*0.00001*1.3" office:value-type="float" office:value="56.94" calcext:value-type="float">
            <text:p>5,69E+01</text:p>
          </table:table-cell>
          <table:table-cell table:style-name="ce2" table:formula="of:=[.E5]*0.00001*1.3" office:value-type="float" office:value="42.38" calcext:value-type="float">
            <text:p>4,24E+01</text:p>
          </table:table-cell>
          <table:table-cell table:style-name="ce2" table:formula="of:=[.F5]*0.00001*1.3" office:value-type="float" office:value="30.29" calcext:value-type="float">
            <text:p>3,03E+01</text:p>
          </table:table-cell>
          <table:table-cell table:style-name="ce2" table:formula="of:=[.G5]*0.00001*1.3" office:value-type="float" office:value="20.54" calcext:value-type="float">
            <text:p>2,05E+01</text:p>
          </table:table-cell>
          <table:table-cell table:style-name="ce2" table:formula="of:=[.H5]*0.00001*1.3" office:value-type="float" office:value="12.844" calcext:value-type="float">
            <text:p>1,28E+01</text:p>
          </table:table-cell>
          <table:table-cell table:style-name="ce2" table:formula="of:=[.I5]*0.00001*1.3" office:value-type="float" office:value="7.189" calcext:value-type="float">
            <text:p>7,19E+00</text:p>
          </table:table-cell>
          <table:table-cell table:style-name="ce2" table:formula="of:=[.J5]*0.00001*1.3" office:value-type="float" office:value="3.341" calcext:value-type="float">
            <text:p>3,34E+00</text:p>
          </table:table-cell>
          <table:table-cell table:style-name="ce2" table:formula="of:=[.K5]*0.00001*1.3" office:value-type="float" office:value="1.0647" calcext:value-type="float">
            <text:p>1,06E+00</text:p>
          </table:table-cell>
          <table:table-cell table:style-name="ce2" table:formula="of:=[.L5]*0.00001*1.3" office:value-type="float" office:value="0.10231" calcext:value-type="float">
            <text:p>1,02E-01</text:p>
          </table:table-cell>
          <table:table-cell table:style-name="ce2" table:formula="of:=[.M5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5</text:p>
          </table:table-cell>
          <table:table-cell table:style-name="ce2" table:formula="of:=[.C14]+0.5*([.C14]-[.D14])" office:value-type="float" office:value="78.52" calcext:value-type="float">
            <text:p>7,85E+01</text:p>
          </table:table-cell>
          <table:table-cell table:style-name="ce2" table:formula="of:=[.C6]*0.00001*1.3" office:value-type="float" office:value="70.33" calcext:value-type="float">
            <text:p>7,03E+01</text:p>
          </table:table-cell>
          <table:table-cell table:style-name="ce2" table:formula="of:=[.D6]*0.00001*1.3" office:value-type="float" office:value="53.95" calcext:value-type="float">
            <text:p>5,40E+01</text:p>
          </table:table-cell>
          <table:table-cell table:style-name="ce2" table:formula="of:=[.E6]*0.00001*1.3" office:value-type="float" office:value="40.17" calcext:value-type="float">
            <text:p>4,02E+01</text:p>
          </table:table-cell>
          <table:table-cell table:style-name="ce2" table:formula="of:=[.F6]*0.00001*1.3" office:value-type="float" office:value="28.73" calcext:value-type="float">
            <text:p>2,87E+01</text:p>
          </table:table-cell>
          <table:table-cell table:style-name="ce2" table:formula="of:=[.G6]*0.00001*1.3" office:value-type="float" office:value="19.5" calcext:value-type="float">
            <text:p>1,95E+01</text:p>
          </table:table-cell>
          <table:table-cell table:style-name="ce2" table:formula="of:=[.H6]*0.00001*1.3" office:value-type="float" office:value="12.259" calcext:value-type="float">
            <text:p>1,23E+01</text:p>
          </table:table-cell>
          <table:table-cell table:style-name="ce2" table:formula="of:=[.I6]*0.00001*1.3" office:value-type="float" office:value="6.89" calcext:value-type="float">
            <text:p>6,89E+00</text:p>
          </table:table-cell>
          <table:table-cell table:style-name="ce2" table:formula="of:=[.J6]*0.00001*1.3" office:value-type="float" office:value="3.224" calcext:value-type="float">
            <text:p>3,22E+00</text:p>
          </table:table-cell>
          <table:table-cell table:style-name="ce2" table:formula="of:=[.K6]*0.00001*1.3" office:value-type="float" office:value="1.0361" calcext:value-type="float">
            <text:p>1,04E+00</text:p>
          </table:table-cell>
          <table:table-cell table:style-name="ce2" table:formula="of:=[.L6]*0.00001*1.3" office:value-type="float" office:value="0.10023" calcext:value-type="float">
            <text:p>1,00E-01</text:p>
          </table:table-cell>
          <table:table-cell table:style-name="ce2" table:formula="of:=[.M6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table:number-columns-repeated="3"/>
          <table:table-cell>
            <draw:frame table:end-cell-address="'Mizg жест Ny=3.42'.O38" table:end-x="0.894cm" table:end-y="0.106cm" draw:z-index="0" draw:name="Диаграмма 2" draw:style-name="gr2" draw:text-style-name="P2" svg:width="18.529cm" svg:height="10.291cm" svg:x="1.186cm" svg:y="0.16cm">
              <draw:object draw:notify-on-update-of-ranges="'Mizg жест Ny=3.42'.A10:'Mizg жест Ny=3.42'.A10 'Mizg жест Ny=3.42'.B10:'Mizg жест Ny=3.42'.M10 'Mizg жест Ny=3.42'.B9:'Mizg жест Ny=3.42'.M9 'Mizg жест Ny=3.42'.A11:'Mizg жест Ny=3.42'.A11 'Mizg жест Ny=3.42'.B11:'Mizg жест Ny=3.42'.M11 'Mizg жест Ny=3.42'.B9:'Mizg жест Ny=3.42'.M9 'Mizg жест Ny=3.42'.A12:'Mizg жест Ny=3.42'.A12 'Mizg жест Ny=3.42'.B12:'Mizg жест Ny=3.42'.M12 'Mizg жест Ny=3.42'.B9:'Mizg жест Ny=3.42'.M9 'Mizg жест Ny=3.42'.A13:'Mizg жест Ny=3.42'.A13 'Mizg жест Ny=3.42'.B13:'Mizg жест Ny=3.42'.M13 'Mizg жест Ny=3.42'.B9:'Mizg жест Ny=3.42'.M9 'Mizg жест Ny=3.42'.A14:'Mizg жест Ny=3.42'.A14 'Mizg жест Ny=3.42'.B14:'Mizg жест Ny=3.42'.M14 'Mizg жест Ny=3.42'.B9:'Mizg жест Ny=3.42'.M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  <table:table-cell>
            <draw:frame table:end-cell-address="'Mizg жест Ny=3.42'.Z38" table:end-x="1.476cm" table:end-y="0.186cm" draw:z-index="1" draw:name="Диаграмма 2" draw:style-name="gr2" draw:text-style-name="P2" svg:width="18.511cm" svg:height="10.291cm" svg:x="0.075cm" svg:y="0.24cm">
              <draw:object draw:notify-on-update-of-ranges="'Mizg жест Ny=3.42'.A10:'Mizg жест Ny=3.42'.A10 'Mizg жест Ny=3.42'.B10:'Mizg жест Ny=3.42'.M10 'Mizg жест Ny=3.42'.B9:'Mizg жест Ny=3.42'.M9 'Mizg жест Ny=3.42'.A11:'Mizg жест Ny=3.42'.A11 'Mizg жест Ny=3.42'.B11:'Mizg жест Ny=3.42'.M11 'Mizg жест Ny=3.42'.B9:'Mizg жест Ny=3.42'.M9 'Mizg жест Ny=3.42'.A12:'Mizg жест Ny=3.42'.A12 'Mizg жест Ny=3.42'.B12:'Mizg жест Ny=3.42'.M12 'Mizg жест Ny=3.42'.B9:'Mizg жест Ny=3.42'.M9 'Mizg жест Ny=3.42'.A13:'Mizg жест Ny=3.42'.A13 'Mizg жест Ny=3.42'.B13:'Mizg жест Ny=3.42'.M13 'Mizg жест Ny=3.42'.B9:'Mizg жест Ny=3.42'.M9 'Mizg жест Ny=3.42'.A14:'Mizg жест Ny=3.42'.A14 'Mizg жест Ny=3.42'.B14:'Mizg жест Ny=3.42'.M14 'Mizg жест Ny=3.42'.B9:'Mizg жест Ny=3.42'.M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Жесткое крыло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5440000" calcext:value-type="float">
            <text:p>5,44E+06</text:p>
          </table:table-cell>
          <table:table-cell table:style-name="ce2" office:value-type="float" office:value="4180000" calcext:value-type="float">
            <text:p>4,18E+06</text:p>
          </table:table-cell>
          <table:table-cell table:style-name="ce2" office:value-type="float" office:value="3120000" calcext:value-type="float">
            <text:p>3,12E+06</text:p>
          </table:table-cell>
          <table:table-cell table:style-name="ce2" office:value-type="float" office:value="2240000" calcext:value-type="float">
            <text:p>2,24E+06</text:p>
          </table:table-cell>
          <table:table-cell table:style-name="ce2" office:value-type="float" office:value="1520000" calcext:value-type="float">
            <text:p>1,52E+06</text:p>
          </table:table-cell>
          <table:table-cell table:style-name="ce2" office:value-type="float" office:value="959000" calcext:value-type="float">
            <text:p>9,59E+05</text:p>
          </table:table-cell>
          <table:table-cell table:style-name="ce2" office:value-type="float" office:value="541000" calcext:value-type="float">
            <text:p>5,41E+05</text:p>
          </table:table-cell>
          <table:table-cell table:style-name="ce2" office:value-type="float" office:value="253000" calcext:value-type="float">
            <text:p>2,53E+05</text:p>
          </table:table-cell>
          <table:table-cell table:style-name="ce2" office:value-type="float" office:value="81500" calcext:value-type="float">
            <text:p>8,15E+04</text:p>
          </table:table-cell>
          <table:table-cell table:style-name="ce2" office:value-type="float" office:value="7800" calcext:value-type="float">
            <text:p>7,80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500000" calcext:value-type="float">
            <text:p>5,50E+06</text:p>
          </table:table-cell>
          <table:table-cell table:style-name="ce2" office:value-type="float" office:value="4230000" calcext:value-type="float">
            <text:p>4,23E+06</text:p>
          </table:table-cell>
          <table:table-cell table:style-name="ce2" office:value-type="float" office:value="3150000" calcext:value-type="float">
            <text:p>3,15E+06</text:p>
          </table:table-cell>
          <table:table-cell table:style-name="ce2" office:value-type="float" office:value="2260000" calcext:value-type="float">
            <text:p>2,26E+06</text:p>
          </table:table-cell>
          <table:table-cell table:style-name="ce2" office:value-type="float" office:value="1540000" calcext:value-type="float">
            <text:p>1,54E+06</text:p>
          </table:table-cell>
          <table:table-cell table:style-name="ce2" office:value-type="float" office:value="968000" calcext:value-type="float">
            <text:p>9,68E+05</text:p>
          </table:table-cell>
          <table:table-cell table:style-name="ce2" office:value-type="float" office:value="545000" calcext:value-type="float">
            <text:p>5,45E+05</text:p>
          </table:table-cell>
          <table:table-cell table:style-name="ce2" office:value-type="float" office:value="255000" calcext:value-type="float">
            <text:p>2,55E+05</text:p>
          </table:table-cell>
          <table:table-cell table:style-name="ce2" office:value-type="float" office:value="81900" calcext:value-type="float">
            <text:p>8,19E+04</text:p>
          </table:table-cell>
          <table:table-cell table:style-name="ce2" office:value-type="float" office:value="7820" calcext:value-type="float">
            <text:p>7,82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720000" calcext:value-type="float">
            <text:p>5,72E+06</text:p>
          </table:table-cell>
          <table:table-cell table:style-name="ce2" office:value-type="float" office:value="4390000" calcext:value-type="float">
            <text:p>4,39E+06</text:p>
          </table:table-cell>
          <table:table-cell table:style-name="ce2" office:value-type="float" office:value="3270000" calcext:value-type="float">
            <text:p>3,27E+06</text:p>
          </table:table-cell>
          <table:table-cell table:style-name="ce2" office:value-type="float" office:value="2340000" calcext:value-type="float">
            <text:p>2,34E+06</text:p>
          </table:table-cell>
          <table:table-cell table:style-name="ce2" office:value-type="float" office:value="1580000" calcext:value-type="float">
            <text:p>1,58E+06</text:p>
          </table:table-cell>
          <table:table-cell table:style-name="ce2" office:value-type="float" office:value="991000" calcext:value-type="float">
            <text:p>9,91E+05</text:p>
          </table:table-cell>
          <table:table-cell table:style-name="ce2" office:value-type="float" office:value="555000" calcext:value-type="float">
            <text:p>5,55E+05</text:p>
          </table:table-cell>
          <table:table-cell table:style-name="ce2" office:value-type="float" office:value="258000" calcext:value-type="float">
            <text:p>2,58E+05</text:p>
          </table:table-cell>
          <table:table-cell table:style-name="ce2" office:value-type="float" office:value="82200" calcext:value-type="float">
            <text:p>8,22E+04</text:p>
          </table:table-cell>
          <table:table-cell table:style-name="ce2" office:value-type="float" office:value="7880" calcext:value-type="float">
            <text:p>7,88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720000" calcext:value-type="float">
            <text:p>5,72E+06</text:p>
          </table:table-cell>
          <table:table-cell table:style-name="ce2" office:value-type="float" office:value="4380000" calcext:value-type="float">
            <text:p>4,38E+06</text:p>
          </table:table-cell>
          <table:table-cell table:style-name="ce2" office:value-type="float" office:value="3260000" calcext:value-type="float">
            <text:p>3,26E+06</text:p>
          </table:table-cell>
          <table:table-cell table:style-name="ce2" office:value-type="float" office:value="2330000" calcext:value-type="float">
            <text:p>2,33E+06</text:p>
          </table:table-cell>
          <table:table-cell table:style-name="ce2" office:value-type="float" office:value="1580000" calcext:value-type="float">
            <text:p>1,58E+06</text:p>
          </table:table-cell>
          <table:table-cell table:style-name="ce2" office:value-type="float" office:value="988000" calcext:value-type="float">
            <text:p>9,88E+05</text:p>
          </table:table-cell>
          <table:table-cell table:style-name="ce2" office:value-type="float" office:value="553000" calcext:value-type="float">
            <text:p>5,53E+05</text:p>
          </table:table-cell>
          <table:table-cell table:style-name="ce2" office:value-type="float" office:value="257000" calcext:value-type="float">
            <text:p>2,57E+05</text:p>
          </table:table-cell>
          <table:table-cell table:style-name="ce2" office:value-type="float" office:value="81900" calcext:value-type="float">
            <text:p>8,19E+04</text:p>
          </table:table-cell>
          <table:table-cell table:style-name="ce2" office:value-type="float" office:value="7870" calcext:value-type="float">
            <text:p>7,87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410000" calcext:value-type="float">
            <text:p>5,41E+06</text:p>
          </table:table-cell>
          <table:table-cell table:style-name="ce2" office:value-type="float" office:value="4150000" calcext:value-type="float">
            <text:p>4,15E+06</text:p>
          </table:table-cell>
          <table:table-cell table:style-name="ce2" office:value-type="float" office:value="3090000" calcext:value-type="float">
            <text:p>3,09E+06</text:p>
          </table:table-cell>
          <table:table-cell table:style-name="ce2" office:value-type="float" office:value="2210000" calcext:value-type="float">
            <text:p>2,21E+06</text:p>
          </table:table-cell>
          <table:table-cell table:style-name="ce2" office:value-type="float" office:value="1500000" calcext:value-type="float">
            <text:p>1,50E+06</text:p>
          </table:table-cell>
          <table:table-cell table:style-name="ce2" office:value-type="float" office:value="943000" calcext:value-type="float">
            <text:p>9,43E+05</text:p>
          </table:table-cell>
          <table:table-cell table:style-name="ce2" office:value-type="float" office:value="530000" calcext:value-type="float">
            <text:p>5,30E+05</text:p>
          </table:table-cell>
          <table:table-cell table:style-name="ce2" office:value-type="float" office:value="248000" calcext:value-type="float">
            <text:p>2,48E+05</text:p>
          </table:table-cell>
          <table:table-cell table:style-name="ce2" office:value-type="float" office:value="79700" calcext:value-type="float">
            <text:p>7,97E+04</text:p>
          </table:table-cell>
          <table:table-cell table:style-name="ce2" office:value-type="float" office:value="7710" calcext:value-type="float">
            <text:p>7,71E+0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Упругое крыло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5040000" calcext:value-type="float">
            <text:p>5,04E+06</text:p>
          </table:table-cell>
          <table:table-cell table:style-name="ce2" office:value-type="float" office:value="3840000" calcext:value-type="float">
            <text:p>3,84E+06</text:p>
          </table:table-cell>
          <table:table-cell table:style-name="ce2" office:value-type="float" office:value="2840000" calcext:value-type="float">
            <text:p>2,84E+06</text:p>
          </table:table-cell>
          <table:table-cell table:style-name="ce2" office:value-type="float" office:value="2020000" calcext:value-type="float">
            <text:p>2,02E+06</text:p>
          </table:table-cell>
          <table:table-cell table:style-name="ce2" office:value-type="float" office:value="1360000" calcext:value-type="float">
            <text:p>1,36E+06</text:p>
          </table:table-cell>
          <table:table-cell table:style-name="ce2" office:value-type="float" office:value="854000" calcext:value-type="float">
            <text:p>8,54E+05</text:p>
          </table:table-cell>
          <table:table-cell table:style-name="ce2" office:value-type="float" office:value="478000" calcext:value-type="float">
            <text:p>4,78E+05</text:p>
          </table:table-cell>
          <table:table-cell table:style-name="ce2" office:value-type="float" office:value="223000" calcext:value-type="float">
            <text:p>2,23E+05</text:p>
          </table:table-cell>
          <table:table-cell table:style-name="ce2" office:value-type="float" office:value="71400" calcext:value-type="float">
            <text:p>7,14E+04</text:p>
          </table:table-cell>
          <table:table-cell table:style-name="ce2" office:value-type="float" office:value="6830" calcext:value-type="float">
            <text:p>6,83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080000" calcext:value-type="float">
            <text:p>5,08E+06</text:p>
          </table:table-cell>
          <table:table-cell table:style-name="ce2" office:value-type="float" office:value="3870000" calcext:value-type="float">
            <text:p>3,87E+06</text:p>
          </table:table-cell>
          <table:table-cell table:style-name="ce2" office:value-type="float" office:value="2860000" calcext:value-type="float">
            <text:p>2,86E+06</text:p>
          </table:table-cell>
          <table:table-cell table:style-name="ce2" office:value-type="float" office:value="2030000" calcext:value-type="float">
            <text:p>2,03E+06</text:p>
          </table:table-cell>
          <table:table-cell table:style-name="ce2" office:value-type="float" office:value="1370000" calcext:value-type="float">
            <text:p>1,37E+06</text:p>
          </table:table-cell>
          <table:table-cell table:style-name="ce2" office:value-type="float" office:value="855000" calcext:value-type="float">
            <text:p>8,55E+05</text:p>
          </table:table-cell>
          <table:table-cell table:style-name="ce2" office:value-type="float" office:value="478000" calcext:value-type="float">
            <text:p>4,78E+05</text:p>
          </table:table-cell>
          <table:table-cell table:style-name="ce2" office:value-type="float" office:value="222000" calcext:value-type="float">
            <text:p>2,22E+05</text:p>
          </table:table-cell>
          <table:table-cell table:style-name="ce2" office:value-type="float" office:value="71100" calcext:value-type="float">
            <text:p>7,11E+04</text:p>
          </table:table-cell>
          <table:table-cell table:style-name="ce2" office:value-type="float" office:value="6780" calcext:value-type="float">
            <text:p>6,78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4860000" calcext:value-type="float">
            <text:p>4,86E+06</text:p>
          </table:table-cell>
          <table:table-cell table:style-name="ce2" office:value-type="float" office:value="3650000" calcext:value-type="float">
            <text:p>3,65E+06</text:p>
          </table:table-cell>
          <table:table-cell table:style-name="ce2" office:value-type="float" office:value="2660000" calcext:value-type="float">
            <text:p>2,66E+06</text:p>
          </table:table-cell>
          <table:table-cell table:style-name="ce2" office:value-type="float" office:value="1860000" calcext:value-type="float">
            <text:p>1,86E+06</text:p>
          </table:table-cell>
          <table:table-cell table:style-name="ce2" office:value-type="float" office:value="1230000" calcext:value-type="float">
            <text:p>1,23E+06</text:p>
          </table:table-cell>
          <table:table-cell table:style-name="ce2" office:value-type="float" office:value="754000" calcext:value-type="float">
            <text:p>7,54E+05</text:p>
          </table:table-cell>
          <table:table-cell table:style-name="ce2" office:value-type="float" office:value="414000" calcext:value-type="float">
            <text:p>4,14E+05</text:p>
          </table:table-cell>
          <table:table-cell table:style-name="ce2" office:value-type="float" office:value="189000" calcext:value-type="float">
            <text:p>1,89E+05</text:p>
          </table:table-cell>
          <table:table-cell table:style-name="ce2" office:value-type="float" office:value="59500" calcext:value-type="float">
            <text:p>5,95E+04</text:p>
          </table:table-cell>
          <table:table-cell table:style-name="ce2" office:value-type="float" office:value="5720" calcext:value-type="float">
            <text:p>5,72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4800000" calcext:value-type="float">
            <text:p>4,80E+06</text:p>
          </table:table-cell>
          <table:table-cell table:style-name="ce2" office:value-type="float" office:value="3600000" calcext:value-type="float">
            <text:p>3,60E+06</text:p>
          </table:table-cell>
          <table:table-cell table:style-name="ce2" office:value-type="float" office:value="2620000" calcext:value-type="float">
            <text:p>2,62E+06</text:p>
          </table:table-cell>
          <table:table-cell table:style-name="ce2" office:value-type="float" office:value="1820000" calcext:value-type="float">
            <text:p>1,82E+06</text:p>
          </table:table-cell>
          <table:table-cell table:style-name="ce2" office:value-type="float" office:value="1200000" calcext:value-type="float">
            <text:p>1,20E+06</text:p>
          </table:table-cell>
          <table:table-cell table:style-name="ce2" office:value-type="float" office:value="736000" calcext:value-type="float">
            <text:p>7,36E+05</text:p>
          </table:table-cell>
          <table:table-cell table:style-name="ce2" office:value-type="float" office:value="403000" calcext:value-type="float">
            <text:p>4,03E+05</text:p>
          </table:table-cell>
          <table:table-cell table:style-name="ce2" office:value-type="float" office:value="184000" calcext:value-type="float">
            <text:p>1,84E+05</text:p>
          </table:table-cell>
          <table:table-cell table:style-name="ce2" office:value-type="float" office:value="57700" calcext:value-type="float">
            <text:p>5,77E+04</text:p>
          </table:table-cell>
          <table:table-cell table:style-name="ce2" office:value-type="float" office:value="5560" calcext:value-type="float">
            <text:p>5,56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4710000" calcext:value-type="float">
            <text:p>4,71E+06</text:p>
          </table:table-cell>
          <table:table-cell table:style-name="ce2" office:value-type="float" office:value="3550000" calcext:value-type="float">
            <text:p>3,55E+06</text:p>
          </table:table-cell>
          <table:table-cell table:style-name="ce2" office:value-type="float" office:value="2600000" calcext:value-type="float">
            <text:p>2,60E+06</text:p>
          </table:table-cell>
          <table:table-cell table:style-name="ce2" office:value-type="float" office:value="1830000" calcext:value-type="float">
            <text:p>1,83E+06</text:p>
          </table:table-cell>
          <table:table-cell table:style-name="ce2" office:value-type="float" office:value="1220000" calcext:value-type="float">
            <text:p>1,22E+06</text:p>
          </table:table-cell>
          <table:table-cell table:style-name="ce2" office:value-type="float" office:value="755000" calcext:value-type="float">
            <text:p>7,55E+05</text:p>
          </table:table-cell>
          <table:table-cell table:style-name="ce2" office:value-type="float" office:value="418000" calcext:value-type="float">
            <text:p>4,18E+05</text:p>
          </table:table-cell>
          <table:table-cell table:style-name="ce2" office:value-type="float" office:value="193000" calcext:value-type="float">
            <text:p>1,93E+05</text:p>
          </table:table-cell>
          <table:table-cell table:style-name="ce2" office:value-type="float" office:value="61600" calcext:value-type="float">
            <text:p>6,16E+04</text:p>
          </table:table-cell>
          <table:table-cell table:style-name="ce2" office:value-type="float" office:value="5960" calcext:value-type="float">
            <text:p>5,96E+03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zg упр Ny=3.42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y=3.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" office:value-type="float" office:value="5040000" calcext:value-type="float">
            <text:p>5,04E+06</text:p>
          </table:table-cell>
          <table:table-cell table:style-name="ce2" office:value-type="float" office:value="3840000" calcext:value-type="float">
            <text:p>3,84E+06</text:p>
          </table:table-cell>
          <table:table-cell table:style-name="ce2" office:value-type="float" office:value="2840000" calcext:value-type="float">
            <text:p>2,84E+06</text:p>
          </table:table-cell>
          <table:table-cell table:style-name="ce2" office:value-type="float" office:value="2020000" calcext:value-type="float">
            <text:p>2,02E+06</text:p>
          </table:table-cell>
          <table:table-cell table:style-name="ce2" office:value-type="float" office:value="1360000" calcext:value-type="float">
            <text:p>1,36E+06</text:p>
          </table:table-cell>
          <table:table-cell table:style-name="ce2" office:value-type="float" office:value="854000" calcext:value-type="float">
            <text:p>8,54E+05</text:p>
          </table:table-cell>
          <table:table-cell table:style-name="ce2" office:value-type="float" office:value="478000" calcext:value-type="float">
            <text:p>4,78E+05</text:p>
          </table:table-cell>
          <table:table-cell table:style-name="ce2" office:value-type="float" office:value="223000" calcext:value-type="float">
            <text:p>2,23E+05</text:p>
          </table:table-cell>
          <table:table-cell table:style-name="ce2" office:value-type="float" office:value="71400" calcext:value-type="float">
            <text:p>7,14E+04</text:p>
          </table:table-cell>
          <table:table-cell table:style-name="ce2" office:value-type="float" office:value="6830" calcext:value-type="float">
            <text:p>6,83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080000" calcext:value-type="float">
            <text:p>5,08E+06</text:p>
          </table:table-cell>
          <table:table-cell table:style-name="ce2" office:value-type="float" office:value="3870000" calcext:value-type="float">
            <text:p>3,87E+06</text:p>
          </table:table-cell>
          <table:table-cell table:style-name="ce2" office:value-type="float" office:value="2860000" calcext:value-type="float">
            <text:p>2,86E+06</text:p>
          </table:table-cell>
          <table:table-cell table:style-name="ce2" office:value-type="float" office:value="2030000" calcext:value-type="float">
            <text:p>2,03E+06</text:p>
          </table:table-cell>
          <table:table-cell table:style-name="ce2" office:value-type="float" office:value="1370000" calcext:value-type="float">
            <text:p>1,37E+06</text:p>
          </table:table-cell>
          <table:table-cell table:style-name="ce2" office:value-type="float" office:value="855000" calcext:value-type="float">
            <text:p>8,55E+05</text:p>
          </table:table-cell>
          <table:table-cell table:style-name="ce2" office:value-type="float" office:value="478000" calcext:value-type="float">
            <text:p>4,78E+05</text:p>
          </table:table-cell>
          <table:table-cell table:style-name="ce2" office:value-type="float" office:value="222000" calcext:value-type="float">
            <text:p>2,22E+05</text:p>
          </table:table-cell>
          <table:table-cell table:style-name="ce2" office:value-type="float" office:value="71100" calcext:value-type="float">
            <text:p>7,11E+04</text:p>
          </table:table-cell>
          <table:table-cell table:style-name="ce2" office:value-type="float" office:value="6780" calcext:value-type="float">
            <text:p>6,78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4860000" calcext:value-type="float">
            <text:p>4,86E+06</text:p>
          </table:table-cell>
          <table:table-cell table:style-name="ce2" office:value-type="float" office:value="3650000" calcext:value-type="float">
            <text:p>3,65E+06</text:p>
          </table:table-cell>
          <table:table-cell table:style-name="ce2" office:value-type="float" office:value="2660000" calcext:value-type="float">
            <text:p>2,66E+06</text:p>
          </table:table-cell>
          <table:table-cell table:style-name="ce2" office:value-type="float" office:value="1860000" calcext:value-type="float">
            <text:p>1,86E+06</text:p>
          </table:table-cell>
          <table:table-cell table:style-name="ce2" office:value-type="float" office:value="1230000" calcext:value-type="float">
            <text:p>1,23E+06</text:p>
          </table:table-cell>
          <table:table-cell table:style-name="ce2" office:value-type="float" office:value="754000" calcext:value-type="float">
            <text:p>7,54E+05</text:p>
          </table:table-cell>
          <table:table-cell table:style-name="ce2" office:value-type="float" office:value="414000" calcext:value-type="float">
            <text:p>4,14E+05</text:p>
          </table:table-cell>
          <table:table-cell table:style-name="ce2" office:value-type="float" office:value="189000" calcext:value-type="float">
            <text:p>1,89E+05</text:p>
          </table:table-cell>
          <table:table-cell table:style-name="ce2" office:value-type="float" office:value="59500" calcext:value-type="float">
            <text:p>5,95E+04</text:p>
          </table:table-cell>
          <table:table-cell table:style-name="ce2" office:value-type="float" office:value="5720" calcext:value-type="float">
            <text:p>5,72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4800000" calcext:value-type="float">
            <text:p>4,80E+06</text:p>
          </table:table-cell>
          <table:table-cell table:style-name="ce2" office:value-type="float" office:value="3600000" calcext:value-type="float">
            <text:p>3,60E+06</text:p>
          </table:table-cell>
          <table:table-cell table:style-name="ce2" office:value-type="float" office:value="2620000" calcext:value-type="float">
            <text:p>2,62E+06</text:p>
          </table:table-cell>
          <table:table-cell table:style-name="ce2" office:value-type="float" office:value="1820000" calcext:value-type="float">
            <text:p>1,82E+06</text:p>
          </table:table-cell>
          <table:table-cell table:style-name="ce2" office:value-type="float" office:value="1200000" calcext:value-type="float">
            <text:p>1,20E+06</text:p>
          </table:table-cell>
          <table:table-cell table:style-name="ce2" office:value-type="float" office:value="736000" calcext:value-type="float">
            <text:p>7,36E+05</text:p>
          </table:table-cell>
          <table:table-cell table:style-name="ce2" office:value-type="float" office:value="403000" calcext:value-type="float">
            <text:p>4,03E+05</text:p>
          </table:table-cell>
          <table:table-cell table:style-name="ce2" office:value-type="float" office:value="184000" calcext:value-type="float">
            <text:p>1,84E+05</text:p>
          </table:table-cell>
          <table:table-cell table:style-name="ce2" office:value-type="float" office:value="57700" calcext:value-type="float">
            <text:p>5,77E+04</text:p>
          </table:table-cell>
          <table:table-cell table:style-name="ce2" office:value-type="float" office:value="5560" calcext:value-type="float">
            <text:p>5,56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4710000" calcext:value-type="float">
            <text:p>4,71E+06</text:p>
          </table:table-cell>
          <table:table-cell table:style-name="ce2" office:value-type="float" office:value="3550000" calcext:value-type="float">
            <text:p>3,55E+06</text:p>
          </table:table-cell>
          <table:table-cell table:style-name="ce2" office:value-type="float" office:value="2600000" calcext:value-type="float">
            <text:p>2,60E+06</text:p>
          </table:table-cell>
          <table:table-cell table:style-name="ce2" office:value-type="float" office:value="1830000" calcext:value-type="float">
            <text:p>1,83E+06</text:p>
          </table:table-cell>
          <table:table-cell table:style-name="ce2" office:value-type="float" office:value="1220000" calcext:value-type="float">
            <text:p>1,22E+06</text:p>
          </table:table-cell>
          <table:table-cell table:style-name="ce2" office:value-type="float" office:value="755000" calcext:value-type="float">
            <text:p>7,55E+05</text:p>
          </table:table-cell>
          <table:table-cell table:style-name="ce2" office:value-type="float" office:value="418000" calcext:value-type="float">
            <text:p>4,18E+05</text:p>
          </table:table-cell>
          <table:table-cell table:style-name="ce2" office:value-type="float" office:value="193000" calcext:value-type="float">
            <text:p>1,93E+05</text:p>
          </table:table-cell>
          <table:table-cell table:style-name="ce2" office:value-type="float" office:value="61600" calcext:value-type="float">
            <text:p>6,16E+04</text:p>
          </table:table-cell>
          <table:table-cell table:style-name="ce2" office:value-type="float" office:value="5960" calcext:value-type="float">
            <text:p>5,96E+0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</text:p>
          </table:table-cell>
          <table:table-cell table:style-name="ce1" office:value-type="float" office:value="2.65" calcext:value-type="float">
            <text:p>2,65</text:p>
          </table:table-cell>
          <table:table-cell office:value-type="float" office:value="3.368" calcext:value-type="float">
            <text:p>3,368</text:p>
          </table:table-cell>
          <table:table-cell office:value-type="float" office:value="4.803" calcext:value-type="float">
            <text:p>4,803</text:p>
          </table:table-cell>
          <table:table-cell office:value-type="float" office:value="6.238" calcext:value-type="float">
            <text:p>6,238</text:p>
          </table:table-cell>
          <table:table-cell office:value-type="float" office:value="7.673" calcext:value-type="float">
            <text:p>7,673</text:p>
          </table:table-cell>
          <table:table-cell office:value-type="float" office:value="9.108" calcext:value-type="float">
            <text:p>9,108</text:p>
          </table:table-cell>
          <table:table-cell office:value-type="float" office:value="10.543" calcext:value-type="float">
            <text:p>10,543</text:p>
          </table:table-cell>
          <table:table-cell office:value-type="float" office:value="11.977" calcext:value-type="float">
            <text:p>11,977</text:p>
          </table:table-cell>
          <table:table-cell office:value-type="float" office:value="13.413" calcext:value-type="float">
            <text:p>13,413</text:p>
          </table:table-cell>
          <table:table-cell office:value-type="float" office:value="14.847" calcext:value-type="float">
            <text:p>14,847</text:p>
          </table:table-cell>
          <table:table-cell office:value-type="float" office:value="16.282" calcext:value-type="float">
            <text:p>16,282</text:p>
          </table:table-cell>
          <table:table-cell table:style-name="ce1" office:value-type="float" office:value="17" calcext:value-type="float">
            <text:p>17,00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Сл. 1</text:p>
          </table:table-cell>
          <table:table-cell table:style-name="ce2" table:formula="of:=[.C10]+0.5*([.C10]-[.D10])" office:value-type="float" office:value="73.32" calcext:value-type="float">
            <text:p>7,33E+01</text:p>
          </table:table-cell>
          <table:table-cell table:style-name="ce2" table:formula="of:=[.C2]*0.00001*1.3" office:value-type="float" office:value="65.52" calcext:value-type="float">
            <text:p>6,55E+01</text:p>
          </table:table-cell>
          <table:table-cell table:style-name="ce2" table:formula="of:=[.D2]*0.00001*1.3" office:value-type="float" office:value="49.92" calcext:value-type="float">
            <text:p>4,99E+01</text:p>
          </table:table-cell>
          <table:table-cell table:style-name="ce2" table:formula="of:=[.E2]*0.00001*1.3" office:value-type="float" office:value="36.92" calcext:value-type="float">
            <text:p>3,69E+01</text:p>
          </table:table-cell>
          <table:table-cell table:style-name="ce2" table:formula="of:=[.F2]*0.00001*1.3" office:value-type="float" office:value="26.26" calcext:value-type="float">
            <text:p>2,63E+01</text:p>
          </table:table-cell>
          <table:table-cell table:style-name="ce2" table:formula="of:=[.G2]*0.00001*1.3" office:value-type="float" office:value="17.68" calcext:value-type="float">
            <text:p>1,77E+01</text:p>
          </table:table-cell>
          <table:table-cell table:style-name="ce2" table:formula="of:=[.H2]*0.00001*1.3" office:value-type="float" office:value="11.102" calcext:value-type="float">
            <text:p>1,11E+01</text:p>
          </table:table-cell>
          <table:table-cell table:style-name="ce2" table:formula="of:=[.I2]*0.00001*1.3" office:value-type="float" office:value="6.214" calcext:value-type="float">
            <text:p>6,21E+00</text:p>
          </table:table-cell>
          <table:table-cell table:style-name="ce2" table:formula="of:=[.J2]*0.00001*1.3" office:value-type="float" office:value="2.899" calcext:value-type="float">
            <text:p>2,90E+00</text:p>
          </table:table-cell>
          <table:table-cell table:style-name="ce2" table:formula="of:=[.K2]*0.00001*1.3" office:value-type="float" office:value="0.9282" calcext:value-type="float">
            <text:p>9,28E-01</text:p>
          </table:table-cell>
          <table:table-cell table:style-name="ce2" table:formula="of:=[.L2]*0.00001*1.3" office:value-type="float" office:value="0.08879" calcext:value-type="float">
            <text:p>8,88E-02</text:p>
          </table:table-cell>
          <table:table-cell table:style-name="ce2" table:formula="of:=[.M2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2</text:p>
          </table:table-cell>
          <table:table-cell table:style-name="ce2" table:formula="of:=[.C11]+0.5*([.C11]-[.D11])" office:value-type="float" office:value="73.905" calcext:value-type="float">
            <text:p>7,39E+01</text:p>
          </table:table-cell>
          <table:table-cell table:style-name="ce2" table:formula="of:=[.C3]*0.00001*1.3" office:value-type="float" office:value="66.04" calcext:value-type="float">
            <text:p>6,60E+01</text:p>
          </table:table-cell>
          <table:table-cell table:style-name="ce2" table:formula="of:=[.D3]*0.00001*1.3" office:value-type="float" office:value="50.31" calcext:value-type="float">
            <text:p>5,03E+01</text:p>
          </table:table-cell>
          <table:table-cell table:style-name="ce2" table:formula="of:=[.E3]*0.00001*1.3" office:value-type="float" office:value="37.18" calcext:value-type="float">
            <text:p>3,72E+01</text:p>
          </table:table-cell>
          <table:table-cell table:style-name="ce2" table:formula="of:=[.F3]*0.00001*1.3" office:value-type="float" office:value="26.39" calcext:value-type="float">
            <text:p>2,64E+01</text:p>
          </table:table-cell>
          <table:table-cell table:style-name="ce2" table:formula="of:=[.G3]*0.00001*1.3" office:value-type="float" office:value="17.81" calcext:value-type="float">
            <text:p>1,78E+01</text:p>
          </table:table-cell>
          <table:table-cell table:style-name="ce2" table:formula="of:=[.H3]*0.00001*1.3" office:value-type="float" office:value="11.115" calcext:value-type="float">
            <text:p>1,11E+01</text:p>
          </table:table-cell>
          <table:table-cell table:style-name="ce2" table:formula="of:=[.I3]*0.00001*1.3" office:value-type="float" office:value="6.214" calcext:value-type="float">
            <text:p>6,21E+00</text:p>
          </table:table-cell>
          <table:table-cell table:style-name="ce2" table:formula="of:=[.J3]*0.00001*1.3" office:value-type="float" office:value="2.886" calcext:value-type="float">
            <text:p>2,89E+00</text:p>
          </table:table-cell>
          <table:table-cell table:style-name="ce2" table:formula="of:=[.K3]*0.00001*1.3" office:value-type="float" office:value="0.9243" calcext:value-type="float">
            <text:p>9,24E-01</text:p>
          </table:table-cell>
          <table:table-cell table:style-name="ce2" table:formula="of:=[.L3]*0.00001*1.3" office:value-type="float" office:value="0.08814" calcext:value-type="float">
            <text:p>8,81E-02</text:p>
          </table:table-cell>
          <table:table-cell table:style-name="ce2" table:formula="of:=[.M3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3</text:p>
          </table:table-cell>
          <table:table-cell table:style-name="ce2" table:formula="of:=[.C12]+0.5*([.C12]-[.D12])" office:value-type="float" office:value="71.045" calcext:value-type="float">
            <text:p>7,10E+01</text:p>
          </table:table-cell>
          <table:table-cell table:style-name="ce2" table:formula="of:=[.C4]*0.00001*1.3" office:value-type="float" office:value="63.18" calcext:value-type="float">
            <text:p>6,32E+01</text:p>
          </table:table-cell>
          <table:table-cell table:style-name="ce2" table:formula="of:=[.D4]*0.00001*1.3" office:value-type="float" office:value="47.45" calcext:value-type="float">
            <text:p>4,75E+01</text:p>
          </table:table-cell>
          <table:table-cell table:style-name="ce2" table:formula="of:=[.E4]*0.00001*1.3" office:value-type="float" office:value="34.58" calcext:value-type="float">
            <text:p>3,46E+01</text:p>
          </table:table-cell>
          <table:table-cell table:style-name="ce2" table:formula="of:=[.F4]*0.00001*1.3" office:value-type="float" office:value="24.18" calcext:value-type="float">
            <text:p>2,42E+01</text:p>
          </table:table-cell>
          <table:table-cell table:style-name="ce2" table:formula="of:=[.G4]*0.00001*1.3" office:value-type="float" office:value="15.99" calcext:value-type="float">
            <text:p>1,60E+01</text:p>
          </table:table-cell>
          <table:table-cell table:style-name="ce2" table:formula="of:=[.H4]*0.00001*1.3" office:value-type="float" office:value="9.802" calcext:value-type="float">
            <text:p>9,80E+00</text:p>
          </table:table-cell>
          <table:table-cell table:style-name="ce2" table:formula="of:=[.I4]*0.00001*1.3" office:value-type="float" office:value="5.382" calcext:value-type="float">
            <text:p>5,38E+00</text:p>
          </table:table-cell>
          <table:table-cell table:style-name="ce2" table:formula="of:=[.J4]*0.00001*1.3" office:value-type="float" office:value="2.457" calcext:value-type="float">
            <text:p>2,46E+00</text:p>
          </table:table-cell>
          <table:table-cell table:style-name="ce2" table:formula="of:=[.K4]*0.00001*1.3" office:value-type="float" office:value="0.7735" calcext:value-type="float">
            <text:p>7,74E-01</text:p>
          </table:table-cell>
          <table:table-cell table:style-name="ce2" table:formula="of:=[.L4]*0.00001*1.3" office:value-type="float" office:value="0.07436" calcext:value-type="float">
            <text:p>7,44E-02</text:p>
          </table:table-cell>
          <table:table-cell table:style-name="ce2" table:formula="of:=[.M4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4</text:p>
          </table:table-cell>
          <table:table-cell table:style-name="ce2" table:formula="of:=[.C13]+0.5*([.C13]-[.D13])" office:value-type="float" office:value="70.2" calcext:value-type="float">
            <text:p>7,02E+01</text:p>
          </table:table-cell>
          <table:table-cell table:style-name="ce2" table:formula="of:=[.C5]*0.00001*1.3" office:value-type="float" office:value="62.4" calcext:value-type="float">
            <text:p>6,24E+01</text:p>
          </table:table-cell>
          <table:table-cell table:style-name="ce2" table:formula="of:=[.D5]*0.00001*1.3" office:value-type="float" office:value="46.8" calcext:value-type="float">
            <text:p>4,68E+01</text:p>
          </table:table-cell>
          <table:table-cell table:style-name="ce2" table:formula="of:=[.E5]*0.00001*1.3" office:value-type="float" office:value="34.06" calcext:value-type="float">
            <text:p>3,41E+01</text:p>
          </table:table-cell>
          <table:table-cell table:style-name="ce2" table:formula="of:=[.F5]*0.00001*1.3" office:value-type="float" office:value="23.66" calcext:value-type="float">
            <text:p>2,37E+01</text:p>
          </table:table-cell>
          <table:table-cell table:style-name="ce2" table:formula="of:=[.G5]*0.00001*1.3" office:value-type="float" office:value="15.6" calcext:value-type="float">
            <text:p>1,56E+01</text:p>
          </table:table-cell>
          <table:table-cell table:style-name="ce2" table:formula="of:=[.H5]*0.00001*1.3" office:value-type="float" office:value="9.568" calcext:value-type="float">
            <text:p>9,57E+00</text:p>
          </table:table-cell>
          <table:table-cell table:style-name="ce2" table:formula="of:=[.I5]*0.00001*1.3" office:value-type="float" office:value="5.239" calcext:value-type="float">
            <text:p>5,24E+00</text:p>
          </table:table-cell>
          <table:table-cell table:style-name="ce2" table:formula="of:=[.J5]*0.00001*1.3" office:value-type="float" office:value="2.392" calcext:value-type="float">
            <text:p>2,39E+00</text:p>
          </table:table-cell>
          <table:table-cell table:style-name="ce2" table:formula="of:=[.K5]*0.00001*1.3" office:value-type="float" office:value="0.7501" calcext:value-type="float">
            <text:p>7,50E-01</text:p>
          </table:table-cell>
          <table:table-cell table:style-name="ce2" table:formula="of:=[.L5]*0.00001*1.3" office:value-type="float" office:value="0.07228" calcext:value-type="float">
            <text:p>7,23E-02</text:p>
          </table:table-cell>
          <table:table-cell table:style-name="ce2" table:formula="of:=[.M5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5</text:p>
          </table:table-cell>
          <table:table-cell table:style-name="ce2" table:formula="of:=[.C14]+0.5*([.C14]-[.D14])" office:value-type="float" office:value="68.77" calcext:value-type="float">
            <text:p>6,88E+01</text:p>
          </table:table-cell>
          <table:table-cell table:style-name="ce2" table:formula="of:=[.C6]*0.00001*1.3" office:value-type="float" office:value="61.23" calcext:value-type="float">
            <text:p>6,12E+01</text:p>
          </table:table-cell>
          <table:table-cell table:style-name="ce2" table:formula="of:=[.D6]*0.00001*1.3" office:value-type="float" office:value="46.15" calcext:value-type="float">
            <text:p>4,62E+01</text:p>
          </table:table-cell>
          <table:table-cell table:style-name="ce2" table:formula="of:=[.E6]*0.00001*1.3" office:value-type="float" office:value="33.8" calcext:value-type="float">
            <text:p>3,38E+01</text:p>
          </table:table-cell>
          <table:table-cell table:style-name="ce2" table:formula="of:=[.F6]*0.00001*1.3" office:value-type="float" office:value="23.79" calcext:value-type="float">
            <text:p>2,38E+01</text:p>
          </table:table-cell>
          <table:table-cell table:style-name="ce2" table:formula="of:=[.G6]*0.00001*1.3" office:value-type="float" office:value="15.86" calcext:value-type="float">
            <text:p>1,59E+01</text:p>
          </table:table-cell>
          <table:table-cell table:style-name="ce2" table:formula="of:=[.H6]*0.00001*1.3" office:value-type="float" office:value="9.815" calcext:value-type="float">
            <text:p>9,82E+00</text:p>
          </table:table-cell>
          <table:table-cell table:style-name="ce2" table:formula="of:=[.I6]*0.00001*1.3" office:value-type="float" office:value="5.434" calcext:value-type="float">
            <text:p>5,43E+00</text:p>
          </table:table-cell>
          <table:table-cell table:style-name="ce2" table:formula="of:=[.J6]*0.00001*1.3" office:value-type="float" office:value="2.509" calcext:value-type="float">
            <text:p>2,51E+00</text:p>
          </table:table-cell>
          <table:table-cell table:style-name="ce2" table:formula="of:=[.K6]*0.00001*1.3" office:value-type="float" office:value="0.8008" calcext:value-type="float">
            <text:p>8,01E-01</text:p>
          </table:table-cell>
          <table:table-cell table:style-name="ce2" table:formula="of:=[.L6]*0.00001*1.3" office:value-type="float" office:value="0.07748" calcext:value-type="float">
            <text:p>7,75E-02</text:p>
          </table:table-cell>
          <table:table-cell table:style-name="ce2" table:formula="of:=[.M6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table:number-columns-repeated="3"/>
          <table:table-cell>
            <draw:frame table:end-cell-address="'Mizg упр Ny=3.42'.O38" table:end-x="0.894cm" table:end-y="0.106cm" draw:z-index="0" draw:name="Диаграмма 2" draw:style-name="gr2" draw:text-style-name="P2" svg:width="18.529cm" svg:height="10.291cm" svg:x="1.186cm" svg:y="0.16cm">
              <draw:object draw:notify-on-update-of-ranges="'Mizg упр Ny=3.42'.A10:'Mizg упр Ny=3.42'.A10 'Mizg упр Ny=3.42'.B10:'Mizg упр Ny=3.42'.M10 'Mizg упр Ny=3.42'.B9:'Mizg упр Ny=3.42'.M9 'Mizg упр Ny=3.42'.A11:'Mizg упр Ny=3.42'.A11 'Mizg упр Ny=3.42'.B11:'Mizg упр Ny=3.42'.M11 'Mizg упр Ny=3.42'.B9:'Mizg упр Ny=3.42'.M9 'Mizg упр Ny=3.42'.A12:'Mizg упр Ny=3.42'.A12 'Mizg упр Ny=3.42'.B12:'Mizg упр Ny=3.42'.M12 'Mizg упр Ny=3.42'.B9:'Mizg упр Ny=3.42'.M9 'Mizg упр Ny=3.42'.A13:'Mizg упр Ny=3.42'.A13 'Mizg упр Ny=3.42'.B13:'Mizg упр Ny=3.42'.M13 'Mizg упр Ny=3.42'.B9:'Mizg упр Ny=3.42'.M9 'Mizg упр Ny=3.42'.A14:'Mizg упр Ny=3.42'.A14 'Mizg упр Ny=3.42'.B14:'Mizg упр Ny=3.42'.M14 'Mizg упр Ny=3.42'.B9:'Mizg упр Ny=3.42'.M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  <table:table-cell>
            <draw:frame table:end-cell-address="'Mizg упр Ny=3.42'.Z38" table:end-x="1.476cm" table:end-y="0.186cm" draw:z-index="1" draw:name="Диаграмма 2" draw:style-name="gr2" draw:text-style-name="P2" svg:width="18.511cm" svg:height="10.291cm" svg:x="0.075cm" svg:y="0.24cm">
              <draw:object draw:notify-on-update-of-ranges="'Mizg упр Ny=3.42'.A10:'Mizg упр Ny=3.42'.A10 'Mizg упр Ny=3.42'.B10:'Mizg упр Ny=3.42'.M10 'Mizg упр Ny=3.42'.B9:'Mizg упр Ny=3.42'.M9 'Mizg упр Ny=3.42'.A11:'Mizg упр Ny=3.42'.A11 'Mizg упр Ny=3.42'.B11:'Mizg упр Ny=3.42'.M11 'Mizg упр Ny=3.42'.B9:'Mizg упр Ny=3.42'.M9 'Mizg упр Ny=3.42'.A12:'Mizg упр Ny=3.42'.A12 'Mizg упр Ny=3.42'.B12:'Mizg упр Ny=3.42'.M12 'Mizg упр Ny=3.42'.B9:'Mizg упр Ny=3.42'.M9 'Mizg упр Ny=3.42'.A13:'Mizg упр Ny=3.42'.A13 'Mizg упр Ny=3.42'.B13:'Mizg упр Ny=3.42'.M13 'Mizg упр Ny=3.42'.B9:'Mizg упр Ny=3.42'.M9 'Mizg упр Ny=3.42'.A14:'Mizg упр Ny=3.42'.A14 'Mizg упр Ny=3.42'.B14:'Mizg упр Ny=3.42'.M14 'Mizg упр Ny=3.42'.B9:'Mizg упр Ny=3.42'.M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Жесткое крыло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5440000" calcext:value-type="float">
            <text:p>5,44E+06</text:p>
          </table:table-cell>
          <table:table-cell table:style-name="ce2" office:value-type="float" office:value="4180000" calcext:value-type="float">
            <text:p>4,18E+06</text:p>
          </table:table-cell>
          <table:table-cell table:style-name="ce2" office:value-type="float" office:value="3120000" calcext:value-type="float">
            <text:p>3,12E+06</text:p>
          </table:table-cell>
          <table:table-cell table:style-name="ce2" office:value-type="float" office:value="2240000" calcext:value-type="float">
            <text:p>2,24E+06</text:p>
          </table:table-cell>
          <table:table-cell table:style-name="ce2" office:value-type="float" office:value="1520000" calcext:value-type="float">
            <text:p>1,52E+06</text:p>
          </table:table-cell>
          <table:table-cell table:style-name="ce2" office:value-type="float" office:value="959000" calcext:value-type="float">
            <text:p>9,59E+05</text:p>
          </table:table-cell>
          <table:table-cell table:style-name="ce2" office:value-type="float" office:value="541000" calcext:value-type="float">
            <text:p>5,41E+05</text:p>
          </table:table-cell>
          <table:table-cell table:style-name="ce2" office:value-type="float" office:value="253000" calcext:value-type="float">
            <text:p>2,53E+05</text:p>
          </table:table-cell>
          <table:table-cell table:style-name="ce2" office:value-type="float" office:value="81500" calcext:value-type="float">
            <text:p>8,15E+04</text:p>
          </table:table-cell>
          <table:table-cell table:style-name="ce2" office:value-type="float" office:value="7800" calcext:value-type="float">
            <text:p>7,80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500000" calcext:value-type="float">
            <text:p>5,50E+06</text:p>
          </table:table-cell>
          <table:table-cell table:style-name="ce2" office:value-type="float" office:value="4230000" calcext:value-type="float">
            <text:p>4,23E+06</text:p>
          </table:table-cell>
          <table:table-cell table:style-name="ce2" office:value-type="float" office:value="3150000" calcext:value-type="float">
            <text:p>3,15E+06</text:p>
          </table:table-cell>
          <table:table-cell table:style-name="ce2" office:value-type="float" office:value="2260000" calcext:value-type="float">
            <text:p>2,26E+06</text:p>
          </table:table-cell>
          <table:table-cell table:style-name="ce2" office:value-type="float" office:value="1540000" calcext:value-type="float">
            <text:p>1,54E+06</text:p>
          </table:table-cell>
          <table:table-cell table:style-name="ce2" office:value-type="float" office:value="968000" calcext:value-type="float">
            <text:p>9,68E+05</text:p>
          </table:table-cell>
          <table:table-cell table:style-name="ce2" office:value-type="float" office:value="545000" calcext:value-type="float">
            <text:p>5,45E+05</text:p>
          </table:table-cell>
          <table:table-cell table:style-name="ce2" office:value-type="float" office:value="255000" calcext:value-type="float">
            <text:p>2,55E+05</text:p>
          </table:table-cell>
          <table:table-cell table:style-name="ce2" office:value-type="float" office:value="81900" calcext:value-type="float">
            <text:p>8,19E+04</text:p>
          </table:table-cell>
          <table:table-cell table:style-name="ce2" office:value-type="float" office:value="7820" calcext:value-type="float">
            <text:p>7,82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720000" calcext:value-type="float">
            <text:p>5,72E+06</text:p>
          </table:table-cell>
          <table:table-cell table:style-name="ce2" office:value-type="float" office:value="4390000" calcext:value-type="float">
            <text:p>4,39E+06</text:p>
          </table:table-cell>
          <table:table-cell table:style-name="ce2" office:value-type="float" office:value="3270000" calcext:value-type="float">
            <text:p>3,27E+06</text:p>
          </table:table-cell>
          <table:table-cell table:style-name="ce2" office:value-type="float" office:value="2340000" calcext:value-type="float">
            <text:p>2,34E+06</text:p>
          </table:table-cell>
          <table:table-cell table:style-name="ce2" office:value-type="float" office:value="1580000" calcext:value-type="float">
            <text:p>1,58E+06</text:p>
          </table:table-cell>
          <table:table-cell table:style-name="ce2" office:value-type="float" office:value="991000" calcext:value-type="float">
            <text:p>9,91E+05</text:p>
          </table:table-cell>
          <table:table-cell table:style-name="ce2" office:value-type="float" office:value="555000" calcext:value-type="float">
            <text:p>5,55E+05</text:p>
          </table:table-cell>
          <table:table-cell table:style-name="ce2" office:value-type="float" office:value="258000" calcext:value-type="float">
            <text:p>2,58E+05</text:p>
          </table:table-cell>
          <table:table-cell table:style-name="ce2" office:value-type="float" office:value="82200" calcext:value-type="float">
            <text:p>8,22E+04</text:p>
          </table:table-cell>
          <table:table-cell table:style-name="ce2" office:value-type="float" office:value="7880" calcext:value-type="float">
            <text:p>7,88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720000" calcext:value-type="float">
            <text:p>5,72E+06</text:p>
          </table:table-cell>
          <table:table-cell table:style-name="ce2" office:value-type="float" office:value="4380000" calcext:value-type="float">
            <text:p>4,38E+06</text:p>
          </table:table-cell>
          <table:table-cell table:style-name="ce2" office:value-type="float" office:value="3260000" calcext:value-type="float">
            <text:p>3,26E+06</text:p>
          </table:table-cell>
          <table:table-cell table:style-name="ce2" office:value-type="float" office:value="2330000" calcext:value-type="float">
            <text:p>2,33E+06</text:p>
          </table:table-cell>
          <table:table-cell table:style-name="ce2" office:value-type="float" office:value="1580000" calcext:value-type="float">
            <text:p>1,58E+06</text:p>
          </table:table-cell>
          <table:table-cell table:style-name="ce2" office:value-type="float" office:value="988000" calcext:value-type="float">
            <text:p>9,88E+05</text:p>
          </table:table-cell>
          <table:table-cell table:style-name="ce2" office:value-type="float" office:value="553000" calcext:value-type="float">
            <text:p>5,53E+05</text:p>
          </table:table-cell>
          <table:table-cell table:style-name="ce2" office:value-type="float" office:value="257000" calcext:value-type="float">
            <text:p>2,57E+05</text:p>
          </table:table-cell>
          <table:table-cell table:style-name="ce2" office:value-type="float" office:value="81900" calcext:value-type="float">
            <text:p>8,19E+04</text:p>
          </table:table-cell>
          <table:table-cell table:style-name="ce2" office:value-type="float" office:value="7870" calcext:value-type="float">
            <text:p>7,87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410000" calcext:value-type="float">
            <text:p>5,41E+06</text:p>
          </table:table-cell>
          <table:table-cell table:style-name="ce2" office:value-type="float" office:value="4150000" calcext:value-type="float">
            <text:p>4,15E+06</text:p>
          </table:table-cell>
          <table:table-cell table:style-name="ce2" office:value-type="float" office:value="3090000" calcext:value-type="float">
            <text:p>3,09E+06</text:p>
          </table:table-cell>
          <table:table-cell table:style-name="ce2" office:value-type="float" office:value="2210000" calcext:value-type="float">
            <text:p>2,21E+06</text:p>
          </table:table-cell>
          <table:table-cell table:style-name="ce2" office:value-type="float" office:value="1500000" calcext:value-type="float">
            <text:p>1,50E+06</text:p>
          </table:table-cell>
          <table:table-cell table:style-name="ce2" office:value-type="float" office:value="943000" calcext:value-type="float">
            <text:p>9,43E+05</text:p>
          </table:table-cell>
          <table:table-cell table:style-name="ce2" office:value-type="float" office:value="530000" calcext:value-type="float">
            <text:p>5,30E+05</text:p>
          </table:table-cell>
          <table:table-cell table:style-name="ce2" office:value-type="float" office:value="248000" calcext:value-type="float">
            <text:p>2,48E+05</text:p>
          </table:table-cell>
          <table:table-cell table:style-name="ce2" office:value-type="float" office:value="79700" calcext:value-type="float">
            <text:p>7,97E+04</text:p>
          </table:table-cell>
          <table:table-cell table:style-name="ce2" office:value-type="float" office:value="7710" calcext:value-type="float">
            <text:p>7,71E+0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Упругое крыло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5040000" calcext:value-type="float">
            <text:p>5,04E+06</text:p>
          </table:table-cell>
          <table:table-cell table:style-name="ce2" office:value-type="float" office:value="3840000" calcext:value-type="float">
            <text:p>3,84E+06</text:p>
          </table:table-cell>
          <table:table-cell table:style-name="ce2" office:value-type="float" office:value="2840000" calcext:value-type="float">
            <text:p>2,84E+06</text:p>
          </table:table-cell>
          <table:table-cell table:style-name="ce2" office:value-type="float" office:value="2020000" calcext:value-type="float">
            <text:p>2,02E+06</text:p>
          </table:table-cell>
          <table:table-cell table:style-name="ce2" office:value-type="float" office:value="1360000" calcext:value-type="float">
            <text:p>1,36E+06</text:p>
          </table:table-cell>
          <table:table-cell table:style-name="ce2" office:value-type="float" office:value="854000" calcext:value-type="float">
            <text:p>8,54E+05</text:p>
          </table:table-cell>
          <table:table-cell table:style-name="ce2" office:value-type="float" office:value="478000" calcext:value-type="float">
            <text:p>4,78E+05</text:p>
          </table:table-cell>
          <table:table-cell table:style-name="ce2" office:value-type="float" office:value="223000" calcext:value-type="float">
            <text:p>2,23E+05</text:p>
          </table:table-cell>
          <table:table-cell table:style-name="ce2" office:value-type="float" office:value="71400" calcext:value-type="float">
            <text:p>7,14E+04</text:p>
          </table:table-cell>
          <table:table-cell table:style-name="ce2" office:value-type="float" office:value="6830" calcext:value-type="float">
            <text:p>6,83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5080000" calcext:value-type="float">
            <text:p>5,08E+06</text:p>
          </table:table-cell>
          <table:table-cell table:style-name="ce2" office:value-type="float" office:value="3870000" calcext:value-type="float">
            <text:p>3,87E+06</text:p>
          </table:table-cell>
          <table:table-cell table:style-name="ce2" office:value-type="float" office:value="2860000" calcext:value-type="float">
            <text:p>2,86E+06</text:p>
          </table:table-cell>
          <table:table-cell table:style-name="ce2" office:value-type="float" office:value="2030000" calcext:value-type="float">
            <text:p>2,03E+06</text:p>
          </table:table-cell>
          <table:table-cell table:style-name="ce2" office:value-type="float" office:value="1370000" calcext:value-type="float">
            <text:p>1,37E+06</text:p>
          </table:table-cell>
          <table:table-cell table:style-name="ce2" office:value-type="float" office:value="855000" calcext:value-type="float">
            <text:p>8,55E+05</text:p>
          </table:table-cell>
          <table:table-cell table:style-name="ce2" office:value-type="float" office:value="478000" calcext:value-type="float">
            <text:p>4,78E+05</text:p>
          </table:table-cell>
          <table:table-cell table:style-name="ce2" office:value-type="float" office:value="222000" calcext:value-type="float">
            <text:p>2,22E+05</text:p>
          </table:table-cell>
          <table:table-cell table:style-name="ce2" office:value-type="float" office:value="71100" calcext:value-type="float">
            <text:p>7,11E+04</text:p>
          </table:table-cell>
          <table:table-cell table:style-name="ce2" office:value-type="float" office:value="6780" calcext:value-type="float">
            <text:p>6,78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4860000" calcext:value-type="float">
            <text:p>4,86E+06</text:p>
          </table:table-cell>
          <table:table-cell table:style-name="ce2" office:value-type="float" office:value="3650000" calcext:value-type="float">
            <text:p>3,65E+06</text:p>
          </table:table-cell>
          <table:table-cell table:style-name="ce2" office:value-type="float" office:value="2660000" calcext:value-type="float">
            <text:p>2,66E+06</text:p>
          </table:table-cell>
          <table:table-cell table:style-name="ce2" office:value-type="float" office:value="1860000" calcext:value-type="float">
            <text:p>1,86E+06</text:p>
          </table:table-cell>
          <table:table-cell table:style-name="ce2" office:value-type="float" office:value="1230000" calcext:value-type="float">
            <text:p>1,23E+06</text:p>
          </table:table-cell>
          <table:table-cell table:style-name="ce2" office:value-type="float" office:value="754000" calcext:value-type="float">
            <text:p>7,54E+05</text:p>
          </table:table-cell>
          <table:table-cell table:style-name="ce2" office:value-type="float" office:value="414000" calcext:value-type="float">
            <text:p>4,14E+05</text:p>
          </table:table-cell>
          <table:table-cell table:style-name="ce2" office:value-type="float" office:value="189000" calcext:value-type="float">
            <text:p>1,89E+05</text:p>
          </table:table-cell>
          <table:table-cell table:style-name="ce2" office:value-type="float" office:value="59500" calcext:value-type="float">
            <text:p>5,95E+04</text:p>
          </table:table-cell>
          <table:table-cell table:style-name="ce2" office:value-type="float" office:value="5720" calcext:value-type="float">
            <text:p>5,72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4800000" calcext:value-type="float">
            <text:p>4,80E+06</text:p>
          </table:table-cell>
          <table:table-cell table:style-name="ce2" office:value-type="float" office:value="3600000" calcext:value-type="float">
            <text:p>3,60E+06</text:p>
          </table:table-cell>
          <table:table-cell table:style-name="ce2" office:value-type="float" office:value="2620000" calcext:value-type="float">
            <text:p>2,62E+06</text:p>
          </table:table-cell>
          <table:table-cell table:style-name="ce2" office:value-type="float" office:value="1820000" calcext:value-type="float">
            <text:p>1,82E+06</text:p>
          </table:table-cell>
          <table:table-cell table:style-name="ce2" office:value-type="float" office:value="1200000" calcext:value-type="float">
            <text:p>1,20E+06</text:p>
          </table:table-cell>
          <table:table-cell table:style-name="ce2" office:value-type="float" office:value="736000" calcext:value-type="float">
            <text:p>7,36E+05</text:p>
          </table:table-cell>
          <table:table-cell table:style-name="ce2" office:value-type="float" office:value="403000" calcext:value-type="float">
            <text:p>4,03E+05</text:p>
          </table:table-cell>
          <table:table-cell table:style-name="ce2" office:value-type="float" office:value="184000" calcext:value-type="float">
            <text:p>1,84E+05</text:p>
          </table:table-cell>
          <table:table-cell table:style-name="ce2" office:value-type="float" office:value="57700" calcext:value-type="float">
            <text:p>5,77E+04</text:p>
          </table:table-cell>
          <table:table-cell table:style-name="ce2" office:value-type="float" office:value="5560" calcext:value-type="float">
            <text:p>5,56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4710000" calcext:value-type="float">
            <text:p>4,71E+06</text:p>
          </table:table-cell>
          <table:table-cell table:style-name="ce2" office:value-type="float" office:value="3550000" calcext:value-type="float">
            <text:p>3,55E+06</text:p>
          </table:table-cell>
          <table:table-cell table:style-name="ce2" office:value-type="float" office:value="2600000" calcext:value-type="float">
            <text:p>2,60E+06</text:p>
          </table:table-cell>
          <table:table-cell table:style-name="ce2" office:value-type="float" office:value="1830000" calcext:value-type="float">
            <text:p>1,83E+06</text:p>
          </table:table-cell>
          <table:table-cell table:style-name="ce2" office:value-type="float" office:value="1220000" calcext:value-type="float">
            <text:p>1,22E+06</text:p>
          </table:table-cell>
          <table:table-cell table:style-name="ce2" office:value-type="float" office:value="755000" calcext:value-type="float">
            <text:p>7,55E+05</text:p>
          </table:table-cell>
          <table:table-cell table:style-name="ce2" office:value-type="float" office:value="418000" calcext:value-type="float">
            <text:p>4,18E+05</text:p>
          </table:table-cell>
          <table:table-cell table:style-name="ce2" office:value-type="float" office:value="193000" calcext:value-type="float">
            <text:p>1,93E+05</text:p>
          </table:table-cell>
          <table:table-cell table:style-name="ce2" office:value-type="float" office:value="61600" calcext:value-type="float">
            <text:p>6,16E+04</text:p>
          </table:table-cell>
          <table:table-cell table:style-name="ce2" office:value-type="float" office:value="5960" calcext:value-type="float">
            <text:p>5,96E+03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zg жест Ny=-1" table:style-name="ta4"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Ny=-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" office:value-type="float" office:value="-1700000" calcext:value-type="float">
            <text:p>-1,70E+06</text:p>
          </table:table-cell>
          <table:table-cell table:style-name="ce2" office:value-type="float" office:value="-1330000" calcext:value-type="float">
            <text:p>-1,33E+06</text:p>
          </table:table-cell>
          <table:table-cell table:style-name="ce2" office:value-type="float" office:value="-1000000" calcext:value-type="float">
            <text:p>-1,00E+06</text:p>
          </table:table-cell>
          <table:table-cell table:style-name="ce2" office:value-type="float" office:value="-732000" calcext:value-type="float">
            <text:p>-7,32E+05</text:p>
          </table:table-cell>
          <table:table-cell table:style-name="ce2" office:value-type="float" office:value="-506000" calcext:value-type="float">
            <text:p>-5,06E+05</text:p>
          </table:table-cell>
          <table:table-cell table:style-name="ce2" office:value-type="float" office:value="-324000" calcext:value-type="float">
            <text:p>-3,24E+05</text:p>
          </table:table-cell>
          <table:table-cell table:style-name="ce2" office:value-type="float" office:value="-185000" calcext:value-type="float">
            <text:p>-1,85E+05</text:p>
          </table:table-cell>
          <table:table-cell table:style-name="ce2" office:value-type="float" office:value="-87500" calcext:value-type="float">
            <text:p>-8,75E+04</text:p>
          </table:table-cell>
          <table:table-cell table:style-name="ce2" office:value-type="float" office:value="-28100" calcext:value-type="float">
            <text:p>-2,81E+04</text:p>
          </table:table-cell>
          <table:table-cell table:style-name="ce2" office:value-type="float" office:value="-2500" calcext:value-type="float">
            <text:p>-2,50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710000" calcext:value-type="float">
            <text:p>-1,71E+06</text:p>
          </table:table-cell>
          <table:table-cell table:style-name="ce2" office:value-type="float" office:value="-1340000" calcext:value-type="float">
            <text:p>-1,34E+06</text:p>
          </table:table-cell>
          <table:table-cell table:style-name="ce2" office:value-type="float" office:value="-1010000" calcext:value-type="float">
            <text:p>-1,01E+06</text:p>
          </table:table-cell>
          <table:table-cell table:style-name="ce2" office:value-type="float" office:value="-739000" calcext:value-type="float">
            <text:p>-7,39E+05</text:p>
          </table:table-cell>
          <table:table-cell table:style-name="ce2" office:value-type="float" office:value="-511000" calcext:value-type="float">
            <text:p>-5,11E+05</text:p>
          </table:table-cell>
          <table:table-cell table:style-name="ce2" office:value-type="float" office:value="-327000" calcext:value-type="float">
            <text:p>-3,27E+05</text:p>
          </table:table-cell>
          <table:table-cell table:style-name="ce2" office:value-type="float" office:value="-187000" calcext:value-type="float">
            <text:p>-1,87E+05</text:p>
          </table:table-cell>
          <table:table-cell table:style-name="ce2" office:value-type="float" office:value="-88300" calcext:value-type="float">
            <text:p>-8,83E+04</text:p>
          </table:table-cell>
          <table:table-cell table:style-name="ce2" office:value-type="float" office:value="-28200" calcext:value-type="float">
            <text:p>-2,82E+04</text:p>
          </table:table-cell>
          <table:table-cell table:style-name="ce2" office:value-type="float" office:value="-2490" calcext:value-type="float">
            <text:p>-2,49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800000" calcext:value-type="float">
            <text:p>-1,80E+06</text:p>
          </table:table-cell>
          <table:table-cell table:style-name="ce2" office:value-type="float" office:value="-1420000" calcext:value-type="float">
            <text:p>-1,42E+06</text:p>
          </table:table-cell>
          <table:table-cell table:style-name="ce2" office:value-type="float" office:value="-1080000" calcext:value-type="float">
            <text:p>-1,08E+06</text:p>
          </table:table-cell>
          <table:table-cell table:style-name="ce2" office:value-type="float" office:value="-795000" calcext:value-type="float">
            <text:p>-7,95E+05</text:p>
          </table:table-cell>
          <table:table-cell table:style-name="ce2" office:value-type="float" office:value="-553000" calcext:value-type="float">
            <text:p>-5,53E+05</text:p>
          </table:table-cell>
          <table:table-cell table:style-name="ce2" office:value-type="float" office:value="-356000" calcext:value-type="float">
            <text:p>-3,56E+05</text:p>
          </table:table-cell>
          <table:table-cell table:style-name="ce2" office:value-type="float" office:value="-204000" calcext:value-type="float">
            <text:p>-2,04E+05</text:p>
          </table:table-cell>
          <table:table-cell table:style-name="ce2" office:value-type="float" office:value="-95900" calcext:value-type="float">
            <text:p>-9,59E+04</text:p>
          </table:table-cell>
          <table:table-cell table:style-name="ce2" office:value-type="float" office:value="-30100" calcext:value-type="float">
            <text:p>-3,01E+04</text:p>
          </table:table-cell>
          <table:table-cell table:style-name="ce2" office:value-type="float" office:value="-2480" calcext:value-type="float">
            <text:p>-2,48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800000" calcext:value-type="float">
            <text:p>-1,80E+06</text:p>
          </table:table-cell>
          <table:table-cell table:style-name="ce2" office:value-type="float" office:value="-1430000" calcext:value-type="float">
            <text:p>-1,43E+06</text:p>
          </table:table-cell>
          <table:table-cell table:style-name="ce2" office:value-type="float" office:value="-1090000" calcext:value-type="float">
            <text:p>-1,09E+06</text:p>
          </table:table-cell>
          <table:table-cell table:style-name="ce2" office:value-type="float" office:value="-800000" calcext:value-type="float">
            <text:p>-8,00E+05</text:p>
          </table:table-cell>
          <table:table-cell table:style-name="ce2" office:value-type="float" office:value="-557000" calcext:value-type="float">
            <text:p>-5,57E+05</text:p>
          </table:table-cell>
          <table:table-cell table:style-name="ce2" office:value-type="float" office:value="-359000" calcext:value-type="float">
            <text:p>-3,59E+05</text:p>
          </table:table-cell>
          <table:table-cell table:style-name="ce2" office:value-type="float" office:value="-206000" calcext:value-type="float">
            <text:p>-2,06E+05</text:p>
          </table:table-cell>
          <table:table-cell table:style-name="ce2" office:value-type="float" office:value="-96700" calcext:value-type="float">
            <text:p>-9,67E+04</text:p>
          </table:table-cell>
          <table:table-cell table:style-name="ce2" office:value-type="float" office:value="-30400" calcext:value-type="float">
            <text:p>-3,04E+04</text:p>
          </table:table-cell>
          <table:table-cell table:style-name="ce2" office:value-type="float" office:value="-2490" calcext:value-type="float">
            <text:p>-2,49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750000" calcext:value-type="float">
            <text:p>-1,75E+06</text:p>
          </table:table-cell>
          <table:table-cell table:style-name="ce2" office:value-type="float" office:value="-1380000" calcext:value-type="float">
            <text:p>-1,38E+06</text:p>
          </table:table-cell>
          <table:table-cell table:style-name="ce2" office:value-type="float" office:value="-1050000" calcext:value-type="float">
            <text:p>-1,05E+06</text:p>
          </table:table-cell>
          <table:table-cell table:style-name="ce2" office:value-type="float" office:value="-768000" calcext:value-type="float">
            <text:p>-7,68E+05</text:p>
          </table:table-cell>
          <table:table-cell table:style-name="ce2" office:value-type="float" office:value="-534000" calcext:value-type="float">
            <text:p>-5,34E+05</text:p>
          </table:table-cell>
          <table:table-cell table:style-name="ce2" office:value-type="float" office:value="-344000" calcext:value-type="float">
            <text:p>-3,44E+05</text:p>
          </table:table-cell>
          <table:table-cell table:style-name="ce2" office:value-type="float" office:value="-198000" calcext:value-type="float">
            <text:p>-1,98E+05</text:p>
          </table:table-cell>
          <table:table-cell table:style-name="ce2" office:value-type="float" office:value="-93700" calcext:value-type="float">
            <text:p>-9,37E+04</text:p>
          </table:table-cell>
          <table:table-cell table:style-name="ce2" office:value-type="float" office:value="-30000" calcext:value-type="float">
            <text:p>-3,00E+04</text:p>
          </table:table-cell>
          <table:table-cell table:style-name="ce2" office:value-type="float" office:value="-2590" calcext:value-type="float">
            <text:p>-2,59E+0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</text:p>
          </table:table-cell>
          <table:table-cell table:style-name="ce1" office:value-type="float" office:value="2.65" calcext:value-type="float">
            <text:p>2,65</text:p>
          </table:table-cell>
          <table:table-cell office:value-type="float" office:value="3.368" calcext:value-type="float">
            <text:p>3,368</text:p>
          </table:table-cell>
          <table:table-cell office:value-type="float" office:value="4.803" calcext:value-type="float">
            <text:p>4,803</text:p>
          </table:table-cell>
          <table:table-cell office:value-type="float" office:value="6.238" calcext:value-type="float">
            <text:p>6,238</text:p>
          </table:table-cell>
          <table:table-cell office:value-type="float" office:value="7.673" calcext:value-type="float">
            <text:p>7,673</text:p>
          </table:table-cell>
          <table:table-cell office:value-type="float" office:value="9.108" calcext:value-type="float">
            <text:p>9,108</text:p>
          </table:table-cell>
          <table:table-cell office:value-type="float" office:value="10.543" calcext:value-type="float">
            <text:p>10,543</text:p>
          </table:table-cell>
          <table:table-cell office:value-type="float" office:value="11.977" calcext:value-type="float">
            <text:p>11,977</text:p>
          </table:table-cell>
          <table:table-cell office:value-type="float" office:value="13.413" calcext:value-type="float">
            <text:p>13,413</text:p>
          </table:table-cell>
          <table:table-cell office:value-type="float" office:value="14.847" calcext:value-type="float">
            <text:p>14,847</text:p>
          </table:table-cell>
          <table:table-cell office:value-type="float" office:value="16.282" calcext:value-type="float">
            <text:p>16,282</text:p>
          </table:table-cell>
          <table:table-cell table:style-name="ce1" office:value-type="float" office:value="17" calcext:value-type="float">
            <text:p>17,00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Сл. 1</text:p>
          </table:table-cell>
          <table:table-cell table:style-name="ce2" table:formula="of:=[.C10]+0.5*([.C10]-[.D10])" office:value-type="float" office:value="-24.505" calcext:value-type="float">
            <text:p>-2,45E+01</text:p>
          </table:table-cell>
          <table:table-cell table:style-name="ce2" table:formula="of:=[.C2]*0.00001*1.3" office:value-type="float" office:value="-22.1" calcext:value-type="float">
            <text:p>-2,21E+01</text:p>
          </table:table-cell>
          <table:table-cell table:style-name="ce2" table:formula="of:=[.D2]*0.00001*1.3" office:value-type="float" office:value="-17.29" calcext:value-type="float">
            <text:p>-1,73E+01</text:p>
          </table:table-cell>
          <table:table-cell table:style-name="ce2" table:formula="of:=[.E2]*0.00001*1.3" office:value-type="float" office:value="-13" calcext:value-type="float">
            <text:p>-1,30E+01</text:p>
          </table:table-cell>
          <table:table-cell table:style-name="ce2" table:formula="of:=[.F2]*0.00001*1.3" office:value-type="float" office:value="-9.516" calcext:value-type="float">
            <text:p>-9,52E+00</text:p>
          </table:table-cell>
          <table:table-cell table:style-name="ce2" table:formula="of:=[.G2]*0.00001*1.3" office:value-type="float" office:value="-6.578" calcext:value-type="float">
            <text:p>-6,58E+00</text:p>
          </table:table-cell>
          <table:table-cell table:style-name="ce2" table:formula="of:=[.H2]*0.00001*1.3" office:value-type="float" office:value="-4.212" calcext:value-type="float">
            <text:p>-4,21E+00</text:p>
          </table:table-cell>
          <table:table-cell table:style-name="ce2" table:formula="of:=[.I2]*0.00001*1.3" office:value-type="float" office:value="-2.405" calcext:value-type="float">
            <text:p>-2,41E+00</text:p>
          </table:table-cell>
          <table:table-cell table:style-name="ce2" table:formula="of:=[.J2]*0.00001*1.3" office:value-type="float" office:value="-1.1375" calcext:value-type="float">
            <text:p>-1,14E+00</text:p>
          </table:table-cell>
          <table:table-cell table:style-name="ce2" table:formula="of:=[.K2]*0.00001*1.3" office:value-type="float" office:value="-0.3653" calcext:value-type="float">
            <text:p>-3,65E-01</text:p>
          </table:table-cell>
          <table:table-cell table:style-name="ce2" table:formula="of:=[.L2]*0.00001*1.3" office:value-type="float" office:value="-0.0325" calcext:value-type="float">
            <text:p>-3,25E-02</text:p>
          </table:table-cell>
          <table:table-cell table:style-name="ce2" table:formula="of:=[.M2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2</text:p>
          </table:table-cell>
          <table:table-cell table:style-name="ce2" table:formula="of:=[.C11]+0.5*([.C11]-[.D11])" office:value-type="float" office:value="-24.635" calcext:value-type="float">
            <text:p>-2,46E+01</text:p>
          </table:table-cell>
          <table:table-cell table:style-name="ce2" table:formula="of:=[.C3]*0.00001*1.3" office:value-type="float" office:value="-22.23" calcext:value-type="float">
            <text:p>-2,22E+01</text:p>
          </table:table-cell>
          <table:table-cell table:style-name="ce2" table:formula="of:=[.D3]*0.00001*1.3" office:value-type="float" office:value="-17.42" calcext:value-type="float">
            <text:p>-1,74E+01</text:p>
          </table:table-cell>
          <table:table-cell table:style-name="ce2" table:formula="of:=[.E3]*0.00001*1.3" office:value-type="float" office:value="-13.13" calcext:value-type="float">
            <text:p>-1,31E+01</text:p>
          </table:table-cell>
          <table:table-cell table:style-name="ce2" table:formula="of:=[.F3]*0.00001*1.3" office:value-type="float" office:value="-9.607" calcext:value-type="float">
            <text:p>-9,61E+00</text:p>
          </table:table-cell>
          <table:table-cell table:style-name="ce2" table:formula="of:=[.G3]*0.00001*1.3" office:value-type="float" office:value="-6.643" calcext:value-type="float">
            <text:p>-6,64E+00</text:p>
          </table:table-cell>
          <table:table-cell table:style-name="ce2" table:formula="of:=[.H3]*0.00001*1.3" office:value-type="float" office:value="-4.251" calcext:value-type="float">
            <text:p>-4,25E+00</text:p>
          </table:table-cell>
          <table:table-cell table:style-name="ce2" table:formula="of:=[.I3]*0.00001*1.3" office:value-type="float" office:value="-2.431" calcext:value-type="float">
            <text:p>-2,43E+00</text:p>
          </table:table-cell>
          <table:table-cell table:style-name="ce2" table:formula="of:=[.J3]*0.00001*1.3" office:value-type="float" office:value="-1.1479" calcext:value-type="float">
            <text:p>-1,15E+00</text:p>
          </table:table-cell>
          <table:table-cell table:style-name="ce2" table:formula="of:=[.K3]*0.00001*1.3" office:value-type="float" office:value="-0.3666" calcext:value-type="float">
            <text:p>-3,67E-01</text:p>
          </table:table-cell>
          <table:table-cell table:style-name="ce2" table:formula="of:=[.L3]*0.00001*1.3" office:value-type="float" office:value="-0.03237" calcext:value-type="float">
            <text:p>-3,24E-02</text:p>
          </table:table-cell>
          <table:table-cell table:style-name="ce2" table:formula="of:=[.M3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3</text:p>
          </table:table-cell>
          <table:table-cell table:style-name="ce2" table:formula="of:=[.C12]+0.5*([.C12]-[.D12])" office:value-type="float" office:value="-25.87" calcext:value-type="float">
            <text:p>-2,59E+01</text:p>
          </table:table-cell>
          <table:table-cell table:style-name="ce2" table:formula="of:=[.C4]*0.00001*1.3" office:value-type="float" office:value="-23.4" calcext:value-type="float">
            <text:p>-2,34E+01</text:p>
          </table:table-cell>
          <table:table-cell table:style-name="ce2" table:formula="of:=[.D4]*0.00001*1.3" office:value-type="float" office:value="-18.46" calcext:value-type="float">
            <text:p>-1,85E+01</text:p>
          </table:table-cell>
          <table:table-cell table:style-name="ce2" table:formula="of:=[.E4]*0.00001*1.3" office:value-type="float" office:value="-14.04" calcext:value-type="float">
            <text:p>-1,40E+01</text:p>
          </table:table-cell>
          <table:table-cell table:style-name="ce2" table:formula="of:=[.F4]*0.00001*1.3" office:value-type="float" office:value="-10.335" calcext:value-type="float">
            <text:p>-1,03E+01</text:p>
          </table:table-cell>
          <table:table-cell table:style-name="ce2" table:formula="of:=[.G4]*0.00001*1.3" office:value-type="float" office:value="-7.189" calcext:value-type="float">
            <text:p>-7,19E+00</text:p>
          </table:table-cell>
          <table:table-cell table:style-name="ce2" table:formula="of:=[.H4]*0.00001*1.3" office:value-type="float" office:value="-4.628" calcext:value-type="float">
            <text:p>-4,63E+00</text:p>
          </table:table-cell>
          <table:table-cell table:style-name="ce2" table:formula="of:=[.I4]*0.00001*1.3" office:value-type="float" office:value="-2.652" calcext:value-type="float">
            <text:p>-2,65E+00</text:p>
          </table:table-cell>
          <table:table-cell table:style-name="ce2" table:formula="of:=[.J4]*0.00001*1.3" office:value-type="float" office:value="-1.2467" calcext:value-type="float">
            <text:p>-1,25E+00</text:p>
          </table:table-cell>
          <table:table-cell table:style-name="ce2" table:formula="of:=[.K4]*0.00001*1.3" office:value-type="float" office:value="-0.3913" calcext:value-type="float">
            <text:p>-3,91E-01</text:p>
          </table:table-cell>
          <table:table-cell table:style-name="ce2" table:formula="of:=[.L4]*0.00001*1.3" office:value-type="float" office:value="-0.03224" calcext:value-type="float">
            <text:p>-3,22E-02</text:p>
          </table:table-cell>
          <table:table-cell table:style-name="ce2" table:formula="of:=[.M4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4</text:p>
          </table:table-cell>
          <table:table-cell table:style-name="ce2" table:formula="of:=[.C13]+0.5*([.C13]-[.D13])" office:value-type="float" office:value="-25.805" calcext:value-type="float">
            <text:p>-2,58E+01</text:p>
          </table:table-cell>
          <table:table-cell table:style-name="ce2" table:formula="of:=[.C5]*0.00001*1.3" office:value-type="float" office:value="-23.4" calcext:value-type="float">
            <text:p>-2,34E+01</text:p>
          </table:table-cell>
          <table:table-cell table:style-name="ce2" table:formula="of:=[.D5]*0.00001*1.3" office:value-type="float" office:value="-18.59" calcext:value-type="float">
            <text:p>-1,86E+01</text:p>
          </table:table-cell>
          <table:table-cell table:style-name="ce2" table:formula="of:=[.E5]*0.00001*1.3" office:value-type="float" office:value="-14.17" calcext:value-type="float">
            <text:p>-1,42E+01</text:p>
          </table:table-cell>
          <table:table-cell table:style-name="ce2" table:formula="of:=[.F5]*0.00001*1.3" office:value-type="float" office:value="-10.4" calcext:value-type="float">
            <text:p>-1,04E+01</text:p>
          </table:table-cell>
          <table:table-cell table:style-name="ce2" table:formula="of:=[.G5]*0.00001*1.3" office:value-type="float" office:value="-7.241" calcext:value-type="float">
            <text:p>-7,24E+00</text:p>
          </table:table-cell>
          <table:table-cell table:style-name="ce2" table:formula="of:=[.H5]*0.00001*1.3" office:value-type="float" office:value="-4.667" calcext:value-type="float">
            <text:p>-4,67E+00</text:p>
          </table:table-cell>
          <table:table-cell table:style-name="ce2" table:formula="of:=[.I5]*0.00001*1.3" office:value-type="float" office:value="-2.678" calcext:value-type="float">
            <text:p>-2,68E+00</text:p>
          </table:table-cell>
          <table:table-cell table:style-name="ce2" table:formula="of:=[.J5]*0.00001*1.3" office:value-type="float" office:value="-1.2571" calcext:value-type="float">
            <text:p>-1,26E+00</text:p>
          </table:table-cell>
          <table:table-cell table:style-name="ce2" table:formula="of:=[.K5]*0.00001*1.3" office:value-type="float" office:value="-0.3952" calcext:value-type="float">
            <text:p>-3,95E-01</text:p>
          </table:table-cell>
          <table:table-cell table:style-name="ce2" table:formula="of:=[.L5]*0.00001*1.3" office:value-type="float" office:value="-0.03237" calcext:value-type="float">
            <text:p>-3,24E-02</text:p>
          </table:table-cell>
          <table:table-cell table:style-name="ce2" table:formula="of:=[.M5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5</text:p>
          </table:table-cell>
          <table:table-cell table:style-name="ce2" table:formula="of:=[.C14]+0.5*([.C14]-[.D14])" office:value-type="float" office:value="-25.155" calcext:value-type="float">
            <text:p>-2,52E+01</text:p>
          </table:table-cell>
          <table:table-cell table:style-name="ce2" table:formula="of:=[.C6]*0.00001*1.3" office:value-type="float" office:value="-22.75" calcext:value-type="float">
            <text:p>-2,28E+01</text:p>
          </table:table-cell>
          <table:table-cell table:style-name="ce2" table:formula="of:=[.D6]*0.00001*1.3" office:value-type="float" office:value="-17.94" calcext:value-type="float">
            <text:p>-1,79E+01</text:p>
          </table:table-cell>
          <table:table-cell table:style-name="ce2" table:formula="of:=[.E6]*0.00001*1.3" office:value-type="float" office:value="-13.65" calcext:value-type="float">
            <text:p>-1,37E+01</text:p>
          </table:table-cell>
          <table:table-cell table:style-name="ce2" table:formula="of:=[.F6]*0.00001*1.3" office:value-type="float" office:value="-9.984" calcext:value-type="float">
            <text:p>-9,98E+00</text:p>
          </table:table-cell>
          <table:table-cell table:style-name="ce2" table:formula="of:=[.G6]*0.00001*1.3" office:value-type="float" office:value="-6.942" calcext:value-type="float">
            <text:p>-6,94E+00</text:p>
          </table:table-cell>
          <table:table-cell table:style-name="ce2" table:formula="of:=[.H6]*0.00001*1.3" office:value-type="float" office:value="-4.472" calcext:value-type="float">
            <text:p>-4,47E+00</text:p>
          </table:table-cell>
          <table:table-cell table:style-name="ce2" table:formula="of:=[.I6]*0.00001*1.3" office:value-type="float" office:value="-2.574" calcext:value-type="float">
            <text:p>-2,57E+00</text:p>
          </table:table-cell>
          <table:table-cell table:style-name="ce2" table:formula="of:=[.J6]*0.00001*1.3" office:value-type="float" office:value="-1.2181" calcext:value-type="float">
            <text:p>-1,22E+00</text:p>
          </table:table-cell>
          <table:table-cell table:style-name="ce2" table:formula="of:=[.K6]*0.00001*1.3" office:value-type="float" office:value="-0.39" calcext:value-type="float">
            <text:p>-3,90E-01</text:p>
          </table:table-cell>
          <table:table-cell table:style-name="ce2" table:formula="of:=[.L6]*0.00001*1.3" office:value-type="float" office:value="-0.03367" calcext:value-type="float">
            <text:p>-3,37E-02</text:p>
          </table:table-cell>
          <table:table-cell table:style-name="ce2" table:formula="of:=[.M6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table:number-columns-repeated="3"/>
          <table:table-cell>
            <draw:frame table:end-cell-address="'Mizg жест Ny=-1'.M37" table:end-x="0.682cm" table:end-y="0.266cm" draw:z-index="0" draw:name="Диаграмма 1" draw:style-name="gr2" draw:text-style-name="P2" svg:width="18.441cm" svg:height="9.868cm" svg:x="1.133cm" svg:y="0.293cm">
              <draw:object draw:notify-on-update-of-ranges="'Mizg жест Ny=-1'.A10:'Mizg жест Ny=-1'.A10 'Mizg жест Ny=-1'.B10:'Mizg жест Ny=-1'.M10 'Mizg жест Ny=-1'.B9:'Mizg жест Ny=-1'.M9 'Mizg жест Ny=-1'.A11:'Mizg жест Ny=-1'.A11 'Mizg жест Ny=-1'.B11:'Mizg жест Ny=-1'.M11 'Mizg жест Ny=-1'.B9:'Mizg жест Ny=-1'.M9 'Mizg жест Ny=-1'.A12:'Mizg жест Ny=-1'.A12 'Mizg жест Ny=-1'.B12:'Mizg жест Ny=-1'.M12 'Mizg жест Ny=-1'.B9:'Mizg жест Ny=-1'.M9 'Mizg жест Ny=-1'.A13:'Mizg жест Ny=-1'.A13 'Mizg жест Ny=-1'.B13:'Mizg жест Ny=-1'.M13 'Mizg жест Ny=-1'.B9:'Mizg жест Ny=-1'.M9 'Mizg жест Ny=-1'.A14:'Mizg жест Ny=-1'.A14 'Mizg жест Ny=-1'.B14:'Mizg жест Ny=-1'.M14 'Mizg жест Ny=-1'.B9:'Mizg жест Ny=-1'.M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"/>
          <table:table-cell>
            <draw:frame table:end-cell-address="'Mizg жест Ny=-1'.X37" table:end-x="0.576cm" table:end-y="0.239cm" draw:z-index="1" draw:name="Диаграмма 1" draw:style-name="gr2" draw:text-style-name="P2" svg:width="17.584cm" svg:height="9.868cm" svg:x="0.101cm" svg:y="0.266cm">
              <draw:object draw:notify-on-update-of-ranges="'Mizg жест Ny=-1'.A10:'Mizg жест Ny=-1'.A10 'Mizg жест Ny=-1'.B10:'Mizg жест Ny=-1'.M10 'Mizg жест Ny=-1'.B9:'Mizg жест Ny=-1'.M9 'Mizg жест Ny=-1'.A11:'Mizg жест Ny=-1'.A11 'Mizg жест Ny=-1'.B11:'Mizg жест Ny=-1'.M11 'Mizg жест Ny=-1'.B9:'Mizg жест Ny=-1'.M9 'Mizg жест Ny=-1'.A12:'Mizg жест Ny=-1'.A12 'Mizg жест Ny=-1'.B12:'Mizg жест Ny=-1'.M12 'Mizg жест Ny=-1'.B9:'Mizg жест Ny=-1'.M9 'Mizg жест Ny=-1'.A13:'Mizg жест Ny=-1'.A13 'Mizg жест Ny=-1'.B13:'Mizg жест Ny=-1'.M13 'Mizg жест Ny=-1'.B9:'Mizg жест Ny=-1'.M9 'Mizg жест Ny=-1'.A14:'Mizg жест Ny=-1'.A14 'Mizg жест Ny=-1'.B14:'Mizg жест Ny=-1'.M14 'Mizg жест Ny=-1'.B9:'Mizg жест Ny=-1'.M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Жесткое крыло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-1700000" calcext:value-type="float">
            <text:p>-1,70E+06</text:p>
          </table:table-cell>
          <table:table-cell table:style-name="ce2" office:value-type="float" office:value="-1330000" calcext:value-type="float">
            <text:p>-1,33E+06</text:p>
          </table:table-cell>
          <table:table-cell table:style-name="ce2" office:value-type="float" office:value="-1000000" calcext:value-type="float">
            <text:p>-1,00E+06</text:p>
          </table:table-cell>
          <table:table-cell table:style-name="ce2" office:value-type="float" office:value="-732000" calcext:value-type="float">
            <text:p>-7,32E+05</text:p>
          </table:table-cell>
          <table:table-cell table:style-name="ce2" office:value-type="float" office:value="-506000" calcext:value-type="float">
            <text:p>-5,06E+05</text:p>
          </table:table-cell>
          <table:table-cell table:style-name="ce2" office:value-type="float" office:value="-324000" calcext:value-type="float">
            <text:p>-3,24E+05</text:p>
          </table:table-cell>
          <table:table-cell table:style-name="ce2" office:value-type="float" office:value="-185000" calcext:value-type="float">
            <text:p>-1,85E+05</text:p>
          </table:table-cell>
          <table:table-cell table:style-name="ce2" office:value-type="float" office:value="-87500" calcext:value-type="float">
            <text:p>-8,75E+04</text:p>
          </table:table-cell>
          <table:table-cell table:style-name="ce2" office:value-type="float" office:value="-28100" calcext:value-type="float">
            <text:p>-2,81E+04</text:p>
          </table:table-cell>
          <table:table-cell table:style-name="ce2" office:value-type="float" office:value="-2500" calcext:value-type="float">
            <text:p>-2,50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710000" calcext:value-type="float">
            <text:p>-1,71E+06</text:p>
          </table:table-cell>
          <table:table-cell table:style-name="ce2" office:value-type="float" office:value="-1340000" calcext:value-type="float">
            <text:p>-1,34E+06</text:p>
          </table:table-cell>
          <table:table-cell table:style-name="ce2" office:value-type="float" office:value="-1010000" calcext:value-type="float">
            <text:p>-1,01E+06</text:p>
          </table:table-cell>
          <table:table-cell table:style-name="ce2" office:value-type="float" office:value="-739000" calcext:value-type="float">
            <text:p>-7,39E+05</text:p>
          </table:table-cell>
          <table:table-cell table:style-name="ce2" office:value-type="float" office:value="-511000" calcext:value-type="float">
            <text:p>-5,11E+05</text:p>
          </table:table-cell>
          <table:table-cell table:style-name="ce2" office:value-type="float" office:value="-327000" calcext:value-type="float">
            <text:p>-3,27E+05</text:p>
          </table:table-cell>
          <table:table-cell table:style-name="ce2" office:value-type="float" office:value="-187000" calcext:value-type="float">
            <text:p>-1,87E+05</text:p>
          </table:table-cell>
          <table:table-cell table:style-name="ce2" office:value-type="float" office:value="-88300" calcext:value-type="float">
            <text:p>-8,83E+04</text:p>
          </table:table-cell>
          <table:table-cell table:style-name="ce2" office:value-type="float" office:value="-28200" calcext:value-type="float">
            <text:p>-2,82E+04</text:p>
          </table:table-cell>
          <table:table-cell table:style-name="ce2" office:value-type="float" office:value="-2490" calcext:value-type="float">
            <text:p>-2,49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800000" calcext:value-type="float">
            <text:p>-1,80E+06</text:p>
          </table:table-cell>
          <table:table-cell table:style-name="ce2" office:value-type="float" office:value="-1420000" calcext:value-type="float">
            <text:p>-1,42E+06</text:p>
          </table:table-cell>
          <table:table-cell table:style-name="ce2" office:value-type="float" office:value="-1080000" calcext:value-type="float">
            <text:p>-1,08E+06</text:p>
          </table:table-cell>
          <table:table-cell table:style-name="ce2" office:value-type="float" office:value="-795000" calcext:value-type="float">
            <text:p>-7,95E+05</text:p>
          </table:table-cell>
          <table:table-cell table:style-name="ce2" office:value-type="float" office:value="-553000" calcext:value-type="float">
            <text:p>-5,53E+05</text:p>
          </table:table-cell>
          <table:table-cell table:style-name="ce2" office:value-type="float" office:value="-356000" calcext:value-type="float">
            <text:p>-3,56E+05</text:p>
          </table:table-cell>
          <table:table-cell table:style-name="ce2" office:value-type="float" office:value="-204000" calcext:value-type="float">
            <text:p>-2,04E+05</text:p>
          </table:table-cell>
          <table:table-cell table:style-name="ce2" office:value-type="float" office:value="-95900" calcext:value-type="float">
            <text:p>-9,59E+04</text:p>
          </table:table-cell>
          <table:table-cell table:style-name="ce2" office:value-type="float" office:value="-30100" calcext:value-type="float">
            <text:p>-3,01E+04</text:p>
          </table:table-cell>
          <table:table-cell table:style-name="ce2" office:value-type="float" office:value="-2480" calcext:value-type="float">
            <text:p>-2,48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800000" calcext:value-type="float">
            <text:p>-1,80E+06</text:p>
          </table:table-cell>
          <table:table-cell table:style-name="ce2" office:value-type="float" office:value="-1430000" calcext:value-type="float">
            <text:p>-1,43E+06</text:p>
          </table:table-cell>
          <table:table-cell table:style-name="ce2" office:value-type="float" office:value="-1090000" calcext:value-type="float">
            <text:p>-1,09E+06</text:p>
          </table:table-cell>
          <table:table-cell table:style-name="ce2" office:value-type="float" office:value="-800000" calcext:value-type="float">
            <text:p>-8,00E+05</text:p>
          </table:table-cell>
          <table:table-cell table:style-name="ce2" office:value-type="float" office:value="-557000" calcext:value-type="float">
            <text:p>-5,57E+05</text:p>
          </table:table-cell>
          <table:table-cell table:style-name="ce2" office:value-type="float" office:value="-359000" calcext:value-type="float">
            <text:p>-3,59E+05</text:p>
          </table:table-cell>
          <table:table-cell table:style-name="ce2" office:value-type="float" office:value="-206000" calcext:value-type="float">
            <text:p>-2,06E+05</text:p>
          </table:table-cell>
          <table:table-cell table:style-name="ce2" office:value-type="float" office:value="-96700" calcext:value-type="float">
            <text:p>-9,67E+04</text:p>
          </table:table-cell>
          <table:table-cell table:style-name="ce2" office:value-type="float" office:value="-30400" calcext:value-type="float">
            <text:p>-3,04E+04</text:p>
          </table:table-cell>
          <table:table-cell table:style-name="ce2" office:value-type="float" office:value="-2490" calcext:value-type="float">
            <text:p>-2,49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750000" calcext:value-type="float">
            <text:p>-1,75E+06</text:p>
          </table:table-cell>
          <table:table-cell table:style-name="ce2" office:value-type="float" office:value="-1380000" calcext:value-type="float">
            <text:p>-1,38E+06</text:p>
          </table:table-cell>
          <table:table-cell table:style-name="ce2" office:value-type="float" office:value="-1050000" calcext:value-type="float">
            <text:p>-1,05E+06</text:p>
          </table:table-cell>
          <table:table-cell table:style-name="ce2" office:value-type="float" office:value="-768000" calcext:value-type="float">
            <text:p>-7,68E+05</text:p>
          </table:table-cell>
          <table:table-cell table:style-name="ce2" office:value-type="float" office:value="-534000" calcext:value-type="float">
            <text:p>-5,34E+05</text:p>
          </table:table-cell>
          <table:table-cell table:style-name="ce2" office:value-type="float" office:value="-344000" calcext:value-type="float">
            <text:p>-3,44E+05</text:p>
          </table:table-cell>
          <table:table-cell table:style-name="ce2" office:value-type="float" office:value="-198000" calcext:value-type="float">
            <text:p>-1,98E+05</text:p>
          </table:table-cell>
          <table:table-cell table:style-name="ce2" office:value-type="float" office:value="-93700" calcext:value-type="float">
            <text:p>-9,37E+04</text:p>
          </table:table-cell>
          <table:table-cell table:style-name="ce2" office:value-type="float" office:value="-30000" calcext:value-type="float">
            <text:p>-3,00E+04</text:p>
          </table:table-cell>
          <table:table-cell table:style-name="ce2" office:value-type="float" office:value="-2590" calcext:value-type="float">
            <text:p>-2,59E+0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Упругое крыло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-1720000" calcext:value-type="float">
            <text:p>-1,72E+06</text:p>
          </table:table-cell>
          <table:table-cell table:style-name="ce2" office:value-type="float" office:value="-1350000" calcext:value-type="float">
            <text:p>-1,35E+06</text:p>
          </table:table-cell>
          <table:table-cell table:style-name="ce2" office:value-type="float" office:value="-1020000" calcext:value-type="float">
            <text:p>-1,02E+06</text:p>
          </table:table-cell>
          <table:table-cell table:style-name="ce2" office:value-type="float" office:value="-745000" calcext:value-type="float">
            <text:p>-7,45E+05</text:p>
          </table:table-cell>
          <table:table-cell table:style-name="ce2" office:value-type="float" office:value="-516000" calcext:value-type="float">
            <text:p>-5,16E+05</text:p>
          </table:table-cell>
          <table:table-cell table:style-name="ce2" office:value-type="float" office:value="-332000" calcext:value-type="float">
            <text:p>-3,32E+05</text:p>
          </table:table-cell>
          <table:table-cell table:style-name="ce2" office:value-type="float" office:value="-190000" calcext:value-type="float">
            <text:p>-1,90E+05</text:p>
          </table:table-cell>
          <table:table-cell table:style-name="ce2" office:value-type="float" office:value="-90300" calcext:value-type="float">
            <text:p>-9,03E+04</text:p>
          </table:table-cell>
          <table:table-cell table:style-name="ce2" office:value-type="float" office:value="-29100" calcext:value-type="float">
            <text:p>-2,91E+04</text:p>
          </table:table-cell>
          <table:table-cell table:style-name="ce2" office:value-type="float" office:value="-2600" calcext:value-type="float">
            <text:p>-2,60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740000" calcext:value-type="float">
            <text:p>-1,74E+06</text:p>
          </table:table-cell>
          <table:table-cell table:style-name="ce2" office:value-type="float" office:value="-1370000" calcext:value-type="float">
            <text:p>-1,37E+06</text:p>
          </table:table-cell>
          <table:table-cell table:style-name="ce2" office:value-type="float" office:value="-1040000" calcext:value-type="float">
            <text:p>-1,04E+06</text:p>
          </table:table-cell>
          <table:table-cell table:style-name="ce2" office:value-type="float" office:value="-758000" calcext:value-type="float">
            <text:p>-7,58E+05</text:p>
          </table:table-cell>
          <table:table-cell table:style-name="ce2" office:value-type="float" office:value="-525000" calcext:value-type="float">
            <text:p>-5,25E+05</text:p>
          </table:table-cell>
          <table:table-cell table:style-name="ce2" office:value-type="float" office:value="-338000" calcext:value-type="float">
            <text:p>-3,38E+05</text:p>
          </table:table-cell>
          <table:table-cell table:style-name="ce2" office:value-type="float" office:value="-194000" calcext:value-type="float">
            <text:p>-1,94E+05</text:p>
          </table:table-cell>
          <table:table-cell table:style-name="ce2" office:value-type="float" office:value="-91800" calcext:value-type="float">
            <text:p>-9,18E+04</text:p>
          </table:table-cell>
          <table:table-cell table:style-name="ce2" office:value-type="float" office:value="-29500" calcext:value-type="float">
            <text:p>-2,95E+04</text:p>
          </table:table-cell>
          <table:table-cell table:style-name="ce2" office:value-type="float" office:value="-2620" calcext:value-type="float">
            <text:p>-2,62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2010000" calcext:value-type="float">
            <text:p>-2,01E+06</text:p>
          </table:table-cell>
          <table:table-cell table:style-name="ce2" office:value-type="float" office:value="-1610000" calcext:value-type="float">
            <text:p>-1,61E+06</text:p>
          </table:table-cell>
          <table:table-cell table:style-name="ce2" office:value-type="float" office:value="-1240000" calcext:value-type="float">
            <text:p>-1,24E+06</text:p>
          </table:table-cell>
          <table:table-cell table:style-name="ce2" office:value-type="float" office:value="-921000" calcext:value-type="float">
            <text:p>-9,21E+05</text:p>
          </table:table-cell>
          <table:table-cell table:style-name="ce2" office:value-type="float" office:value="-648000" calcext:value-type="float">
            <text:p>-6,48E+05</text:p>
          </table:table-cell>
          <table:table-cell table:style-name="ce2" office:value-type="float" office:value="-422000" calcext:value-type="float">
            <text:p>-4,22E+05</text:p>
          </table:table-cell>
          <table:table-cell table:style-name="ce2" office:value-type="float" office:value="-244000" calcext:value-type="float">
            <text:p>-2,44E+05</text:p>
          </table:table-cell>
          <table:table-cell table:style-name="ce2" office:value-type="float" office:value="-116000" calcext:value-type="float">
            <text:p>-1,16E+05</text:p>
          </table:table-cell>
          <table:table-cell table:style-name="ce2" office:value-type="float" office:value="-37200" calcext:value-type="float">
            <text:p>-3,72E+04</text:p>
          </table:table-cell>
          <table:table-cell table:style-name="ce2" office:value-type="float" office:value="-3170" calcext:value-type="float">
            <text:p>-3,17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2050000" calcext:value-type="float">
            <text:p>-2,05E+06</text:p>
          </table:table-cell>
          <table:table-cell table:style-name="ce2" office:value-type="float" office:value="-1640000" calcext:value-type="float">
            <text:p>-1,64E+06</text:p>
          </table:table-cell>
          <table:table-cell table:style-name="ce2" office:value-type="float" office:value="-1260000" calcext:value-type="float">
            <text:p>-1,26E+06</text:p>
          </table:table-cell>
          <table:table-cell table:style-name="ce2" office:value-type="float" office:value="-941000" calcext:value-type="float">
            <text:p>-9,41E+05</text:p>
          </table:table-cell>
          <table:table-cell table:style-name="ce2" office:value-type="float" office:value="-663000" calcext:value-type="float">
            <text:p>-6,63E+05</text:p>
          </table:table-cell>
          <table:table-cell table:style-name="ce2" office:value-type="float" office:value="-433000" calcext:value-type="float">
            <text:p>-4,33E+05</text:p>
          </table:table-cell>
          <table:table-cell table:style-name="ce2" office:value-type="float" office:value="-251000" calcext:value-type="float">
            <text:p>-2,51E+05</text:p>
          </table:table-cell>
          <table:table-cell table:style-name="ce2" office:value-type="float" office:value="-120000" calcext:value-type="float">
            <text:p>-1,20E+05</text:p>
          </table:table-cell>
          <table:table-cell table:style-name="ce2" office:value-type="float" office:value="-38300" calcext:value-type="float">
            <text:p>-3,83E+04</text:p>
          </table:table-cell>
          <table:table-cell table:style-name="ce2" office:value-type="float" office:value="-3260" calcext:value-type="float">
            <text:p>-3,26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880000" calcext:value-type="float">
            <text:p>-1,88E+06</text:p>
          </table:table-cell>
          <table:table-cell table:style-name="ce2" office:value-type="float" office:value="-1490000" calcext:value-type="float">
            <text:p>-1,49E+06</text:p>
          </table:table-cell>
          <table:table-cell table:style-name="ce2" office:value-type="float" office:value="-1140000" calcext:value-type="float">
            <text:p>-1,14E+06</text:p>
          </table:table-cell>
          <table:table-cell table:style-name="ce2" office:value-type="float" office:value="-842000" calcext:value-type="float">
            <text:p>-8,42E+05</text:p>
          </table:table-cell>
          <table:table-cell table:style-name="ce2" office:value-type="float" office:value="-590000" calcext:value-type="float">
            <text:p>-5,90E+05</text:p>
          </table:table-cell>
          <table:table-cell table:style-name="ce2" office:value-type="float" office:value="-383000" calcext:value-type="float">
            <text:p>-3,83E+05</text:p>
          </table:table-cell>
          <table:table-cell table:style-name="ce2" office:value-type="float" office:value="-222000" calcext:value-type="float">
            <text:p>-2,22E+05</text:p>
          </table:table-cell>
          <table:table-cell table:style-name="ce2" office:value-type="float" office:value="-106000" calcext:value-type="float">
            <text:p>-1,06E+05</text:p>
          </table:table-cell>
          <table:table-cell table:style-name="ce2" office:value-type="float" office:value="-34300" calcext:value-type="float">
            <text:p>-3,43E+04</text:p>
          </table:table-cell>
          <table:table-cell table:style-name="ce2" office:value-type="float" office:value="-3020" calcext:value-type="float">
            <text:p>-3,02E+03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zg упр Ny=-1" table:style-name="ta5"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Ny=-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" office:value-type="float" office:value="-1720000" calcext:value-type="float">
            <text:p>-1,72E+06</text:p>
          </table:table-cell>
          <table:table-cell table:style-name="ce2" office:value-type="float" office:value="-1350000" calcext:value-type="float">
            <text:p>-1,35E+06</text:p>
          </table:table-cell>
          <table:table-cell table:style-name="ce2" office:value-type="float" office:value="-1020000" calcext:value-type="float">
            <text:p>-1,02E+06</text:p>
          </table:table-cell>
          <table:table-cell table:style-name="ce2" office:value-type="float" office:value="-745000" calcext:value-type="float">
            <text:p>-7,45E+05</text:p>
          </table:table-cell>
          <table:table-cell table:style-name="ce2" office:value-type="float" office:value="-516000" calcext:value-type="float">
            <text:p>-5,16E+05</text:p>
          </table:table-cell>
          <table:table-cell table:style-name="ce2" office:value-type="float" office:value="-332000" calcext:value-type="float">
            <text:p>-3,32E+05</text:p>
          </table:table-cell>
          <table:table-cell table:style-name="ce2" office:value-type="float" office:value="-190000" calcext:value-type="float">
            <text:p>-1,90E+05</text:p>
          </table:table-cell>
          <table:table-cell table:style-name="ce2" office:value-type="float" office:value="-90300" calcext:value-type="float">
            <text:p>-9,03E+04</text:p>
          </table:table-cell>
          <table:table-cell table:style-name="ce2" office:value-type="float" office:value="-29100" calcext:value-type="float">
            <text:p>-2,91E+04</text:p>
          </table:table-cell>
          <table:table-cell table:style-name="ce2" office:value-type="float" office:value="-2600" calcext:value-type="float">
            <text:p>-2,60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740000" calcext:value-type="float">
            <text:p>-1,74E+06</text:p>
          </table:table-cell>
          <table:table-cell table:style-name="ce2" office:value-type="float" office:value="-1370000" calcext:value-type="float">
            <text:p>-1,37E+06</text:p>
          </table:table-cell>
          <table:table-cell table:style-name="ce2" office:value-type="float" office:value="-1040000" calcext:value-type="float">
            <text:p>-1,04E+06</text:p>
          </table:table-cell>
          <table:table-cell table:style-name="ce2" office:value-type="float" office:value="-758000" calcext:value-type="float">
            <text:p>-7,58E+05</text:p>
          </table:table-cell>
          <table:table-cell table:style-name="ce2" office:value-type="float" office:value="-525000" calcext:value-type="float">
            <text:p>-5,25E+05</text:p>
          </table:table-cell>
          <table:table-cell table:style-name="ce2" office:value-type="float" office:value="-338000" calcext:value-type="float">
            <text:p>-3,38E+05</text:p>
          </table:table-cell>
          <table:table-cell table:style-name="ce2" office:value-type="float" office:value="-194000" calcext:value-type="float">
            <text:p>-1,94E+05</text:p>
          </table:table-cell>
          <table:table-cell table:style-name="ce2" office:value-type="float" office:value="-91800" calcext:value-type="float">
            <text:p>-9,18E+04</text:p>
          </table:table-cell>
          <table:table-cell table:style-name="ce2" office:value-type="float" office:value="-29500" calcext:value-type="float">
            <text:p>-2,95E+04</text:p>
          </table:table-cell>
          <table:table-cell table:style-name="ce2" office:value-type="float" office:value="-2620" calcext:value-type="float">
            <text:p>-2,62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2010000" calcext:value-type="float">
            <text:p>-2,01E+06</text:p>
          </table:table-cell>
          <table:table-cell table:style-name="ce2" office:value-type="float" office:value="-1610000" calcext:value-type="float">
            <text:p>-1,61E+06</text:p>
          </table:table-cell>
          <table:table-cell table:style-name="ce2" office:value-type="float" office:value="-1240000" calcext:value-type="float">
            <text:p>-1,24E+06</text:p>
          </table:table-cell>
          <table:table-cell table:style-name="ce2" office:value-type="float" office:value="-921000" calcext:value-type="float">
            <text:p>-9,21E+05</text:p>
          </table:table-cell>
          <table:table-cell table:style-name="ce2" office:value-type="float" office:value="-648000" calcext:value-type="float">
            <text:p>-6,48E+05</text:p>
          </table:table-cell>
          <table:table-cell table:style-name="ce2" office:value-type="float" office:value="-422000" calcext:value-type="float">
            <text:p>-4,22E+05</text:p>
          </table:table-cell>
          <table:table-cell table:style-name="ce2" office:value-type="float" office:value="-244000" calcext:value-type="float">
            <text:p>-2,44E+05</text:p>
          </table:table-cell>
          <table:table-cell table:style-name="ce2" office:value-type="float" office:value="-116000" calcext:value-type="float">
            <text:p>-1,16E+05</text:p>
          </table:table-cell>
          <table:table-cell table:style-name="ce2" office:value-type="float" office:value="-37200" calcext:value-type="float">
            <text:p>-3,72E+04</text:p>
          </table:table-cell>
          <table:table-cell table:style-name="ce2" office:value-type="float" office:value="-3170" calcext:value-type="float">
            <text:p>-3,17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2050000" calcext:value-type="float">
            <text:p>-2,05E+06</text:p>
          </table:table-cell>
          <table:table-cell table:style-name="ce2" office:value-type="float" office:value="-1640000" calcext:value-type="float">
            <text:p>-1,64E+06</text:p>
          </table:table-cell>
          <table:table-cell table:style-name="ce2" office:value-type="float" office:value="-1260000" calcext:value-type="float">
            <text:p>-1,26E+06</text:p>
          </table:table-cell>
          <table:table-cell table:style-name="ce2" office:value-type="float" office:value="-941000" calcext:value-type="float">
            <text:p>-9,41E+05</text:p>
          </table:table-cell>
          <table:table-cell table:style-name="ce2" office:value-type="float" office:value="-663000" calcext:value-type="float">
            <text:p>-6,63E+05</text:p>
          </table:table-cell>
          <table:table-cell table:style-name="ce2" office:value-type="float" office:value="-433000" calcext:value-type="float">
            <text:p>-4,33E+05</text:p>
          </table:table-cell>
          <table:table-cell table:style-name="ce2" office:value-type="float" office:value="-251000" calcext:value-type="float">
            <text:p>-2,51E+05</text:p>
          </table:table-cell>
          <table:table-cell table:style-name="ce2" office:value-type="float" office:value="-120000" calcext:value-type="float">
            <text:p>-1,20E+05</text:p>
          </table:table-cell>
          <table:table-cell table:style-name="ce2" office:value-type="float" office:value="-38300" calcext:value-type="float">
            <text:p>-3,83E+04</text:p>
          </table:table-cell>
          <table:table-cell table:style-name="ce2" office:value-type="float" office:value="-3260" calcext:value-type="float">
            <text:p>-3,26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880000" calcext:value-type="float">
            <text:p>-1,88E+06</text:p>
          </table:table-cell>
          <table:table-cell table:style-name="ce2" office:value-type="float" office:value="-1490000" calcext:value-type="float">
            <text:p>-1,49E+06</text:p>
          </table:table-cell>
          <table:table-cell table:style-name="ce2" office:value-type="float" office:value="-1140000" calcext:value-type="float">
            <text:p>-1,14E+06</text:p>
          </table:table-cell>
          <table:table-cell table:style-name="ce2" office:value-type="float" office:value="-842000" calcext:value-type="float">
            <text:p>-8,42E+05</text:p>
          </table:table-cell>
          <table:table-cell table:style-name="ce2" office:value-type="float" office:value="-590000" calcext:value-type="float">
            <text:p>-5,90E+05</text:p>
          </table:table-cell>
          <table:table-cell table:style-name="ce2" office:value-type="float" office:value="-383000" calcext:value-type="float">
            <text:p>-3,83E+05</text:p>
          </table:table-cell>
          <table:table-cell table:style-name="ce2" office:value-type="float" office:value="-222000" calcext:value-type="float">
            <text:p>-2,22E+05</text:p>
          </table:table-cell>
          <table:table-cell table:style-name="ce2" office:value-type="float" office:value="-106000" calcext:value-type="float">
            <text:p>-1,06E+05</text:p>
          </table:table-cell>
          <table:table-cell table:style-name="ce2" office:value-type="float" office:value="-34300" calcext:value-type="float">
            <text:p>-3,43E+04</text:p>
          </table:table-cell>
          <table:table-cell table:style-name="ce2" office:value-type="float" office:value="-3020" calcext:value-type="float">
            <text:p>-3,02E+0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</text:p>
          </table:table-cell>
          <table:table-cell table:style-name="ce1" office:value-type="float" office:value="2.65" calcext:value-type="float">
            <text:p>2,65</text:p>
          </table:table-cell>
          <table:table-cell office:value-type="float" office:value="3.368" calcext:value-type="float">
            <text:p>3,368</text:p>
          </table:table-cell>
          <table:table-cell office:value-type="float" office:value="4.803" calcext:value-type="float">
            <text:p>4,803</text:p>
          </table:table-cell>
          <table:table-cell office:value-type="float" office:value="6.238" calcext:value-type="float">
            <text:p>6,238</text:p>
          </table:table-cell>
          <table:table-cell office:value-type="float" office:value="7.673" calcext:value-type="float">
            <text:p>7,673</text:p>
          </table:table-cell>
          <table:table-cell office:value-type="float" office:value="9.108" calcext:value-type="float">
            <text:p>9,108</text:p>
          </table:table-cell>
          <table:table-cell office:value-type="float" office:value="10.543" calcext:value-type="float">
            <text:p>10,543</text:p>
          </table:table-cell>
          <table:table-cell office:value-type="float" office:value="11.977" calcext:value-type="float">
            <text:p>11,977</text:p>
          </table:table-cell>
          <table:table-cell office:value-type="float" office:value="13.413" calcext:value-type="float">
            <text:p>13,413</text:p>
          </table:table-cell>
          <table:table-cell office:value-type="float" office:value="14.847" calcext:value-type="float">
            <text:p>14,847</text:p>
          </table:table-cell>
          <table:table-cell office:value-type="float" office:value="16.282" calcext:value-type="float">
            <text:p>16,282</text:p>
          </table:table-cell>
          <table:table-cell table:style-name="ce1" office:value-type="float" office:value="17" calcext:value-type="float">
            <text:p>17,00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Сл. 1</text:p>
          </table:table-cell>
          <table:table-cell table:style-name="ce2" table:formula="of:=[.C10]+0.5*([.C10]-[.D10])" office:value-type="float" office:value="-24.765" calcext:value-type="float">
            <text:p>-2,48E+01</text:p>
          </table:table-cell>
          <table:table-cell table:style-name="ce2" table:formula="of:=[.C2]*0.00001*1.3" office:value-type="float" office:value="-22.36" calcext:value-type="float">
            <text:p>-2,24E+01</text:p>
          </table:table-cell>
          <table:table-cell table:style-name="ce2" table:formula="of:=[.D2]*0.00001*1.3" office:value-type="float" office:value="-17.55" calcext:value-type="float">
            <text:p>-1,76E+01</text:p>
          </table:table-cell>
          <table:table-cell table:style-name="ce2" table:formula="of:=[.E2]*0.00001*1.3" office:value-type="float" office:value="-13.26" calcext:value-type="float">
            <text:p>-1,33E+01</text:p>
          </table:table-cell>
          <table:table-cell table:style-name="ce2" table:formula="of:=[.F2]*0.00001*1.3" office:value-type="float" office:value="-9.685" calcext:value-type="float">
            <text:p>-9,69E+00</text:p>
          </table:table-cell>
          <table:table-cell table:style-name="ce2" table:formula="of:=[.G2]*0.00001*1.3" office:value-type="float" office:value="-6.708" calcext:value-type="float">
            <text:p>-6,71E+00</text:p>
          </table:table-cell>
          <table:table-cell table:style-name="ce2" table:formula="of:=[.H2]*0.00001*1.3" office:value-type="float" office:value="-4.316" calcext:value-type="float">
            <text:p>-4,32E+00</text:p>
          </table:table-cell>
          <table:table-cell table:style-name="ce2" table:formula="of:=[.I2]*0.00001*1.3" office:value-type="float" office:value="-2.47" calcext:value-type="float">
            <text:p>-2,47E+00</text:p>
          </table:table-cell>
          <table:table-cell table:style-name="ce2" table:formula="of:=[.J2]*0.00001*1.3" office:value-type="float" office:value="-1.1739" calcext:value-type="float">
            <text:p>-1,17E+00</text:p>
          </table:table-cell>
          <table:table-cell table:style-name="ce2" table:formula="of:=[.K2]*0.00001*1.3" office:value-type="float" office:value="-0.3783" calcext:value-type="float">
            <text:p>-3,78E-01</text:p>
          </table:table-cell>
          <table:table-cell table:style-name="ce2" table:formula="of:=[.L2]*0.00001*1.3" office:value-type="float" office:value="-0.0338" calcext:value-type="float">
            <text:p>-3,38E-02</text:p>
          </table:table-cell>
          <table:table-cell table:style-name="ce2" table:formula="of:=[.M2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2</text:p>
          </table:table-cell>
          <table:table-cell table:style-name="ce2" table:formula="of:=[.C11]+0.5*([.C11]-[.D11])" office:value-type="float" office:value="-25.025" calcext:value-type="float">
            <text:p>-2,50E+01</text:p>
          </table:table-cell>
          <table:table-cell table:style-name="ce2" table:formula="of:=[.C3]*0.00001*1.3" office:value-type="float" office:value="-22.62" calcext:value-type="float">
            <text:p>-2,26E+01</text:p>
          </table:table-cell>
          <table:table-cell table:style-name="ce2" table:formula="of:=[.D3]*0.00001*1.3" office:value-type="float" office:value="-17.81" calcext:value-type="float">
            <text:p>-1,78E+01</text:p>
          </table:table-cell>
          <table:table-cell table:style-name="ce2" table:formula="of:=[.E3]*0.00001*1.3" office:value-type="float" office:value="-13.52" calcext:value-type="float">
            <text:p>-1,35E+01</text:p>
          </table:table-cell>
          <table:table-cell table:style-name="ce2" table:formula="of:=[.F3]*0.00001*1.3" office:value-type="float" office:value="-9.854" calcext:value-type="float">
            <text:p>-9,85E+00</text:p>
          </table:table-cell>
          <table:table-cell table:style-name="ce2" table:formula="of:=[.G3]*0.00001*1.3" office:value-type="float" office:value="-6.825" calcext:value-type="float">
            <text:p>-6,83E+00</text:p>
          </table:table-cell>
          <table:table-cell table:style-name="ce2" table:formula="of:=[.H3]*0.00001*1.3" office:value-type="float" office:value="-4.394" calcext:value-type="float">
            <text:p>-4,39E+00</text:p>
          </table:table-cell>
          <table:table-cell table:style-name="ce2" table:formula="of:=[.I3]*0.00001*1.3" office:value-type="float" office:value="-2.522" calcext:value-type="float">
            <text:p>-2,52E+00</text:p>
          </table:table-cell>
          <table:table-cell table:style-name="ce2" table:formula="of:=[.J3]*0.00001*1.3" office:value-type="float" office:value="-1.1934" calcext:value-type="float">
            <text:p>-1,19E+00</text:p>
          </table:table-cell>
          <table:table-cell table:style-name="ce2" table:formula="of:=[.K3]*0.00001*1.3" office:value-type="float" office:value="-0.3835" calcext:value-type="float">
            <text:p>-3,84E-01</text:p>
          </table:table-cell>
          <table:table-cell table:style-name="ce2" table:formula="of:=[.L3]*0.00001*1.3" office:value-type="float" office:value="-0.03406" calcext:value-type="float">
            <text:p>-3,41E-02</text:p>
          </table:table-cell>
          <table:table-cell table:style-name="ce2" table:formula="of:=[.M3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3</text:p>
          </table:table-cell>
          <table:table-cell table:style-name="ce2" table:formula="of:=[.C12]+0.5*([.C12]-[.D12])" office:value-type="float" office:value="-28.73" calcext:value-type="float">
            <text:p>-2,87E+01</text:p>
          </table:table-cell>
          <table:table-cell table:style-name="ce2" table:formula="of:=[.C4]*0.00001*1.3" office:value-type="float" office:value="-26.13" calcext:value-type="float">
            <text:p>-2,61E+01</text:p>
          </table:table-cell>
          <table:table-cell table:style-name="ce2" table:formula="of:=[.D4]*0.00001*1.3" office:value-type="float" office:value="-20.93" calcext:value-type="float">
            <text:p>-2,09E+01</text:p>
          </table:table-cell>
          <table:table-cell table:style-name="ce2" table:formula="of:=[.E4]*0.00001*1.3" office:value-type="float" office:value="-16.12" calcext:value-type="float">
            <text:p>-1,61E+01</text:p>
          </table:table-cell>
          <table:table-cell table:style-name="ce2" table:formula="of:=[.F4]*0.00001*1.3" office:value-type="float" office:value="-11.973" calcext:value-type="float">
            <text:p>-1,20E+01</text:p>
          </table:table-cell>
          <table:table-cell table:style-name="ce2" table:formula="of:=[.G4]*0.00001*1.3" office:value-type="float" office:value="-8.424" calcext:value-type="float">
            <text:p>-8,42E+00</text:p>
          </table:table-cell>
          <table:table-cell table:style-name="ce2" table:formula="of:=[.H4]*0.00001*1.3" office:value-type="float" office:value="-5.486" calcext:value-type="float">
            <text:p>-5,49E+00</text:p>
          </table:table-cell>
          <table:table-cell table:style-name="ce2" table:formula="of:=[.I4]*0.00001*1.3" office:value-type="float" office:value="-3.172" calcext:value-type="float">
            <text:p>-3,17E+00</text:p>
          </table:table-cell>
          <table:table-cell table:style-name="ce2" table:formula="of:=[.J4]*0.00001*1.3" office:value-type="float" office:value="-1.508" calcext:value-type="float">
            <text:p>-1,51E+00</text:p>
          </table:table-cell>
          <table:table-cell table:style-name="ce2" table:formula="of:=[.K4]*0.00001*1.3" office:value-type="float" office:value="-0.4836" calcext:value-type="float">
            <text:p>-4,84E-01</text:p>
          </table:table-cell>
          <table:table-cell table:style-name="ce2" table:formula="of:=[.L4]*0.00001*1.3" office:value-type="float" office:value="-0.04121" calcext:value-type="float">
            <text:p>-4,12E-02</text:p>
          </table:table-cell>
          <table:table-cell table:style-name="ce2" table:formula="of:=[.M4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4</text:p>
          </table:table-cell>
          <table:table-cell table:style-name="ce2" table:formula="of:=[.C13]+0.5*([.C13]-[.D13])" office:value-type="float" office:value="-29.315" calcext:value-type="float">
            <text:p>-2,93E+01</text:p>
          </table:table-cell>
          <table:table-cell table:style-name="ce2" table:formula="of:=[.C5]*0.00001*1.3" office:value-type="float" office:value="-26.65" calcext:value-type="float">
            <text:p>-2,67E+01</text:p>
          </table:table-cell>
          <table:table-cell table:style-name="ce2" table:formula="of:=[.D5]*0.00001*1.3" office:value-type="float" office:value="-21.32" calcext:value-type="float">
            <text:p>-2,13E+01</text:p>
          </table:table-cell>
          <table:table-cell table:style-name="ce2" table:formula="of:=[.E5]*0.00001*1.3" office:value-type="float" office:value="-16.38" calcext:value-type="float">
            <text:p>-1,64E+01</text:p>
          </table:table-cell>
          <table:table-cell table:style-name="ce2" table:formula="of:=[.F5]*0.00001*1.3" office:value-type="float" office:value="-12.233" calcext:value-type="float">
            <text:p>-1,22E+01</text:p>
          </table:table-cell>
          <table:table-cell table:style-name="ce2" table:formula="of:=[.G5]*0.00001*1.3" office:value-type="float" office:value="-8.619" calcext:value-type="float">
            <text:p>-8,62E+00</text:p>
          </table:table-cell>
          <table:table-cell table:style-name="ce2" table:formula="of:=[.H5]*0.00001*1.3" office:value-type="float" office:value="-5.629" calcext:value-type="float">
            <text:p>-5,63E+00</text:p>
          </table:table-cell>
          <table:table-cell table:style-name="ce2" table:formula="of:=[.I5]*0.00001*1.3" office:value-type="float" office:value="-3.263" calcext:value-type="float">
            <text:p>-3,26E+00</text:p>
          </table:table-cell>
          <table:table-cell table:style-name="ce2" table:formula="of:=[.J5]*0.00001*1.3" office:value-type="float" office:value="-1.56" calcext:value-type="float">
            <text:p>-1,56E+00</text:p>
          </table:table-cell>
          <table:table-cell table:style-name="ce2" table:formula="of:=[.K5]*0.00001*1.3" office:value-type="float" office:value="-0.4979" calcext:value-type="float">
            <text:p>-4,98E-01</text:p>
          </table:table-cell>
          <table:table-cell table:style-name="ce2" table:formula="of:=[.L5]*0.00001*1.3" office:value-type="float" office:value="-0.04238" calcext:value-type="float">
            <text:p>-4,24E-02</text:p>
          </table:table-cell>
          <table:table-cell table:style-name="ce2" table:formula="of:=[.M5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л. 5</text:p>
          </table:table-cell>
          <table:table-cell table:style-name="ce2" table:formula="of:=[.C14]+0.5*([.C14]-[.D14])" office:value-type="float" office:value="-26.975" calcext:value-type="float">
            <text:p>-2,70E+01</text:p>
          </table:table-cell>
          <table:table-cell table:style-name="ce2" table:formula="of:=[.C6]*0.00001*1.3" office:value-type="float" office:value="-24.44" calcext:value-type="float">
            <text:p>-2,44E+01</text:p>
          </table:table-cell>
          <table:table-cell table:style-name="ce2" table:formula="of:=[.D6]*0.00001*1.3" office:value-type="float" office:value="-19.37" calcext:value-type="float">
            <text:p>-1,94E+01</text:p>
          </table:table-cell>
          <table:table-cell table:style-name="ce2" table:formula="of:=[.E6]*0.00001*1.3" office:value-type="float" office:value="-14.82" calcext:value-type="float">
            <text:p>-1,48E+01</text:p>
          </table:table-cell>
          <table:table-cell table:style-name="ce2" table:formula="of:=[.F6]*0.00001*1.3" office:value-type="float" office:value="-10.946" calcext:value-type="float">
            <text:p>-1,09E+01</text:p>
          </table:table-cell>
          <table:table-cell table:style-name="ce2" table:formula="of:=[.G6]*0.00001*1.3" office:value-type="float" office:value="-7.67" calcext:value-type="float">
            <text:p>-7,67E+00</text:p>
          </table:table-cell>
          <table:table-cell table:style-name="ce2" table:formula="of:=[.H6]*0.00001*1.3" office:value-type="float" office:value="-4.979" calcext:value-type="float">
            <text:p>-4,98E+00</text:p>
          </table:table-cell>
          <table:table-cell table:style-name="ce2" table:formula="of:=[.I6]*0.00001*1.3" office:value-type="float" office:value="-2.886" calcext:value-type="float">
            <text:p>-2,89E+00</text:p>
          </table:table-cell>
          <table:table-cell table:style-name="ce2" table:formula="of:=[.J6]*0.00001*1.3" office:value-type="float" office:value="-1.378" calcext:value-type="float">
            <text:p>-1,38E+00</text:p>
          </table:table-cell>
          <table:table-cell table:style-name="ce2" table:formula="of:=[.K6]*0.00001*1.3" office:value-type="float" office:value="-0.4459" calcext:value-type="float">
            <text:p>-4,46E-01</text:p>
          </table:table-cell>
          <table:table-cell table:style-name="ce2" table:formula="of:=[.L6]*0.00001*1.3" office:value-type="float" office:value="-0.03926" calcext:value-type="float">
            <text:p>-3,93E-02</text:p>
          </table:table-cell>
          <table:table-cell table:style-name="ce2" table:formula="of:=[.M6]*0.00001*1.3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1">
          <table:table-cell table:number-columns-repeated="3"/>
          <table:table-cell>
            <draw:frame table:end-cell-address="'Mizg упр Ny=-1'.M37" table:end-x="0.682cm" table:end-y="0.266cm" draw:z-index="0" draw:name="Диаграмма 1" draw:style-name="gr2" draw:text-style-name="P2" svg:width="18.441cm" svg:height="9.868cm" svg:x="1.133cm" svg:y="0.293cm">
              <draw:object draw:notify-on-update-of-ranges="'Mizg упр Ny=-1'.A10:'Mizg упр Ny=-1'.A10 'Mizg упр Ny=-1'.B10:'Mizg упр Ny=-1'.M10 'Mizg упр Ny=-1'.B9:'Mizg упр Ny=-1'.M9 'Mizg упр Ny=-1'.A11:'Mizg упр Ny=-1'.A11 'Mizg упр Ny=-1'.B11:'Mizg упр Ny=-1'.M11 'Mizg упр Ny=-1'.B9:'Mizg упр Ny=-1'.M9 'Mizg упр Ny=-1'.A12:'Mizg упр Ny=-1'.A12 'Mizg упр Ny=-1'.B12:'Mizg упр Ny=-1'.M12 'Mizg упр Ny=-1'.B9:'Mizg упр Ny=-1'.M9 'Mizg упр Ny=-1'.A13:'Mizg упр Ny=-1'.A13 'Mizg упр Ny=-1'.B13:'Mizg упр Ny=-1'.M13 'Mizg упр Ny=-1'.B9:'Mizg упр Ny=-1'.M9 'Mizg упр Ny=-1'.A14:'Mizg упр Ny=-1'.A14 'Mizg упр Ny=-1'.B14:'Mizg упр Ny=-1'.M14 'Mizg упр Ny=-1'.B9:'Mizg упр Ny=-1'.M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"/>
          <table:table-cell>
            <draw:frame table:end-cell-address="'Mizg упр Ny=-1'.X37" table:end-x="0.576cm" table:end-y="0.239cm" draw:z-index="1" draw:name="Диаграмма 1" draw:style-name="gr2" draw:text-style-name="P2" svg:width="17.584cm" svg:height="9.868cm" svg:x="0.101cm" svg:y="0.266cm">
              <draw:object draw:notify-on-update-of-ranges="'Mizg упр Ny=-1'.A10:'Mizg упр Ny=-1'.A10 'Mizg упр Ny=-1'.B10:'Mizg упр Ny=-1'.M10 'Mizg упр Ny=-1'.B9:'Mizg упр Ny=-1'.M9 'Mizg упр Ny=-1'.A11:'Mizg упр Ny=-1'.A11 'Mizg упр Ny=-1'.B11:'Mizg упр Ny=-1'.M11 'Mizg упр Ny=-1'.B9:'Mizg упр Ny=-1'.M9 'Mizg упр Ny=-1'.A12:'Mizg упр Ny=-1'.A12 'Mizg упр Ny=-1'.B12:'Mizg упр Ny=-1'.M12 'Mizg упр Ny=-1'.B9:'Mizg упр Ny=-1'.M9 'Mizg упр Ny=-1'.A13:'Mizg упр Ny=-1'.A13 'Mizg упр Ny=-1'.B13:'Mizg упр Ny=-1'.M13 'Mizg упр Ny=-1'.B9:'Mizg упр Ny=-1'.M9 'Mizg упр Ny=-1'.A14:'Mizg упр Ny=-1'.A14 'Mizg упр Ny=-1'.B14:'Mizg упр Ny=-1'.M14 'Mizg упр Ny=-1'.B9:'Mizg упр Ny=-1'.M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Жесткое крыло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-1700000" calcext:value-type="float">
            <text:p>-1,70E+06</text:p>
          </table:table-cell>
          <table:table-cell table:style-name="ce2" office:value-type="float" office:value="-1330000" calcext:value-type="float">
            <text:p>-1,33E+06</text:p>
          </table:table-cell>
          <table:table-cell table:style-name="ce2" office:value-type="float" office:value="-1000000" calcext:value-type="float">
            <text:p>-1,00E+06</text:p>
          </table:table-cell>
          <table:table-cell table:style-name="ce2" office:value-type="float" office:value="-732000" calcext:value-type="float">
            <text:p>-7,32E+05</text:p>
          </table:table-cell>
          <table:table-cell table:style-name="ce2" office:value-type="float" office:value="-506000" calcext:value-type="float">
            <text:p>-5,06E+05</text:p>
          </table:table-cell>
          <table:table-cell table:style-name="ce2" office:value-type="float" office:value="-324000" calcext:value-type="float">
            <text:p>-3,24E+05</text:p>
          </table:table-cell>
          <table:table-cell table:style-name="ce2" office:value-type="float" office:value="-185000" calcext:value-type="float">
            <text:p>-1,85E+05</text:p>
          </table:table-cell>
          <table:table-cell table:style-name="ce2" office:value-type="float" office:value="-87500" calcext:value-type="float">
            <text:p>-8,75E+04</text:p>
          </table:table-cell>
          <table:table-cell table:style-name="ce2" office:value-type="float" office:value="-28100" calcext:value-type="float">
            <text:p>-2,81E+04</text:p>
          </table:table-cell>
          <table:table-cell table:style-name="ce2" office:value-type="float" office:value="-2500" calcext:value-type="float">
            <text:p>-2,50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710000" calcext:value-type="float">
            <text:p>-1,71E+06</text:p>
          </table:table-cell>
          <table:table-cell table:style-name="ce2" office:value-type="float" office:value="-1340000" calcext:value-type="float">
            <text:p>-1,34E+06</text:p>
          </table:table-cell>
          <table:table-cell table:style-name="ce2" office:value-type="float" office:value="-1010000" calcext:value-type="float">
            <text:p>-1,01E+06</text:p>
          </table:table-cell>
          <table:table-cell table:style-name="ce2" office:value-type="float" office:value="-739000" calcext:value-type="float">
            <text:p>-7,39E+05</text:p>
          </table:table-cell>
          <table:table-cell table:style-name="ce2" office:value-type="float" office:value="-511000" calcext:value-type="float">
            <text:p>-5,11E+05</text:p>
          </table:table-cell>
          <table:table-cell table:style-name="ce2" office:value-type="float" office:value="-327000" calcext:value-type="float">
            <text:p>-3,27E+05</text:p>
          </table:table-cell>
          <table:table-cell table:style-name="ce2" office:value-type="float" office:value="-187000" calcext:value-type="float">
            <text:p>-1,87E+05</text:p>
          </table:table-cell>
          <table:table-cell table:style-name="ce2" office:value-type="float" office:value="-88300" calcext:value-type="float">
            <text:p>-8,83E+04</text:p>
          </table:table-cell>
          <table:table-cell table:style-name="ce2" office:value-type="float" office:value="-28200" calcext:value-type="float">
            <text:p>-2,82E+04</text:p>
          </table:table-cell>
          <table:table-cell table:style-name="ce2" office:value-type="float" office:value="-2490" calcext:value-type="float">
            <text:p>-2,49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800000" calcext:value-type="float">
            <text:p>-1,80E+06</text:p>
          </table:table-cell>
          <table:table-cell table:style-name="ce2" office:value-type="float" office:value="-1420000" calcext:value-type="float">
            <text:p>-1,42E+06</text:p>
          </table:table-cell>
          <table:table-cell table:style-name="ce2" office:value-type="float" office:value="-1080000" calcext:value-type="float">
            <text:p>-1,08E+06</text:p>
          </table:table-cell>
          <table:table-cell table:style-name="ce2" office:value-type="float" office:value="-795000" calcext:value-type="float">
            <text:p>-7,95E+05</text:p>
          </table:table-cell>
          <table:table-cell table:style-name="ce2" office:value-type="float" office:value="-553000" calcext:value-type="float">
            <text:p>-5,53E+05</text:p>
          </table:table-cell>
          <table:table-cell table:style-name="ce2" office:value-type="float" office:value="-356000" calcext:value-type="float">
            <text:p>-3,56E+05</text:p>
          </table:table-cell>
          <table:table-cell table:style-name="ce2" office:value-type="float" office:value="-204000" calcext:value-type="float">
            <text:p>-2,04E+05</text:p>
          </table:table-cell>
          <table:table-cell table:style-name="ce2" office:value-type="float" office:value="-95900" calcext:value-type="float">
            <text:p>-9,59E+04</text:p>
          </table:table-cell>
          <table:table-cell table:style-name="ce2" office:value-type="float" office:value="-30100" calcext:value-type="float">
            <text:p>-3,01E+04</text:p>
          </table:table-cell>
          <table:table-cell table:style-name="ce2" office:value-type="float" office:value="-2480" calcext:value-type="float">
            <text:p>-2,48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800000" calcext:value-type="float">
            <text:p>-1,80E+06</text:p>
          </table:table-cell>
          <table:table-cell table:style-name="ce2" office:value-type="float" office:value="-1430000" calcext:value-type="float">
            <text:p>-1,43E+06</text:p>
          </table:table-cell>
          <table:table-cell table:style-name="ce2" office:value-type="float" office:value="-1090000" calcext:value-type="float">
            <text:p>-1,09E+06</text:p>
          </table:table-cell>
          <table:table-cell table:style-name="ce2" office:value-type="float" office:value="-800000" calcext:value-type="float">
            <text:p>-8,00E+05</text:p>
          </table:table-cell>
          <table:table-cell table:style-name="ce2" office:value-type="float" office:value="-557000" calcext:value-type="float">
            <text:p>-5,57E+05</text:p>
          </table:table-cell>
          <table:table-cell table:style-name="ce2" office:value-type="float" office:value="-359000" calcext:value-type="float">
            <text:p>-3,59E+05</text:p>
          </table:table-cell>
          <table:table-cell table:style-name="ce2" office:value-type="float" office:value="-206000" calcext:value-type="float">
            <text:p>-2,06E+05</text:p>
          </table:table-cell>
          <table:table-cell table:style-name="ce2" office:value-type="float" office:value="-96700" calcext:value-type="float">
            <text:p>-9,67E+04</text:p>
          </table:table-cell>
          <table:table-cell table:style-name="ce2" office:value-type="float" office:value="-30400" calcext:value-type="float">
            <text:p>-3,04E+04</text:p>
          </table:table-cell>
          <table:table-cell table:style-name="ce2" office:value-type="float" office:value="-2490" calcext:value-type="float">
            <text:p>-2,49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750000" calcext:value-type="float">
            <text:p>-1,75E+06</text:p>
          </table:table-cell>
          <table:table-cell table:style-name="ce2" office:value-type="float" office:value="-1380000" calcext:value-type="float">
            <text:p>-1,38E+06</text:p>
          </table:table-cell>
          <table:table-cell table:style-name="ce2" office:value-type="float" office:value="-1050000" calcext:value-type="float">
            <text:p>-1,05E+06</text:p>
          </table:table-cell>
          <table:table-cell table:style-name="ce2" office:value-type="float" office:value="-768000" calcext:value-type="float">
            <text:p>-7,68E+05</text:p>
          </table:table-cell>
          <table:table-cell table:style-name="ce2" office:value-type="float" office:value="-534000" calcext:value-type="float">
            <text:p>-5,34E+05</text:p>
          </table:table-cell>
          <table:table-cell table:style-name="ce2" office:value-type="float" office:value="-344000" calcext:value-type="float">
            <text:p>-3,44E+05</text:p>
          </table:table-cell>
          <table:table-cell table:style-name="ce2" office:value-type="float" office:value="-198000" calcext:value-type="float">
            <text:p>-1,98E+05</text:p>
          </table:table-cell>
          <table:table-cell table:style-name="ce2" office:value-type="float" office:value="-93700" calcext:value-type="float">
            <text:p>-9,37E+04</text:p>
          </table:table-cell>
          <table:table-cell table:style-name="ce2" office:value-type="float" office:value="-30000" calcext:value-type="float">
            <text:p>-3,00E+04</text:p>
          </table:table-cell>
          <table:table-cell table:style-name="ce2" office:value-type="float" office:value="-2590" calcext:value-type="float">
            <text:p>-2,59E+0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Упругое крыло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-1720000" calcext:value-type="float">
            <text:p>-1,72E+06</text:p>
          </table:table-cell>
          <table:table-cell table:style-name="ce2" office:value-type="float" office:value="-1350000" calcext:value-type="float">
            <text:p>-1,35E+06</text:p>
          </table:table-cell>
          <table:table-cell table:style-name="ce2" office:value-type="float" office:value="-1020000" calcext:value-type="float">
            <text:p>-1,02E+06</text:p>
          </table:table-cell>
          <table:table-cell table:style-name="ce2" office:value-type="float" office:value="-745000" calcext:value-type="float">
            <text:p>-7,45E+05</text:p>
          </table:table-cell>
          <table:table-cell table:style-name="ce2" office:value-type="float" office:value="-516000" calcext:value-type="float">
            <text:p>-5,16E+05</text:p>
          </table:table-cell>
          <table:table-cell table:style-name="ce2" office:value-type="float" office:value="-332000" calcext:value-type="float">
            <text:p>-3,32E+05</text:p>
          </table:table-cell>
          <table:table-cell table:style-name="ce2" office:value-type="float" office:value="-190000" calcext:value-type="float">
            <text:p>-1,90E+05</text:p>
          </table:table-cell>
          <table:table-cell table:style-name="ce2" office:value-type="float" office:value="-90300" calcext:value-type="float">
            <text:p>-9,03E+04</text:p>
          </table:table-cell>
          <table:table-cell table:style-name="ce2" office:value-type="float" office:value="-29100" calcext:value-type="float">
            <text:p>-2,91E+04</text:p>
          </table:table-cell>
          <table:table-cell table:style-name="ce2" office:value-type="float" office:value="-2600" calcext:value-type="float">
            <text:p>-2,60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740000" calcext:value-type="float">
            <text:p>-1,74E+06</text:p>
          </table:table-cell>
          <table:table-cell table:style-name="ce2" office:value-type="float" office:value="-1370000" calcext:value-type="float">
            <text:p>-1,37E+06</text:p>
          </table:table-cell>
          <table:table-cell table:style-name="ce2" office:value-type="float" office:value="-1040000" calcext:value-type="float">
            <text:p>-1,04E+06</text:p>
          </table:table-cell>
          <table:table-cell table:style-name="ce2" office:value-type="float" office:value="-758000" calcext:value-type="float">
            <text:p>-7,58E+05</text:p>
          </table:table-cell>
          <table:table-cell table:style-name="ce2" office:value-type="float" office:value="-525000" calcext:value-type="float">
            <text:p>-5,25E+05</text:p>
          </table:table-cell>
          <table:table-cell table:style-name="ce2" office:value-type="float" office:value="-338000" calcext:value-type="float">
            <text:p>-3,38E+05</text:p>
          </table:table-cell>
          <table:table-cell table:style-name="ce2" office:value-type="float" office:value="-194000" calcext:value-type="float">
            <text:p>-1,94E+05</text:p>
          </table:table-cell>
          <table:table-cell table:style-name="ce2" office:value-type="float" office:value="-91800" calcext:value-type="float">
            <text:p>-9,18E+04</text:p>
          </table:table-cell>
          <table:table-cell table:style-name="ce2" office:value-type="float" office:value="-29500" calcext:value-type="float">
            <text:p>-2,95E+04</text:p>
          </table:table-cell>
          <table:table-cell table:style-name="ce2" office:value-type="float" office:value="-2620" calcext:value-type="float">
            <text:p>-2,62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2010000" calcext:value-type="float">
            <text:p>-2,01E+06</text:p>
          </table:table-cell>
          <table:table-cell table:style-name="ce2" office:value-type="float" office:value="-1610000" calcext:value-type="float">
            <text:p>-1,61E+06</text:p>
          </table:table-cell>
          <table:table-cell table:style-name="ce2" office:value-type="float" office:value="-1240000" calcext:value-type="float">
            <text:p>-1,24E+06</text:p>
          </table:table-cell>
          <table:table-cell table:style-name="ce2" office:value-type="float" office:value="-921000" calcext:value-type="float">
            <text:p>-9,21E+05</text:p>
          </table:table-cell>
          <table:table-cell table:style-name="ce2" office:value-type="float" office:value="-648000" calcext:value-type="float">
            <text:p>-6,48E+05</text:p>
          </table:table-cell>
          <table:table-cell table:style-name="ce2" office:value-type="float" office:value="-422000" calcext:value-type="float">
            <text:p>-4,22E+05</text:p>
          </table:table-cell>
          <table:table-cell table:style-name="ce2" office:value-type="float" office:value="-244000" calcext:value-type="float">
            <text:p>-2,44E+05</text:p>
          </table:table-cell>
          <table:table-cell table:style-name="ce2" office:value-type="float" office:value="-116000" calcext:value-type="float">
            <text:p>-1,16E+05</text:p>
          </table:table-cell>
          <table:table-cell table:style-name="ce2" office:value-type="float" office:value="-37200" calcext:value-type="float">
            <text:p>-3,72E+04</text:p>
          </table:table-cell>
          <table:table-cell table:style-name="ce2" office:value-type="float" office:value="-3170" calcext:value-type="float">
            <text:p>-3,17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2050000" calcext:value-type="float">
            <text:p>-2,05E+06</text:p>
          </table:table-cell>
          <table:table-cell table:style-name="ce2" office:value-type="float" office:value="-1640000" calcext:value-type="float">
            <text:p>-1,64E+06</text:p>
          </table:table-cell>
          <table:table-cell table:style-name="ce2" office:value-type="float" office:value="-1260000" calcext:value-type="float">
            <text:p>-1,26E+06</text:p>
          </table:table-cell>
          <table:table-cell table:style-name="ce2" office:value-type="float" office:value="-941000" calcext:value-type="float">
            <text:p>-9,41E+05</text:p>
          </table:table-cell>
          <table:table-cell table:style-name="ce2" office:value-type="float" office:value="-663000" calcext:value-type="float">
            <text:p>-6,63E+05</text:p>
          </table:table-cell>
          <table:table-cell table:style-name="ce2" office:value-type="float" office:value="-433000" calcext:value-type="float">
            <text:p>-4,33E+05</text:p>
          </table:table-cell>
          <table:table-cell table:style-name="ce2" office:value-type="float" office:value="-251000" calcext:value-type="float">
            <text:p>-2,51E+05</text:p>
          </table:table-cell>
          <table:table-cell table:style-name="ce2" office:value-type="float" office:value="-120000" calcext:value-type="float">
            <text:p>-1,20E+05</text:p>
          </table:table-cell>
          <table:table-cell table:style-name="ce2" office:value-type="float" office:value="-38300" calcext:value-type="float">
            <text:p>-3,83E+04</text:p>
          </table:table-cell>
          <table:table-cell table:style-name="ce2" office:value-type="float" office:value="-3260" calcext:value-type="float">
            <text:p>-3,26E+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float" office:value="-1880000" calcext:value-type="float">
            <text:p>-1,88E+06</text:p>
          </table:table-cell>
          <table:table-cell table:style-name="ce2" office:value-type="float" office:value="-1490000" calcext:value-type="float">
            <text:p>-1,49E+06</text:p>
          </table:table-cell>
          <table:table-cell table:style-name="ce2" office:value-type="float" office:value="-1140000" calcext:value-type="float">
            <text:p>-1,14E+06</text:p>
          </table:table-cell>
          <table:table-cell table:style-name="ce2" office:value-type="float" office:value="-842000" calcext:value-type="float">
            <text:p>-8,42E+05</text:p>
          </table:table-cell>
          <table:table-cell table:style-name="ce2" office:value-type="float" office:value="-590000" calcext:value-type="float">
            <text:p>-5,90E+05</text:p>
          </table:table-cell>
          <table:table-cell table:style-name="ce2" office:value-type="float" office:value="-383000" calcext:value-type="float">
            <text:p>-3,83E+05</text:p>
          </table:table-cell>
          <table:table-cell table:style-name="ce2" office:value-type="float" office:value="-222000" calcext:value-type="float">
            <text:p>-2,22E+05</text:p>
          </table:table-cell>
          <table:table-cell table:style-name="ce2" office:value-type="float" office:value="-106000" calcext:value-type="float">
            <text:p>-1,06E+05</text:p>
          </table:table-cell>
          <table:table-cell table:style-name="ce2" office:value-type="float" office:value="-34300" calcext:value-type="float">
            <text:p>-3,43E+04</text:p>
          </table:table-cell>
          <table:table-cell table:style-name="ce2" office:value-type="float" office:value="-3020" calcext:value-type="float">
            <text:p>-3,02E+03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Нагрузки Маневр+НВ (2 сл)" table:style-name="ta6">
        <table:table-column table:style-name="co3" table:number-columns-repeated="10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Маневр</text:p>
          </table:table-cell>
          <table:table-cell table:number-columns-repeated="1023"/>
        </table:table-row>
        <table:table-row table:style-name="ro1">
          <table:table-cell table:style-name="ce2" office:value-type="float" office:value="5080000" calcext:value-type="float">
            <text:p>5,08E+06</text:p>
          </table:table-cell>
          <table:table-cell table:style-name="ce2" office:value-type="float" office:value="3870000" calcext:value-type="float">
            <text:p>3,87E+06</text:p>
          </table:table-cell>
          <table:table-cell table:style-name="ce2" office:value-type="float" office:value="2860000" calcext:value-type="float">
            <text:p>2,86E+06</text:p>
          </table:table-cell>
          <table:table-cell table:style-name="ce2" office:value-type="float" office:value="2030000" calcext:value-type="float">
            <text:p>2,03E+06</text:p>
          </table:table-cell>
          <table:table-cell table:style-name="ce2" office:value-type="float" office:value="1370000" calcext:value-type="float">
            <text:p>1,37E+06</text:p>
          </table:table-cell>
          <table:table-cell table:style-name="ce2" office:value-type="float" office:value="855000" calcext:value-type="float">
            <text:p>8,55E+05</text:p>
          </table:table-cell>
          <table:table-cell table:style-name="ce2" office:value-type="float" office:value="478000" calcext:value-type="float">
            <text:p>4,78E+05</text:p>
          </table:table-cell>
          <table:table-cell table:style-name="ce2" office:value-type="float" office:value="222000" calcext:value-type="float">
            <text:p>2,22E+05</text:p>
          </table:table-cell>
          <table:table-cell table:style-name="ce2" office:value-type="float" office:value="71100" calcext:value-type="float">
            <text:p>7,11E+04</text:p>
          </table:table-cell>
          <table:table-cell table:style-name="ce2" office:value-type="float" office:value="6780" calcext:value-type="float">
            <text:p>6,78E+03</text:p>
          </table:table-cell>
          <table:table-cell table:number-columns-repeated="1014"/>
        </table:table-row>
        <table:table-row table:style-name="ro1">
          <table:table-cell table:style-name="ce2" office:value-type="float" office:value="-51700" calcext:value-type="float">
            <text:p>-5,17E+04</text:p>
          </table:table-cell>
          <table:table-cell table:style-name="ce2" office:value-type="float" office:value="-63000" calcext:value-type="float">
            <text:p>-6,30E+04</text:p>
          </table:table-cell>
          <table:table-cell table:style-name="ce2" office:value-type="float" office:value="39200" calcext:value-type="float">
            <text:p>3,92E+04</text:p>
          </table:table-cell>
          <table:table-cell table:style-name="ce2" office:value-type="float" office:value="30100" calcext:value-type="float">
            <text:p>3,01E+04</text:p>
          </table:table-cell>
          <table:table-cell table:style-name="ce2" office:value-type="float" office:value="22700" calcext:value-type="float">
            <text:p>2,27E+04</text:p>
          </table:table-cell>
          <table:table-cell table:style-name="ce2" office:value-type="float" office:value="16300" calcext:value-type="float">
            <text:p>1,63E+04</text:p>
          </table:table-cell>
          <table:table-cell table:style-name="ce2" office:value-type="float" office:value="11200" calcext:value-type="float">
            <text:p>1,12E+04</text:p>
          </table:table-cell>
          <table:table-cell table:style-name="ce2" office:value-type="float" office:value="7050" calcext:value-type="float">
            <text:p>7,05E+03</text:p>
          </table:table-cell>
          <table:table-cell table:style-name="ce2" office:value-type="float" office:value="3550" calcext:value-type="float">
            <text:p>3,55E+03</text:p>
          </table:table-cell>
          <table:table-cell table:style-name="ce2" office:value-type="float" office:value="824" calcext:value-type="float">
            <text:p>8,24E+02</text:p>
          </table:table-cell>
          <table:table-cell table:number-columns-repeated="1014"/>
        </table:table-row>
        <table:table-row table:style-name="ro1">
          <table:table-cell table:style-name="ce2" office:value-type="float" office:value="9160" calcext:value-type="float">
            <text:p>9,16E+03</text:p>
          </table:table-cell>
          <table:table-cell table:style-name="ce2" office:value-type="float" office:value="7620" calcext:value-type="float">
            <text:p>7,62E+03</text:p>
          </table:table-cell>
          <table:table-cell table:style-name="ce2" office:value-type="float" office:value="6290" calcext:value-type="float">
            <text:p>6,29E+03</text:p>
          </table:table-cell>
          <table:table-cell table:style-name="ce2" office:value-type="float" office:value="5100" calcext:value-type="float">
            <text:p>5,10E+03</text:p>
          </table:table-cell>
          <table:table-cell table:style-name="ce2" office:value-type="float" office:value="4030" calcext:value-type="float">
            <text:p>4,03E+03</text:p>
          </table:table-cell>
          <table:table-cell table:style-name="ce2" office:value-type="float" office:value="3050" calcext:value-type="float">
            <text:p>3,05E+03</text:p>
          </table:table-cell>
          <table:table-cell table:style-name="ce2" office:value-type="float" office:value="2160" calcext:value-type="float">
            <text:p>2,16E+03</text:p>
          </table:table-cell>
          <table:table-cell table:style-name="ce2" office:value-type="float" office:value="1380" calcext:value-type="float">
            <text:p>1,38E+03</text:p>
          </table:table-cell>
          <table:table-cell table:style-name="ce2" office:value-type="float" office:value="721" calcext:value-type="float">
            <text:p>7,21E+02</text:p>
          </table:table-cell>
          <table:table-cell table:style-name="ce2" office:value-type="float" office:value="188" calcext:value-type="float">
            <text:p>1,88E+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.В.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float" office:value="-2050000" calcext:value-type="float">
            <text:p>-2,05E+06</text:p>
          </table:table-cell>
          <table:table-cell table:style-name="ce2" office:value-type="float" office:value="-1640000" calcext:value-type="float">
            <text:p>-1,64E+06</text:p>
          </table:table-cell>
          <table:table-cell table:style-name="ce2" office:value-type="float" office:value="-1260000" calcext:value-type="float">
            <text:p>-1,26E+06</text:p>
          </table:table-cell>
          <table:table-cell table:style-name="ce2" office:value-type="float" office:value="-941000" calcext:value-type="float">
            <text:p>-9,41E+05</text:p>
          </table:table-cell>
          <table:table-cell table:style-name="ce2" office:value-type="float" office:value="-663000" calcext:value-type="float">
            <text:p>-6,63E+05</text:p>
          </table:table-cell>
          <table:table-cell table:style-name="ce2" office:value-type="float" office:value="-433000" calcext:value-type="float">
            <text:p>-4,33E+05</text:p>
          </table:table-cell>
          <table:table-cell table:style-name="ce2" office:value-type="float" office:value="-251000" calcext:value-type="float">
            <text:p>-2,51E+05</text:p>
          </table:table-cell>
          <table:table-cell table:style-name="ce2" office:value-type="float" office:value="-120000" calcext:value-type="float">
            <text:p>-1,20E+05</text:p>
          </table:table-cell>
          <table:table-cell table:style-name="ce2" office:value-type="float" office:value="-38300" calcext:value-type="float">
            <text:p>-3,83E+04</text:p>
          </table:table-cell>
          <table:table-cell table:style-name="ce2" office:value-type="float" office:value="-3260" calcext:value-type="float">
            <text:p>-3,26E+03</text:p>
          </table:table-cell>
          <table:table-cell table:number-columns-repeated="1014"/>
        </table:table-row>
        <table:table-row table:style-name="ro1">
          <table:table-cell table:style-name="ce2" office:value-type="float" office:value="-227000" calcext:value-type="float">
            <text:p>-2,27E+05</text:p>
          </table:table-cell>
          <table:table-cell table:style-name="ce2" office:value-type="float" office:value="-173000" calcext:value-type="float">
            <text:p>-1,73E+05</text:p>
          </table:table-cell>
          <table:table-cell table:style-name="ce2" office:value-type="float" office:value="-175000" calcext:value-type="float">
            <text:p>-1,75E+05</text:p>
          </table:table-cell>
          <table:table-cell table:style-name="ce2" office:value-type="float" office:value="-135000" calcext:value-type="float">
            <text:p>-1,35E+05</text:p>
          </table:table-cell>
          <table:table-cell table:style-name="ce2" office:value-type="float" office:value="-101000" calcext:value-type="float">
            <text:p>-1,01E+05</text:p>
          </table:table-cell>
          <table:table-cell table:style-name="ce2" office:value-type="float" office:value="-72200" calcext:value-type="float">
            <text:p>-7,22E+04</text:p>
          </table:table-cell>
          <table:table-cell table:style-name="ce2" office:value-type="float" office:value="-48700" calcext:value-type="float">
            <text:p>-4,87E+04</text:p>
          </table:table-cell>
          <table:table-cell table:style-name="ce2" office:value-type="float" office:value="-30000" calcext:value-type="float">
            <text:p>-3,00E+04</text:p>
          </table:table-cell>
          <table:table-cell table:style-name="ce2" office:value-type="float" office:value="-15400" calcext:value-type="float">
            <text:p>-1,54E+04</text:p>
          </table:table-cell>
          <table:table-cell table:style-name="ce2" office:value-type="float" office:value="-4260" calcext:value-type="float">
            <text:p>-4,26E+03</text:p>
          </table:table-cell>
          <table:table-cell table:number-columns-repeated="1014"/>
        </table:table-row>
        <table:table-row table:style-name="ro1">
          <table:table-cell table:style-name="ce2" office:value-type="float" office:value="-2960" calcext:value-type="float">
            <text:p>-2,96E+03</text:p>
          </table:table-cell>
          <table:table-cell table:style-name="ce2" office:value-type="float" office:value="-2680" calcext:value-type="float">
            <text:p>-2,68E+03</text:p>
          </table:table-cell>
          <table:table-cell table:style-name="ce2" office:value-type="float" office:value="-2380" calcext:value-type="float">
            <text:p>-2,38E+03</text:p>
          </table:table-cell>
          <table:table-cell table:style-name="ce2" office:value-type="float" office:value="-2070" calcext:value-type="float">
            <text:p>-2,07E+03</text:p>
          </table:table-cell>
          <table:table-cell table:style-name="ce2" office:value-type="float" office:value="-1750" calcext:value-type="float">
            <text:p>-1,75E+03</text:p>
          </table:table-cell>
          <table:table-cell table:style-name="ce2" office:value-type="float" office:value="-1420" calcext:value-type="float">
            <text:p>-1,42E+03</text:p>
          </table:table-cell>
          <table:table-cell table:style-name="ce2" office:value-type="float" office:value="-1080" calcext:value-type="float">
            <text:p>-1,08E+03</text:p>
          </table:table-cell>
          <table:table-cell table:style-name="ce2" office:value-type="float" office:value="-730" calcext:value-type="float">
            <text:p>-7,30E+02</text:p>
          </table:table-cell>
          <table:table-cell table:style-name="ce2" office:value-type="float" office:value="-395" calcext:value-type="float">
            <text:p>-3,95E+02</text:p>
          </table:table-cell>
          <table:table-cell table:style-name="ce2" office:value-type="float" office:value="-98.9" calcext:value-type="float">
            <text:p>-9,89E+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, м</text:p>
          </table:table-cell>
          <table:table-cell table:style-name="ce1" office:value-type="float" office:value="2.65" calcext:value-type="float">
            <text:p>2,65</text:p>
          </table:table-cell>
          <table:table-cell office:value-type="float" office:value="3.368" calcext:value-type="float">
            <text:p>3,368</text:p>
          </table:table-cell>
          <table:table-cell office:value-type="float" office:value="4.803" calcext:value-type="float">
            <text:p>4,803</text:p>
          </table:table-cell>
          <table:table-cell office:value-type="float" office:value="6.238" calcext:value-type="float">
            <text:p>6,238</text:p>
          </table:table-cell>
          <table:table-cell office:value-type="float" office:value="7.673" calcext:value-type="float">
            <text:p>7,673</text:p>
          </table:table-cell>
          <table:table-cell office:value-type="float" office:value="9.108" calcext:value-type="float">
            <text:p>9,108</text:p>
          </table:table-cell>
          <table:table-cell office:value-type="float" office:value="10.543" calcext:value-type="float">
            <text:p>10,543</text:p>
          </table:table-cell>
          <table:table-cell office:value-type="float" office:value="11.977" calcext:value-type="float">
            <text:p>11,977</text:p>
          </table:table-cell>
          <table:table-cell office:value-type="float" office:value="13.413" calcext:value-type="float">
            <text:p>13,413</text:p>
          </table:table-cell>
          <table:table-cell office:value-type="float" office:value="14.847" calcext:value-type="float">
            <text:p>14,847</text:p>
          </table:table-cell>
          <table:table-cell office:value-type="float" office:value="16.282" calcext:value-type="float">
            <text:p>16,282</text:p>
          </table:table-cell>
          <table:table-cell table:style-name="ce1" office:value-type="float" office:value="17" calcext:value-type="float">
            <text:p>17,00</text:p>
          </table:table-cell>
          <table:table-cell table:number-columns-repeated="1011"/>
        </table:table-row>
        <table:table-row table:style-name="ro1">
          <table:table-cell/>
          <table:table-cell table:style-name="ce4" table:formula="of:=[.C11]+([.C11]-[.D11])/2" office:value-type="float" office:value="73.905" calcext:value-type="float">
            <text:p>73,905</text:p>
          </table:table-cell>
          <table:table-cell table:style-name="ce4" table:formula="of:=[.A2]*0.00001*1.3" office:value-type="float" office:value="66.04" calcext:value-type="float">
            <text:p>66,040</text:p>
          </table:table-cell>
          <table:table-cell table:style-name="ce4" table:formula="of:=[.B2]*0.00001*1.3" office:value-type="float" office:value="50.31" calcext:value-type="float">
            <text:p>50,310</text:p>
          </table:table-cell>
          <table:table-cell table:style-name="ce4" table:formula="of:=[.C2]*0.00001*1.3" office:value-type="float" office:value="37.18" calcext:value-type="float">
            <text:p>37,180</text:p>
          </table:table-cell>
          <table:table-cell table:style-name="ce4" table:formula="of:=[.D2]*0.00001*1.3" office:value-type="float" office:value="26.39" calcext:value-type="float">
            <text:p>26,390</text:p>
          </table:table-cell>
          <table:table-cell table:style-name="ce4" table:formula="of:=[.E2]*0.00001*1.3" office:value-type="float" office:value="17.81" calcext:value-type="float">
            <text:p>17,810</text:p>
          </table:table-cell>
          <table:table-cell table:style-name="ce4" table:formula="of:=[.F2]*0.00001*1.3" office:value-type="float" office:value="11.115" calcext:value-type="float">
            <text:p>11,115</text:p>
          </table:table-cell>
          <table:table-cell table:style-name="ce4" table:formula="of:=[.G2]*0.00001*1.3" office:value-type="float" office:value="6.214" calcext:value-type="float">
            <text:p>6,214</text:p>
          </table:table-cell>
          <table:table-cell table:style-name="ce4" table:formula="of:=[.H2]*0.00001*1.3" office:value-type="float" office:value="2.886" calcext:value-type="float">
            <text:p>2,886</text:p>
          </table:table-cell>
          <table:table-cell table:style-name="ce4" table:formula="of:=[.I2]*0.00001*1.3" office:value-type="float" office:value="0.9243" calcext:value-type="float">
            <text:p>0,924</text:p>
          </table:table-cell>
          <table:table-cell table:style-name="ce4" table:formula="of:=[.J2]*0.00001*1.3" office:value-type="float" office:value="0.08814" calcext:value-type="float">
            <text:p>0,088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1011"/>
        </table:table-row>
        <table:table-row table:style-name="ro1">
          <table:table-cell/>
          <table:table-cell table:style-name="ce4" table:formula="of:=[.C12]+([.C12]-[.D12])/2" office:value-type="float" office:value="-0.59865" calcext:value-type="float">
            <text:p>-0,599</text:p>
          </table:table-cell>
          <table:table-cell table:style-name="ce4" table:formula="of:=[.A3]*0.00001*1.3" office:value-type="float" office:value="-0.6721" calcext:value-type="float">
            <text:p>-0,672</text:p>
          </table:table-cell>
          <table:table-cell table:style-name="ce4" table:formula="of:=[.B3]*0.00001*1.3" office:value-type="float" office:value="-0.819" calcext:value-type="float">
            <text:p>-0,819</text:p>
          </table:table-cell>
          <table:table-cell table:style-name="ce4" table:formula="of:=[.C3]*0.00001*1.3" office:value-type="float" office:value="0.5096" calcext:value-type="float">
            <text:p>0,510</text:p>
          </table:table-cell>
          <table:table-cell table:style-name="ce4" table:formula="of:=[.D3]*0.00001*1.3" office:value-type="float" office:value="0.3913" calcext:value-type="float">
            <text:p>0,391</text:p>
          </table:table-cell>
          <table:table-cell table:style-name="ce4" table:formula="of:=[.E3]*0.00001*1.3" office:value-type="float" office:value="0.2951" calcext:value-type="float">
            <text:p>0,295</text:p>
          </table:table-cell>
          <table:table-cell table:style-name="ce4" table:formula="of:=[.F3]*0.00001*1.3" office:value-type="float" office:value="0.2119" calcext:value-type="float">
            <text:p>0,212</text:p>
          </table:table-cell>
          <table:table-cell table:style-name="ce4" table:formula="of:=[.G3]*0.00001*1.3" office:value-type="float" office:value="0.1456" calcext:value-type="float">
            <text:p>0,146</text:p>
          </table:table-cell>
          <table:table-cell table:style-name="ce4" table:formula="of:=[.H3]*0.00001*1.3" office:value-type="float" office:value="0.09165" calcext:value-type="float">
            <text:p>0,092</text:p>
          </table:table-cell>
          <table:table-cell table:style-name="ce4" table:formula="of:=[.I3]*0.00001*1.3" office:value-type="float" office:value="0.04615" calcext:value-type="float">
            <text:p>0,046</text:p>
          </table:table-cell>
          <table:table-cell table:style-name="ce4" table:formula="of:=[.J3]*0.00001*1.3" office:value-type="float" office:value="0.010712" calcext:value-type="float">
            <text:p>0,011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1011"/>
        </table:table-row>
        <table:table-row table:style-name="ro1">
          <table:table-cell/>
          <table:table-cell table:style-name="ce4" table:formula="of:=[.C13]+([.C13]-[.D13])/2" office:value-type="float" office:value="12.909" calcext:value-type="float">
            <text:p>12,909</text:p>
          </table:table-cell>
          <table:table-cell table:style-name="ce4" table:formula="of:=[.A4]*0.001*1.3" office:value-type="float" office:value="11.908" calcext:value-type="float">
            <text:p>11,908</text:p>
          </table:table-cell>
          <table:table-cell table:style-name="ce4" table:formula="of:=[.B4]*0.001*1.3" office:value-type="float" office:value="9.906" calcext:value-type="float">
            <text:p>9,906</text:p>
          </table:table-cell>
          <table:table-cell table:style-name="ce4" table:formula="of:=[.C4]*0.001*1.3" office:value-type="float" office:value="8.177" calcext:value-type="float">
            <text:p>8,177</text:p>
          </table:table-cell>
          <table:table-cell table:style-name="ce4" table:formula="of:=[.D4]*0.001*1.3" office:value-type="float" office:value="6.63" calcext:value-type="float">
            <text:p>6,630</text:p>
          </table:table-cell>
          <table:table-cell table:style-name="ce4" table:formula="of:=[.E4]*0.001*1.3" office:value-type="float" office:value="5.239" calcext:value-type="float">
            <text:p>5,239</text:p>
          </table:table-cell>
          <table:table-cell table:style-name="ce4" table:formula="of:=[.F4]*0.001*1.3" office:value-type="float" office:value="3.965" calcext:value-type="float">
            <text:p>3,965</text:p>
          </table:table-cell>
          <table:table-cell table:style-name="ce4" table:formula="of:=[.G4]*0.001*1.3" office:value-type="float" office:value="2.808" calcext:value-type="float">
            <text:p>2,808</text:p>
          </table:table-cell>
          <table:table-cell table:style-name="ce4" table:formula="of:=[.H4]*0.001*1.3" office:value-type="float" office:value="1.794" calcext:value-type="float">
            <text:p>1,794</text:p>
          </table:table-cell>
          <table:table-cell table:style-name="ce4" table:formula="of:=[.I4]*0.001*1.3" office:value-type="float" office:value="0.9373" calcext:value-type="float">
            <text:p>0,937</text:p>
          </table:table-cell>
          <table:table-cell table:style-name="ce4" table:formula="of:=[.J4]*0.001*1.3" office:value-type="float" office:value="0.2444" calcext:value-type="float">
            <text:p>0,244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formula="of:=[.C15]+([.C15]-[.D15])/2" office:value-type="float" office:value="-29.315" calcext:value-type="float">
            <text:p>-29,315</text:p>
          </table:table-cell>
          <table:table-cell table:style-name="ce4" table:formula="of:=[.A6]*0.00001*1.3" office:value-type="float" office:value="-26.65" calcext:value-type="float">
            <text:p>-26,650</text:p>
          </table:table-cell>
          <table:table-cell table:style-name="ce4" table:formula="of:=[.B6]*0.00001*1.3" office:value-type="float" office:value="-21.32" calcext:value-type="float">
            <text:p>-21,320</text:p>
          </table:table-cell>
          <table:table-cell table:style-name="ce4" table:formula="of:=[.C6]*0.00001*1.3" office:value-type="float" office:value="-16.38" calcext:value-type="float">
            <text:p>-16,380</text:p>
          </table:table-cell>
          <table:table-cell table:style-name="ce4" table:formula="of:=[.D6]*0.00001*1.3" office:value-type="float" office:value="-12.233" calcext:value-type="float">
            <text:p>-12,233</text:p>
          </table:table-cell>
          <table:table-cell table:style-name="ce4" table:formula="of:=[.E6]*0.00001*1.3" office:value-type="float" office:value="-8.619" calcext:value-type="float">
            <text:p>-8,619</text:p>
          </table:table-cell>
          <table:table-cell table:style-name="ce4" table:formula="of:=[.F6]*0.00001*1.3" office:value-type="float" office:value="-5.629" calcext:value-type="float">
            <text:p>-5,629</text:p>
          </table:table-cell>
          <table:table-cell table:style-name="ce4" table:formula="of:=[.G6]*0.00001*1.3" office:value-type="float" office:value="-3.263" calcext:value-type="float">
            <text:p>-3,263</text:p>
          </table:table-cell>
          <table:table-cell table:style-name="ce4" table:formula="of:=[.H6]*0.00001*1.3" office:value-type="float" office:value="-1.56" calcext:value-type="float">
            <text:p>-1,560</text:p>
          </table:table-cell>
          <table:table-cell table:style-name="ce4" table:formula="of:=[.I6]*0.00001*1.3" office:value-type="float" office:value="-0.4979" calcext:value-type="float">
            <text:p>-0,498</text:p>
          </table:table-cell>
          <table:table-cell table:style-name="ce4" table:formula="of:=[.J6]*0.00001*1.3" office:value-type="float" office:value="-0.04238" calcext:value-type="float">
            <text:p>-0,042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1011"/>
        </table:table-row>
        <table:table-row table:style-name="ro1">
          <table:table-cell/>
          <table:table-cell table:style-name="ce4" table:formula="of:=[.C16]+([.C16]-[.D16])/2" office:value-type="float" office:value="-3.302" calcext:value-type="float">
            <text:p>-3,302</text:p>
          </table:table-cell>
          <table:table-cell table:style-name="ce4" table:formula="of:=[.A7]*0.00001*1.3" office:value-type="float" office:value="-2.951" calcext:value-type="float">
            <text:p>-2,951</text:p>
          </table:table-cell>
          <table:table-cell table:style-name="ce4" table:formula="of:=[.B7]*0.00001*1.3" office:value-type="float" office:value="-2.249" calcext:value-type="float">
            <text:p>-2,249</text:p>
          </table:table-cell>
          <table:table-cell table:style-name="ce4" table:formula="of:=[.C7]*0.00001*1.3" office:value-type="float" office:value="-2.275" calcext:value-type="float">
            <text:p>-2,275</text:p>
          </table:table-cell>
          <table:table-cell table:style-name="ce4" table:formula="of:=[.D7]*0.00001*1.3" office:value-type="float" office:value="-1.755" calcext:value-type="float">
            <text:p>-1,755</text:p>
          </table:table-cell>
          <table:table-cell table:style-name="ce4" table:formula="of:=[.E7]*0.00001*1.3" office:value-type="float" office:value="-1.313" calcext:value-type="float">
            <text:p>-1,313</text:p>
          </table:table-cell>
          <table:table-cell table:style-name="ce4" table:formula="of:=[.F7]*0.00001*1.3" office:value-type="float" office:value="-0.9386" calcext:value-type="float">
            <text:p>-0,939</text:p>
          </table:table-cell>
          <table:table-cell table:style-name="ce4" table:formula="of:=[.G7]*0.00001*1.3" office:value-type="float" office:value="-0.6331" calcext:value-type="float">
            <text:p>-0,633</text:p>
          </table:table-cell>
          <table:table-cell table:style-name="ce4" table:formula="of:=[.H7]*0.00001*1.3" office:value-type="float" office:value="-0.39" calcext:value-type="float">
            <text:p>-0,390</text:p>
          </table:table-cell>
          <table:table-cell table:style-name="ce4" table:formula="of:=[.I7]*0.00001*1.3" office:value-type="float" office:value="-0.2002" calcext:value-type="float">
            <text:p>-0,200</text:p>
          </table:table-cell>
          <table:table-cell table:style-name="ce4" table:formula="of:=[.J7]*0.00001*1.3" office:value-type="float" office:value="-0.05538" calcext:value-type="float">
            <text:p>-0,055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1011"/>
        </table:table-row>
        <table:table-row table:style-name="ro1">
          <table:table-cell/>
          <table:table-cell table:style-name="ce4" table:formula="of:=[.C17]+([.C17]-[.D17])/2" office:value-type="float" office:value="-4.03" calcext:value-type="float">
            <text:p>-4,030</text:p>
          </table:table-cell>
          <table:table-cell table:style-name="ce4" table:formula="of:=[.A8]*0.001*1.3" office:value-type="float" office:value="-3.848" calcext:value-type="float">
            <text:p>-3,848</text:p>
          </table:table-cell>
          <table:table-cell table:style-name="ce4" table:formula="of:=[.B8]*0.001*1.3" office:value-type="float" office:value="-3.484" calcext:value-type="float">
            <text:p>-3,484</text:p>
          </table:table-cell>
          <table:table-cell table:style-name="ce4" table:formula="of:=[.C8]*0.001*1.3" office:value-type="float" office:value="-3.094" calcext:value-type="float">
            <text:p>-3,094</text:p>
          </table:table-cell>
          <table:table-cell table:style-name="ce4" table:formula="of:=[.D8]*0.001*1.3" office:value-type="float" office:value="-2.691" calcext:value-type="float">
            <text:p>-2,691</text:p>
          </table:table-cell>
          <table:table-cell table:style-name="ce4" table:formula="of:=[.E8]*0.001*1.3" office:value-type="float" office:value="-2.275" calcext:value-type="float">
            <text:p>-2,275</text:p>
          </table:table-cell>
          <table:table-cell table:style-name="ce4" table:formula="of:=[.F8]*0.001*1.3" office:value-type="float" office:value="-1.846" calcext:value-type="float">
            <text:p>-1,846</text:p>
          </table:table-cell>
          <table:table-cell table:style-name="ce4" table:formula="of:=[.G8]*0.001*1.3" office:value-type="float" office:value="-1.404" calcext:value-type="float">
            <text:p>-1,404</text:p>
          </table:table-cell>
          <table:table-cell table:style-name="ce4" table:formula="of:=[.H8]*0.001*1.3" office:value-type="float" office:value="-0.949" calcext:value-type="float">
            <text:p>-0,949</text:p>
          </table:table-cell>
          <table:table-cell table:style-name="ce4" table:formula="of:=[.I8]*0.001*1.3" office:value-type="float" office:value="-0.5135" calcext:value-type="float">
            <text:p>-0,514</text:p>
            <draw:line table:end-cell-address="'Нагрузки Маневр+НВ (2 сл)'.K62" table:end-x="0.101cm" table:end-y="0.239cm" draw:z-index="3" draw:name="Line 5" draw:style-name="gr4" draw:text-style-name="P2" svg:x1="0.101cm" svg:y1="0.266cm" svg:x2="0.075cm" svg:y2="20.427cm">
              <text:p/>
            </draw:line>
          </table:table-cell>
          <table:table-cell table:style-name="ce4" table:formula="of:=[.J8]*0.001*1.3" office:value-type="float" office:value="-0.12857" calcext:value-type="float">
            <text:p>-0,129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1011"/>
        </table:table-row>
        <table:table-row table:style-name="ro1">
          <table:table-cell>
            <draw:line table:end-cell-address="'Нагрузки Маневр+НВ (2 сл)'.B63" table:end-x="0.075cm" table:end-y="0.318cm" draw:z-index="2" draw:name="Line 4" draw:style-name="gr4" draw:text-style-name="P2" svg:x1="1.951cm" svg:y1="0.345cm" svg:x2="1.741cm" svg:y2="20.506cm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g table:end-cell-address="'Нагрузки Маневр+НВ (2 сл)'.J39" table:end-x="1.768cm" table:end-y="0.212cm" draw:z-index="6" draw:name="Группа 2">
              <draw:frame draw:name="Диаграмма 1" draw:style-name="gr2" draw:text-style-name="P2" svg:width="17.049cm" svg:height="8.704cm" svg:x="1.61cm" svg:y="0.001cm">
                <draw:object xlink:href="./Object 13" xlink:type="simple" xlink:show="embed" xlink:actuate="onLoad"/>
                <draw:image xlink:href="./ObjectReplacements/Object 13" xlink:type="simple" xlink:show="embed" xlink:actuate="onLoad"/>
              </draw:frame>
              <draw:custom-shape draw:name="Надпись 2" draw:style-name="gr5" draw:text-style-name="P2" svg:width="4.702cm" svg:height="1.19cm" svg:x="10.176cm" svg:y="2.33cm">
                <text:p text:style-name="P4"><text:span text:style-name="T3">Сл. 2, <text:s/></text:span></text:p>
                <text:p text:style-name="P4"><text:span text:style-name="T3">Сл. 4, <text:s/>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Надпись 2" draw:style-name="gr5" draw:text-style-name="P2" svg:width="4.702cm" svg:height="1.19cm" svg:x="10.176cm" svg:y="2.33cm">
                <text:p text:style-name="P4"><text:span text:style-name="T3">Сл. 2, <text:s/></text:span><text:span text:style-name="T4">𝑛_(max⁡(а))^э=3.42</text:span></text:p>
                <text:p text:style-name="P4"><text:span text:style-name="T3">Сл. 4, <text:s/></text:span><text:span text:style-name="T4">𝑛_(m𝑖n⁡(а))^э=−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>
            <draw:custom-shape table:end-cell-address="'Нагрузки Маневр+НВ (2 сл)'.P30" table:end-x="0.224cm" table:end-y="0.102cm" draw:z-index="4" draw:name="TextBox 1" draw:style-name="gr6" draw:text-style-name="P2" svg:width="2.539cm" svg:height="2.057cm" svg:x="1.107cm" svg:y="0.293cm">
              <text:p text:style-name="P5"><text:span text:style-name="T5">"Место для формулы."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>
            <draw:custom-shape table:end-cell-address="'Нагрузки Маневр+НВ (2 сл)'.P34" table:end-x="1.233cm" table:end-y="0.186cm" draw:z-index="5" draw:name="Надпись 2" draw:style-name="gr5" draw:text-style-name="P2" svg:width="4.58cm" svg:height="1.561cm" svg:x="0.075cm" svg:y="0.425cm">
              <text:p text:style-name="P4"><text:span text:style-name="T3">Сл. 2, <text:s/></text:span><text:span text:style-name="T4">𝑛_(max⁡(а))^э=3.42</text:span></text:p>
              <text:p text:style-name="P4"><text:span text:style-name="T3">Сл. 4, <text:s/></text:span><text:span text:style-name="T4">𝑛_(m𝑖n⁡(а))^э=−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Нагрузки Маневр+НВ (2 сл)'.J58" table:end-x="1.74cm" table:end-y="0.371cm" draw:z-index="0" draw:name="Диаграмма 2" draw:style-name="gr2" draw:text-style-name="P2" svg:width="16.916cm" svg:height="7.911cm" svg:x="1.715cm" svg:y="0.107cm">
              <draw:object draw:notify-on-update-of-ranges="'Нагрузки Маневр+НВ (2 сл)'.B12:'Нагрузки Маневр+НВ (2 сл)'.M12 'Нагрузки Маневр+НВ (2 сл)'.B10:'Нагрузки Маневр+НВ (2 сл)'.M10 'Нагрузки Маневр+НВ (2 сл)'.B16:'Нагрузки Маневр+НВ (2 сл)'.M16 'Нагрузки Маневр+НВ (2 сл)'.B10:'Нагрузки Маневр+НВ (2 сл)'.M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>
            <draw:frame table:end-cell-address="'Нагрузки Маневр+НВ (2 сл)'.K78" table:end-x="0.074cm" table:end-y="0.133cm" draw:z-index="1" draw:name="Диаграмма 3" draw:style-name="gr2" draw:text-style-name="P2" svg:width="16.89cm" svg:height="7.937cm" svg:x="0.075cm" svg:y="0.293cm">
              <draw:object draw:notify-on-update-of-ranges="'Нагрузки Маневр+НВ (2 сл)'.B13:'Нагрузки Маневр+НВ (2 сл)'.M13 'Нагрузки Маневр+НВ (2 сл)'.B10:'Нагрузки Маневр+НВ (2 сл)'.M10 'Нагрузки Маневр+НВ (2 сл)'.B17:'Нагрузки Маневр+НВ (2 сл)'.M17 'Нагрузки Маневр+НВ (2 сл)'.B10:'Нагрузки Маневр+НВ (2 сл)'.M1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Нагрузки Целвого варианта 1 сл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Маневр</text:p>
          </table:table-cell>
          <table:table-cell table:number-columns-repeated="1023"/>
        </table:table-row>
        <table:table-row table:style-name="ro1">
          <table:table-cell table:style-name="ce2" office:value-type="float" office:value="6030000" calcext:value-type="float">
            <text:p>6,03E+06</text:p>
          </table:table-cell>
          <table:table-cell table:style-name="ce2" office:value-type="float" office:value="4700000" calcext:value-type="float">
            <text:p>4,70E+06</text:p>
          </table:table-cell>
          <table:table-cell table:style-name="ce2" office:value-type="float" office:value="3550000" calcext:value-type="float">
            <text:p>3,55E+06</text:p>
          </table:table-cell>
          <table:table-cell table:style-name="ce2" office:value-type="float" office:value="2590000" calcext:value-type="float">
            <text:p>2,59E+06</text:p>
          </table:table-cell>
          <table:table-cell table:style-name="ce2" office:value-type="float" office:value="1790000" calcext:value-type="float">
            <text:p>1,79E+06</text:p>
          </table:table-cell>
          <table:table-cell table:style-name="ce2" office:value-type="float" office:value="1140000" calcext:value-type="float">
            <text:p>1,14E+06</text:p>
          </table:table-cell>
          <table:table-cell table:style-name="ce2" office:value-type="float" office:value="642000" calcext:value-type="float">
            <text:p>6,42E+05</text:p>
          </table:table-cell>
          <table:table-cell table:style-name="ce2" office:value-type="float" office:value="299000" calcext:value-type="float">
            <text:p>2,99E+05</text:p>
          </table:table-cell>
          <table:table-cell table:style-name="ce2" office:value-type="float" office:value="95600" calcext:value-type="float">
            <text:p>9,56E+04</text:p>
          </table:table-cell>
          <table:table-cell table:style-name="ce2" office:value-type="float" office:value="9160" calcext:value-type="float">
            <text:p>9,16E+03</text:p>
          </table:table-cell>
          <table:table-cell table:number-columns-repeated="1014"/>
        </table:table-row>
        <table:table-row table:style-name="ro1">
          <table:table-cell table:style-name="ce2" office:value-type="float" office:value="-31900" calcext:value-type="float">
            <text:p>-3,19E+04</text:p>
          </table:table-cell>
          <table:table-cell table:style-name="ce2" office:value-type="float" office:value="-55400" calcext:value-type="float">
            <text:p>-5,54E+04</text:p>
          </table:table-cell>
          <table:table-cell table:style-name="ce2" office:value-type="float" office:value="62900" calcext:value-type="float">
            <text:p>6,29E+04</text:p>
          </table:table-cell>
          <table:table-cell table:style-name="ce2" office:value-type="float" office:value="46900" calcext:value-type="float">
            <text:p>4,69E+04</text:p>
          </table:table-cell>
          <table:table-cell table:style-name="ce2" office:value-type="float" office:value="33500" calcext:value-type="float">
            <text:p>3,35E+04</text:p>
          </table:table-cell>
          <table:table-cell table:style-name="ce2" office:value-type="float" office:value="21700" calcext:value-type="float">
            <text:p>2,17E+04</text:p>
          </table:table-cell>
          <table:table-cell table:style-name="ce2" office:value-type="float" office:value="13600" calcext:value-type="float">
            <text:p>1,36E+04</text:p>
          </table:table-cell>
          <table:table-cell table:style-name="ce2" office:value-type="float" office:value="8520" calcext:value-type="float">
            <text:p>8,52E+03</text:p>
          </table:table-cell>
          <table:table-cell table:style-name="ce2" office:value-type="float" office:value="4290" calcext:value-type="float">
            <text:p>4,29E+03</text:p>
          </table:table-cell>
          <table:table-cell table:style-name="ce2" office:value-type="float" office:value="999" calcext:value-type="float">
            <text:p>9,99E+02</text:p>
          </table:table-cell>
          <table:table-cell table:number-columns-repeated="1014"/>
        </table:table-row>
        <table:table-row table:style-name="ro1">
          <table:table-cell table:style-name="ce2" office:value-type="float" office:value="9980" calcext:value-type="float">
            <text:p>9,98E+03</text:p>
          </table:table-cell>
          <table:table-cell table:style-name="ce2" office:value-type="float" office:value="8520" calcext:value-type="float">
            <text:p>8,52E+03</text:p>
          </table:table-cell>
          <table:table-cell table:style-name="ce2" office:value-type="float" office:value="7240" calcext:value-type="float">
            <text:p>7,24E+03</text:p>
          </table:table-cell>
          <table:table-cell table:style-name="ce2" office:value-type="float" office:value="6050" calcext:value-type="float">
            <text:p>6,05E+03</text:p>
          </table:table-cell>
          <table:table-cell table:style-name="ce2" office:value-type="float" office:value="4960" calcext:value-type="float">
            <text:p>4,96E+03</text:p>
          </table:table-cell>
          <table:table-cell table:style-name="ce2" office:value-type="float" office:value="3950" calcext:value-type="float">
            <text:p>3,95E+03</text:p>
          </table:table-cell>
          <table:table-cell table:style-name="ce2" office:value-type="float" office:value="2900" calcext:value-type="float">
            <text:p>2,90E+03</text:p>
          </table:table-cell>
          <table:table-cell table:style-name="ce2" office:value-type="float" office:value="1860" calcext:value-type="float">
            <text:p>1,86E+03</text:p>
          </table:table-cell>
          <table:table-cell table:style-name="ce2" office:value-type="float" office:value="967" calcext:value-type="float">
            <text:p>9,67E+02</text:p>
          </table:table-cell>
          <table:table-cell table:style-name="ce2" office:value-type="float" office:value="254" calcext:value-type="float">
            <text:p>2,54E+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.В.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float" office:value="4030000" calcext:value-type="float">
            <text:p>4,03E+06</text:p>
          </table:table-cell>
          <table:table-cell table:style-name="ce2" office:value-type="float" office:value="3100000" calcext:value-type="float">
            <text:p>3,10E+06</text:p>
          </table:table-cell>
          <table:table-cell table:style-name="ce2" office:value-type="float" office:value="2320000" calcext:value-type="float">
            <text:p>2,32E+06</text:p>
          </table:table-cell>
          <table:table-cell table:style-name="ce2" office:value-type="float" office:value="1660000" calcext:value-type="float">
            <text:p>1,66E+06</text:p>
          </table:table-cell>
          <table:table-cell table:style-name="ce2" office:value-type="float" office:value="1130000" calcext:value-type="float">
            <text:p>1,13E+06</text:p>
          </table:table-cell>
          <table:table-cell table:style-name="ce2" office:value-type="float" office:value="711000" calcext:value-type="float">
            <text:p>7,11E+05</text:p>
          </table:table-cell>
          <table:table-cell table:style-name="ce2" office:value-type="float" office:value="399000" calcext:value-type="float">
            <text:p>3,99E+05</text:p>
          </table:table-cell>
          <table:table-cell table:style-name="ce2" office:value-type="float" office:value="186000" calcext:value-type="float">
            <text:p>1,86E+05</text:p>
          </table:table-cell>
          <table:table-cell table:style-name="ce2" office:value-type="float" office:value="59300" calcext:value-type="float">
            <text:p>5,93E+04</text:p>
          </table:table-cell>
          <table:table-cell table:style-name="ce2" office:value-type="float" office:value="5670" calcext:value-type="float">
            <text:p>5,67E+03</text:p>
          </table:table-cell>
          <table:table-cell table:number-columns-repeated="1014"/>
        </table:table-row>
        <table:table-row table:style-name="ro1">
          <table:table-cell table:style-name="ce2" office:value-type="float" office:value="-75700" calcext:value-type="float">
            <text:p>-7,57E+04</text:p>
          </table:table-cell>
          <table:table-cell table:style-name="ce2" office:value-type="float" office:value="-76800" calcext:value-type="float">
            <text:p>-7,68E+04</text:p>
          </table:table-cell>
          <table:table-cell table:style-name="ce2" office:value-type="float" office:value="11900" calcext:value-type="float">
            <text:p>1,19E+04</text:p>
          </table:table-cell>
          <table:table-cell table:style-name="ce2" office:value-type="float" office:value="10100" calcext:value-type="float">
            <text:p>1,01E+04</text:p>
          </table:table-cell>
          <table:table-cell table:style-name="ce2" office:value-type="float" office:value="8280" calcext:value-type="float">
            <text:p>8,28E+03</text:p>
          </table:table-cell>
          <table:table-cell table:style-name="ce2" office:value-type="float" office:value="6400" calcext:value-type="float">
            <text:p>6,40E+03</text:p>
          </table:table-cell>
          <table:table-cell table:style-name="ce2" office:value-type="float" office:value="4770" calcext:value-type="float">
            <text:p>4,77E+03</text:p>
          </table:table-cell>
          <table:table-cell table:style-name="ce2" office:value-type="float" office:value="3220" calcext:value-type="float">
            <text:p>3,22E+03</text:p>
          </table:table-cell>
          <table:table-cell table:style-name="ce2" office:value-type="float" office:value="1640" calcext:value-type="float">
            <text:p>1,64E+03</text:p>
          </table:table-cell>
          <table:table-cell table:style-name="ce2" office:value-type="float" office:value="292" calcext:value-type="float">
            <text:p>2,92E+02</text:p>
          </table:table-cell>
          <table:table-cell table:number-columns-repeated="1014"/>
        </table:table-row>
        <table:table-row table:style-name="ro1">
          <table:table-cell table:style-name="ce2" office:value-type="float" office:value="6960" calcext:value-type="float">
            <text:p>6,96E+03</text:p>
          </table:table-cell>
          <table:table-cell table:style-name="ce2" office:value-type="float" office:value="5880" calcext:value-type="float">
            <text:p>5,88E+03</text:p>
          </table:table-cell>
          <table:table-cell table:style-name="ce2" office:value-type="float" office:value="4940" calcext:value-type="float">
            <text:p>4,94E+03</text:p>
          </table:table-cell>
          <table:table-cell table:style-name="ce2" office:value-type="float" office:value="4070" calcext:value-type="float">
            <text:p>4,07E+03</text:p>
          </table:table-cell>
          <table:table-cell table:style-name="ce2" office:value-type="float" office:value="3270" calcext:value-type="float">
            <text:p>3,27E+03</text:p>
          </table:table-cell>
          <table:table-cell table:style-name="ce2" office:value-type="float" office:value="2510" calcext:value-type="float">
            <text:p>2,51E+03</text:p>
          </table:table-cell>
          <table:table-cell table:style-name="ce2" office:value-type="float" office:value="1790" calcext:value-type="float">
            <text:p>1,79E+03</text:p>
          </table:table-cell>
          <table:table-cell table:style-name="ce2" office:value-type="float" office:value="1150" calcext:value-type="float">
            <text:p>1,15E+03</text:p>
          </table:table-cell>
          <table:table-cell table:style-name="ce2" office:value-type="float" office:value="602" calcext:value-type="float">
            <text:p>6,02E+02</text:p>
          </table:table-cell>
          <table:table-cell table:style-name="ce2" office:value-type="float" office:value="157" calcext:value-type="float">
            <text:p>1,57E+0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, м</text:p>
          </table:table-cell>
          <table:table-cell table:style-name="ce1" office:value-type="float" office:value="2.65" calcext:value-type="float">
            <text:p>2,65</text:p>
          </table:table-cell>
          <table:table-cell office:value-type="float" office:value="3.368" calcext:value-type="float">
            <text:p>3,368</text:p>
          </table:table-cell>
          <table:table-cell office:value-type="float" office:value="4.803" calcext:value-type="float">
            <text:p>4,803</text:p>
          </table:table-cell>
          <table:table-cell office:value-type="float" office:value="6.238" calcext:value-type="float">
            <text:p>6,238</text:p>
          </table:table-cell>
          <table:table-cell office:value-type="float" office:value="7.673" calcext:value-type="float">
            <text:p>7,673</text:p>
          </table:table-cell>
          <table:table-cell office:value-type="float" office:value="9.108" calcext:value-type="float">
            <text:p>9,108</text:p>
          </table:table-cell>
          <table:table-cell office:value-type="float" office:value="10.543" calcext:value-type="float">
            <text:p>10,543</text:p>
          </table:table-cell>
          <table:table-cell office:value-type="float" office:value="11.977" calcext:value-type="float">
            <text:p>11,977</text:p>
          </table:table-cell>
          <table:table-cell office:value-type="float" office:value="13.413" calcext:value-type="float">
            <text:p>13,413</text:p>
          </table:table-cell>
          <table:table-cell office:value-type="float" office:value="14.847" calcext:value-type="float">
            <text:p>14,847</text:p>
          </table:table-cell>
          <table:table-cell office:value-type="float" office:value="16.282" calcext:value-type="float">
            <text:p>16,282</text:p>
          </table:table-cell>
          <table:table-cell table:style-name="ce1" office:value-type="float" office:value="17" calcext:value-type="float">
            <text:p>17,00</text:p>
          </table:table-cell>
          <table:table-cell table:number-columns-repeated="2"/>
          <table:table-cell table:number-matrix-columns-spanned="2" table:number-matrix-rows-spanned="25" table:formula="of:=TRANSPOSE([.B10:.M11])" office:value-type="float" office:value="2.65" calcext:value-type="float">
            <text:p>2,65</text:p>
          </table:table-cell>
          <table:table-cell office:value-type="float" office:value="87.035" calcext:value-type="float">
            <text:p>87,035</text:p>
          </table:table-cell>
          <table:table-cell table:number-columns-repeated="1007"/>
        </table:table-row>
        <table:table-row table:style-name="ro1">
          <table:table-cell/>
          <table:table-cell table:style-name="ce4" table:formula="of:=[.C11]+([.C11]-[.D11])/2" office:value-type="float" office:value="87.035" calcext:value-type="float">
            <text:p>87,035</text:p>
          </table:table-cell>
          <table:table-cell table:style-name="ce4" table:formula="of:=[.A2]*0.00001*1.3" office:value-type="float" office:value="78.39" calcext:value-type="float">
            <text:p>78,390</text:p>
          </table:table-cell>
          <table:table-cell table:style-name="ce4" table:formula="of:=[.B2]*0.00001*1.3" office:value-type="float" office:value="61.1" calcext:value-type="float">
            <text:p>61,100</text:p>
          </table:table-cell>
          <table:table-cell table:style-name="ce4" table:formula="of:=[.C2]*0.00001*1.3" office:value-type="float" office:value="46.15" calcext:value-type="float">
            <text:p>46,150</text:p>
          </table:table-cell>
          <table:table-cell table:style-name="ce4" table:formula="of:=[.D2]*0.00001*1.3" office:value-type="float" office:value="33.67" calcext:value-type="float">
            <text:p>33,670</text:p>
          </table:table-cell>
          <table:table-cell table:style-name="ce4" table:formula="of:=[.E2]*0.00001*1.3" office:value-type="float" office:value="23.27" calcext:value-type="float">
            <text:p>23,270</text:p>
          </table:table-cell>
          <table:table-cell table:style-name="ce4" table:formula="of:=[.F2]*0.00001*1.3" office:value-type="float" office:value="14.82" calcext:value-type="float">
            <text:p>14,820</text:p>
          </table:table-cell>
          <table:table-cell table:style-name="ce4" table:formula="of:=[.G2]*0.00001*1.3" office:value-type="float" office:value="8.346" calcext:value-type="float">
            <text:p>8,346</text:p>
          </table:table-cell>
          <table:table-cell table:style-name="ce4" table:formula="of:=[.H2]*0.00001*1.3" office:value-type="float" office:value="3.887" calcext:value-type="float">
            <text:p>3,887</text:p>
          </table:table-cell>
          <table:table-cell table:style-name="ce4" table:formula="of:=[.I2]*0.00001*1.3" office:value-type="float" office:value="1.2428" calcext:value-type="float">
            <text:p>1,243</text:p>
          </table:table-cell>
          <table:table-cell table:style-name="ce4" table:formula="of:=[.J2]*0.00001*1.3" office:value-type="float" office:value="0.11908" calcext:value-type="float">
            <text:p>0,119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2"/>
          <table:table-cell office:value-type="float" office:value="3.368" calcext:value-type="float">
            <text:p>3,368</text:p>
          </table:table-cell>
          <table:table-cell office:value-type="float" office:value="78.39" calcext:value-type="float">
            <text:p>78,39</text:p>
          </table:table-cell>
          <table:table-cell table:number-columns-repeated="1007"/>
        </table:table-row>
        <table:table-row table:style-name="ro1">
          <table:table-cell/>
          <table:table-cell table:style-name="ce4" table:formula="of:=[.C12]+([.C12]-[.D12])/2" office:value-type="float" office:value="-0.26195" calcext:value-type="float">
            <text:p>-0,262</text:p>
          </table:table-cell>
          <table:table-cell table:style-name="ce4" table:formula="of:=[.A3]*0.00001*1.3" office:value-type="float" office:value="-0.4147" calcext:value-type="float">
            <text:p>-0,415</text:p>
          </table:table-cell>
          <table:table-cell table:style-name="ce4" table:formula="of:=[.B3]*0.00001*1.3" office:value-type="float" office:value="-0.7202" calcext:value-type="float">
            <text:p>-0,720</text:p>
          </table:table-cell>
          <table:table-cell table:style-name="ce4" table:formula="of:=[.C3]*0.00001*1.3" office:value-type="float" office:value="0.8177" calcext:value-type="float">
            <text:p>0,818</text:p>
          </table:table-cell>
          <table:table-cell table:style-name="ce4" table:formula="of:=[.D3]*0.00001*1.3" office:value-type="float" office:value="0.6097" calcext:value-type="float">
            <text:p>0,610</text:p>
          </table:table-cell>
          <table:table-cell table:style-name="ce4" table:formula="of:=[.E3]*0.00001*1.3" office:value-type="float" office:value="0.4355" calcext:value-type="float">
            <text:p>0,436</text:p>
          </table:table-cell>
          <table:table-cell table:style-name="ce4" table:formula="of:=[.F3]*0.00001*1.3" office:value-type="float" office:value="0.2821" calcext:value-type="float">
            <text:p>0,282</text:p>
          </table:table-cell>
          <table:table-cell table:style-name="ce4" table:formula="of:=[.G3]*0.00001*1.3" office:value-type="float" office:value="0.1768" calcext:value-type="float">
            <text:p>0,177</text:p>
          </table:table-cell>
          <table:table-cell table:style-name="ce4" table:formula="of:=[.H3]*0.00001*1.3" office:value-type="float" office:value="0.11076" calcext:value-type="float">
            <text:p>0,111</text:p>
          </table:table-cell>
          <table:table-cell table:style-name="ce4" table:formula="of:=[.I3]*0.00001*1.3" office:value-type="float" office:value="0.05577" calcext:value-type="float">
            <text:p>0,056</text:p>
          </table:table-cell>
          <table:table-cell table:style-name="ce4" table:formula="of:=[.J3]*0.00001*1.3" office:value-type="float" office:value="0.012987" calcext:value-type="float">
            <text:p>0,013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2"/>
          <table:table-cell office:value-type="float" office:value="4.803" calcext:value-type="float">
            <text:p>4,803</text:p>
          </table:table-cell>
          <table:table-cell office:value-type="float" office:value="61.1" calcext:value-type="float">
            <text:p>61,1</text:p>
          </table:table-cell>
          <table:table-cell table:number-columns-repeated="1007"/>
        </table:table-row>
        <table:table-row table:style-name="ro1">
          <table:table-cell/>
          <table:table-cell table:style-name="ce4" table:formula="of:=[.C13]+([.C13]-[.D13])/2" office:value-type="float" office:value="13.923" calcext:value-type="float">
            <text:p>13,923</text:p>
          </table:table-cell>
          <table:table-cell table:style-name="ce4" table:formula="of:=[.A4]*0.001*1.3" office:value-type="float" office:value="12.974" calcext:value-type="float">
            <text:p>12,974</text:p>
          </table:table-cell>
          <table:table-cell table:style-name="ce4" table:formula="of:=[.B4]*0.001*1.3" office:value-type="float" office:value="11.076" calcext:value-type="float">
            <text:p>11,076</text:p>
          </table:table-cell>
          <table:table-cell table:style-name="ce4" table:formula="of:=[.C4]*0.001*1.3" office:value-type="float" office:value="9.412" calcext:value-type="float">
            <text:p>9,412</text:p>
          </table:table-cell>
          <table:table-cell table:style-name="ce4" table:formula="of:=[.D4]*0.001*1.3" office:value-type="float" office:value="7.865" calcext:value-type="float">
            <text:p>7,865</text:p>
          </table:table-cell>
          <table:table-cell table:style-name="ce4" table:formula="of:=[.E4]*0.001*1.3" office:value-type="float" office:value="6.448" calcext:value-type="float">
            <text:p>6,448</text:p>
          </table:table-cell>
          <table:table-cell table:style-name="ce4" table:formula="of:=[.F4]*0.001*1.3" office:value-type="float" office:value="5.135" calcext:value-type="float">
            <text:p>5,135</text:p>
          </table:table-cell>
          <table:table-cell table:style-name="ce4" table:formula="of:=[.G4]*0.001*1.3" office:value-type="float" office:value="3.77" calcext:value-type="float">
            <text:p>3,770</text:p>
          </table:table-cell>
          <table:table-cell table:style-name="ce4" table:formula="of:=[.H4]*0.001*1.3" office:value-type="float" office:value="2.418" calcext:value-type="float">
            <text:p>2,418</text:p>
          </table:table-cell>
          <table:table-cell table:style-name="ce4" table:formula="of:=[.I4]*0.001*1.3" office:value-type="float" office:value="1.2571" calcext:value-type="float">
            <text:p>1,257</text:p>
          </table:table-cell>
          <table:table-cell table:style-name="ce4" table:formula="of:=[.J4]*0.001*1.3" office:value-type="float" office:value="0.3302" calcext:value-type="float">
            <text:p>0,330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2"/>
          <table:table-cell office:value-type="float" office:value="6.238" calcext:value-type="float">
            <text:p>6,238</text:p>
          </table:table-cell>
          <table:table-cell office:value-type="float" office:value="46.15" calcext:value-type="float">
            <text:p>46,15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float" office:value="7.673" calcext:value-type="float">
            <text:p>7,673</text:p>
          </table:table-cell>
          <table:table-cell office:value-type="float" office:value="33.67" calcext:value-type="float">
            <text:p>33,67</text:p>
          </table:table-cell>
          <table:table-cell table:number-columns-repeated="1007"/>
        </table:table-row>
        <table:table-row table:style-name="ro1">
          <table:table-cell/>
          <table:table-cell table:style-name="ce4" table:formula="of:=[.C15]+([.C15]-[.D15])/2" office:value-type="float" office:value="58.435" calcext:value-type="float">
            <text:p>58,435</text:p>
          </table:table-cell>
          <table:table-cell table:style-name="ce4" table:formula="of:=[.A6]*0.00001*1.3" office:value-type="float" office:value="52.39" calcext:value-type="float">
            <text:p>52,390</text:p>
          </table:table-cell>
          <table:table-cell table:style-name="ce4" table:formula="of:=[.B6]*0.00001*1.3" office:value-type="float" office:value="40.3" calcext:value-type="float">
            <text:p>40,300</text:p>
          </table:table-cell>
          <table:table-cell table:style-name="ce4" table:formula="of:=[.C6]*0.00001*1.3" office:value-type="float" office:value="30.16" calcext:value-type="float">
            <text:p>30,160</text:p>
          </table:table-cell>
          <table:table-cell table:style-name="ce4" table:formula="of:=[.D6]*0.00001*1.3" office:value-type="float" office:value="21.58" calcext:value-type="float">
            <text:p>21,580</text:p>
          </table:table-cell>
          <table:table-cell table:style-name="ce4" table:formula="of:=[.E6]*0.00001*1.3" office:value-type="float" office:value="14.69" calcext:value-type="float">
            <text:p>14,690</text:p>
          </table:table-cell>
          <table:table-cell table:style-name="ce4" table:formula="of:=[.F6]*0.00001*1.3" office:value-type="float" office:value="9.243" calcext:value-type="float">
            <text:p>9,243</text:p>
          </table:table-cell>
          <table:table-cell table:style-name="ce4" table:formula="of:=[.G6]*0.00001*1.3" office:value-type="float" office:value="5.187" calcext:value-type="float">
            <text:p>5,187</text:p>
          </table:table-cell>
          <table:table-cell table:style-name="ce4" table:formula="of:=[.H6]*0.00001*1.3" office:value-type="float" office:value="2.418" calcext:value-type="float">
            <text:p>2,418</text:p>
          </table:table-cell>
          <table:table-cell table:style-name="ce4" table:formula="of:=[.I6]*0.00001*1.3" office:value-type="float" office:value="0.7709" calcext:value-type="float">
            <text:p>0,771</text:p>
          </table:table-cell>
          <table:table-cell table:style-name="ce4" table:formula="of:=[.J6]*0.00001*1.3" office:value-type="float" office:value="0.07371" calcext:value-type="float">
            <text:p>0,074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2"/>
          <table:table-cell office:value-type="float" office:value="9.108" calcext:value-type="float">
            <text:p>9,108</text:p>
          </table:table-cell>
          <table:table-cell office:value-type="float" office:value="23.27" calcext:value-type="float">
            <text:p>23,27</text:p>
          </table:table-cell>
          <table:table-cell table:number-columns-repeated="1007"/>
        </table:table-row>
        <table:table-row table:style-name="ro1">
          <table:table-cell/>
          <table:table-cell table:style-name="ce4" table:formula="of:=[.C16]+([.C16]-[.D16])/2" office:value-type="float" office:value="-0.97695" calcext:value-type="float">
            <text:p>-0,977</text:p>
          </table:table-cell>
          <table:table-cell table:style-name="ce4" table:formula="of:=[.A7]*0.00001*1.3" office:value-type="float" office:value="-0.9841" calcext:value-type="float">
            <text:p>-0,984</text:p>
          </table:table-cell>
          <table:table-cell table:style-name="ce4" table:formula="of:=[.B7]*0.00001*1.3" office:value-type="float" office:value="-0.9984" calcext:value-type="float">
            <text:p>-0,998</text:p>
          </table:table-cell>
          <table:table-cell table:style-name="ce4" table:formula="of:=[.C7]*0.00001*1.3" office:value-type="float" office:value="0.1547" calcext:value-type="float">
            <text:p>0,155</text:p>
          </table:table-cell>
          <table:table-cell table:style-name="ce4" table:formula="of:=[.D7]*0.00001*1.3" office:value-type="float" office:value="0.1313" calcext:value-type="float">
            <text:p>0,131</text:p>
          </table:table-cell>
          <table:table-cell table:style-name="ce4" table:formula="of:=[.E7]*0.00001*1.3" office:value-type="float" office:value="0.10764" calcext:value-type="float">
            <text:p>0,108</text:p>
          </table:table-cell>
          <table:table-cell table:style-name="ce4" table:formula="of:=[.F7]*0.00001*1.3" office:value-type="float" office:value="0.0832" calcext:value-type="float">
            <text:p>0,083</text:p>
          </table:table-cell>
          <table:table-cell table:style-name="ce4" table:formula="of:=[.G7]*0.00001*1.3" office:value-type="float" office:value="0.06201" calcext:value-type="float">
            <text:p>0,062</text:p>
          </table:table-cell>
          <table:table-cell table:style-name="ce4" table:formula="of:=[.H7]*0.00001*1.3" office:value-type="float" office:value="0.04186" calcext:value-type="float">
            <text:p>0,042</text:p>
          </table:table-cell>
          <table:table-cell table:style-name="ce4" table:formula="of:=[.I7]*0.00001*1.3" office:value-type="float" office:value="0.02132" calcext:value-type="float">
            <text:p>0,021</text:p>
          </table:table-cell>
          <table:table-cell table:style-name="ce4" table:formula="of:=[.J7]*0.00001*1.3" office:value-type="float" office:value="0.003796" calcext:value-type="float">
            <text:p>0,004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2"/>
          <table:table-cell office:value-type="float" office:value="10.543" calcext:value-type="float">
            <text:p>10,543</text:p>
          </table:table-cell>
          <table:table-cell office:value-type="float" office:value="14.82" calcext:value-type="float">
            <text:p>14,82</text:p>
          </table:table-cell>
          <table:table-cell table:number-columns-repeated="1007"/>
        </table:table-row>
        <table:table-row table:style-name="ro1">
          <table:table-cell/>
          <table:table-cell table:style-name="ce4" table:formula="of:=[.C17]+([.C17]-[.D17])/2" office:value-type="float" office:value="9.75" calcext:value-type="float">
            <text:p>9,750</text:p>
          </table:table-cell>
          <table:table-cell table:style-name="ce4" table:formula="of:=[.A8]*0.001*1.3" office:value-type="float" office:value="9.048" calcext:value-type="float">
            <text:p>9,048</text:p>
          </table:table-cell>
          <table:table-cell table:style-name="ce4" table:formula="of:=[.B8]*0.001*1.3" office:value-type="float" office:value="7.644" calcext:value-type="float">
            <text:p>7,644</text:p>
          </table:table-cell>
          <table:table-cell table:style-name="ce4" table:formula="of:=[.C8]*0.001*1.3" office:value-type="float" office:value="6.422" calcext:value-type="float">
            <text:p>6,422</text:p>
          </table:table-cell>
          <table:table-cell table:style-name="ce4" table:formula="of:=[.D8]*0.001*1.3" office:value-type="float" office:value="5.291" calcext:value-type="float">
            <text:p>5,291</text:p>
          </table:table-cell>
          <table:table-cell table:style-name="ce4" table:formula="of:=[.E8]*0.001*1.3" office:value-type="float" office:value="4.251" calcext:value-type="float">
            <text:p>4,251</text:p>
          </table:table-cell>
          <table:table-cell table:style-name="ce4" table:formula="of:=[.F8]*0.001*1.3" office:value-type="float" office:value="3.263" calcext:value-type="float">
            <text:p>3,263</text:p>
          </table:table-cell>
          <table:table-cell table:style-name="ce4" table:formula="of:=[.G8]*0.001*1.3" office:value-type="float" office:value="2.327" calcext:value-type="float">
            <text:p>2,327</text:p>
          </table:table-cell>
          <table:table-cell table:style-name="ce4" table:formula="of:=[.H8]*0.001*1.3" office:value-type="float" office:value="1.495" calcext:value-type="float">
            <text:p>1,495</text:p>
          </table:table-cell>
          <table:table-cell table:style-name="ce4" table:formula="of:=[.I8]*0.001*1.3" office:value-type="float" office:value="0.7826" calcext:value-type="float">
            <text:p>0,783</text:p>
            <draw:line table:end-cell-address="'Нагрузки Целвого варианта 1 сл'.K62" table:end-x="0.101cm" table:end-y="0.239cm" draw:z-index="4" draw:name="Line 5" draw:style-name="gr4" draw:text-style-name="P2" svg:x1="0.101cm" svg:y1="0.266cm" svg:x2="0.075cm" svg:y2="20.427cm">
              <text:p/>
            </draw:line>
          </table:table-cell>
          <table:table-cell table:style-name="ce4" table:formula="of:=[.J8]*0.001*1.3" office:value-type="float" office:value="0.2041" calcext:value-type="float">
            <text:p>0,204</text:p>
          </table:table-cell>
          <table:table-cell table:style-name="ce4" office:value-type="float" office:value="0" calcext:value-type="float">
            <text:p>0,000</text:p>
          </table:table-cell>
          <table:table-cell table:number-columns-repeated="2"/>
          <table:table-cell office:value-type="float" office:value="11.977" calcext:value-type="float">
            <text:p>11,977</text:p>
          </table:table-cell>
          <table:table-cell office:value-type="float" office:value="8.346" calcext:value-type="float">
            <text:p>8,346</text:p>
          </table:table-cell>
          <table:table-cell table:number-columns-repeated="1007"/>
        </table:table-row>
        <table:table-row table:style-name="ro1">
          <table:table-cell/>
          <table:table-cell>
            <draw:line table:end-cell-address="'Нагрузки Целвого варианта 1 сл'.B63" table:end-x="0.075cm" table:end-y="0.318cm" draw:z-index="3" draw:name="Line 4" draw:style-name="gr4" draw:text-style-name="P2" svg:x1="0.075cm" svg:y1="0.345cm" svg:x2="0.031cm" svg:y2="20.506cm">
              <text:p/>
            </draw:line>
          </table:table-cell>
          <table:table-cell table:number-columns-repeated="13"/>
          <table:table-cell office:value-type="float" office:value="13.413" calcext:value-type="float">
            <text:p>13,413</text:p>
          </table:table-cell>
          <table:table-cell office:value-type="float" office:value="3.887" calcext:value-type="float">
            <text:p>3,887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float" office:value="14.847" calcext:value-type="float">
            <text:p>14,847</text:p>
          </table:table-cell>
          <table:table-cell office:value-type="float" office:value="1.2428" calcext:value-type="float">
            <text:p>1,2428</text:p>
          </table:table-cell>
          <table:table-cell table:number-columns-repeated="1007"/>
        </table:table-row>
        <table:table-row table:style-name="ro1">
          <table:table-cell/>
          <table:table-cell>
            <draw:frame table:end-cell-address="'Нагрузки Целвого варианта 1 сл'.K39" table:end-x="0.1cm" table:end-y="0.212cm" draw:z-index="0" draw:name="Диаграмма 1" draw:style-name="gr2" draw:text-style-name="P2" svg:width="15.494cm" svg:height="8.704cm" svg:x="0.005cm" svg:y="0.001cm">
              <draw:object draw:notify-on-update-of-ranges="'Нагрузки Целвого варианта 1 сл'.B11:'Нагрузки Целвого варианта 1 сл'.M11 'Нагрузки Целвого варианта 1 сл'.B10:'Нагрузки Целвого варианта 1 сл'.M1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3"/>
          <table:table-cell office:value-type="float" office:value="16.282" calcext:value-type="float">
            <text:p>16,282</text:p>
          </table:table-cell>
          <table:table-cell office:value-type="float" office:value="0.11908" calcext:value-type="float">
            <text:p>0,11908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office:string-value="" calcext:value-type="error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>
            <draw:frame table:end-cell-address="'Нагрузки Целвого варианта 1 сл'.K58" table:end-x="0.029cm" table:end-y="0.371cm" draw:z-index="1" draw:name="Диаграмма 2" draw:style-name="gr2" draw:text-style-name="P2" svg:width="15.423cm" svg:height="7.911cm" svg:x="0.005cm" svg:y="0.107cm">
              <draw:object draw:notify-on-update-of-ranges="'Нагрузки Целвого варианта 1 сл'.B12:'Нагрузки Целвого варианта 1 сл'.M12 'Нагрузки Целвого варианта 1 сл'.B10:'Нагрузки Целвого варианта 1 сл'.M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>
            <draw:frame table:end-cell-address="'Нагрузки Целвого варианта 1 сл'.K78" table:end-x="0.074cm" table:end-y="0.133cm" draw:z-index="2" draw:name="Диаграмма 3" draw:style-name="gr2" draw:text-style-name="P2" svg:width="15.398cm" svg:height="7.937cm" svg:x="0.075cm" svg:y="0.293cm">
              <draw:object draw:notify-on-update-of-ranges="'Нагрузки Целвого варианта 1 сл'.B13:'Нагрузки Целвого варианта 1 сл'.M13 'Нагрузки Целвого варианта 1 сл'.B10:'Нагрузки Целвого варианта 1 сл'.M10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f-Xt" table:style-name="ta8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Жесткое крыло</text:p>
          </table:table-cell>
          <table:table-cell/>
          <table:table-cell office:value-type="string" calcext:value-type="string">
            <text:p>Ва=</text:p>
          </table:table-cell>
          <table:table-cell table:formula="of:=52.35/34.209" office:value-type="float" office:value="1.5302990441112" calcext:value-type="float">
            <text:p>1,5302990441</text:p>
          </table:table-cell>
          <table:table-cell table:number-columns-repeated="2"/>
          <table:table-cell office:value-type="string" calcext:value-type="string">
            <text:p>XF-X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h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f</text:p>
          </table:table-cell>
          <table:table-cell office:value-type="float" office:value="1.6708" calcext:value-type="float">
            <text:p>1,6708</text:p>
          </table:table-cell>
          <table:table-cell office:value-type="float" office:value="1.6753" calcext:value-type="float">
            <text:p>1,6753</text:p>
          </table:table-cell>
          <table:table-cell office:value-type="float" office:value="1.6844" calcext:value-type="float">
            <text:p>1,6844</text:p>
          </table:table-cell>
          <table:table-cell office:value-type="float" office:value="1.6997" calcext:value-type="float">
            <text:p>1,6997</text:p>
          </table:table-cell>
          <table:table-cell office:value-type="float" office:value="1.725" calcext:value-type="float">
            <text:p>1,725</text:p>
          </table:table-cell>
          <table:table-cell/>
          <table:table-cell table:style-name="ce1" table:formula="of:=-([.B3]-[.B4])/[.$E$1]*100" office:value-type="float" office:value="-4.62654670487106" calcext:value-type="float">
            <text:p>-4,63</text:p>
          </table:table-cell>
          <table:table-cell table:style-name="ce1" table:formula="of:=-([.C3]-[.C4])/[.$E$1]*100" office:value-type="float" office:value="-4.92060687679083" calcext:value-type="float">
            <text:p>-4,92</text:p>
          </table:table-cell>
          <table:table-cell table:style-name="ce1" table:formula="of:=-([.D3]-[.D4])/[.$E$1]*100" office:value-type="float" office:value="-5.51526189111747" calcext:value-type="float">
            <text:p>-5,52</text:p>
          </table:table-cell>
          <table:table-cell table:style-name="ce1" table:formula="of:=-([.E3]-[.E4])/[.$E$1]*100" office:value-type="float" office:value="-6.51506647564469" calcext:value-type="float">
            <text:p>-6,52</text:p>
          </table:table-cell>
          <table:table-cell table:style-name="ce1" table:formula="of:=-([.F3]-[.F4])/[.$E$1]*100" office:value-type="float" office:value="-8.16833810888252" calcext:value-type="float">
            <text:p>-8,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t</text:p>
          </table:table-cell>
          <table:table-cell table:number-columns-repeated="5" office:value-type="float" office:value="1.6" calcext:value-type="float">
            <text:p>1,6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Упругое крыло</text:p>
          </table:table-cell>
          <table:table-cell/>
          <table:table-cell office:value-type="string" calcext:value-type="string">
            <text:p>13.03.2014 <text:s text:c="2"/>q= q maxmax=590</text:p>
          </table:table-cell>
          <table:table-cell table:number-columns-repeated="3"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Mah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Xf</text:p>
          </table:table-cell>
          <table:table-cell office:value-type="float" office:value="1.6287" calcext:value-type="float">
            <text:p>1,6287</text:p>
          </table:table-cell>
          <table:table-cell office:value-type="float" office:value="1.6325" calcext:value-type="float">
            <text:p>1,6325</text:p>
          </table:table-cell>
          <table:table-cell office:value-type="float" office:value="1.6401" calcext:value-type="float">
            <text:p>1,6401</text:p>
          </table:table-cell>
          <table:table-cell office:value-type="float" office:value="1.6529" calcext:value-type="float">
            <text:p>1,6529</text:p>
          </table:table-cell>
          <table:table-cell office:value-type="float" office:value="1.6739" calcext:value-type="float">
            <text:p>1,6739</text:p>
          </table:table-cell>
          <table:table-cell/>
          <table:table-cell table:style-name="ce1" table:formula="of:=-([.B7]-[.B8])/[.$E$1]*100" office:value-type="float" office:value="-1.87545042979942" calcext:value-type="float">
            <text:p>-1,88</text:p>
          </table:table-cell>
          <table:table-cell table:style-name="ce1" table:formula="of:=-([.C7]-[.C8])/[.$E$1]*100" office:value-type="float" office:value="-2.12376790830945" calcext:value-type="float">
            <text:p>-2,12</text:p>
          </table:table-cell>
          <table:table-cell table:style-name="ce1" table:formula="of:=-([.D7]-[.D8])/[.$E$1]*100" office:value-type="float" office:value="-2.6204028653295" calcext:value-type="float">
            <text:p>-2,62</text:p>
          </table:table-cell>
          <table:table-cell table:style-name="ce1" table:formula="of:=-([.E7]-[.E8])/[.$E$1]*100" office:value-type="float" office:value="-3.45684068767908" calcext:value-type="float">
            <text:p>-3,46</text:p>
          </table:table-cell>
          <table:table-cell table:style-name="ce1" table:formula="of:=-([.F7]-[.F8])/[.$E$1]*100" office:value-type="float" office:value="-4.82912148997134" calcext:value-type="float">
            <text:p>-4,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t</text:p>
          </table:table-cell>
          <table:table-cell table:number-columns-repeated="5" office:value-type="float" office:value="1.6" calcext:value-type="float">
            <text:p>1,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Xf-Xt'.I25" table:end-x="0.497cm" table:end-y="0.371cm" draw:z-index="0" draw:name="Диаграмма 1" draw:style-name="gr2" draw:text-style-name="P2" svg:width="10.688cm" svg:height="6.694cm" svg:x="0.075cm" svg:y="0.424cm">
              <draw:object draw:notify-on-update-of-ranges="'Xf-Xt'.H3:'Xf-Xt'.H3 'Xf-Xt'.B2:'Xf-Xt'.F2 'Xf-Xt'.H7:'Xf-Xt'.I7 'Xf-Xt'.C6:'Xf-Xt'.F6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пругая крутка " table:style-name="ta9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Крутка поточных сечений, расчетный случай - маневр №2, эксплуатационная перегруз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, м</text:p>
          </table:table-cell>
          <table:table-cell/>
          <table:table-cell office:value-type="float" office:value="3.368" calcext:value-type="float">
            <text:p>3,368</text:p>
          </table:table-cell>
          <table:table-cell office:value-type="float" office:value="4.803" calcext:value-type="float">
            <text:p>4,803</text:p>
          </table:table-cell>
          <table:table-cell office:value-type="float" office:value="6.238" calcext:value-type="float">
            <text:p>6,238</text:p>
          </table:table-cell>
          <table:table-cell office:value-type="float" office:value="7.673" calcext:value-type="float">
            <text:p>7,673</text:p>
          </table:table-cell>
          <table:table-cell office:value-type="float" office:value="9.108" calcext:value-type="float">
            <text:p>9,108</text:p>
          </table:table-cell>
          <table:table-cell office:value-type="float" office:value="10.543" calcext:value-type="float">
            <text:p>10,543</text:p>
          </table:table-cell>
          <table:table-cell office:value-type="float" office:value="11.977" calcext:value-type="float">
            <text:p>11,977</text:p>
          </table:table-cell>
          <table:table-cell office:value-type="float" office:value="13.413" calcext:value-type="float">
            <text:p>13,413</text:p>
          </table:table-cell>
          <table:table-cell office:value-type="float" office:value="14.847" calcext:value-type="float">
            <text:p>14,847</text:p>
          </table:table-cell>
          <table:table-cell office:value-type="float" office:value="16.282" calcext:value-type="float">
            <text:p>16,2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f sl.2</text:p>
          </table:table-cell>
          <table:table-cell/>
          <table:table-cell table:style-name="ce2" office:value-type="float" office:value="-0.00164" calcext:value-type="float">
            <text:p>-1,64E-03</text:p>
          </table:table-cell>
          <table:table-cell table:style-name="ce2" office:value-type="float" office:value="-0.00568" calcext:value-type="float">
            <text:p>-5,68E-03</text:p>
          </table:table-cell>
          <table:table-cell table:style-name="ce2" office:value-type="float" office:value="-0.01" calcext:value-type="float">
            <text:p>-1,00E-02</text:p>
          </table:table-cell>
          <table:table-cell table:style-name="ce2" office:value-type="float" office:value="-0.0144" calcext:value-type="float">
            <text:p>-1,44E-02</text:p>
          </table:table-cell>
          <table:table-cell table:style-name="ce2" office:value-type="float" office:value="-0.0191" calcext:value-type="float">
            <text:p>-1,91E-02</text:p>
          </table:table-cell>
          <table:table-cell table:style-name="ce2" office:value-type="float" office:value="-0.0242" calcext:value-type="float">
            <text:p>-2,42E-02</text:p>
          </table:table-cell>
          <table:table-cell table:style-name="ce2" office:value-type="float" office:value="-0.0291" calcext:value-type="float">
            <text:p>-2,91E-02</text:p>
          </table:table-cell>
          <table:table-cell table:style-name="ce2" office:value-type="float" office:value="-0.0326" calcext:value-type="float">
            <text:p>-3,26E-02</text:p>
          </table:table-cell>
          <table:table-cell table:style-name="ce2" office:value-type="float" office:value="-0.0342" calcext:value-type="float">
            <text:p>-3,42E-02</text:p>
          </table:table-cell>
          <table:table-cell table:style-name="ce2" office:value-type="float" office:value="-0.0345" calcext:value-type="float">
            <text:p>-3,45E-0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-0.00164" calcext:value-type="float">
            <text:p>-1,64E-03</text:p>
          </table:table-cell>
          <table:table-cell table:style-name="ce2" office:value-type="float" office:value="-0.00568" calcext:value-type="float">
            <text:p>-5,68E-03</text:p>
          </table:table-cell>
          <table:table-cell table:style-name="ce2" office:value-type="float" office:value="-0.01" calcext:value-type="float">
            <text:p>-1,00E-02</text:p>
          </table:table-cell>
          <table:table-cell table:style-name="ce2" office:value-type="float" office:value="-0.0144" calcext:value-type="float">
            <text:p>-1,44E-02</text:p>
          </table:table-cell>
          <table:table-cell table:style-name="ce2" office:value-type="float" office:value="-0.0191" calcext:value-type="float">
            <text:p>-1,91E-02</text:p>
          </table:table-cell>
          <table:table-cell table:style-name="ce2" office:value-type="float" office:value="-0.0242" calcext:value-type="float">
            <text:p>-2,42E-02</text:p>
          </table:table-cell>
          <table:table-cell table:style-name="ce2" office:value-type="float" office:value="-0.0291" calcext:value-type="float">
            <text:p>-2,91E-02</text:p>
          </table:table-cell>
          <table:table-cell table:style-name="ce2" office:value-type="float" office:value="-0.0326" calcext:value-type="float">
            <text:p>-3,26E-02</text:p>
          </table:table-cell>
          <table:table-cell table:style-name="ce2" office:value-type="float" office:value="-0.0342" calcext:value-type="float">
            <text:p>-3,42E-02</text:p>
          </table:table-cell>
          <table:table-cell table:style-name="ce2" office:value-type="float" office:value="-0.0345" calcext:value-type="float">
            <text:p>-3,45E-0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-0.000429" calcext:value-type="float">
            <text:p>-4,29E-04</text:p>
          </table:table-cell>
          <table:table-cell table:style-name="ce2" office:value-type="float" office:value="-0.00142" calcext:value-type="float">
            <text:p>-1,42E-03</text:p>
          </table:table-cell>
          <table:table-cell table:style-name="ce2" office:value-type="float" office:value="-0.00259" calcext:value-type="float">
            <text:p>-2,59E-03</text:p>
          </table:table-cell>
          <table:table-cell table:style-name="ce2" office:value-type="float" office:value="-0.00394" calcext:value-type="float">
            <text:p>-3,94E-03</text:p>
          </table:table-cell>
          <table:table-cell table:style-name="ce2" office:value-type="float" office:value="-0.00544" calcext:value-type="float">
            <text:p>-5,44E-03</text:p>
          </table:table-cell>
          <table:table-cell table:style-name="ce2" office:value-type="float" office:value="-0.00712" calcext:value-type="float">
            <text:p>-7,12E-03</text:p>
          </table:table-cell>
          <table:table-cell table:style-name="ce2" office:value-type="float" office:value="-0.00917" calcext:value-type="float">
            <text:p>-9,17E-03</text:p>
          </table:table-cell>
          <table:table-cell table:style-name="ce2" office:value-type="float" office:value="-0.0118" calcext:value-type="float">
            <text:p>-1,18E-02</text:p>
          </table:table-cell>
          <table:table-cell table:style-name="ce2" office:value-type="float" office:value="-0.0146" calcext:value-type="float">
            <text:p>-1,46E-02</text:p>
          </table:table-cell>
          <table:table-cell table:style-name="ce2" office:value-type="float" office:value="-0.0168" calcext:value-type="float">
            <text:p>-1,68E-0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10" table:style-name="ce2" office:value-type="float" office:value="0" calcext:value-type="float">
            <text:p>0,00E+0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10" table:style-name="ce2" office:value-type="float" office:value="0" calcext:value-type="float">
            <text:p>0,00E+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, м</text:p>
          </table:table-cell>
          <table:table-cell table:style-name="ce1" office:value-type="float" office:value="2.65" calcext:value-type="float">
            <text:p>2,65</text:p>
          </table:table-cell>
          <table:table-cell office:value-type="float" office:value="3.368" calcext:value-type="float">
            <text:p>3,368</text:p>
          </table:table-cell>
          <table:table-cell office:value-type="float" office:value="4.803" calcext:value-type="float">
            <text:p>4,803</text:p>
          </table:table-cell>
          <table:table-cell office:value-type="float" office:value="6.238" calcext:value-type="float">
            <text:p>6,238</text:p>
          </table:table-cell>
          <table:table-cell office:value-type="float" office:value="7.673" calcext:value-type="float">
            <text:p>7,673</text:p>
          </table:table-cell>
          <table:table-cell office:value-type="float" office:value="9.108" calcext:value-type="float">
            <text:p>9,108</text:p>
          </table:table-cell>
          <table:table-cell office:value-type="float" office:value="10.543" calcext:value-type="float">
            <text:p>10,543</text:p>
          </table:table-cell>
          <table:table-cell office:value-type="float" office:value="11.977" calcext:value-type="float">
            <text:p>11,977</text:p>
          </table:table-cell>
          <table:table-cell office:value-type="float" office:value="13.413" calcext:value-type="float">
            <text:p>13,413</text:p>
          </table:table-cell>
          <table:table-cell office:value-type="float" office:value="14.847" calcext:value-type="float">
            <text:p>14,847</text:p>
          </table:table-cell>
          <table:table-cell office:value-type="float" office:value="16.282" calcext:value-type="float">
            <text:p>16,282</text:p>
          </table:table-cell>
          <table:table-cell table:style-name="ce1" office:value-type="float" office:value="17" calcext:value-type="float">
            <text:p>17,0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,000</text:p>
          </table:table-cell>
          <table:table-cell table:style-name="ce5" table:formula="of:=[.C4]*57.3" office:value-type="float" office:value="-0.093972" calcext:value-type="float">
            <text:p>-0,094</text:p>
          </table:table-cell>
          <table:table-cell table:style-name="ce5" table:formula="of:=[.D4]*57.3" office:value-type="float" office:value="-0.325464" calcext:value-type="float">
            <text:p>-0,325</text:p>
          </table:table-cell>
          <table:table-cell table:style-name="ce5" table:formula="of:=[.E4]*57.3" office:value-type="float" office:value="-0.573" calcext:value-type="float">
            <text:p>-0,573</text:p>
          </table:table-cell>
          <table:table-cell table:style-name="ce5" table:formula="of:=[.F4]*57.3" office:value-type="float" office:value="-0.82512" calcext:value-type="float">
            <text:p>-0,825</text:p>
          </table:table-cell>
          <table:table-cell table:style-name="ce5" table:formula="of:=[.G4]*57.3" office:value-type="float" office:value="-1.09443" calcext:value-type="float">
            <text:p>-1,094</text:p>
          </table:table-cell>
          <table:table-cell table:style-name="ce5" table:formula="of:=[.H4]*57.3" office:value-type="float" office:value="-1.38666" calcext:value-type="float">
            <text:p>-1,387</text:p>
          </table:table-cell>
          <table:table-cell table:style-name="ce5" table:formula="of:=[.I4]*57.3" office:value-type="float" office:value="-1.66743" calcext:value-type="float">
            <text:p>-1,667</text:p>
          </table:table-cell>
          <table:table-cell table:style-name="ce5" table:formula="of:=[.J4]*57.3" office:value-type="float" office:value="-1.86798" calcext:value-type="float">
            <text:p>-1,868</text:p>
          </table:table-cell>
          <table:table-cell table:style-name="ce5" table:formula="of:=[.K4]*57.3" office:value-type="float" office:value="-1.95966" calcext:value-type="float">
            <text:p>-1,960</text:p>
          </table:table-cell>
          <table:table-cell table:style-name="ce5" table:formula="of:=[.L4]*57.3" office:value-type="float" office:value="-1.97685" calcext:value-type="float">
            <text:p>-1,977</text:p>
          </table:table-cell>
          <table:table-cell table:style-name="ce5" table:formula="of:=([.L10]-[.K10])/2+[.L10]" office:value-type="float" office:value="-1.985445" calcext:value-type="float">
            <text:p>-1,98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,000</text:p>
          </table:table-cell>
          <table:table-cell table:style-name="ce5" table:formula="of:=[.C5]*57.3" office:value-type="float" office:value="-0.0245817" calcext:value-type="float">
            <text:p>-0,025</text:p>
          </table:table-cell>
          <table:table-cell table:style-name="ce5" table:formula="of:=[.D5]*57.3" office:value-type="float" office:value="-0.081366" calcext:value-type="float">
            <text:p>-0,081</text:p>
          </table:table-cell>
          <table:table-cell table:style-name="ce5" table:formula="of:=[.E5]*57.3" office:value-type="float" office:value="-0.148407" calcext:value-type="float">
            <text:p>-0,148</text:p>
          </table:table-cell>
          <table:table-cell table:style-name="ce5" table:formula="of:=[.F5]*57.3" office:value-type="float" office:value="-0.225762" calcext:value-type="float">
            <text:p>-0,226</text:p>
          </table:table-cell>
          <table:table-cell table:style-name="ce5" table:formula="of:=[.G5]*57.3" office:value-type="float" office:value="-0.311712" calcext:value-type="float">
            <text:p>-0,312</text:p>
          </table:table-cell>
          <table:table-cell table:style-name="ce5" table:formula="of:=[.H5]*57.3" office:value-type="float" office:value="-0.407976" calcext:value-type="float">
            <text:p>-0,408</text:p>
          </table:table-cell>
          <table:table-cell table:style-name="ce5" table:formula="of:=[.I5]*57.3" office:value-type="float" office:value="-0.525441" calcext:value-type="float">
            <text:p>-0,525</text:p>
          </table:table-cell>
          <table:table-cell table:style-name="ce5" table:formula="of:=[.J5]*57.3" office:value-type="float" office:value="-0.67614" calcext:value-type="float">
            <text:p>-0,676</text:p>
          </table:table-cell>
          <table:table-cell table:style-name="ce5" table:formula="of:=[.K5]*57.3" office:value-type="float" office:value="-0.83658" calcext:value-type="float">
            <text:p>-0,837</text:p>
          </table:table-cell>
          <table:table-cell table:style-name="ce5" table:formula="of:=[.L5]*57.3" office:value-type="float" office:value="-0.96264" calcext:value-type="float">
            <text:p>-0,963</text:p>
          </table:table-cell>
          <table:table-cell table:style-name="ce5" table:formula="of:=([.L11]-[.K11])/2+[.L11]" office:value-type="float" office:value="-1.02567" calcext:value-type="float">
            <text:p>-1,02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,000</text:p>
          </table:table-cell>
          <table:table-cell table:style-name="ce5" table:formula="of:=[.C6]*57.3" office:value-type="float" office:value="0" calcext:value-type="float">
            <text:p>0,000</text:p>
          </table:table-cell>
          <table:table-cell table:style-name="ce5" table:formula="of:=[.D6]*57.3" office:value-type="float" office:value="0" calcext:value-type="float">
            <text:p>0,000</text:p>
          </table:table-cell>
          <table:table-cell table:style-name="ce5" table:formula="of:=[.E6]*57.3" office:value-type="float" office:value="0" calcext:value-type="float">
            <text:p>0,000</text:p>
          </table:table-cell>
          <table:table-cell table:style-name="ce5" table:formula="of:=[.F6]*57.3" office:value-type="float" office:value="0" calcext:value-type="float">
            <text:p>0,000</text:p>
          </table:table-cell>
          <table:table-cell table:style-name="ce5" table:formula="of:=[.G6]*57.3" office:value-type="float" office:value="0" calcext:value-type="float">
            <text:p>0,000</text:p>
          </table:table-cell>
          <table:table-cell table:style-name="ce5" table:formula="of:=[.H6]*57.3" office:value-type="float" office:value="0" calcext:value-type="float">
            <text:p>0,000</text:p>
          </table:table-cell>
          <table:table-cell table:style-name="ce5" table:formula="of:=[.I6]*57.3" office:value-type="float" office:value="0" calcext:value-type="float">
            <text:p>0,000</text:p>
          </table:table-cell>
          <table:table-cell table:style-name="ce5" table:formula="of:=[.J6]*57.3" office:value-type="float" office:value="0" calcext:value-type="float">
            <text:p>0,000</text:p>
          </table:table-cell>
          <table:table-cell table:style-name="ce5" table:formula="of:=[.K6]*57.3" office:value-type="float" office:value="0" calcext:value-type="float">
            <text:p>0,000</text:p>
          </table:table-cell>
          <table:table-cell table:style-name="ce5" table:formula="of:=[.L6]*57.3" office:value-type="float" office:value="0" calcext:value-type="float">
            <text:p>0,000</text:p>
          </table:table-cell>
          <table:table-cell table:style-name="ce5" table:formula="of:=([.L12]-[.K12])/2+[.L12]" office:value-type="float" office:value="0" calcext:value-type="float">
            <text:p>0,00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,000</text:p>
          </table:table-cell>
          <table:table-cell table:style-name="ce5" table:formula="of:=[.C7]*57.3" office:value-type="float" office:value="0" calcext:value-type="float">
            <text:p>0,000</text:p>
          </table:table-cell>
          <table:table-cell table:style-name="ce5" table:formula="of:=[.D7]*57.3" office:value-type="float" office:value="0" calcext:value-type="float">
            <text:p>0,000</text:p>
          </table:table-cell>
          <table:table-cell table:style-name="ce5" table:formula="of:=[.E7]*57.3" office:value-type="float" office:value="0" calcext:value-type="float">
            <text:p>0,000</text:p>
          </table:table-cell>
          <table:table-cell table:style-name="ce5" table:formula="of:=[.F7]*57.3" office:value-type="float" office:value="0" calcext:value-type="float">
            <text:p>0,000</text:p>
          </table:table-cell>
          <table:table-cell table:style-name="ce5" table:formula="of:=[.G7]*57.3" office:value-type="float" office:value="0" calcext:value-type="float">
            <text:p>0,000</text:p>
          </table:table-cell>
          <table:table-cell table:style-name="ce5" table:formula="of:=[.H7]*57.3" office:value-type="float" office:value="0" calcext:value-type="float">
            <text:p>0,000</text:p>
          </table:table-cell>
          <table:table-cell table:style-name="ce5" table:formula="of:=[.I7]*57.3" office:value-type="float" office:value="0" calcext:value-type="float">
            <text:p>0,000</text:p>
          </table:table-cell>
          <table:table-cell table:style-name="ce5" table:formula="of:=[.J7]*57.3" office:value-type="float" office:value="0" calcext:value-type="float">
            <text:p>0,000</text:p>
          </table:table-cell>
          <table:table-cell table:style-name="ce5" table:formula="of:=[.K7]*57.3" office:value-type="float" office:value="0" calcext:value-type="float">
            <text:p>0,000</text:p>
          </table:table-cell>
          <table:table-cell table:style-name="ce5" table:formula="of:=[.L7]*57.3" office:value-type="float" office:value="0" calcext:value-type="float">
            <text:p>0,000</text:p>
          </table:table-cell>
          <table:table-cell table:style-name="ce5" table:formula="of:=([.L13]-[.K13])/2+[.L13]" office:value-type="float" office:value="0" calcext:value-type="float">
            <text:p>0,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тносительные</text:p>
          </table:table-cell>
          <table:table-cell/>
          <table:table-cell table:style-name="ce2" table:formula="of:=[.C4]/[.C$3]" office:value-type="float" office:value="1" calcext:value-type="float">
            <text:p>1,00E+00</text:p>
          </table:table-cell>
          <table:table-cell table:style-name="ce2" table:formula="of:=[.D4]/[.D$3]" office:value-type="float" office:value="1" calcext:value-type="float">
            <text:p>1,00E+00</text:p>
          </table:table-cell>
          <table:table-cell table:style-name="ce2" table:formula="of:=[.E4]/[.E$3]" office:value-type="float" office:value="1" calcext:value-type="float">
            <text:p>1,00E+00</text:p>
          </table:table-cell>
          <table:table-cell table:style-name="ce2" table:formula="of:=[.F4]/[.F$3]" office:value-type="float" office:value="1" calcext:value-type="float">
            <text:p>1,00E+00</text:p>
          </table:table-cell>
          <table:table-cell table:style-name="ce2" table:formula="of:=[.G4]/[.G$3]" office:value-type="float" office:value="1" calcext:value-type="float">
            <text:p>1,00E+00</text:p>
          </table:table-cell>
          <table:table-cell table:style-name="ce2" table:formula="of:=[.H4]/[.H$3]" office:value-type="float" office:value="1" calcext:value-type="float">
            <text:p>1,00E+00</text:p>
          </table:table-cell>
          <table:table-cell table:style-name="ce2" table:formula="of:=[.I4]/[.I$3]" office:value-type="float" office:value="1" calcext:value-type="float">
            <text:p>1,00E+00</text:p>
          </table:table-cell>
          <table:table-cell table:style-name="ce2" table:formula="of:=[.J4]/[.J$3]" office:value-type="float" office:value="1" calcext:value-type="float">
            <text:p>1,00E+00</text:p>
          </table:table-cell>
          <table:table-cell table:style-name="ce2" table:formula="of:=[.K4]/[.K$3]" office:value-type="float" office:value="1" calcext:value-type="float">
            <text:p>1,00E+00</text:p>
          </table:table-cell>
          <table:table-cell table:style-name="ce2" table:formula="of:=[.L4]/[.L$3]" office:value-type="float" office:value="1" calcext:value-type="float">
            <text:p>1,00E+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[.C5]/[.C$3]" office:value-type="float" office:value="0.261585365853659" calcext:value-type="float">
            <text:p>2,62E-01</text:p>
          </table:table-cell>
          <table:table-cell table:style-name="ce2" table:formula="of:=[.D5]/[.D$3]" office:value-type="float" office:value="0.25" calcext:value-type="float">
            <text:p>2,50E-01</text:p>
          </table:table-cell>
          <table:table-cell table:style-name="ce2" table:formula="of:=[.E5]/[.E$3]" office:value-type="float" office:value="0.259" calcext:value-type="float">
            <text:p>2,59E-01</text:p>
          </table:table-cell>
          <table:table-cell table:style-name="ce2" table:formula="of:=[.F5]/[.F$3]" office:value-type="float" office:value="0.273611111111111" calcext:value-type="float">
            <text:p>2,74E-01</text:p>
          </table:table-cell>
          <table:table-cell table:style-name="ce2" table:formula="of:=[.G5]/[.G$3]" office:value-type="float" office:value="0.284816753926702" calcext:value-type="float">
            <text:p>2,85E-01</text:p>
          </table:table-cell>
          <table:table-cell table:style-name="ce2" table:formula="of:=[.H5]/[.H$3]" office:value-type="float" office:value="0.294214876033058" calcext:value-type="float">
            <text:p>2,94E-01</text:p>
          </table:table-cell>
          <table:table-cell table:style-name="ce2" table:formula="of:=[.I5]/[.I$3]" office:value-type="float" office:value="0.315120274914089" calcext:value-type="float">
            <text:p>3,15E-01</text:p>
          </table:table-cell>
          <table:table-cell table:style-name="ce2" table:formula="of:=[.J5]/[.J$3]" office:value-type="float" office:value="0.361963190184049" calcext:value-type="float">
            <text:p>3,62E-01</text:p>
          </table:table-cell>
          <table:table-cell table:style-name="ce2" table:formula="of:=[.K5]/[.K$3]" office:value-type="float" office:value="0.426900584795322" calcext:value-type="float">
            <text:p>4,27E-01</text:p>
          </table:table-cell>
          <table:table-cell table:style-name="ce2" table:formula="of:=[.L5]/[.L$3]" office:value-type="float" office:value="0.48695652173913" calcext:value-type="float">
            <text:p>4,87E-0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[.C6]/[.C$3]" office:value-type="float" office:value="-0" calcext:value-type="float">
            <text:p>-0,00E+00</text:p>
          </table:table-cell>
          <table:table-cell table:style-name="ce2" table:formula="of:=[.D6]/[.D$3]" office:value-type="float" office:value="-0" calcext:value-type="float">
            <text:p>-0,00E+00</text:p>
          </table:table-cell>
          <table:table-cell table:style-name="ce2" table:formula="of:=[.E6]/[.E$3]" office:value-type="float" office:value="-0" calcext:value-type="float">
            <text:p>-0,00E+00</text:p>
          </table:table-cell>
          <table:table-cell table:style-name="ce2" table:formula="of:=[.F6]/[.F$3]" office:value-type="float" office:value="-0" calcext:value-type="float">
            <text:p>-0,00E+00</text:p>
          </table:table-cell>
          <table:table-cell table:style-name="ce2" table:formula="of:=[.G6]/[.G$3]" office:value-type="float" office:value="-0" calcext:value-type="float">
            <text:p>-0,00E+00</text:p>
          </table:table-cell>
          <table:table-cell table:style-name="ce2" table:formula="of:=[.H6]/[.H$3]" office:value-type="float" office:value="-0" calcext:value-type="float">
            <text:p>-0,00E+00</text:p>
          </table:table-cell>
          <table:table-cell table:style-name="ce2" table:formula="of:=[.I6]/[.I$3]" office:value-type="float" office:value="-0" calcext:value-type="float">
            <text:p>-0,00E+00</text:p>
          </table:table-cell>
          <table:table-cell table:style-name="ce2" table:formula="of:=[.J6]/[.J$3]" office:value-type="float" office:value="-0" calcext:value-type="float">
            <text:p>-0,00E+00</text:p>
          </table:table-cell>
          <table:table-cell table:style-name="ce2" table:formula="of:=[.K6]/[.K$3]" office:value-type="float" office:value="-0" calcext:value-type="float">
            <text:p>-0,00E+00</text:p>
          </table:table-cell>
          <table:table-cell table:style-name="ce2" table:formula="of:=[.L6]/[.L$3]" office:value-type="float" office:value="-0" calcext:value-type="float">
            <text:p>-0,00E+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[.C7]/[.C$3]" office:value-type="float" office:value="-0" calcext:value-type="float">
            <text:p>-0,00E+00</text:p>
          </table:table-cell>
          <table:table-cell table:style-name="ce2" table:formula="of:=[.D7]/[.D$3]" office:value-type="float" office:value="-0" calcext:value-type="float">
            <text:p>-0,00E+00</text:p>
          </table:table-cell>
          <table:table-cell table:style-name="ce2" table:formula="of:=[.E7]/[.E$3]" office:value-type="float" office:value="-0" calcext:value-type="float">
            <text:p>-0,00E+00</text:p>
          </table:table-cell>
          <table:table-cell table:style-name="ce2" table:formula="of:=[.F7]/[.F$3]" office:value-type="float" office:value="-0" calcext:value-type="float">
            <text:p>-0,00E+00</text:p>
          </table:table-cell>
          <table:table-cell table:style-name="ce2" table:formula="of:=[.G7]/[.G$3]" office:value-type="float" office:value="-0" calcext:value-type="float">
            <text:p>-0,00E+00</text:p>
          </table:table-cell>
          <table:table-cell table:style-name="ce2" table:formula="of:=[.H7]/[.H$3]" office:value-type="float" office:value="-0" calcext:value-type="float">
            <text:p>-0,00E+00</text:p>
          </table:table-cell>
          <table:table-cell table:style-name="ce2" table:formula="of:=[.I7]/[.I$3]" office:value-type="float" office:value="-0" calcext:value-type="float">
            <text:p>-0,00E+00</text:p>
          </table:table-cell>
          <table:table-cell table:style-name="ce2" table:formula="of:=[.J7]/[.J$3]" office:value-type="float" office:value="-0" calcext:value-type="float">
            <text:p>-0,00E+00</text:p>
          </table:table-cell>
          <table:table-cell table:style-name="ce2" table:formula="of:=[.K7]/[.K$3]" office:value-type="float" office:value="-0" calcext:value-type="float">
            <text:p>-0,00E+00</text:p>
          </table:table-cell>
          <table:table-cell table:style-name="ce2" table:formula="of:=[.L7]/[.L$3]" office:value-type="float" office:value="-0" calcext:value-type="float">
            <text:p>-0,00E+0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Упругая крутка '.J37" table:end-x="0.576cm" table:end-y="0.133cm" draw:z-index="0" draw:name="Диаграмма 1" draw:style-name="gr2" draw:text-style-name="P2" svg:width="12.346cm" svg:height="6.058cm" svg:x="0.207cm" svg:y="0.372cm">
              <draw:object draw:notify-on-update-of-ranges="'Упругая крутка '.A10:'Упругая крутка '.A10 'Упругая крутка '.B10:'Упругая крутка '.M10 'Упругая крутка '.B9:'Упругая крутка '.M9 'Упругая крутка '.B11:'Упругая крутка '.M11 'Упругая крутка '.B9:'Упругая крутка '.M9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огибы" table:style-name="ta10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Прогибы, расчетный случай - маневр №2, эксплуатационная перегрузк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, м</text:p>
          </table:table-cell>
          <table:table-cell table:style-name="ce6"/>
          <table:table-cell table:style-name="ce6" office:value-type="float" office:value="3.368" calcext:value-type="float">
            <text:p>3,37</text:p>
          </table:table-cell>
          <table:table-cell table:style-name="ce6" office:value-type="float" office:value="4.803" calcext:value-type="float">
            <text:p>4,80</text:p>
          </table:table-cell>
          <table:table-cell table:style-name="ce6" office:value-type="float" office:value="6.238" calcext:value-type="float">
            <text:p>6,24</text:p>
          </table:table-cell>
          <table:table-cell table:style-name="ce6" office:value-type="float" office:value="7.673" calcext:value-type="float">
            <text:p>7,67</text:p>
          </table:table-cell>
          <table:table-cell table:style-name="ce6" office:value-type="float" office:value="9.108" calcext:value-type="float">
            <text:p>9,11</text:p>
          </table:table-cell>
          <table:table-cell table:style-name="ce6" office:value-type="float" office:value="10.543" calcext:value-type="float">
            <text:p>10,54</text:p>
          </table:table-cell>
          <table:table-cell table:style-name="ce6" office:value-type="float" office:value="11.977" calcext:value-type="float">
            <text:p>11,98</text:p>
          </table:table-cell>
          <table:table-cell table:style-name="ce6" office:value-type="float" office:value="13.413" calcext:value-type="float">
            <text:p>13,41</text:p>
          </table:table-cell>
          <table:table-cell table:style-name="ce6" office:value-type="float" office:value="14.847" calcext:value-type="float">
            <text:p>14,85</text:p>
          </table:table-cell>
          <table:table-cell table:style-name="ce6" office:value-type="float" office:value="16.282" calcext:value-type="float">
            <text:p>16,28</text:p>
          </table:table-cell>
          <table: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wm0</text:p>
          </table:table-cell>
          <table:table-cell table:style-name="ce6"/>
          <table:table-cell table:style-name="ce1" office:value-type="float" office:value="0.775" calcext:value-type="float">
            <text:p>0,7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2.6" calcext:value-type="float">
            <text:p>12,60</text:p>
          </table:table-cell>
          <table:table-cell table:style-name="ce1" office:value-type="float" office:value="25.5" calcext:value-type="float">
            <text:p>25,50</text:p>
          </table:table-cell>
          <table:table-cell table:style-name="ce1" office:value-type="float" office:value="43.7" calcext:value-type="float">
            <text:p>43,70</text:p>
          </table:table-cell>
          <table:table-cell table:style-name="ce1" office:value-type="float" office:value="67.7" calcext:value-type="float">
            <text:p>67,70</text:p>
          </table:table-cell>
          <table:table-cell table:style-name="ce1" office:value-type="float" office:value="97.8" calcext:value-type="float">
            <text:p>97,80</text:p>
          </table:table-cell>
          <table:table-cell table:style-name="ce1" office:value-type="float" office:value="133" calcext:value-type="float">
            <text:p>133,00</text:p>
          </table:table-cell>
          <table:table-cell table:style-name="ce1" office:value-type="float" office:value="173" calcext:value-type="float">
            <text:p>173,00</text:p>
          </table:table-cell>
          <table:table-cell table:style-name="ce1" office:value-type="float" office:value="215" calcext:value-type="float">
            <text:p>215,00</text:p>
          </table:table-cell>
          <table:table-cell table:style-name="ce6"/>
          <table:table-cell table:number-columns-repeated="101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" office:value-type="float" office:value="0.775" calcext:value-type="float">
            <text:p>0,7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2.6" calcext:value-type="float">
            <text:p>12,60</text:p>
          </table:table-cell>
          <table:table-cell table:style-name="ce1" office:value-type="float" office:value="25.5" calcext:value-type="float">
            <text:p>25,50</text:p>
          </table:table-cell>
          <table:table-cell table:style-name="ce1" office:value-type="float" office:value="43.7" calcext:value-type="float">
            <text:p>43,70</text:p>
          </table:table-cell>
          <table:table-cell table:style-name="ce1" office:value-type="float" office:value="67.7" calcext:value-type="float">
            <text:p>67,70</text:p>
          </table:table-cell>
          <table:table-cell table:style-name="ce1" office:value-type="float" office:value="97.8" calcext:value-type="float">
            <text:p>97,80</text:p>
          </table:table-cell>
          <table:table-cell table:style-name="ce1" office:value-type="float" office:value="133" calcext:value-type="float">
            <text:p>133,00</text:p>
          </table:table-cell>
          <table:table-cell table:style-name="ce1" office:value-type="float" office:value="173" calcext:value-type="float">
            <text:p>173,00</text:p>
          </table:table-cell>
          <table:table-cell table:style-name="ce1" office:value-type="float" office:value="215" calcext:value-type="float">
            <text:p>215,00</text:p>
          </table:table-cell>
          <table:table-cell table:style-name="ce6"/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/>
          <table:table-cell table:number-columns-repeated="10" table:style-name="ce1" office:value-type="float" office:value="0" calcext:value-type="float">
            <text:p>0,00</text:p>
          </table:table-cell>
          <table:table-cell table:style-name="ce6"/>
          <table:table-cell table:number-columns-repeated="101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/>
          <table:table-cell table:number-columns-repeated="10" table:style-name="ce1" office:value-type="float" office:value="0" calcext:value-type="float">
            <text:p>0,00</text:p>
          </table:table-cell>
          <table:table-cell table:style-name="ce6"/>
          <table:table-cell table:number-columns-repeated="101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/>
          <table:table-cell table:number-columns-repeated="10" table:style-name="ce1" office:value-type="float" office:value="0" calcext:value-type="float">
            <text:p>0,00</text:p>
          </table:table-cell>
          <table:table-cell table:style-name="ce6"/>
          <table:table-cell table:number-columns-repeated="1011"/>
        </table:table-row>
        <table:table-row table:style-name="ro3">
          <table:table-cell/>
          <table:table-cell table:style-name="ce6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Z, м</text:p>
          </table:table-cell>
          <table:table-cell table:style-name="ce1" office:value-type="float" office:value="2.65" calcext:value-type="float">
            <text:p>2,65</text:p>
          </table:table-cell>
          <table:table-cell table:style-name="ce6" office:value-type="float" office:value="3.368" calcext:value-type="float">
            <text:p>3,37</text:p>
          </table:table-cell>
          <table:table-cell table:style-name="ce6" office:value-type="float" office:value="4.803" calcext:value-type="float">
            <text:p>4,80</text:p>
          </table:table-cell>
          <table:table-cell table:style-name="ce6" office:value-type="float" office:value="6.238" calcext:value-type="float">
            <text:p>6,24</text:p>
          </table:table-cell>
          <table:table-cell table:style-name="ce6" office:value-type="float" office:value="7.673" calcext:value-type="float">
            <text:p>7,67</text:p>
          </table:table-cell>
          <table:table-cell table:style-name="ce6" office:value-type="float" office:value="9.108" calcext:value-type="float">
            <text:p>9,11</text:p>
          </table:table-cell>
          <table:table-cell table:style-name="ce6" office:value-type="float" office:value="10.543" calcext:value-type="float">
            <text:p>10,54</text:p>
          </table:table-cell>
          <table:table-cell table:style-name="ce6" office:value-type="float" office:value="11.977" calcext:value-type="float">
            <text:p>11,98</text:p>
          </table:table-cell>
          <table:table-cell table:style-name="ce6" office:value-type="float" office:value="13.413" calcext:value-type="float">
            <text:p>13,41</text:p>
          </table:table-cell>
          <table:table-cell table:style-name="ce6" office:value-type="float" office:value="14.847" calcext:value-type="float">
            <text:p>14,85</text:p>
          </table:table-cell>
          <table:table-cell table:style-name="ce6" office:value-type="float" office:value="16.282" calcext:value-type="float">
            <text:p>16,28</text:p>
          </table:table-cell>
          <table:table-cell table:style-name="ce1" office:value-type="float" office:value="17" calcext:value-type="float">
            <text:p>17,00</text:p>
          </table:table-cell>
          <table:table-cell table:number-columns-repeated="101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formula="of:=[.C4]*0.01" office:value-type="float" office:value="0.00775" calcext:value-type="float">
            <text:p>0,01</text:p>
          </table:table-cell>
          <table:table-cell table:style-name="ce7" table:formula="of:=[.D4]*0.01" office:value-type="float" office:value="0.0451" calcext:value-type="float">
            <text:p>0,05</text:p>
          </table:table-cell>
          <table:table-cell table:style-name="ce7" table:formula="of:=[.E4]*0.01" office:value-type="float" office:value="0.126" calcext:value-type="float">
            <text:p>0,13</text:p>
          </table:table-cell>
          <table:table-cell table:style-name="ce7" table:formula="of:=[.F4]*0.01" office:value-type="float" office:value="0.255" calcext:value-type="float">
            <text:p>0,26</text:p>
          </table:table-cell>
          <table:table-cell table:style-name="ce7" table:formula="of:=[.G4]*0.01" office:value-type="float" office:value="0.437" calcext:value-type="float">
            <text:p>0,44</text:p>
          </table:table-cell>
          <table:table-cell table:style-name="ce7" table:formula="of:=[.H4]*0.01" office:value-type="float" office:value="0.677" calcext:value-type="float">
            <text:p>0,68</text:p>
          </table:table-cell>
          <table:table-cell table:style-name="ce7" table:formula="of:=[.I4]*0.01" office:value-type="float" office:value="0.978" calcext:value-type="float">
            <text:p>0,98</text:p>
          </table:table-cell>
          <table:table-cell table:style-name="ce7" table:formula="of:=[.J4]*0.01" office:value-type="float" office:value="1.33" calcext:value-type="float">
            <text:p>1,33</text:p>
          </table:table-cell>
          <table:table-cell table:style-name="ce7" table:formula="of:=[.K4]*0.01" office:value-type="float" office:value="1.73" calcext:value-type="float">
            <text:p>1,73</text:p>
          </table:table-cell>
          <table:table-cell table:style-name="ce7" table:formula="of:=[.L4]*0.01" office:value-type="float" office:value="2.15" calcext:value-type="float">
            <text:p>2,15</text:p>
          </table:table-cell>
          <table:table-cell table:style-name="ce7" table:formula="of:=[.L10]+([.L10]-[.K10])/2" office:value-type="float" office:value="2.36" calcext:value-type="float">
            <text:p>2,36</text:p>
          </table:table-cell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formula="of:=[.C5]*0.01" office:value-type="float" office:value="0" calcext:value-type="float">
            <text:p>0,00</text:p>
          </table:table-cell>
          <table:table-cell table:style-name="ce7" table:formula="of:=[.D5]*0.01" office:value-type="float" office:value="0" calcext:value-type="float">
            <text:p>0,00</text:p>
          </table:table-cell>
          <table:table-cell table:style-name="ce7" table:formula="of:=[.E5]*0.01" office:value-type="float" office:value="0" calcext:value-type="float">
            <text:p>0,00</text:p>
          </table:table-cell>
          <table:table-cell table:style-name="ce7" table:formula="of:=[.F5]*0.01" office:value-type="float" office:value="0" calcext:value-type="float">
            <text:p>0,00</text:p>
          </table:table-cell>
          <table:table-cell table:style-name="ce7" table:formula="of:=[.G5]*0.01" office:value-type="float" office:value="0" calcext:value-type="float">
            <text:p>0,00</text:p>
          </table:table-cell>
          <table:table-cell table:style-name="ce7" table:formula="of:=[.H5]*0.01" office:value-type="float" office:value="0" calcext:value-type="float">
            <text:p>0,00</text:p>
          </table:table-cell>
          <table:table-cell table:style-name="ce7" table:formula="of:=[.I5]*0.01" office:value-type="float" office:value="0" calcext:value-type="float">
            <text:p>0,00</text:p>
          </table:table-cell>
          <table:table-cell table:style-name="ce7" table:formula="of:=[.J5]*0.01" office:value-type="float" office:value="0" calcext:value-type="float">
            <text:p>0,00</text:p>
          </table:table-cell>
          <table:table-cell table:style-name="ce7" table:formula="of:=[.K5]*0.01" office:value-type="float" office:value="0" calcext:value-type="float">
            <text:p>0,00</text:p>
          </table:table-cell>
          <table:table-cell table:style-name="ce7" table:formula="of:=[.L5]*0.01" office:value-type="float" office:value="0" calcext:value-type="float">
            <text:p>0,00</text:p>
          </table:table-cell>
          <table:table-cell table:style-name="ce7" table:formula="of:=[.L11]+([.L11]-[.K11])/2" office:value-type="float" office:value="0" calcext:value-type="float">
            <text:p>0,00</text:p>
          </table:table-cell>
          <table:table-cell table:number-columns-repeated="101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formula="of:=[.C6]*0.01" office:value-type="float" office:value="0" calcext:value-type="float">
            <text:p>0,00</text:p>
          </table:table-cell>
          <table:table-cell table:style-name="ce7" table:formula="of:=[.D6]*0.01" office:value-type="float" office:value="0" calcext:value-type="float">
            <text:p>0,00</text:p>
          </table:table-cell>
          <table:table-cell table:style-name="ce7" table:formula="of:=[.E6]*0.01" office:value-type="float" office:value="0" calcext:value-type="float">
            <text:p>0,00</text:p>
          </table:table-cell>
          <table:table-cell table:style-name="ce7" table:formula="of:=[.F6]*0.01" office:value-type="float" office:value="0" calcext:value-type="float">
            <text:p>0,00</text:p>
          </table:table-cell>
          <table:table-cell table:style-name="ce7" table:formula="of:=[.G6]*0.01" office:value-type="float" office:value="0" calcext:value-type="float">
            <text:p>0,00</text:p>
          </table:table-cell>
          <table:table-cell table:style-name="ce7" table:formula="of:=[.H6]*0.01" office:value-type="float" office:value="0" calcext:value-type="float">
            <text:p>0,00</text:p>
          </table:table-cell>
          <table:table-cell table:style-name="ce7" table:formula="of:=[.I6]*0.01" office:value-type="float" office:value="0" calcext:value-type="float">
            <text:p>0,00</text:p>
          </table:table-cell>
          <table:table-cell table:style-name="ce7" table:formula="of:=[.J6]*0.01" office:value-type="float" office:value="0" calcext:value-type="float">
            <text:p>0,00</text:p>
          </table:table-cell>
          <table:table-cell table:style-name="ce7" table:formula="of:=[.K6]*0.01" office:value-type="float" office:value="0" calcext:value-type="float">
            <text:p>0,00</text:p>
          </table:table-cell>
          <table:table-cell table:style-name="ce7" table:formula="of:=[.L6]*0.01" office:value-type="float" office:value="0" calcext:value-type="float">
            <text:p>0,00</text:p>
          </table:table-cell>
          <table:table-cell table:style-name="ce7" table:formula="of:=[.L12]+([.L12]-[.K12])/2" office:value-type="float" office:value="0" calcext:value-type="float">
            <text:p>0,00</text:p>
          </table:table-cell>
          <table:table-cell table:number-columns-repeated="101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formula="of:=[.C7]*0.01" office:value-type="float" office:value="0" calcext:value-type="float">
            <text:p>0,00</text:p>
          </table:table-cell>
          <table:table-cell table:style-name="ce7" table:formula="of:=[.D7]*0.01" office:value-type="float" office:value="0" calcext:value-type="float">
            <text:p>0,00</text:p>
          </table:table-cell>
          <table:table-cell table:style-name="ce7" table:formula="of:=[.E7]*0.01" office:value-type="float" office:value="0" calcext:value-type="float">
            <text:p>0,00</text:p>
          </table:table-cell>
          <table:table-cell table:style-name="ce7" table:formula="of:=[.F7]*0.01" office:value-type="float" office:value="0" calcext:value-type="float">
            <text:p>0,00</text:p>
          </table:table-cell>
          <table:table-cell table:style-name="ce7" table:formula="of:=[.G7]*0.01" office:value-type="float" office:value="0" calcext:value-type="float">
            <text:p>0,00</text:p>
          </table:table-cell>
          <table:table-cell table:style-name="ce7" table:formula="of:=[.H7]*0.01" office:value-type="float" office:value="0" calcext:value-type="float">
            <text:p>0,00</text:p>
          </table:table-cell>
          <table:table-cell table:style-name="ce7" table:formula="of:=[.I7]*0.01" office:value-type="float" office:value="0" calcext:value-type="float">
            <text:p>0,00</text:p>
          </table:table-cell>
          <table:table-cell table:style-name="ce7" table:formula="of:=[.J7]*0.01" office:value-type="float" office:value="0" calcext:value-type="float">
            <text:p>0,00</text:p>
          </table:table-cell>
          <table:table-cell table:style-name="ce7" table:formula="of:=[.K7]*0.01" office:value-type="float" office:value="0" calcext:value-type="float">
            <text:p>0,00</text:p>
          </table:table-cell>
          <table:table-cell table:style-name="ce7" table:formula="of:=[.L7]*0.01" office:value-type="float" office:value="0" calcext:value-type="float">
            <text:p>0,00</text:p>
          </table:table-cell>
          <table:table-cell table:style-name="ce7" table:formula="of:=[.L13]+([.L13]-[.K13])/2" office:value-type="float" office:value="0" calcext:value-type="float">
            <text:p>0,00</text:p>
          </table:table-cell>
          <table:table-cell table:number-columns-repeated="1011"/>
        </table:table-row>
        <table:table-row table:style-name="ro3">
          <table:table-cell/>
          <table:table-cell table:style-name="ce6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Относительные</text:p>
          </table:table-cell>
          <table:table-cell table:style-name="ce6"/>
          <table:table-cell table:style-name="ce1" table:formula="of:=[.C4]/[.C$3]" office:value-type="float" office:value="1" calcext:value-type="float">
            <text:p>1,00</text:p>
          </table:table-cell>
          <table:table-cell table:style-name="ce1" table:formula="of:=[.D4]/[.D$3]" office:value-type="float" office:value="1" calcext:value-type="float">
            <text:p>1,00</text:p>
          </table:table-cell>
          <table:table-cell table:style-name="ce1" table:formula="of:=[.E4]/[.E$3]" office:value-type="float" office:value="1" calcext:value-type="float">
            <text:p>1,00</text:p>
          </table:table-cell>
          <table:table-cell table:style-name="ce1" table:formula="of:=[.F4]/[.F$3]" office:value-type="float" office:value="1" calcext:value-type="float">
            <text:p>1,00</text:p>
          </table:table-cell>
          <table:table-cell table:style-name="ce1" table:formula="of:=[.G4]/[.G$3]" office:value-type="float" office:value="1" calcext:value-type="float">
            <text:p>1,00</text:p>
          </table:table-cell>
          <table:table-cell table:style-name="ce1" table:formula="of:=[.H4]/[.H$3]" office:value-type="float" office:value="1" calcext:value-type="float">
            <text:p>1,00</text:p>
          </table:table-cell>
          <table:table-cell table:style-name="ce1" table:formula="of:=[.I4]/[.I$3]" office:value-type="float" office:value="1" calcext:value-type="float">
            <text:p>1,00</text:p>
          </table:table-cell>
          <table:table-cell table:style-name="ce1" table:formula="of:=[.J4]/[.J$3]" office:value-type="float" office:value="1" calcext:value-type="float">
            <text:p>1,00</text:p>
          </table:table-cell>
          <table:table-cell table:style-name="ce1" table:formula="of:=[.K4]/[.K$3]" office:value-type="float" office:value="1" calcext:value-type="float">
            <text:p>1,00</text:p>
          </table:table-cell>
          <table:table-cell table:style-name="ce1" table:formula="of:=[.L4]/[.L$3]" office:value-type="float" office:value="1" calcext:value-type="float">
            <text:p>1,00</text:p>
          </table:table-cell>
          <table:table-cell table:style-name="ce6"/>
          <table:table-cell table:number-columns-repeated="1011"/>
        </table:table-row>
        <table:table-row table:style-name="ro3">
          <table:table-cell/>
          <table:table-cell table:style-name="ce6"/>
          <table:table-cell table:style-name="ce1" table:formula="of:=[.C5]/[.C$3]" office:value-type="float" office:value="0" calcext:value-type="float">
            <text:p>0,00</text:p>
          </table:table-cell>
          <table:table-cell table:style-name="ce1" table:formula="of:=[.D5]/[.D$3]" office:value-type="float" office:value="0" calcext:value-type="float">
            <text:p>0,00</text:p>
          </table:table-cell>
          <table:table-cell table:style-name="ce1" table:formula="of:=[.E5]/[.E$3]" office:value-type="float" office:value="0" calcext:value-type="float">
            <text:p>0,00</text:p>
          </table:table-cell>
          <table:table-cell table:style-name="ce1" table:formula="of:=[.F5]/[.F$3]" office:value-type="float" office:value="0" calcext:value-type="float">
            <text:p>0,00</text:p>
          </table:table-cell>
          <table:table-cell table:style-name="ce1" table:formula="of:=[.G5]/[.G$3]" office:value-type="float" office:value="0" calcext:value-type="float">
            <text:p>0,00</text:p>
          </table:table-cell>
          <table:table-cell table:style-name="ce1" table:formula="of:=[.H5]/[.H$3]" office:value-type="float" office:value="0" calcext:value-type="float">
            <text:p>0,00</text:p>
          </table:table-cell>
          <table:table-cell table:style-name="ce1" table:formula="of:=[.I5]/[.I$3]" office:value-type="float" office:value="0" calcext:value-type="float">
            <text:p>0,00</text:p>
          </table:table-cell>
          <table:table-cell table:style-name="ce1" table:formula="of:=[.J5]/[.J$3]" office:value-type="float" office:value="0" calcext:value-type="float">
            <text:p>0,00</text:p>
          </table:table-cell>
          <table:table-cell table:style-name="ce1" table:formula="of:=[.K5]/[.K$3]" office:value-type="float" office:value="0" calcext:value-type="float">
            <text:p>0,00</text:p>
          </table:table-cell>
          <table:table-cell table:style-name="ce1" table:formula="of:=[.L5]/[.L$3]" office:value-type="float" office:value="0" calcext:value-type="float">
            <text:p>0,00</text:p>
          </table:table-cell>
          <table:table-cell table:style-name="ce6"/>
          <table:table-cell table:number-columns-repeated="1011"/>
        </table:table-row>
        <table:table-row table:style-name="ro3">
          <table:table-cell/>
          <table:table-cell table:style-name="ce6"/>
          <table:table-cell table:style-name="ce1" table:formula="of:=[.C6]/[.C$3]" office:value-type="float" office:value="0" calcext:value-type="float">
            <text:p>0,00</text:p>
          </table:table-cell>
          <table:table-cell table:style-name="ce1" table:formula="of:=[.D6]/[.D$3]" office:value-type="float" office:value="0" calcext:value-type="float">
            <text:p>0,00</text:p>
          </table:table-cell>
          <table:table-cell table:style-name="ce1" table:formula="of:=[.E6]/[.E$3]" office:value-type="float" office:value="0" calcext:value-type="float">
            <text:p>0,00</text:p>
          </table:table-cell>
          <table:table-cell table:style-name="ce1" table:formula="of:=[.F6]/[.F$3]" office:value-type="float" office:value="0" calcext:value-type="float">
            <text:p>0,00</text:p>
          </table:table-cell>
          <table:table-cell table:style-name="ce1" table:formula="of:=[.G6]/[.G$3]" office:value-type="float" office:value="0" calcext:value-type="float">
            <text:p>0,00</text:p>
          </table:table-cell>
          <table:table-cell table:style-name="ce1" table:formula="of:=[.H6]/[.H$3]" office:value-type="float" office:value="0" calcext:value-type="float">
            <text:p>0,00</text:p>
          </table:table-cell>
          <table:table-cell table:style-name="ce1" table:formula="of:=[.I6]/[.I$3]" office:value-type="float" office:value="0" calcext:value-type="float">
            <text:p>0,00</text:p>
          </table:table-cell>
          <table:table-cell table:style-name="ce1" table:formula="of:=[.J6]/[.J$3]" office:value-type="float" office:value="0" calcext:value-type="float">
            <text:p>0,00</text:p>
          </table:table-cell>
          <table:table-cell table:style-name="ce1" table:formula="of:=[.K6]/[.K$3]" office:value-type="float" office:value="0" calcext:value-type="float">
            <text:p>0,00</text:p>
          </table:table-cell>
          <table:table-cell table:style-name="ce1" table:formula="of:=[.L6]/[.L$3]" office:value-type="float" office:value="0" calcext:value-type="float">
            <text:p>0,00</text:p>
          </table:table-cell>
          <table:table-cell table:style-name="ce6"/>
          <table:table-cell table:number-columns-repeated="1011"/>
        </table:table-row>
        <table:table-row table:style-name="ro3">
          <table:table-cell/>
          <table:table-cell table:style-name="ce6"/>
          <table:table-cell table:style-name="ce1" table:formula="of:=[.C7]/[.C$3]" office:value-type="float" office:value="0" calcext:value-type="float">
            <text:p>0,00</text:p>
          </table:table-cell>
          <table:table-cell table:style-name="ce1" table:formula="of:=[.D7]/[.D$3]" office:value-type="float" office:value="0" calcext:value-type="float">
            <text:p>0,00</text:p>
          </table:table-cell>
          <table:table-cell table:style-name="ce1" table:formula="of:=[.E7]/[.E$3]" office:value-type="float" office:value="0" calcext:value-type="float">
            <text:p>0,00</text:p>
          </table:table-cell>
          <table:table-cell table:style-name="ce1" table:formula="of:=[.F7]/[.F$3]" office:value-type="float" office:value="0" calcext:value-type="float">
            <text:p>0,00</text:p>
          </table:table-cell>
          <table:table-cell table:style-name="ce1" table:formula="of:=[.G7]/[.G$3]" office:value-type="float" office:value="0" calcext:value-type="float">
            <text:p>0,00</text:p>
          </table:table-cell>
          <table:table-cell table:style-name="ce1" table:formula="of:=[.H7]/[.H$3]" office:value-type="float" office:value="0" calcext:value-type="float">
            <text:p>0,00</text:p>
          </table:table-cell>
          <table:table-cell table:style-name="ce1" table:formula="of:=[.I7]/[.I$3]" office:value-type="float" office:value="0" calcext:value-type="float">
            <text:p>0,00</text:p>
          </table:table-cell>
          <table:table-cell table:style-name="ce1" table:formula="of:=[.J7]/[.J$3]" office:value-type="float" office:value="0" calcext:value-type="float">
            <text:p>0,00</text:p>
          </table:table-cell>
          <table:table-cell table:style-name="ce1" table:formula="of:=[.K7]/[.K$3]" office:value-type="float" office:value="0" calcext:value-type="float">
            <text:p>0,00</text:p>
          </table:table-cell>
          <table:table-cell table:style-name="ce1" table:formula="of:=[.L7]/[.L$3]" office:value-type="float" office:value="0" calcext:value-type="float">
            <text:p>0,00</text:p>
          </table:table-cell>
          <table:table-cell table:style-name="ce6"/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>
            <draw:frame table:end-cell-address="Прогибы.G37" table:end-x="1.106cm" table:end-y="0.318cm" draw:z-index="0" draw:name="Диаграмма 1" draw:style-name="gr2" draw:text-style-name="P2" svg:width="9.507cm" svg:height="5.634cm" svg:x="0.154cm" svg:y="0.052cm">
              <draw:object draw:notify-on-update-of-ranges="Прогибы.B10:Прогибы.M10 Прогибы.B9:Прогибы.M9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асса консолей" table:style-name="ta1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Расчет по данным Wom00-ez004 (при S доп=21.1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расч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, кг</text:p>
          </table:table-cell>
          <table:table-cell table:formula="of:=2*(410-235*0.107/0.118+235*0.107/0.118*21.1*1.3/[.C3])" office:value-type="float" office:value="861.425322033898" calcext:value-type="float">
            <text:p>861,4253220339</text:p>
          </table:table-cell>
          <table:table-cell table:formula="of:=2*(410-235*0.107/0.118+235*0.107/0.118*21.1*1.3/[.D3])" office:value-type="float" office:value="783.490028248588" calcext:value-type="float">
            <text:p>783,4900282486</text:p>
          </table:table-cell>
          <table:table-cell table:formula="of:=2*(410-235*0.107/0.118+235*0.107/0.118*21.1*1.3/[.E3])" office:value-type="float" office:value="727.82196125908" calcext:value-type="float">
            <text:p>727,8219612591</text:p>
          </table:table-cell>
          <table:table-cell table:formula="of:=2*(410-235*0.107/0.118+235*0.107/0.118*21.1*1.3/[.F3])" office:value-type="float" office:value="686.070911016949" calcext:value-type="float">
            <text:p>686,070911017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>
            <draw:frame table:end-cell-address="'Масса консолей'.G27" table:end-x="1.318cm" table:end-y="0.424cm" draw:z-index="0" draw:name="Диаграмма 1" draw:style-name="gr2" draw:text-style-name="P2" svg:width="9.745cm" svg:height="5.185cm" svg:x="0.128cm" svg:y="0.187cm">
              <draw:object draw:notify-on-update-of-ranges="'Масса консолей'.C4:'Масса консолей'.F4 'Масса консолей'.C3:'Масса консолей'.F3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3" number:min-integer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Cy_20_alf_2c__20_Cy_20_max" style:display-name="PageStyle_Cy alf, Cy 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zg_20_жест_20_Ny_3d_3.42" style:display-name="PageStyle_Mizg жест Ny=3.4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zg_20_упр_20_Ny_3d_3.42" style:display-name="PageStyle_Mizg упр Ny=3.4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zg_20_жест_20_Ny_3d_-1" style:display-name="PageStyle_Mizg жест Ny=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zg_20_упр_20_Ny_3d_-1" style:display-name="PageStyle_Mizg упр Ny=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агрузки_20_Маневр_2b_НВ_20__28_2_20_сл_29_" style:display-name="PageStyle_Нагрузки Маневр+НВ (2 сл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агрузки_20_Целвого_20_варианта_20_1_20_сл" style:display-name="PageStyle_Нагрузки Целвого варианта 1 сл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f-Xt" style:display-name="PageStyle_Xf-X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Упругая_20_крутка_20_" style:display-name="PageStyle_Упругая крутка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Прогибы" style:display-name="PageStyle_Прогиб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Масса_20_консолей" style:display-name="PageStyle_Масса консолей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4</meta:initial-creator>
    <dc:creator>morodeer </dc:creator>
    <meta:creation-date>2005-07-31T10:25:05</meta:creation-date>
    <dc:date>2014-06-25T00:43:52.132206275</dc:date>
    <meta:generator>LibreOffice/4.2.4.2$Linux_X86_64 LibreOffice_project/420m0$Build-2</meta:generator>
    <meta:document-statistic meta:table-count="12" meta:cell-count="1724" meta:object-count="30"/>
    <meta:user-defined meta:name="AppVersion">15.0300</meta:user-defined>
    <meta:user-defined meta:name="Company">sto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0">
      <style:chart-properties chart:display-label="true" chart:tick-marks-minor-inner="true" chart:tick-marks-minor-outer="false" chart:logarithmic="false" chart:minimum="0" chart:maximum="0.7" chart:interval-major="0.2" chart:interval-minor-divisor="4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4" style:family="chart">
      <style:graphic-properties svg:stroke-width="0.009cm"/>
    </style:style>
    <style:style style:name="ch5" style:family="chart" style:data-style-name="N0">
      <style:chart-properties chart:display-label="true" chart:tick-marks-minor-inner="true" chart:tick-marks-minor-outer="false" chart:logarithmic="false" chart:minimum="0" chart:maximum="1.8" chart:interval-major="0.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6" style:family="chart" style:data-style-name="N0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800000" draw:fill-color="#800000"/>
      <style:text-properties fo:color="#000000" style:text-position="0% 58%" fo:font-family="'Arial Cyr'" fo:font-size="3.5pt" style:font-family-asian="'Arial Cyr'" style:font-size-asian="3.5pt" style:font-family-complex="'Arial Cyr'" style:font-size-complex="3.5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89cm" svg:height="5.953cm" xlink:href=".." xlink:type="simple" chart:class="chart:scatter" chart:style-name="ch1">
        <chart:plot-area chart:style-name="ch2" table:cell-range-address="'Cy alf, Cy max'.E3:'Cy alf, Cy max'.F8" svg:x="0.452cm" svg:y="0.608cm" svg:width="7.688cm" svg:height="4.668cm">
          <chartooo:coordinate-region svg:x="1.232cm" svg:y="0.608cm" svg:width="6.908cm" svg:height="3.91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Cy alf, Cy max'.F3:'Cy alf, Cy max'.F8" chart:class="chart:scatter">
            <chart:domain table:cell-range-address="'Cy alf, Cy max'.E3:'Cy alf, Cy max'.E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Cy alf, Cy max'.E3:'Cy alf, Cy max'.E8</svg:desc>
                </draw:g>
              </table:table-cell>
              <table:table-cell office:value-type="float" office:value="1.6">
                <text:p>1.6</text:p>
                <draw:g>
                  <svg:desc>'Cy alf, Cy max'.F3:'Cy alf, Cy max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chart-properties chart:interpolation="cubic-spline" chart:symbol-type="automatic" chart:include-hidden-cells="false" chart:treat-empty-cells="leave-gap" chart:series-source="rows"/>
    </style:style>
    <style:style style:name="ch3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axis-label-position="outside-end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4" style:family="chart">
      <style:graphic-properties svg:stroke-width="0.009cm"/>
    </style:style>
    <style:style style:name="ch5" style:family="chart" style:data-style-name="N106">
      <style:chart-properties chart:display-label="true" chart:tick-marks-minor-inner="true" chart:tick-marks-minor-outer="false" chart:logarithmic="false" chart:minimum="-30" chart:maximum="0" chart:interval-major="10" chart:interval-minor-divisor="2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6" style:family="chart" style:data-style-name="N106">
      <style:chart-properties chart:symbol-type="named-symbol" chart:symbol-name="diamond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7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8" style:family="chart" style:data-style-name="N106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35cm" svg:stroke-color="#008000" draw:fill-color="#008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9" style:family="chart" style:data-style-name="N106">
      <style:chart-properties chart:symbol-type="named-symbol" chart:symbol-name="circle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ff0000" draw:fill-color="#ff0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 style:data-style-name="N106">
      <style:chart-properties chart:symbol-type="named-symbol" chart:symbol-name="asterisk" chart:symbol-width="0.282cm" chart:symbol-height="0.282cm" chart:label-position="right">
        <chart:label-separator>
          <text:p>; </text:p>
        </chart:label-separator>
      </style:chart-properties>
      <style:graphic-properties svg:stroke-width="0.035cm" svg:stroke-color="#800080" draw:fill-color="#8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585cm" svg:height="9.869cm" xlink:href=".." xlink:type="simple" chart:class="chart:scatter" chart:style-name="ch1">
        <chart:plot-area chart:style-name="ch2" table:cell-range-address="'Mizg упр Ny=-1'.B9:'Mizg упр Ny=-1'.M14 'Mizg упр Ny=-1'.A10:'Mizg упр Ny=-1'.A14" chart:data-source-has-labels="column" svg:x="0.031cm" svg:y="0.675cm" svg:width="16.323cm" svg:height="8.969cm">
          <chartooo:coordinate-region svg:x="1.79cm" svg:y="1.429cm" svg:width="14.564cm" svg:height="7.963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Mizg упр Ny=-1'.B10:'Mizg упр Ny=-1'.M10" chart:label-cell-address="'Mizg упр Ny=-1'.A10:'Mizg упр Ny=-1'.A10" chart:class="chart:scatter">
            <chart:domain table:cell-range-address="'Mizg упр Ny=-1'.B9:'Mizg упр Ny=-1'.M9"/>
            <chart:data-point chart:repeated="12"/>
          </chart:series>
          <chart:series chart:style-name="ch7" chart:values-cell-range-address="'Mizg упр Ny=-1'.B11:'Mizg упр Ny=-1'.M11" chart:label-cell-address="'Mizg упр Ny=-1'.A11:'Mizg упр Ny=-1'.A11" chart:class="chart:scatter">
            <chart:data-point chart:repeated="12"/>
          </chart:series>
          <chart:series chart:style-name="ch8" chart:values-cell-range-address="'Mizg упр Ny=-1'.B12:'Mizg упр Ny=-1'.M12" chart:label-cell-address="'Mizg упр Ny=-1'.A12:'Mizg упр Ny=-1'.A12" chart:class="chart:scatter">
            <chart:data-point chart:repeated="12"/>
          </chart:series>
          <chart:series chart:style-name="ch9" chart:values-cell-range-address="'Mizg упр Ny=-1'.B13:'Mizg упр Ny=-1'.M13" chart:label-cell-address="'Mizg упр Ny=-1'.A13:'Mizg упр Ny=-1'.A13" chart:class="chart:scatter">
            <chart:data-point chart:repeated="12"/>
          </chart:series>
          <chart:series chart:style-name="ch10" chart:values-cell-range-address="'Mizg упр Ny=-1'.B14:'Mizg упр Ny=-1'.M14" chart:label-cell-address="'Mizg упр Ny=-1'.A14:'Mizg упр Ny=-1'.A14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Mizg упр Ny=-1'.B9:'Mizg упр Ny=-1'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л. 1</text:p>
                <draw:g>
                  <svg:desc>'Mizg упр Ny=-1'.A10:'Mizg упр Ny=-1'.A10</svg:desc>
                </draw:g>
              </table:table-cell>
              <table:table-cell office:value-type="float" office:value="-24.765">
                <text:p>-24.765</text:p>
                <draw:g>
                  <svg:desc>'Mizg упр Ny=-1'.B10:'Mizg упр Ny=-1'.M10</svg:desc>
                </draw:g>
              </table:table-cell>
              <table:table-cell office:value-type="float" office:value="-22.36">
                <text:p>-22.36</text:p>
              </table:table-cell>
              <table:table-cell office:value-type="float" office:value="-17.55">
                <text:p>-17.55</text:p>
              </table:table-cell>
              <table:table-cell office:value-type="float" office:value="-13.26">
                <text:p>-13.26</text:p>
              </table:table-cell>
              <table:table-cell office:value-type="float" office:value="-9.685">
                <text:p>-9.685</text:p>
              </table:table-cell>
              <table:table-cell office:value-type="float" office:value="-6.708">
                <text:p>-6.708</text:p>
              </table:table-cell>
              <table:table-cell office:value-type="float" office:value="-4.316">
                <text:p>-4.316</text:p>
              </table:table-cell>
              <table:table-cell office:value-type="float" office:value="-2.47">
                <text:p>-2.47</text:p>
              </table:table-cell>
              <table:table-cell office:value-type="float" office:value="-1.1739">
                <text:p>-1.1739</text:p>
              </table:table-cell>
              <table:table-cell office:value-type="float" office:value="-0.3783">
                <text:p>-0.3783</text:p>
              </table:table-cell>
              <table:table-cell office:value-type="float" office:value="-0.0338">
                <text:p>-0.0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2</text:p>
                <draw:g>
                  <svg:desc>'Mizg упр Ny=-1'.A11:'Mizg упр Ny=-1'.A11</svg:desc>
                </draw:g>
              </table:table-cell>
              <table:table-cell office:value-type="float" office:value="-25.025">
                <text:p>-25.025</text:p>
                <draw:g>
                  <svg:desc>'Mizg упр Ny=-1'.B11:'Mizg упр Ny=-1'.M11</svg:desc>
                </draw:g>
              </table:table-cell>
              <table:table-cell office:value-type="float" office:value="-22.62">
                <text:p>-22.62</text:p>
              </table:table-cell>
              <table:table-cell office:value-type="float" office:value="-17.81">
                <text:p>-17.81</text:p>
              </table:table-cell>
              <table:table-cell office:value-type="float" office:value="-13.52">
                <text:p>-13.52</text:p>
              </table:table-cell>
              <table:table-cell office:value-type="float" office:value="-9.854">
                <text:p>-9.854</text:p>
              </table:table-cell>
              <table:table-cell office:value-type="float" office:value="-6.825">
                <text:p>-6.825</text:p>
              </table:table-cell>
              <table:table-cell office:value-type="float" office:value="-4.394">
                <text:p>-4.394</text:p>
              </table:table-cell>
              <table:table-cell office:value-type="float" office:value="-2.522">
                <text:p>-2.522</text:p>
              </table:table-cell>
              <table:table-cell office:value-type="float" office:value="-1.1934">
                <text:p>-1.1934</text:p>
              </table:table-cell>
              <table:table-cell office:value-type="float" office:value="-0.3835">
                <text:p>-0.3835</text:p>
              </table:table-cell>
              <table:table-cell office:value-type="float" office:value="-0.03406">
                <text:p>-0.03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3</text:p>
                <draw:g>
                  <svg:desc>'Mizg упр Ny=-1'.A12:'Mizg упр Ny=-1'.A12</svg:desc>
                </draw:g>
              </table:table-cell>
              <table:table-cell office:value-type="float" office:value="-28.73">
                <text:p>-28.73</text:p>
                <draw:g>
                  <svg:desc>'Mizg упр Ny=-1'.B12:'Mizg упр Ny=-1'.M12</svg:desc>
                </draw:g>
              </table:table-cell>
              <table:table-cell office:value-type="float" office:value="-26.13">
                <text:p>-26.13</text:p>
              </table:table-cell>
              <table:table-cell office:value-type="float" office:value="-20.93">
                <text:p>-20.93</text:p>
              </table:table-cell>
              <table:table-cell office:value-type="float" office:value="-16.12">
                <text:p>-16.12</text:p>
              </table:table-cell>
              <table:table-cell office:value-type="float" office:value="-11.973">
                <text:p>-11.973</text:p>
              </table:table-cell>
              <table:table-cell office:value-type="float" office:value="-8.424">
                <text:p>-8.424</text:p>
              </table:table-cell>
              <table:table-cell office:value-type="float" office:value="-5.486">
                <text:p>-5.486</text:p>
              </table:table-cell>
              <table:table-cell office:value-type="float" office:value="-3.172">
                <text:p>-3.172</text:p>
              </table:table-cell>
              <table:table-cell office:value-type="float" office:value="-1.508">
                <text:p>-1.508</text:p>
              </table:table-cell>
              <table:table-cell office:value-type="float" office:value="-0.4836">
                <text:p>-0.4836</text:p>
              </table:table-cell>
              <table:table-cell office:value-type="float" office:value="-0.04121">
                <text:p>-0.0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4</text:p>
                <draw:g>
                  <svg:desc>'Mizg упр Ny=-1'.A13:'Mizg упр Ny=-1'.A13</svg:desc>
                </draw:g>
              </table:table-cell>
              <table:table-cell office:value-type="float" office:value="-29.315">
                <text:p>-29.315</text:p>
                <draw:g>
                  <svg:desc>'Mizg упр Ny=-1'.B13:'Mizg упр Ny=-1'.M13</svg:desc>
                </draw:g>
              </table:table-cell>
              <table:table-cell office:value-type="float" office:value="-26.65">
                <text:p>-26.65</text:p>
              </table:table-cell>
              <table:table-cell office:value-type="float" office:value="-21.32">
                <text:p>-21.32</text:p>
              </table:table-cell>
              <table:table-cell office:value-type="float" office:value="-16.38">
                <text:p>-16.38</text:p>
              </table:table-cell>
              <table:table-cell office:value-type="float" office:value="-12.233">
                <text:p>-12.233</text:p>
              </table:table-cell>
              <table:table-cell office:value-type="float" office:value="-8.619">
                <text:p>-8.619</text:p>
              </table:table-cell>
              <table:table-cell office:value-type="float" office:value="-5.629">
                <text:p>-5.629</text:p>
              </table:table-cell>
              <table:table-cell office:value-type="float" office:value="-3.263">
                <text:p>-3.263</text:p>
              </table:table-cell>
              <table:table-cell office:value-type="float" office:value="-1.56">
                <text:p>-1.56</text:p>
              </table:table-cell>
              <table:table-cell office:value-type="float" office:value="-0.4979">
                <text:p>-0.4979</text:p>
              </table:table-cell>
              <table:table-cell office:value-type="float" office:value="-0.04238">
                <text:p>-0.0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5</text:p>
                <draw:g>
                  <svg:desc>'Mizg упр Ny=-1'.A14:'Mizg упр Ny=-1'.A14</svg:desc>
                </draw:g>
              </table:table-cell>
              <table:table-cell office:value-type="float" office:value="-26.975">
                <text:p>-26.975</text:p>
                <draw:g>
                  <svg:desc>'Mizg упр Ny=-1'.B14:'Mizg упр Ny=-1'.M14</svg:desc>
                </draw:g>
              </table:table-cell>
              <table:table-cell office:value-type="float" office:value="-24.44">
                <text:p>-24.44</text:p>
              </table:table-cell>
              <table:table-cell office:value-type="float" office:value="-19.37">
                <text:p>-19.37</text:p>
              </table:table-cell>
              <table:table-cell office:value-type="float" office:value="-14.82">
                <text:p>-14.82</text:p>
              </table:table-cell>
              <table:table-cell office:value-type="float" office:value="-10.946">
                <text:p>-10.946</text:p>
              </table:table-cell>
              <table:table-cell office:value-type="float" office:value="-7.67">
                <text:p>-7.67</text:p>
              </table:table-cell>
              <table:table-cell office:value-type="float" office:value="-4.979">
                <text:p>-4.979</text:p>
              </table:table-cell>
              <table:table-cell office:value-type="float" office:value="-2.886">
                <text:p>-2.886</text:p>
              </table:table-cell>
              <table:table-cell office:value-type="float" office:value="-1.378">
                <text:p>-1.378</text:p>
              </table:table-cell>
              <table:table-cell office:value-type="float" office:value="-0.4459">
                <text:p>-0.4459</text:p>
              </table:table-cell>
              <table:table-cell office:value-type="float" office:value="-0.03926">
                <text:p>-0.039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style:text-position="0% 58%" fo:font-family="'Arial Cyr'" fo:font-size="12pt" fo:font-weight="bold" style:font-family-asian="'Arial Cyr'" style:font-size-asian="12pt" style:font-weight-asian="bold" style:font-family-complex="'Arial Cyr'" style:font-size-complex="12pt" style:font-weight-complex="bold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5" style:family="chart">
      <style:chart-properties style:rotation-angle="0"/>
      <style:graphic-properties svg:stroke-width="0.071cm"/>
      <style:text-properties fo:color="#000000" style:text-position="0% 58%" fo:font-family="'Arial Cyr'" fo:font-size="10pt" fo:font-weight="bold" style:font-family-asian="Calibri" style:font-size-asian="10pt" style:font-weight-asian="bold" style:font-family-complex="'Arial Cyr'" style:font-size-complex="10pt" style:font-weight-complex="bold"/>
    </style:style>
    <style:style style:name="ch6" style:family="chart">
      <style:graphic-properties svg:stroke-width="0.009cm"/>
    </style:style>
    <style:style style:name="ch7" style:family="chart" style:data-style-name="N106">
      <style:chart-properties chart:display-label="true" chart:tick-marks-minor-inner="true" chart:tick-marks-minor-outer="false" chart:logarithmic="false" chart:minimum="-4" chart:maximum="1" chart:interval-major="1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8" style:family="chart" style:data-style-name="N106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6.5pt" style:font-family-asian="'Arial Cyr'" style:font-size-asian="6.5pt" style:font-family-complex="'Arial Cyr'" style:font-size-complex="6.5pt"/>
    </style:style>
    <style:style style:name="ch9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6.5pt" style:font-family-asian="'Arial Cyr'" style:font-size-asian="6.5pt" style:font-family-complex="'Arial Cyr'" style:font-size-complex="6.5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17cm" svg:height="7.912cm" xlink:href=".." xlink:type="simple" chart:class="chart:scatter" chart:style-name="ch1">
        <chart:title svg:x="5.688cm" svg:y="0.248cm" chart:style-name="ch2">
          <text:p>Крутящий момент, тс*м</text:p>
        </chart:title>
        <chart:plot-area chart:style-name="ch3" table:cell-range-address="'Нагрузки Маневр+НВ (2 сл)'.B10:'Нагрузки Маневр+НВ (2 сл)'.M10 'Нагрузки Маневр+НВ (2 сл)'.B12:'Нагрузки Маневр+НВ (2 сл)'.M12 'Нагрузки Маневр+НВ (2 сл)'.B16:'Нагрузки Маневр+НВ (2 сл)'.M16" svg:x="-0.015cm" svg:y="1.266cm" svg:width="14.243cm" svg:height="5.761cm">
          <chartooo:coordinate-region svg:x="1.612cm" svg:y="1.518cm" svg:width="12.616cm" svg:height="5.257cm"/>
          <chart:axis chart:dimension="x" chart:name="primary-x" chart:style-name="ch4">
            <chart:title svg:x="7.711cm" svg:y="7.396cm" chart:style-name="ch5">
              <text:p>Z, м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Нагрузки Маневр+НВ (2 сл)'.B12:'Нагрузки Маневр+НВ (2 сл)'.M12" chart:class="chart:scatter">
            <chart:domain table:cell-range-address="'Нагрузки Маневр+НВ (2 сл)'.B10:'Нагрузки Маневр+НВ (2 сл)'.M10"/>
            <chart:data-point chart:repeated="12"/>
          </chart:series>
          <chart:series chart:style-name="ch9" chart:values-cell-range-address="'Нагрузки Маневр+НВ (2 сл)'.B16:'Нагрузки Маневр+НВ (2 сл)'.M16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Нагрузки Маневр+НВ (2 сл)'.B10:'Нагрузки Маневр+НВ (2 сл)'.M10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-0.59865">
                <text:p>-0.59865</text:p>
                <draw:g>
                  <svg:desc>'Нагрузки Маневр+НВ (2 сл)'.B12:'Нагрузки Маневр+НВ (2 сл)'.M12</svg:desc>
                </draw:g>
              </table:table-cell>
              <table:table-cell office:value-type="float" office:value="-0.6721">
                <text:p>-0.6721</text:p>
              </table:table-cell>
              <table:table-cell office:value-type="float" office:value="-0.819">
                <text:p>-0.819</text:p>
              </table:table-cell>
              <table:table-cell office:value-type="float" office:value="0.5096">
                <text:p>0.5096</text:p>
              </table:table-cell>
              <table:table-cell office:value-type="float" office:value="0.3913">
                <text:p>0.3913</text:p>
              </table:table-cell>
              <table:table-cell office:value-type="float" office:value="0.2951">
                <text:p>0.2951</text:p>
              </table:table-cell>
              <table:table-cell office:value-type="float" office:value="0.2119">
                <text:p>0.2119</text:p>
              </table:table-cell>
              <table:table-cell office:value-type="float" office:value="0.1456">
                <text:p>0.1456</text:p>
              </table:table-cell>
              <table:table-cell office:value-type="float" office:value="0.09165">
                <text:p>0.09165</text:p>
              </table:table-cell>
              <table:table-cell office:value-type="float" office:value="0.04615">
                <text:p>0.04615</text:p>
              </table:table-cell>
              <table:table-cell office:value-type="float" office:value="0.010712">
                <text:p>0.010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16</text:p>
                <draw:g>
                  <svg:desc/>
                </draw:g>
              </table:table-cell>
              <table:table-cell office:value-type="float" office:value="-3.302">
                <text:p>-3.302</text:p>
                <draw:g>
                  <svg:desc>'Нагрузки Маневр+НВ (2 сл)'.B16:'Нагрузки Маневр+НВ (2 сл)'.M16</svg:desc>
                </draw:g>
              </table:table-cell>
              <table:table-cell office:value-type="float" office:value="-2.951">
                <text:p>-2.951</text:p>
              </table:table-cell>
              <table:table-cell office:value-type="float" office:value="-2.249">
                <text:p>-2.249</text:p>
              </table:table-cell>
              <table:table-cell office:value-type="float" office:value="-2.275">
                <text:p>-2.275</text:p>
              </table:table-cell>
              <table:table-cell office:value-type="float" office:value="-1.755">
                <text:p>-1.755</text:p>
              </table:table-cell>
              <table:table-cell office:value-type="float" office:value="-1.313">
                <text:p>-1.313</text:p>
              </table:table-cell>
              <table:table-cell office:value-type="float" office:value="-0.9386">
                <text:p>-0.9386</text:p>
              </table:table-cell>
              <table:table-cell office:value-type="float" office:value="-0.6331">
                <text:p>-0.6331</text:p>
              </table:table-cell>
              <table:table-cell office:value-type="float" office:value="-0.39">
                <text:p>-0.39</text:p>
              </table:table-cell>
              <table:table-cell office:value-type="float" office:value="-0.2002">
                <text:p>-0.2002</text:p>
              </table:table-cell>
              <table:table-cell office:value-type="float" office:value="-0.05538">
                <text:p>-0.0553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style:text-position="0% 58%" fo:font-family="'Arial Cyr'" fo:font-size="12pt" fo:font-weight="bold" style:font-family-asian="'Arial Cyr'" style:font-size-asian="12pt" style:font-weight-asian="bold" style:font-family-complex="'Arial Cyr'" style:font-size-complex="12pt" style:font-weight-complex="bold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5" style:family="chart">
      <style:chart-properties style:rotation-angle="0"/>
      <style:graphic-properties svg:stroke-width="0.071cm"/>
      <style:text-properties fo:color="#000000" style:text-position="0% 58%" fo:font-family="'Arial Cyr'" fo:font-size="10pt" fo:font-weight="bold" style:font-family-asian="Calibri" style:font-size-asian="10pt" style:font-weight-asian="bold" style:font-family-complex="'Arial Cyr'" style:font-size-complex="10pt" style:font-weight-complex="bold"/>
    </style:style>
    <style:style style:name="ch6" style:family="chart">
      <style:graphic-properties svg:stroke-width="0.009cm"/>
    </style:style>
    <style:style style:name="ch7" style:family="chart" style:data-style-name="N106">
      <style:chart-properties chart:display-label="true" chart:tick-marks-minor-inner="true" chart:tick-marks-minor-outer="false" chart:logarithmic="false" chart:minimum="-5" chart:maximum="15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8" style:family="chart" style:data-style-name="N106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17375e" draw:fill-color="#17375e"/>
      <style:text-properties fo:color="#000000" style:text-position="0% 58%" fo:font-family="'Arial Cyr'" fo:font-size="5.25pt" style:font-family-asian="'Arial Cyr'" style:font-size-asian="5.25pt" style:font-family-complex="'Arial Cyr'" style:font-size-complex="5.25pt"/>
    </style:style>
    <style:style style:name="ch9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5.25pt" style:font-family-asian="'Arial Cyr'" style:font-size-asian="5.25pt" style:font-family-complex="'Arial Cyr'" style:font-size-complex="5.25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891cm" svg:height="7.938cm" xlink:href=".." xlink:type="simple" chart:class="chart:scatter" chart:style-name="ch1">
        <chart:title svg:x="5.807cm" svg:y="0.273cm" chart:style-name="ch2">
          <text:p>Перерезывающая сила, тс</text:p>
        </chart:title>
        <chart:plot-area chart:style-name="ch3" table:cell-range-address="'Нагрузки Маневр+НВ (2 сл)'.B10:'Нагрузки Маневр+НВ (2 сл)'.M10 'Нагрузки Маневр+НВ (2 сл)'.B13:'Нагрузки Маневр+НВ (2 сл)'.M13 'Нагрузки Маневр+НВ (2 сл)'.B17:'Нагрузки Маневр+НВ (2 сл)'.M17" svg:x="-0.695cm" svg:y="0.935cm" svg:width="15.015cm" svg:height="5.899cm">
          <chartooo:coordinate-region svg:x="1.144cm" svg:y="1.187cm" svg:width="13.176cm" svg:height="5.395cm"/>
          <chart:axis chart:dimension="x" chart:name="primary-x" chart:style-name="ch4">
            <chart:title svg:x="8.065cm" svg:y="7.27cm" chart:style-name="ch5">
              <text:p>Z, м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Нагрузки Маневр+НВ (2 сл)'.B13:'Нагрузки Маневр+НВ (2 сл)'.M13" chart:class="chart:scatter">
            <chart:domain table:cell-range-address="'Нагрузки Маневр+НВ (2 сл)'.B10:'Нагрузки Маневр+НВ (2 сл)'.M10"/>
            <chart:data-point chart:repeated="12"/>
          </chart:series>
          <chart:series chart:style-name="ch9" chart:values-cell-range-address="'Нагрузки Маневр+НВ (2 сл)'.B17:'Нагрузки Маневр+НВ (2 сл)'.M17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Нагрузки Маневр+НВ (2 сл)'.B10:'Нагрузки Маневр+НВ (2 сл)'.M10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трока 13</text:p>
                <draw:g>
                  <svg:desc/>
                </draw:g>
              </table:table-cell>
              <table:table-cell office:value-type="float" office:value="12.909">
                <text:p>12.909</text:p>
                <draw:g>
                  <svg:desc>'Нагрузки Маневр+НВ (2 сл)'.B13:'Нагрузки Маневр+НВ (2 сл)'.M13</svg:desc>
                </draw:g>
              </table:table-cell>
              <table:table-cell office:value-type="float" office:value="11.908">
                <text:p>11.908</text:p>
              </table:table-cell>
              <table:table-cell office:value-type="float" office:value="9.906">
                <text:p>9.906</text:p>
              </table:table-cell>
              <table:table-cell office:value-type="float" office:value="8.177">
                <text:p>8.177</text:p>
              </table:table-cell>
              <table:table-cell office:value-type="float" office:value="6.63">
                <text:p>6.63</text:p>
              </table:table-cell>
              <table:table-cell office:value-type="float" office:value="5.239">
                <text:p>5.239</text:p>
              </table:table-cell>
              <table:table-cell office:value-type="float" office:value="3.965">
                <text:p>3.965</text:p>
              </table:table-cell>
              <table:table-cell office:value-type="float" office:value="2.808">
                <text:p>2.808</text:p>
              </table:table-cell>
              <table:table-cell office:value-type="float" office:value="1.794">
                <text:p>1.794</text:p>
              </table:table-cell>
              <table:table-cell office:value-type="float" office:value="0.9373">
                <text:p>0.9373</text:p>
              </table:table-cell>
              <table:table-cell office:value-type="float" office:value="0.2444">
                <text:p>0.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17</text:p>
                <draw:g>
                  <svg:desc/>
                </draw:g>
              </table:table-cell>
              <table:table-cell office:value-type="float" office:value="-4.03">
                <text:p>-4.03</text:p>
                <draw:g>
                  <svg:desc>'Нагрузки Маневр+НВ (2 сл)'.B17:'Нагрузки Маневр+НВ (2 сл)'.M17</svg:desc>
                </draw:g>
              </table:table-cell>
              <table:table-cell office:value-type="float" office:value="-3.848">
                <text:p>-3.848</text:p>
              </table:table-cell>
              <table:table-cell office:value-type="float" office:value="-3.484">
                <text:p>-3.484</text:p>
              </table:table-cell>
              <table:table-cell office:value-type="float" office:value="-3.094">
                <text:p>-3.094</text:p>
              </table:table-cell>
              <table:table-cell office:value-type="float" office:value="-2.691">
                <text:p>-2.691</text:p>
              </table:table-cell>
              <table:table-cell office:value-type="float" office:value="-2.275">
                <text:p>-2.275</text:p>
              </table:table-cell>
              <table:table-cell office:value-type="float" office:value="-1.846">
                <text:p>-1.846</text:p>
              </table:table-cell>
              <table:table-cell office:value-type="float" office:value="-1.404">
                <text:p>-1.404</text:p>
              </table:table-cell>
              <table:table-cell office:value-type="float" office:value="-0.949">
                <text:p>-0.949</text:p>
              </table:table-cell>
              <table:table-cell office:value-type="float" office:value="-0.5135">
                <text:p>-0.5135</text:p>
              </table:table-cell>
              <table:table-cell office:value-type="float" office:value="-0.12857">
                <text:p>-0.128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style:text-position="0% 58%" fo:font-family="'Arial Cyr'" fo:font-size="12pt" fo:font-weight="bold" style:font-family-asian="'Arial Cyr'" style:font-size-asian="12pt" style:font-weight-asian="bold" style:font-family-complex="'Arial Cyr'" style:font-size-complex="12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58%" fo:font-family="times" fo:font-size="11pt" style:font-family-asian="times" style:font-size-asian="11pt" style:font-family-complex="times" style:font-size-complex="11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6" style:family="chart">
      <style:chart-properties style:rotation-angle="0"/>
      <style:graphic-properties svg:stroke-width="0.071cm"/>
      <style:text-properties fo:color="#000000" style:text-position="0% 58%" fo:font-family="'Arial Cyr'" fo:font-size="10pt" fo:font-weight="bold" style:font-family-asian="Calibri" style:font-size-asian="10pt" style:font-weight-asian="bold" style:font-family-complex="'Arial Cyr'" style:font-size-complex="10pt" style:font-weight-complex="bold"/>
    </style:style>
    <style:style style:name="ch7" style:family="chart">
      <style:graphic-properties svg:stroke-width="0.009cm"/>
    </style:style>
    <style:style style:name="ch8" style:family="chart" style:data-style-name="N106">
      <style:chart-properties chart:display-label="true" chart:tick-marks-minor-inner="true" chart:tick-marks-minor-outer="false" chart:logarithmic="false" chart:minimum="-40" chart:maximum="80" chart:interval-major="20" chart:interval-minor-divisor="4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9" style:family="chart" style:data-style-name="N106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05cm" svg:height="8.705cm" xlink:href=".." xlink:type="simple" chart:class="chart:scatter" chart:style-name="ch1">
        <chart:title svg:x="5.389cm" svg:y="0.302cm" chart:style-name="ch2">
          <text:p>Изгибающий момент, тс*м</text:p>
        </chart:title>
        <chart:legend chart:legend-position="end" svg:x="7.336cm" svg:y="2.266cm" style:legend-expansion="custom" chartooo:width="6.137cm" chartooo:height="1.294cm" style:legend-expansion-aspect-ratio="4.74265842349305" chart:style-name="ch3"/>
        <chart:plot-area chart:style-name="ch4" table:cell-range-address="'Нагрузки Маневр+НВ (2 сл)'.B10:'Нагрузки Маневр+НВ (2 сл)'.M11 'Нагрузки Маневр+НВ (2 сл)'.B15:'Нагрузки Маневр+НВ (2 сл)'.M15" chart:data-source-has-labels="row" svg:x="-0.01cm" svg:y="1.76cm" svg:width="14.291cm" svg:height="5.989cm">
          <chartooo:coordinate-region svg:x="1.855cm" svg:y="2.012cm" svg:width="12.426cm" svg:height="5.485cm"/>
          <chart:axis chart:dimension="x" chart:name="primary-x" chart:style-name="ch5">
            <chart:title svg:x="7.657cm" svg:y="8.028cm" chart:style-name="ch6">
              <text:p>Z, м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Нагрузки Маневр+НВ (2 сл)'.B11:'Нагрузки Маневр+НВ (2 сл)'.M11" chart:label-cell-address="" chart:class="chart:scatter">
            <chart:domain table:cell-range-address="'Нагрузки Маневр+НВ (2 сл)'.B10:'Нагрузки Маневр+НВ (2 сл)'.M10"/>
            <chart:data-point chart:repeated="12"/>
          </chart:series>
          <chart:series chart:style-name="ch10" chart:values-cell-range-address="'Нагрузки Маневр+НВ (2 сл)'.B15:'Нагрузки Маневр+НВ (2 сл)'.M15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10</text:p>
              </table:table-cell>
              <table:table-cell office:value-type="string">
                <text:p>Маневр, m=9000 кг, Сл. 2</text:p>
              </table:table-cell>
              <table:table-cell office:value-type="string">
                <text:p>Строка 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">
                <text:p>2.65</text:p>
                <draw:g>
                  <svg:desc>'Нагрузки Маневр+НВ (2 сл)'.B10:'Нагрузки Маневр+НВ (2 сл)'.M10</svg:desc>
                </draw:g>
              </table:table-cell>
              <table:table-cell office:value-type="float" office:value="73.905">
                <text:p>73.905</text:p>
                <draw:g>
                  <svg:desc>'Нагрузки Маневр+НВ (2 сл)'.B11:'Нагрузки Маневр+НВ (2 сл)'.M11</svg:desc>
                </draw:g>
              </table:table-cell>
              <table:table-cell office:value-type="float" office:value="-29.315">
                <text:p>-29.315</text:p>
                <draw:g>
                  <svg:desc>'Нагрузки Маневр+НВ (2 сл)'.B15:'Нагрузки Маневр+НВ (2 сл)'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68">
                <text:p>3.368</text:p>
              </table:table-cell>
              <table:table-cell office:value-type="float" office:value="66.04">
                <text:p>66.04</text:p>
              </table:table-cell>
              <table:table-cell office:value-type="float" office:value="-26.65">
                <text:p>-26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03">
                <text:p>4.803</text:p>
              </table:table-cell>
              <table:table-cell office:value-type="float" office:value="50.31">
                <text:p>50.31</text:p>
              </table:table-cell>
              <table:table-cell office:value-type="float" office:value="-21.32">
                <text:p>-21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38">
                <text:p>6.238</text:p>
              </table:table-cell>
              <table:table-cell office:value-type="float" office:value="37.18">
                <text:p>37.18</text:p>
              </table:table-cell>
              <table:table-cell office:value-type="float" office:value="-16.38">
                <text:p>-16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73">
                <text:p>7.673</text:p>
              </table:table-cell>
              <table:table-cell office:value-type="float" office:value="26.39">
                <text:p>26.39</text:p>
              </table:table-cell>
              <table:table-cell office:value-type="float" office:value="-12.233">
                <text:p>-12.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08">
                <text:p>9.108</text:p>
              </table:table-cell>
              <table:table-cell office:value-type="float" office:value="17.81">
                <text:p>17.81</text:p>
              </table:table-cell>
              <table:table-cell office:value-type="float" office:value="-8.619">
                <text:p>-8.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43">
                <text:p>10.543</text:p>
              </table:table-cell>
              <table:table-cell office:value-type="float" office:value="11.115">
                <text:p>11.115</text:p>
              </table:table-cell>
              <table:table-cell office:value-type="float" office:value="-5.629">
                <text:p>-5.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77">
                <text:p>11.977</text:p>
              </table:table-cell>
              <table:table-cell office:value-type="float" office:value="6.214">
                <text:p>6.214</text:p>
              </table:table-cell>
              <table:table-cell office:value-type="float" office:value="-3.263">
                <text:p>-3.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413">
                <text:p>13.413</text:p>
              </table:table-cell>
              <table:table-cell office:value-type="float" office:value="2.886">
                <text:p>2.886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47">
                <text:p>14.847</text:p>
              </table:table-cell>
              <table:table-cell office:value-type="float" office:value="0.9243">
                <text:p>0.9243</text:p>
              </table:table-cell>
              <table:table-cell office:value-type="float" office:value="-0.4979">
                <text:p>-0.4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82">
                <text:p>16.282</text:p>
              </table:table-cell>
              <table:table-cell office:value-type="float" office:value="0.08814">
                <text:p>0.08814</text:p>
              </table:table-cell>
              <table:table-cell office:value-type="float" office:value="-0.04238">
                <text:p>-0.04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style:text-position="0% 58%" fo:font-family="'Arial Cyr'" fo:font-size="12pt" fo:font-weight="bold" style:font-family-asian="'Arial Cyr'" style:font-size-asian="12pt" style:font-weight-asian="bold" style:font-family-complex="'Arial Cyr'" style:font-size-complex="12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58%" fo:font-family="times" fo:font-size="11pt" style:font-family-asian="times" style:font-size-asian="11pt" style:font-family-complex="times" style:font-size-complex="11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6" style:family="chart">
      <style:chart-properties style:rotation-angle="0"/>
      <style:graphic-properties svg:stroke-width="0.071cm"/>
      <style:text-properties fo:color="#000000" style:text-position="0% 58%" fo:font-family="'Arial Cyr'" fo:font-size="10pt" fo:font-weight="bold" style:font-family-asian="Calibri" style:font-size-asian="10pt" style:font-weight-asian="bold" style:font-family-complex="'Arial Cyr'" style:font-size-complex="10pt" style:font-weight-complex="bold"/>
    </style:style>
    <style:style style:name="ch7" style:family="chart">
      <style:graphic-properties svg:stroke-width="0.009cm"/>
    </style:style>
    <style:style style:name="ch8" style:family="chart" style:data-style-name="N106">
      <style:chart-properties chart:display-label="true" chart:tick-marks-minor-inner="true" chart:tick-marks-minor-outer="false" chart:logarithmic="false" chart:minimum="0" chart:maximum="100" chart:interval-major="20" chart:interval-minor-divisor="4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9" style:family="chart" style:data-style-name="N106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495cm" svg:height="8.705cm" xlink:href=".." xlink:type="simple" chart:class="chart:scatter" chart:style-name="ch1">
        <chart:title svg:x="4.898cm" svg:y="0.302cm" chart:style-name="ch2">
          <text:p>Изгибающий момент, тс*м</text:p>
        </chart:title>
        <chart:legend chart:legend-position="end" svg:x="6.226cm" svg:y="2.513cm" style:legend-expansion="custom" chartooo:width="5.897cm" chartooo:height="1.506cm" style:legend-expansion-aspect-ratio="3.91567065073041" chart:style-name="ch3"/>
        <chart:plot-area chart:style-name="ch4" table:cell-range-address="'Нагрузки Целвого варианта 1 сл'.B10:'Нагрузки Целвого варианта 1 сл'.M11" chart:data-source-has-labels="row" svg:x="-0.391cm" svg:y="1.654cm" svg:width="13.37cm" svg:height="6.49cm">
          <chartooo:coordinate-region svg:x="1.686cm" svg:y="1.906cm" svg:width="11.293cm" svg:height="5.485cm"/>
          <chart:axis chart:dimension="x" chart:name="primary-x" chart:style-name="ch5">
            <chart:title svg:x="6.959cm" svg:y="8.028cm" chart:style-name="ch6">
              <text:p>Z, м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Нагрузки Целвого варианта 1 сл'.B11:'Нагрузки Целвого варианта 1 сл'.M11" chart:label-cell-address="" chart:class="chart:scatter">
            <chart:domain table:cell-range-address="'Нагрузки Целвого варианта 1 сл'.B10:'Нагрузки Целвого варианта 1 сл'.M10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10</text:p>
              </table:table-cell>
              <table:table-cell office:value-type="string">
                <text:p>Маневр, m=13600 кг, Сл.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">
                <text:p>2.65</text:p>
                <draw:g>
                  <svg:desc>'Нагрузки Целвого варианта 1 сл'.B10:'Нагрузки Целвого варианта 1 сл'.M10</svg:desc>
                </draw:g>
              </table:table-cell>
              <table:table-cell office:value-type="float" office:value="87.035">
                <text:p>87.035</text:p>
                <draw:g>
                  <svg:desc>'Нагрузки Целвого варианта 1 сл'.B11:'Нагрузки Целвого варианта 1 сл'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68">
                <text:p>3.368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03">
                <text:p>4.803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38">
                <text:p>6.238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73">
                <text:p>7.673</text:p>
              </table:table-cell>
              <table:table-cell office:value-type="float" office:value="33.67">
                <text:p>33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08">
                <text:p>9.108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43">
                <text:p>10.543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77">
                <text:p>11.977</text:p>
              </table:table-cell>
              <table:table-cell office:value-type="float" office:value="8.346">
                <text:p>8.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413">
                <text:p>13.413</text:p>
              </table:table-cell>
              <table:table-cell office:value-type="float" office:value="3.887">
                <text:p>3.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47">
                <text:p>14.847</text:p>
              </table:table-cell>
              <table:table-cell office:value-type="float" office:value="1.2428">
                <text:p>1.2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82">
                <text:p>16.282</text:p>
              </table:table-cell>
              <table:table-cell office:value-type="float" office:value="0.11908">
                <text:p>0.11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style:text-position="0% 58%" fo:font-family="'Arial Cyr'" fo:font-size="12pt" fo:font-weight="bold" style:font-family-asian="'Arial Cyr'" style:font-size-asian="12pt" style:font-weight-asian="bold" style:font-family-complex="'Arial Cyr'" style:font-size-complex="12pt" style:font-weight-complex="bold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-2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5" style:family="chart">
      <style:chart-properties style:rotation-angle="0"/>
      <style:graphic-properties svg:stroke-width="0.071cm"/>
      <style:text-properties fo:color="#000000" style:text-position="0% 58%" fo:font-family="'Arial Cyr'" fo:font-size="10pt" fo:font-weight="bold" style:font-family-asian="Calibri" style:font-size-asian="10pt" style:font-weight-asian="bold" style:font-family-complex="'Arial Cyr'" style:font-size-complex="10pt" style:font-weight-complex="bold"/>
    </style:style>
    <style:style style:name="ch6" style:family="chart">
      <style:graphic-properties svg:stroke-width="0.009cm"/>
    </style:style>
    <style:style style:name="ch7" style:family="chart" style:data-style-name="N106">
      <style:chart-properties chart:display-label="true" chart:tick-marks-minor-inner="true" chart:tick-marks-minor-outer="false" chart:logarithmic="false" chart:minimum="-2" chart:interval-major="1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8" style:family="chart" style:data-style-name="N106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6.5pt" style:font-family-asian="'Arial Cyr'" style:font-size-asian="6.5pt" style:font-family-complex="'Arial Cyr'" style:font-size-complex="6.5pt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424cm" svg:height="7.912cm" xlink:href=".." xlink:type="simple" chart:class="chart:scatter" chart:style-name="ch1">
        <chart:title svg:x="5.186cm" svg:y="0.248cm" chart:style-name="ch2">
          <text:p>Крутящий момент, тс*м</text:p>
        </chart:title>
        <chart:plot-area chart:style-name="ch3" table:cell-range-address="'Нагрузки Целвого варианта 1 сл'.B10:'Нагрузки Целвого варианта 1 сл'.M10 'Нагрузки Целвого варианта 1 сл'.B12:'Нагрузки Целвого варианта 1 сл'.M12" svg:x="-0.157cm" svg:y="1.266cm" svg:width="13.13cm" svg:height="6.262cm">
          <chartooo:coordinate-region svg:x="1.47cm" svg:y="1.518cm" svg:width="11.503cm" svg:height="5.257cm"/>
          <chart:axis chart:dimension="x" chart:name="primary-x" chart:style-name="ch4">
            <chart:title svg:x="7.031cm" svg:y="7.396cm" chart:style-name="ch5">
              <text:p>Z, м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Нагрузки Целвого варианта 1 сл'.B12:'Нагрузки Целвого варианта 1 сл'.M12" chart:class="chart:scatter">
            <chart:domain table:cell-range-address="'Нагрузки Целвого варианта 1 сл'.B10:'Нагрузки Целвого варианта 1 сл'.M10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Нагрузки Целвого варианта 1 сл'.B10:'Нагрузки Целвого варианта 1 сл'.M10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-0.26195">
                <text:p>-0.26195</text:p>
                <draw:g>
                  <svg:desc>'Нагрузки Целвого варианта 1 сл'.B12:'Нагрузки Целвого варианта 1 сл'.M12</svg:desc>
                </draw:g>
              </table:table-cell>
              <table:table-cell office:value-type="float" office:value="-0.4147">
                <text:p>-0.4147</text:p>
              </table:table-cell>
              <table:table-cell office:value-type="float" office:value="-0.7202">
                <text:p>-0.7202</text:p>
              </table:table-cell>
              <table:table-cell office:value-type="float" office:value="0.8177">
                <text:p>0.8177</text:p>
              </table:table-cell>
              <table:table-cell office:value-type="float" office:value="0.6097">
                <text:p>0.6097</text:p>
              </table:table-cell>
              <table:table-cell office:value-type="float" office:value="0.4355">
                <text:p>0.4355</text:p>
              </table:table-cell>
              <table:table-cell office:value-type="float" office:value="0.2821">
                <text:p>0.2821</text:p>
              </table:table-cell>
              <table:table-cell office:value-type="float" office:value="0.1768">
                <text:p>0.1768</text:p>
              </table:table-cell>
              <table:table-cell office:value-type="float" office:value="0.11076">
                <text:p>0.11076</text:p>
              </table:table-cell>
              <table:table-cell office:value-type="float" office:value="0.05577">
                <text:p>0.05577</text:p>
              </table:table-cell>
              <table:table-cell office:value-type="float" office:value="0.012987">
                <text:p>0.0129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style:text-position="0% 58%" fo:font-family="'Arial Cyr'" fo:font-size="12pt" fo:font-weight="bold" style:font-family-asian="'Arial Cyr'" style:font-size-asian="12pt" style:font-weight-asian="bold" style:font-family-complex="'Arial Cyr'" style:font-size-complex="12pt" style:font-weight-complex="bold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5" style:family="chart">
      <style:chart-properties style:rotation-angle="0"/>
      <style:graphic-properties svg:stroke-width="0.071cm"/>
      <style:text-properties fo:color="#000000" style:text-position="0% 58%" fo:font-family="'Arial Cyr'" fo:font-size="10pt" fo:font-weight="bold" style:font-family-asian="Calibri" style:font-size-asian="10pt" style:font-weight-asian="bold" style:font-family-complex="'Arial Cyr'" style:font-size-complex="10pt" style:font-weight-complex="bold"/>
    </style:style>
    <style:style style:name="ch6" style:family="chart">
      <style:graphic-properties svg:stroke-width="0.009cm"/>
    </style:style>
    <style:style style:name="ch7" style:family="chart" style:data-style-name="N106">
      <style:chart-properties chart:display-label="true" chart:tick-marks-minor-inner="true" chart:tick-marks-minor-outer="false" chart:logarithmic="false" chart:minimum="0" chart:maximum="15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8" style:family="chart" style:data-style-name="N106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17375e" draw:fill-color="#17375e"/>
      <style:text-properties fo:color="#000000" style:text-position="0% 58%" fo:font-family="'Arial Cyr'" fo:font-size="5.25pt" style:font-family-asian="'Arial Cyr'" style:font-size-asian="5.25pt" style:font-family-complex="'Arial Cyr'" style:font-size-complex="5.25pt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399cm" svg:height="7.938cm" xlink:href=".." xlink:type="simple" chart:class="chart:scatter" chart:style-name="ch1">
        <chart:title svg:x="5.294cm" svg:y="0.273cm" chart:style-name="ch2">
          <text:p>Перерезывающая сила, тс</text:p>
        </chart:title>
        <chart:plot-area chart:style-name="ch3" table:cell-range-address="'Нагрузки Целвого варианта 1 сл'.B10:'Нагрузки Целвого варианта 1 сл'.M10 'Нагрузки Целвого варианта 1 сл'.B13:'Нагрузки Целвого варианта 1 сл'.M13" svg:x="-0.796cm" svg:y="0.935cm" svg:width="13.851cm" svg:height="6.4cm">
          <chartooo:coordinate-region svg:x="1.043cm" svg:y="1.187cm" svg:width="12.012cm" svg:height="5.395cm"/>
          <chart:axis chart:dimension="x" chart:name="primary-x" chart:style-name="ch4">
            <chart:title svg:x="7.352cm" svg:y="7.27cm" chart:style-name="ch5">
              <text:p>Z, м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Нагрузки Целвого варианта 1 сл'.B13:'Нагрузки Целвого варианта 1 сл'.M13" chart:class="chart:scatter">
            <chart:domain table:cell-range-address="'Нагрузки Целвого варианта 1 сл'.B10:'Нагрузки Целвого варианта 1 сл'.M10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Нагрузки Целвого варианта 1 сл'.B10:'Нагрузки Целвого варианта 1 сл'.M10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трока 13</text:p>
                <draw:g>
                  <svg:desc/>
                </draw:g>
              </table:table-cell>
              <table:table-cell office:value-type="float" office:value="13.923">
                <text:p>13.923</text:p>
                <draw:g>
                  <svg:desc>'Нагрузки Целвого варианта 1 сл'.B13:'Нагрузки Целвого варианта 1 сл'.M13</svg:desc>
                </draw:g>
              </table:table-cell>
              <table:table-cell office:value-type="float" office:value="12.974">
                <text:p>12.974</text:p>
              </table:table-cell>
              <table:table-cell office:value-type="float" office:value="11.076">
                <text:p>11.076</text:p>
              </table:table-cell>
              <table:table-cell office:value-type="float" office:value="9.412">
                <text:p>9.412</text:p>
              </table:table-cell>
              <table:table-cell office:value-type="float" office:value="7.865">
                <text:p>7.865</text:p>
              </table:table-cell>
              <table:table-cell office:value-type="float" office:value="6.448">
                <text:p>6.448</text:p>
              </table:table-cell>
              <table:table-cell office:value-type="float" office:value="5.135">
                <text:p>5.135</text:p>
              </table:table-cell>
              <table:table-cell office:value-type="float" office:value="3.77">
                <text:p>3.77</text:p>
              </table:table-cell>
              <table:table-cell office:value-type="float" office:value="2.418">
                <text:p>2.418</text:p>
              </table:table-cell>
              <table:table-cell office:value-type="float" office:value="1.2571">
                <text:p>1.2571</text:p>
              </table:table-cell>
              <table:table-cell office:value-type="float" office:value="0.3302">
                <text:p>0.33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draw:stroke="none" svg:stroke-width="0.071cm" draw:fill="solid" draw:fill-color="#ffffff"/>
      <style:text-properties fo:color="#000000" style:text-position="0% 58%" fo:font-family="'Times New Roman'" fo:font-size="11pt" style:font-family-asian="'Times New Roman'" style:font-size-asian="11pt" style:font-family-complex="'Times New Roman'" style:font-size-complex="11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inor-inner="true" chart:tick-marks-minor-outer="false" chart:logarithmic="false" chart:minimum="0" chart:maximum="0.7" chart:interval-major="0.2" chart:interval-minor-divisor="4" chart:reverse-direction="false" text:line-break="false" chart:link-data-style-to-source="false" chart:axis-position="0" chart:axis-label-position="outside-end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5" style:family="chart">
      <style:graphic-properties svg:stroke-width="0.009cm"/>
    </style:style>
    <style:style style:name="ch6" style:family="chart" style:data-style-name="N106">
      <style:chart-properties chart:display-label="true" chart:tick-marks-minor-inner="true" chart:tick-marks-minor-outer="false" chart:logarithmic="false" chart:minimum="-10" chart:maximum="0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7" style:family="chart" style:data-style-name="N106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800000" draw:fill-color="#800000"/>
      <style:text-properties fo:color="#000000" style:text-position="0% 58%" fo:font-family="'Arial Cyr'" fo:font-size="5pt" style:font-family-asian="'Arial Cyr'" style:font-size-asian="5pt" style:font-family-complex="'Arial Cyr'" style:font-size-complex="5pt"/>
    </style:style>
    <style:style style:name="ch8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0000ff" draw:fill-color="#0000ff"/>
      <style:text-properties fo:color="#000000" style:text-position="0% 58%" fo:font-family="'Arial Cyr'" fo:font-size="5pt" style:font-family-asian="'Arial Cyr'" style:font-size-asian="5pt" style:font-family-complex="'Arial Cyr'" style:font-size-complex="5pt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689cm" svg:height="6.695cm" xlink:href=".." xlink:type="simple" chart:class="chart:scatter" chart:style-name="ch1">
        <chart:legend chart:legend-position="end" svg:x="0.365cm" svg:y="5.954cm" style:legend-expansion="custom" chartooo:width="9.861cm" chartooo:height="0.662cm" style:legend-expansion-aspect-ratio="14.8957703927492" chart:style-name="ch2"/>
        <chart:plot-area chart:style-name="ch3" table:cell-range-address="'Xf-Xt'.B2:'Xf-Xt'.F2 'Xf-Xt'.H3:'Xf-Xt'.H3 'Xf-Xt'.H7:'Xf-Xt'.I7" chart:data-source-has-labels="row" svg:x="0cm" svg:y="0cm" svg:width="-32.767cm" svg:height="-32.767cm">
          <chartooo:coordinate-region svg:x="1.125cm" svg:y="0.505cm" svg:width="8.679cm" svg:height="3.62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Xf-Xt'.H3:'Xf-Xt'.H3" chart:label-cell-address="" chart:class="chart:scatter">
            <chart:domain table:cell-range-address="'Xf-Xt'.B2:'Xf-Xt'.F2"/>
            <chart:data-point chart:repeated="5"/>
          </chart:series>
          <chart:series chart:style-name="ch8" chart:values-cell-range-address="'Xf-Xt'.H7:'Xf-Xt'.I7" chart:label-cell-address="" chart:class="chart:scatter">
            <chart:domain table:cell-range-address="'Xf-Xt'.C6:'Xf-Xt'.F6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2</text:p>
              </table:table-cell>
              <table:table-cell office:value-type="string">
                <text:p>жесткое крыло </text:p>
              </table:table-cell>
              <table:table-cell office:value-type="string">
                <text:p>Строка 6</text:p>
              </table:table-cell>
              <table:table-cell office:value-type="string">
                <text:p>упругое крыло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Xf-Xt'.B2:'Xf-Xt'.F2</svg:desc>
                </draw:g>
              </table:table-cell>
              <table:table-cell office:value-type="float" office:value="-4.62654670487106">
                <text:p>-4.62654670487106</text:p>
                <draw:g>
                  <svg:desc>'Xf-Xt'.H3:'Xf-Xt'.H3</svg:desc>
                </draw:g>
              </table:table-cell>
              <table:table-cell office:value-type="float" office:value="0.25">
                <text:p>0.25</text:p>
                <draw:g>
                  <svg:desc>'Xf-Xt'.C6:'Xf-Xt'.F6</svg:desc>
                </draw:g>
              </table:table-cell>
              <table:table-cell office:value-type="float" office:value="-1.87545042979942">
                <text:p>-1.87545042979942</text:p>
                <draw:g>
                  <svg:desc>'Xf-Xt'.H7:'Xf-Xt'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-2.12376790830945">
                <text:p>-2.12376790830945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09cm"/>
    </style:style>
    <style:style style:name="ch2" style:family="chart">
      <style:chart-properties chart:interpolation="cubic-spline" chart:symbol-type="automatic" chart:include-hidden-cells="false" chart:treat-empty-cells="leave-gap" chart:series-source="rows"/>
    </style:style>
    <style:style style:name="ch3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-5" chart:tick-mark-position="at-axis"/>
      <style:graphic-properties svg:stroke-width="0.009cm"/>
      <style:text-properties fo:color="#000000" style:text-position="0% 58%" fo:font-family="'Arial Cyr'" fo:font-size="10pt" style:font-family-asian="'Arial Cyr'" style:font-size-asian="10pt" style:font-family-complex="'Arial Cyr'" style:font-size-complex="10pt"/>
    </style:style>
    <style:style style:name="ch4" style:family="chart">
      <style:chart-properties style:rotation-angle="0"/>
      <style:graphic-properties svg:stroke-width="0.071cm"/>
      <style:text-properties fo:color="#000000" style:text-position="0% 58%" fo:font-family="times" fo:font-size="12pt" style:font-family-asian="Calibri" style:font-size-asian="12pt" style:font-family-complex="times" style:font-size-complex="12pt"/>
    </style:style>
    <style:style style:name="ch5" style:family="chart">
      <style:graphic-properties svg:stroke-width="0.009cm"/>
    </style:style>
    <style:style style:name="ch6" style:family="chart" style:data-style-name="N106">
      <style:chart-properties chart:display-label="true" chart:tick-marks-minor-inner="true" chart:tick-marks-minor-outer="false" chart:logarithmic="false" chart:minimum="-3" chart:maximum="0" chart:interval-major="1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0pt" style:font-family-asian="'Arial Cyr'" style:font-size-asian="10pt" style:font-family-complex="'Arial Cyr'" style:font-size-complex="10pt"/>
    </style:style>
    <style:style style:name="ch7" style:family="chart" style:data-style-name="N106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5.5pt" style:font-family-asian="'Arial Cyr'" style:font-size-asian="5.5pt" style:font-family-complex="'Arial Cyr'" style:font-size-complex="5.5pt"/>
    </style:style>
    <style:style style:name="ch8" style:family="chart" style:data-style-name="N106">
      <style:chart-properties chart:symbol-type="named-symbol" chart:symbol-name="square" chart:symbol-width="0.247cm" chart:symbol-height="0.247cm" chart:label-position="right">
        <chart:label-separator>
          <text:p>; </text:p>
        </chart:label-separator>
      </style:chart-properties>
      <style:graphic-properties svg:stroke-width="0.026cm" svg:stroke-color="#ff33cc" draw:fill-color="#ff33cc"/>
      <style:text-properties fo:color="#000000" style:text-position="0% 58%" fo:font-family="'Arial Cyr'" fo:font-size="5.5pt" style:font-family-asian="'Arial Cyr'" style:font-size-asian="5.5pt" style:font-family-complex="'Arial Cyr'" style:font-size-complex="5.5pt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347cm" svg:height="6.059cm" xlink:href=".." xlink:type="simple" chart:class="chart:scatter" chart:style-name="ch1">
        <chart:plot-area chart:style-name="ch2" table:cell-range-address="'Упругая крутка '.B9:'Упругая крутка '.M11 'Упругая крутка '.A10:'Упругая крутка '.A10" chart:data-source-has-labels="column" svg:x="-0.581cm" svg:y="0.279cm" svg:width="12.151cm" svg:height="5.509cm">
          <chartooo:coordinate-region svg:x="0.861cm" svg:y="0.478cm" svg:width="10.709cm" svg:height="4.663cm"/>
          <chart:axis chart:dimension="x" chart:name="primary-x" chart:style-name="ch3">
            <chart:title svg:x="5.81cm" svg:y="5.202cm" chart:style-name="ch4">
              <text:p>Z, м</text:p>
            </chart:title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Упругая крутка '.B10:'Упругая крутка '.M10" chart:label-cell-address="'Упругая крутка '.A10:'Упругая крутка '.A10" chart:class="chart:scatter">
            <chart:domain table:cell-range-address="'Упругая крутка '.B9:'Упругая крутка '.M9"/>
            <chart:data-point chart:repeated="12"/>
          </chart:series>
          <chart:series chart:style-name="ch8" chart:values-cell-range-address="'Упругая крутка '.B11:'Упругая крутка '.M11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Упругая крутка '.B9:'Упругая крутка '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</text:p>
                <draw:g>
                  <svg:desc>'Упругая крутка '.A10:'Упругая крутка '.A10</svg:desc>
                </draw:g>
              </table:table-cell>
              <table:table-cell office:value-type="float" office:value="0">
                <text:p>0</text:p>
                <draw:g>
                  <svg:desc>'Упругая крутка '.B10:'Упругая крутка '.M10</svg:desc>
                </draw:g>
              </table:table-cell>
              <table:table-cell office:value-type="float" office:value="-0.093972">
                <text:p>-0.093972</text:p>
              </table:table-cell>
              <table:table-cell office:value-type="float" office:value="-0.325464">
                <text:p>-0.325464</text:p>
              </table:table-cell>
              <table:table-cell office:value-type="float" office:value="-0.573">
                <text:p>-0.573</text:p>
              </table:table-cell>
              <table:table-cell office:value-type="float" office:value="-0.82512">
                <text:p>-0.82512</text:p>
              </table:table-cell>
              <table:table-cell office:value-type="float" office:value="-1.09443">
                <text:p>-1.09443</text:p>
              </table:table-cell>
              <table:table-cell office:value-type="float" office:value="-1.38666">
                <text:p>-1.38666</text:p>
              </table:table-cell>
              <table:table-cell office:value-type="float" office:value="-1.66743">
                <text:p>-1.66743</text:p>
              </table:table-cell>
              <table:table-cell office:value-type="float" office:value="-1.86798">
                <text:p>-1.86798</text:p>
              </table:table-cell>
              <table:table-cell office:value-type="float" office:value="-1.95966">
                <text:p>-1.95966</text:p>
              </table:table-cell>
              <table:table-cell office:value-type="float" office:value="-1.97685">
                <text:p>-1.97685</text:p>
              </table:table-cell>
              <table:table-cell office:value-type="float" office:value="-1.985445">
                <text:p>-1.985445</text:p>
              </table:table-cell>
            </table:table-row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Упругая крутка '.B11:'Упругая крутка '.M11</svg:desc>
                </draw:g>
              </table:table-cell>
              <table:table-cell office:value-type="float" office:value="-0.0245817">
                <text:p>-0.0245817</text:p>
              </table:table-cell>
              <table:table-cell office:value-type="float" office:value="-0.081366">
                <text:p>-0.081366</text:p>
              </table:table-cell>
              <table:table-cell office:value-type="float" office:value="-0.148407">
                <text:p>-0.148407</text:p>
              </table:table-cell>
              <table:table-cell office:value-type="float" office:value="-0.225762">
                <text:p>-0.225762</text:p>
              </table:table-cell>
              <table:table-cell office:value-type="float" office:value="-0.311712">
                <text:p>-0.311712</text:p>
              </table:table-cell>
              <table:table-cell office:value-type="float" office:value="-0.407976">
                <text:p>-0.407976</text:p>
              </table:table-cell>
              <table:table-cell office:value-type="float" office:value="-0.525441">
                <text:p>-0.525441</text:p>
              </table:table-cell>
              <table:table-cell office:value-type="float" office:value="-0.67614">
                <text:p>-0.67614</text:p>
              </table:table-cell>
              <table:table-cell office:value-type="float" office:value="-0.83658">
                <text:p>-0.83658</text:p>
              </table:table-cell>
              <table:table-cell office:value-type="float" office:value="-0.96264">
                <text:p>-0.96264</text:p>
              </table:table-cell>
              <table:table-cell office:value-type="float" office:value="-1.02567">
                <text:p>-1.025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09cm"/>
    </style:style>
    <style:style style:name="ch2" style:family="chart">
      <style:chart-properties chart:interpolation="cubic-spline" chart:symbol-type="automatic" chart:include-hidden-cells="false" chart:treat-empty-cells="leave-gap" chart:series-source="rows"/>
    </style:style>
    <style:style style:name="ch3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4" style:family="chart">
      <style:chart-properties style:rotation-angle="0"/>
      <style:graphic-properties svg:stroke-width="0.071cm"/>
      <style:text-properties fo:color="#000000" style:text-position="0% 58%" fo:font-family="'Arial Cyr'" fo:font-size="10pt" style:font-family-asian="Calibri" style:font-size-asian="10pt" style:font-family-complex="'Arial Cyr'" style:font-size-complex="10pt"/>
    </style:style>
    <style:style style:name="ch5" style:family="chart">
      <style:graphic-properties svg:stroke-width="0.009cm"/>
    </style:style>
    <style:style style:name="ch6" style:family="chart" style:data-style-name="N106">
      <style:chart-properties chart:display-label="true" chart:tick-marks-minor-inner="true" chart:tick-marks-minor-outer="false" chart:logarithmic="false" chart:minimum="0" chart:maximum="3" chart:interval-major="1" chart:interval-minor-divisor="2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Arial Cyr'" fo:font-size="12pt" style:font-family-asian="'Arial Cyr'" style:font-size-asian="12pt" style:font-family-complex="'Arial Cyr'" style:font-size-complex="12pt"/>
    </style:style>
    <style:style style:name="ch7" style:family="chart" style:data-style-name="N106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5.5pt" style:font-family-asian="'Arial Cyr'" style:font-size-asian="5.5pt" style:font-family-complex="'Arial Cyr'" style:font-size-complex="5.5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9.508cm" svg:height="5.635cm" xlink:href=".." xlink:type="simple" chart:class="chart:scatter" chart:style-name="ch1">
        <chart:plot-area chart:style-name="ch2" table:cell-range-address="Прогибы.B9:Прогибы.M10" svg:x="-0.657cm" svg:y="0.267cm" svg:width="9.361cm" svg:height="5.138cm">
          <chartooo:coordinate-region svg:x="0.944cm" svg:y="0.519cm" svg:width="7.76cm" svg:height="4.133cm"/>
          <chart:axis chart:dimension="x" chart:name="primary-x" chart:style-name="ch3">
            <chart:title svg:x="4.194cm" svg:y="4.838cm" chart:style-name="ch4">
              <text:p>Z, м</text:p>
            </chart:title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Прогибы.B10:Прогибы.M10" chart:class="chart:scatter">
            <chart:domain table:cell-range-address="Прогибы.B9:Прогибы.M9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Прогибы.B9:Прогибы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Прогибы.B10:Прогибы.M10</svg:desc>
                </draw:g>
              </table:table-cell>
              <table:table-cell office:value-type="float" office:value="0.00775">
                <text:p>0.00775</text:p>
              </table:table-cell>
              <table:table-cell office:value-type="float" office:value="0.0451">
                <text:p>0.0451</text:p>
              </table:table-cell>
              <table:table-cell office:value-type="float" office:value="0.126">
                <text:p>0.126</text:p>
              </table:table-cell>
              <table:table-cell office:value-type="float" office:value="0.255">
                <text:p>0.255</text:p>
              </table:table-cell>
              <table:table-cell office:value-type="float" office:value="0.437">
                <text:p>0.437</text:p>
              </table:table-cell>
              <table:table-cell office:value-type="float" office:value="0.677">
                <text:p>0.677</text:p>
              </table:table-cell>
              <table:table-cell office:value-type="float" office:value="0.978">
                <text:p>0.978</text:p>
              </table:table-cell>
              <table:table-cell office:value-type="float" office:value="1.33">
                <text:p>1.33</text:p>
              </table:table-cell>
              <table:table-cell office:value-type="float" office:value="1.73">
                <text:p>1.73</text:p>
              </table:table-cell>
              <table:table-cell office:value-type="float" office:value="2.15">
                <text:p>2.15</text:p>
              </table:table-cell>
              <table:table-cell office:value-type="float" office:value="2.36">
                <text:p>2.3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<office:automatic-styles><number:number-style style:name="N0"><number:number number:min-integer-digits="1"/></number:number-style><style:style style:name="ch1" style:family="chart"><style:graphic-properties draw:stroke="none" svg:stroke-width="0.026cm"/></style:style><style:style style:name="ch2" style:family="chart"><style:graphic-properties draw:stroke="none" svg:stroke-width="0.071cm" draw:fill="solid" draw:fill-color="#ffffff"/><style:text-properties fo:color="#000000" style:text-position="0% 58%" fo:font-family="&apos;Times New Roman&apos;" fo:font-size="11pt" style:font-family-asian="&apos;Times New Roman&apos;" style:font-size-asian="11pt" style:font-family-complex="&apos;Times New Roman&apos;" style:font-size-complex="11pt"/></style:style><style:style style:name="ch3" style:family="chart"><style:chart-properties chart:interpolation="cubic-spline" chart:symbol-type="automatic" chart:include-hidden-cells="false" chart:treat-empty-cells="leave-gap"/></style:style><style:style style:name="ch4" style:family="chart" style:data-style-name="N0"><style:chart-properties chart:display-label="true" chart:tick-marks-minor-inner="true" chart:tick-marks-minor-outer="false" chart:logarithmic="false" chart:minimum="0" chart:maximum="0.7" chart:interval-major="0.2" chart:interval-minor-divisor="4" chart:reverse-direction="false" text:line-break="false" chart:link-data-style-to-source="false" chart:axis-position="6" chart:tick-mark-position="at-axis"/><style:graphic-properties svg:stroke-width="0.009cm"/><style:text-properties fo:color="#000000" style:text-position="0% 58%" fo:font-family="&apos;Times New Roman&apos;" fo:font-size="12pt" style:font-family-asian="&apos;Times New Roman&apos;" style:font-size-asian="12pt" style:font-family-complex="&apos;Times New Roman&apos;" style:font-size-complex="12pt"/></style:style><style:style style:name="ch5" style:family="chart"><style:graphic-properties svg:stroke-width="0.009cm"/></style:style><style:style style:name="ch6" style:family="chart" style:data-style-name="N0"><style:chart-properties chart:display-label="true" chart:tick-marks-minor-inner="true" chart:tick-marks-minor-outer="false" chart:logarithmic="false" chart:minimum="6" chart:maximum="9" chart:interval-major="1" chart:interval-minor-divisor="5" chart:reverse-direction="false" text:line-break="false" chart:link-data-style-to-source="false" chart:axis-position="0" chart:tick-mark-position="at-axis"/><style:graphic-properties svg:stroke-width="0.009cm"/><style:text-properties fo:color="#000000" style:text-position="0% 58%" fo:font-family="&apos;Times New Roman&apos;" fo:font-size="12pt" style:font-family-asian="&apos;Times New Roman&apos;" style:font-size-asian="12pt" style:font-family-complex="&apos;Times New Roman&apos;" style:font-size-complex="12pt"/></style:style><style:style style:name="ch7" style:family="chart" style:data-style-name="N0"><style:chart-properties chart:symbol-type="named-symbol" chart:symbol-name="diamond" chart:symbol-width="0.176cm" chart:symbol-height="0.176cm" chart:label-position="right"><chart:label-separator><text:p>; </text:p></chart:label-separator></style:chart-properties><style:graphic-properties svg:stroke-width="0.035cm" svg:stroke-color="#800000" draw:fill-color="#800000"/><style:text-properties fo:color="#000000" style:text-position="0% 58%" fo:font-family="&apos;Arial Cyr&apos;" fo:font-size="5pt" style:font-family-asian="&apos;Arial Cyr&apos;" style:font-size-asian="5pt" style:font-family-complex="&apos;Arial Cyr&apos;" style:font-size-complex="5pt"/></style:style><style:style style:name="ch8" style:family="chart" style:data-style-name="N0"><style:chart-properties chart:symbol-type="named-symbol" chart:symbol-name="square" chart:symbol-width="0.176cm" chart:symbol-height="0.176cm" chart:label-position="right"><chart:label-separator><text:p>; </text:p></chart:label-separator></style:chart-properties><style:graphic-properties svg:stroke-width="0.035cm" svg:stroke-color="#0000ff" draw:fill-color="#0000ff"/><style:text-properties fo:color="#000000" style:text-position="0% 58%" fo:font-family="&apos;Arial Cyr&apos;" fo:font-size="5pt" style:font-family-asian="&apos;Arial Cyr&apos;" style:font-size-asian="5pt" style:font-family-complex="&apos;Arial Cyr&apos;" style:font-size-complex="5pt"/></style:style><style:style style:name="ch9" style:family="chart"><style:graphic-properties draw:stroke="solid" svg:stroke-width="0.035cm" svg:stroke-color="#808080" draw:fill="solid" draw:fill-color="#ffffff"/></style:style><style:style style:name="ch10" style:family="chart"><style:graphic-properties draw:fill-color="#d9d9d9"/></style:style></office:automatic-styles><office:body><office:chart><chart:chart svg:width="10.663cm" svg:height="6.668cm" xlink:href=".." xlink:type="simple" chart:class="chart:scatter" chart:style-name="ch1"><chart:legend chart:legend-position="bottom" svg:x="0.641cm" svg:y="5.927cm" style:legend-expansion="custom" chartooo:width="9.862cm" chartooo:height="0.662cm" style:legend-expansion-aspect-ratio="14.8972809667674" chart:style-name="ch2"/><chart: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interpolation="cubic-spline" chart:symbol-type="automatic" chart:include-hidden-cells="false" chart:treat-empty-cells="leave-gap" chart:series-source="rows"/>
    </style:style>
    <style:style style:name="ch3" style:family="chart" style:data-style-name="N0">
      <style:chart-properties chart:display-label="true" chart:tick-marks-minor-inner="true" chart:tick-marks-minor-outer="false" chart:logarithmic="false" chart:minimum="25" chart:maximum="40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4" style:family="chart">
      <style:graphic-properties svg:stroke-width="0.009cm"/>
    </style:style>
    <style:style style:name="ch5" style:family="chart" style:data-style-name="N0">
      <style:chart-properties chart:display-label="true" chart:tick-marks-minor-inner="true" chart:tick-marks-minor-outer="false" chart:logarithmic="false" chart:minimum="600" chart:maximum="900" chart:interval-major="100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6" style:family="chart" style:data-style-name="N0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800000" draw:fill-color="#800000"/>
      <style:text-properties fo:color="#000000" style:text-position="0% 58%" fo:font-family="'Arial Cyr'" fo:font-size="3.5pt" style:font-family-asian="'Arial Cyr'" style:font-size-asian="3.5pt" style:font-family-complex="'Arial Cyr'" style:font-size-complex="3.5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9.746cm" svg:height="5.186cm" xlink:href=".." xlink:type="simple" chart:class="chart:scatter" chart:style-name="ch1">
        <chart:plot-area chart:style-name="ch2" table:cell-range-address="'Масса консолей'.C3:'Масса консолей'.F4" svg:x="0.464cm" svg:y="0.277cm" svg:width="8.672cm" svg:height="4.773cm">
          <chartooo:coordinate-region svg:x="1.35cm" svg:y="0.53cm" svg:width="7.573cm" svg:height="3.7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Масса консолей'.C4:'Масса консолей'.F4" chart:class="chart:scatter">
            <chart:domain table:cell-range-address="'Масса консолей'.C3:'Масса консолей'.F3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'Масса консолей'.C3:'Масса консолей'.F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861.425322033898">
                <text:p>861.425322033898</text:p>
                <draw:g>
                  <svg:desc>'Масса консолей'.C4:'Масса консолей'.F4</svg:desc>
                </draw:g>
              </table:table-cell>
              <table:table-cell office:value-type="float" office:value="783.490028248588">
                <text:p>783.490028248588</text:p>
              </table:table-cell>
              <table:table-cell office:value-type="float" office:value="727.82196125908">
                <text:p>727.82196125908</text:p>
              </table:table-cell>
              <table:table-cell office:value-type="float" office:value="686.070911016949">
                <text:p>686.07091101694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09cm" draw:fill="solid" draw:fill-color="#ffffff"/>
      <style:text-properties fo:color="#000000" style:text-position="0% 58%" fo:font-family="'Arial Cyr'" fo:font-size="9.19999980926514pt" style:font-family-asian="'Arial Cyr'" style:font-size-asian="9.19999980926514pt" style:font-family-complex="'Arial Cyr'" style:font-size-complex="9.19999980926514pt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5" style:family="chart">
      <style:graphic-properties svg:stroke-width="0.009cm"/>
    </style:style>
    <style:style style:name="ch6" style:family="chart" style:data-style-name="N106">
      <style:chart-properties chart:display-label="true" chart:tick-marks-minor-inner="true" chart:tick-marks-minor-outer="false" chart:logarithmic="false" chart:minimum="0" chart:maximum="90" chart:interval-major="20" chart:interval-minor-divisor="4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7" style:family="chart" style:data-style-name="N106">
      <style:chart-properties chart:symbol-type="named-symbol" chart:symbol-name="diamond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8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9" style:family="chart" style:data-style-name="N106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35cm" svg:stroke-color="#008000" draw:fill-color="#008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 style:data-style-name="N106">
      <style:chart-properties chart:symbol-type="named-symbol" chart:symbol-name="circle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ff0000" draw:fill-color="#ff0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1" style:family="chart" style:data-style-name="N106">
      <style:chart-properties chart:symbol-type="named-symbol" chart:symbol-name="asterisk" chart:symbol-width="0.282cm" chart:symbol-height="0.282cm" chart:label-position="right">
        <chart:label-separator>
          <text:p>; </text:p>
        </chart:label-separator>
      </style:chart-properties>
      <style:graphic-properties svg:stroke-width="0.035cm" svg:stroke-color="#800080" draw:fill-color="#8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8.53cm" svg:height="10.292cm" xlink:href=".." xlink:type="simple" chart:class="chart:scatter" chart:style-name="ch1">
        <chart:legend chart:legend-position="end" svg:x="11.952cm" svg:y="3.095cm" style:legend-expansion="custom" chartooo:width="2.273cm" chartooo:height="2.752cm" style:legend-expansion-aspect-ratio="0.82594476744186" chart:style-name="ch2"/>
        <chart:plot-area chart:style-name="ch3" table:cell-range-address="'Mizg жест Ny=3.42'.B9:'Mizg жест Ny=3.42'.M14 'Mizg жест Ny=3.42'.A10:'Mizg жест Ny=3.42'.A14" chart:data-source-has-labels="column" svg:x="-0.076cm" svg:y="0.766cm" svg:width="17.348cm" svg:height="9.139cm">
          <chartooo:coordinate-region svg:x="1.657cm" svg:y="0.766cm" svg:width="15.615cm" svg:height="8.38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Mizg жест Ny=3.42'.B10:'Mizg жест Ny=3.42'.M10" chart:label-cell-address="'Mizg жест Ny=3.42'.A10:'Mizg жест Ny=3.42'.A10" chart:class="chart:scatter">
            <chart:domain table:cell-range-address="'Mizg жест Ny=3.42'.B9:'Mizg жест Ny=3.42'.M9"/>
            <chart:data-point chart:repeated="12"/>
          </chart:series>
          <chart:series chart:style-name="ch8" chart:values-cell-range-address="'Mizg жест Ny=3.42'.B11:'Mizg жест Ny=3.42'.M11" chart:label-cell-address="'Mizg жест Ny=3.42'.A11:'Mizg жест Ny=3.42'.A11" chart:class="chart:scatter">
            <chart:data-point chart:repeated="12"/>
          </chart:series>
          <chart:series chart:style-name="ch9" chart:values-cell-range-address="'Mizg жест Ny=3.42'.B12:'Mizg жест Ny=3.42'.M12" chart:label-cell-address="'Mizg жест Ny=3.42'.A12:'Mizg жест Ny=3.42'.A12" chart:class="chart:scatter">
            <chart:data-point chart:repeated="12"/>
          </chart:series>
          <chart:series chart:style-name="ch10" chart:values-cell-range-address="'Mizg жест Ny=3.42'.B13:'Mizg жест Ny=3.42'.M13" chart:label-cell-address="'Mizg жест Ny=3.42'.A13:'Mizg жест Ny=3.42'.A13" chart:class="chart:scatter">
            <chart:data-point chart:repeated="12"/>
          </chart:series>
          <chart:series chart:style-name="ch11" chart:values-cell-range-address="'Mizg жест Ny=3.42'.B14:'Mizg жест Ny=3.42'.M14" chart:label-cell-address="'Mizg жест Ny=3.42'.A14:'Mizg жест Ny=3.42'.A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Mizg жест Ny=3.42'.B9:'Mizg жест Ny=3.42'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л. 1</text:p>
                <draw:g>
                  <svg:desc>'Mizg жест Ny=3.42'.A10:'Mizg жест Ny=3.42'.A10</svg:desc>
                </draw:g>
              </table:table-cell>
              <table:table-cell office:value-type="float" office:value="78.91">
                <text:p>78.91</text:p>
                <draw:g>
                  <svg:desc>'Mizg жест Ny=3.42'.B10:'Mizg жест Ny=3.42'.M10</svg:desc>
                </draw:g>
              </table:table-cell>
              <table:table-cell office:value-type="float" office:value="70.72">
                <text:p>70.72</text:p>
              </table:table-cell>
              <table:table-cell office:value-type="float" office:value="54.34">
                <text:p>54.34</text:p>
              </table:table-cell>
              <table:table-cell office:value-type="float" office:value="40.56">
                <text:p>40.56</text:p>
              </table:table-cell>
              <table:table-cell office:value-type="float" office:value="29.12">
                <text:p>29.12</text:p>
              </table:table-cell>
              <table:table-cell office:value-type="float" office:value="19.76">
                <text:p>19.76</text:p>
              </table:table-cell>
              <table:table-cell office:value-type="float" office:value="12.467">
                <text:p>12.467</text:p>
              </table:table-cell>
              <table:table-cell office:value-type="float" office:value="7.033">
                <text:p>7.033</text:p>
              </table:table-cell>
              <table:table-cell office:value-type="float" office:value="3.289">
                <text:p>3.289</text:p>
              </table:table-cell>
              <table:table-cell office:value-type="float" office:value="1.0595">
                <text:p>1.0595</text:p>
              </table:table-cell>
              <table:table-cell office:value-type="float" office:value="0.1014">
                <text:p>0.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2</text:p>
                <draw:g>
                  <svg:desc>'Mizg жест Ny=3.42'.A11:'Mizg жест Ny=3.42'.A11</svg:desc>
                </draw:g>
              </table:table-cell>
              <table:table-cell office:value-type="float" office:value="79.755">
                <text:p>79.755</text:p>
                <draw:g>
                  <svg:desc>'Mizg жест Ny=3.42'.B11:'Mizg жест Ny=3.42'.M11</svg:desc>
                </draw:g>
              </table:table-cell>
              <table:table-cell office:value-type="float" office:value="71.5">
                <text:p>71.5</text:p>
              </table:table-cell>
              <table:table-cell office:value-type="float" office:value="54.99">
                <text:p>54.99</text:p>
              </table:table-cell>
              <table:table-cell office:value-type="float" office:value="40.95">
                <text:p>40.95</text:p>
              </table:table-cell>
              <table:table-cell office:value-type="float" office:value="29.38">
                <text:p>29.38</text:p>
              </table:table-cell>
              <table:table-cell office:value-type="float" office:value="20.02">
                <text:p>20.02</text:p>
              </table:table-cell>
              <table:table-cell office:value-type="float" office:value="12.584">
                <text:p>12.584</text:p>
              </table:table-cell>
              <table:table-cell office:value-type="float" office:value="7.085">
                <text:p>7.085</text:p>
              </table:table-cell>
              <table:table-cell office:value-type="float" office:value="3.315">
                <text:p>3.315</text:p>
              </table:table-cell>
              <table:table-cell office:value-type="float" office:value="1.0647">
                <text:p>1.0647</text:p>
              </table:table-cell>
              <table:table-cell office:value-type="float" office:value="0.10166">
                <text:p>0.1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3</text:p>
                <draw:g>
                  <svg:desc>'Mizg жест Ny=3.42'.A12:'Mizg жест Ny=3.42'.A12</svg:desc>
                </draw:g>
              </table:table-cell>
              <table:table-cell office:value-type="float" office:value="83.005">
                <text:p>83.005</text:p>
                <draw:g>
                  <svg:desc>'Mizg жест Ny=3.42'.B12:'Mizg жест Ny=3.42'.M12</svg:desc>
                </draw:g>
              </table:table-cell>
              <table:table-cell office:value-type="float" office:value="74.36">
                <text:p>74.36</text:p>
              </table:table-cell>
              <table:table-cell office:value-type="float" office:value="57.07">
                <text:p>57.07</text:p>
              </table:table-cell>
              <table:table-cell office:value-type="float" office:value="42.51">
                <text:p>42.51</text:p>
              </table:table-cell>
              <table:table-cell office:value-type="float" office:value="30.42">
                <text:p>30.42</text:p>
              </table:table-cell>
              <table:table-cell office:value-type="float" office:value="20.54">
                <text:p>20.54</text:p>
              </table:table-cell>
              <table:table-cell office:value-type="float" office:value="12.883">
                <text:p>12.883</text:p>
              </table:table-cell>
              <table:table-cell office:value-type="float" office:value="7.215">
                <text:p>7.215</text:p>
              </table:table-cell>
              <table:table-cell office:value-type="float" office:value="3.354">
                <text:p>3.354</text:p>
              </table:table-cell>
              <table:table-cell office:value-type="float" office:value="1.0686">
                <text:p>1.0686</text:p>
              </table:table-cell>
              <table:table-cell office:value-type="float" office:value="0.10244">
                <text:p>0.1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4</text:p>
                <draw:g>
                  <svg:desc>'Mizg жест Ny=3.42'.A13:'Mizg жест Ny=3.42'.A13</svg:desc>
                </draw:g>
              </table:table-cell>
              <table:table-cell office:value-type="float" office:value="83.07">
                <text:p>83.07</text:p>
                <draw:g>
                  <svg:desc>'Mizg жест Ny=3.42'.B13:'Mizg жест Ny=3.42'.M13</svg:desc>
                </draw:g>
              </table:table-cell>
              <table:table-cell office:value-type="float" office:value="74.36">
                <text:p>74.36</text:p>
              </table:table-cell>
              <table:table-cell office:value-type="float" office:value="56.94">
                <text:p>56.94</text:p>
              </table:table-cell>
              <table:table-cell office:value-type="float" office:value="42.38">
                <text:p>42.38</text:p>
              </table:table-cell>
              <table:table-cell office:value-type="float" office:value="30.29">
                <text:p>30.29</text:p>
              </table:table-cell>
              <table:table-cell office:value-type="float" office:value="20.54">
                <text:p>20.54</text:p>
              </table:table-cell>
              <table:table-cell office:value-type="float" office:value="12.844">
                <text:p>12.844</text:p>
              </table:table-cell>
              <table:table-cell office:value-type="float" office:value="7.189">
                <text:p>7.189</text:p>
              </table:table-cell>
              <table:table-cell office:value-type="float" office:value="3.341">
                <text:p>3.341</text:p>
              </table:table-cell>
              <table:table-cell office:value-type="float" office:value="1.0647">
                <text:p>1.0647</text:p>
              </table:table-cell>
              <table:table-cell office:value-type="float" office:value="0.10231">
                <text:p>0.1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5</text:p>
                <draw:g>
                  <svg:desc>'Mizg жест Ny=3.42'.A14:'Mizg жест Ny=3.42'.A14</svg:desc>
                </draw:g>
              </table:table-cell>
              <table:table-cell office:value-type="float" office:value="78.52">
                <text:p>78.52</text:p>
                <draw:g>
                  <svg:desc>'Mizg жест Ny=3.42'.B14:'Mizg жест Ny=3.42'.M14</svg:desc>
                </draw:g>
              </table:table-cell>
              <table:table-cell office:value-type="float" office:value="70.33">
                <text:p>70.33</text:p>
              </table:table-cell>
              <table:table-cell office:value-type="float" office:value="53.95">
                <text:p>53.95</text:p>
              </table:table-cell>
              <table:table-cell office:value-type="float" office:value="40.17">
                <text:p>40.17</text:p>
              </table:table-cell>
              <table:table-cell office:value-type="float" office:value="28.73">
                <text:p>28.73</text:p>
              </table:table-cell>
              <table:table-cell office:value-type="float" office:value="19.5">
                <text:p>19.5</text:p>
              </table:table-cell>
              <table:table-cell office:value-type="float" office:value="12.259">
                <text:p>12.259</text:p>
              </table:table-cell>
              <table:table-cell office:value-type="float" office:value="6.89">
                <text:p>6.89</text:p>
              </table:table-cell>
              <table:table-cell office:value-type="float" office:value="3.224">
                <text:p>3.224</text:p>
              </table:table-cell>
              <table:table-cell office:value-type="float" office:value="1.0361">
                <text:p>1.0361</text:p>
              </table:table-cell>
              <table:table-cell office:value-type="float" office:value="0.10023">
                <text:p>0.100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chart-properties chart:interpolation="cubic-spline" chart:symbol-type="automatic" chart:include-hidden-cells="false" chart:treat-empty-cells="leave-gap" chart:series-source="rows"/>
    </style:style>
    <style:style style:name="ch3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4" style:family="chart">
      <style:graphic-properties svg:stroke-width="0.009cm"/>
    </style:style>
    <style:style style:name="ch5" style:family="chart" style:data-style-name="N106">
      <style:chart-properties chart:display-label="true" chart:tick-marks-minor-inner="true" chart:tick-marks-minor-outer="false" chart:logarithmic="false" chart:minimum="0" chart:maximum="90" chart:interval-major="20" chart:interval-minor-divisor="4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6" style:family="chart" style:data-style-name="N106">
      <style:chart-properties chart:symbol-type="named-symbol" chart:symbol-name="diamond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7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8" style:family="chart" style:data-style-name="N106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35cm" svg:stroke-color="#008000" draw:fill-color="#008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9" style:family="chart" style:data-style-name="N106">
      <style:chart-properties chart:symbol-type="named-symbol" chart:symbol-name="circle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ff0000" draw:fill-color="#ff0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 style:data-style-name="N106">
      <style:chart-properties chart:symbol-type="named-symbol" chart:symbol-name="asterisk" chart:symbol-width="0.282cm" chart:symbol-height="0.282cm" chart:label-position="right">
        <chart:label-separator>
          <text:p>; </text:p>
        </chart:label-separator>
      </style:chart-properties>
      <style:graphic-properties svg:stroke-width="0.035cm" svg:stroke-color="#800080" draw:fill-color="#8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512cm" svg:height="10.292cm" xlink:href=".." xlink:type="simple" chart:class="chart:scatter" chart:style-name="ch1">
        <chart:plot-area chart:style-name="ch2" table:cell-range-address="'Mizg жест Ny=3.42'.B9:'Mizg жест Ny=3.42'.M14 'Mizg жест Ny=3.42'.A10:'Mizg жест Ny=3.42'.A14" chart:data-source-has-labels="column" svg:x="-0.077cm" svg:y="0.766cm" svg:width="17.332cm" svg:height="9.139cm">
          <chartooo:coordinate-region svg:x="1.656cm" svg:y="0.766cm" svg:width="15.599cm" svg:height="8.38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Mizg жест Ny=3.42'.B10:'Mizg жест Ny=3.42'.M10" chart:label-cell-address="'Mizg жест Ny=3.42'.A10:'Mizg жест Ny=3.42'.A10" chart:class="chart:scatter">
            <chart:domain table:cell-range-address="'Mizg жест Ny=3.42'.B9:'Mizg жест Ny=3.42'.M9"/>
            <chart:data-point chart:repeated="12"/>
          </chart:series>
          <chart:series chart:style-name="ch7" chart:values-cell-range-address="'Mizg жест Ny=3.42'.B11:'Mizg жест Ny=3.42'.M11" chart:label-cell-address="'Mizg жест Ny=3.42'.A11:'Mizg жест Ny=3.42'.A11" chart:class="chart:scatter">
            <chart:data-point chart:repeated="12"/>
          </chart:series>
          <chart:series chart:style-name="ch8" chart:values-cell-range-address="'Mizg жест Ny=3.42'.B12:'Mizg жест Ny=3.42'.M12" chart:label-cell-address="'Mizg жест Ny=3.42'.A12:'Mizg жест Ny=3.42'.A12" chart:class="chart:scatter">
            <chart:data-point chart:repeated="12"/>
          </chart:series>
          <chart:series chart:style-name="ch9" chart:values-cell-range-address="'Mizg жест Ny=3.42'.B13:'Mizg жест Ny=3.42'.M13" chart:label-cell-address="'Mizg жест Ny=3.42'.A13:'Mizg жест Ny=3.42'.A13" chart:class="chart:scatter">
            <chart:data-point chart:repeated="12"/>
          </chart:series>
          <chart:series chart:style-name="ch10" chart:values-cell-range-address="'Mizg жест Ny=3.42'.B14:'Mizg жест Ny=3.42'.M14" chart:label-cell-address="'Mizg жест Ny=3.42'.A14:'Mizg жест Ny=3.42'.A14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Mizg жест Ny=3.42'.B9:'Mizg жест Ny=3.42'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л. 1</text:p>
                <draw:g>
                  <svg:desc>'Mizg жест Ny=3.42'.A10:'Mizg жест Ny=3.42'.A10</svg:desc>
                </draw:g>
              </table:table-cell>
              <table:table-cell office:value-type="float" office:value="78.91">
                <text:p>78.91</text:p>
                <draw:g>
                  <svg:desc>'Mizg жест Ny=3.42'.B10:'Mizg жест Ny=3.42'.M10</svg:desc>
                </draw:g>
              </table:table-cell>
              <table:table-cell office:value-type="float" office:value="70.72">
                <text:p>70.72</text:p>
              </table:table-cell>
              <table:table-cell office:value-type="float" office:value="54.34">
                <text:p>54.34</text:p>
              </table:table-cell>
              <table:table-cell office:value-type="float" office:value="40.56">
                <text:p>40.56</text:p>
              </table:table-cell>
              <table:table-cell office:value-type="float" office:value="29.12">
                <text:p>29.12</text:p>
              </table:table-cell>
              <table:table-cell office:value-type="float" office:value="19.76">
                <text:p>19.76</text:p>
              </table:table-cell>
              <table:table-cell office:value-type="float" office:value="12.467">
                <text:p>12.467</text:p>
              </table:table-cell>
              <table:table-cell office:value-type="float" office:value="7.033">
                <text:p>7.033</text:p>
              </table:table-cell>
              <table:table-cell office:value-type="float" office:value="3.289">
                <text:p>3.289</text:p>
              </table:table-cell>
              <table:table-cell office:value-type="float" office:value="1.0595">
                <text:p>1.0595</text:p>
              </table:table-cell>
              <table:table-cell office:value-type="float" office:value="0.1014">
                <text:p>0.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2</text:p>
                <draw:g>
                  <svg:desc>'Mizg жест Ny=3.42'.A11:'Mizg жест Ny=3.42'.A11</svg:desc>
                </draw:g>
              </table:table-cell>
              <table:table-cell office:value-type="float" office:value="79.755">
                <text:p>79.755</text:p>
                <draw:g>
                  <svg:desc>'Mizg жест Ny=3.42'.B11:'Mizg жест Ny=3.42'.M11</svg:desc>
                </draw:g>
              </table:table-cell>
              <table:table-cell office:value-type="float" office:value="71.5">
                <text:p>71.5</text:p>
              </table:table-cell>
              <table:table-cell office:value-type="float" office:value="54.99">
                <text:p>54.99</text:p>
              </table:table-cell>
              <table:table-cell office:value-type="float" office:value="40.95">
                <text:p>40.95</text:p>
              </table:table-cell>
              <table:table-cell office:value-type="float" office:value="29.38">
                <text:p>29.38</text:p>
              </table:table-cell>
              <table:table-cell office:value-type="float" office:value="20.02">
                <text:p>20.02</text:p>
              </table:table-cell>
              <table:table-cell office:value-type="float" office:value="12.584">
                <text:p>12.584</text:p>
              </table:table-cell>
              <table:table-cell office:value-type="float" office:value="7.085">
                <text:p>7.085</text:p>
              </table:table-cell>
              <table:table-cell office:value-type="float" office:value="3.315">
                <text:p>3.315</text:p>
              </table:table-cell>
              <table:table-cell office:value-type="float" office:value="1.0647">
                <text:p>1.0647</text:p>
              </table:table-cell>
              <table:table-cell office:value-type="float" office:value="0.10166">
                <text:p>0.1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3</text:p>
                <draw:g>
                  <svg:desc>'Mizg жест Ny=3.42'.A12:'Mizg жест Ny=3.42'.A12</svg:desc>
                </draw:g>
              </table:table-cell>
              <table:table-cell office:value-type="float" office:value="83.005">
                <text:p>83.005</text:p>
                <draw:g>
                  <svg:desc>'Mizg жест Ny=3.42'.B12:'Mizg жест Ny=3.42'.M12</svg:desc>
                </draw:g>
              </table:table-cell>
              <table:table-cell office:value-type="float" office:value="74.36">
                <text:p>74.36</text:p>
              </table:table-cell>
              <table:table-cell office:value-type="float" office:value="57.07">
                <text:p>57.07</text:p>
              </table:table-cell>
              <table:table-cell office:value-type="float" office:value="42.51">
                <text:p>42.51</text:p>
              </table:table-cell>
              <table:table-cell office:value-type="float" office:value="30.42">
                <text:p>30.42</text:p>
              </table:table-cell>
              <table:table-cell office:value-type="float" office:value="20.54">
                <text:p>20.54</text:p>
              </table:table-cell>
              <table:table-cell office:value-type="float" office:value="12.883">
                <text:p>12.883</text:p>
              </table:table-cell>
              <table:table-cell office:value-type="float" office:value="7.215">
                <text:p>7.215</text:p>
              </table:table-cell>
              <table:table-cell office:value-type="float" office:value="3.354">
                <text:p>3.354</text:p>
              </table:table-cell>
              <table:table-cell office:value-type="float" office:value="1.0686">
                <text:p>1.0686</text:p>
              </table:table-cell>
              <table:table-cell office:value-type="float" office:value="0.10244">
                <text:p>0.1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4</text:p>
                <draw:g>
                  <svg:desc>'Mizg жест Ny=3.42'.A13:'Mizg жест Ny=3.42'.A13</svg:desc>
                </draw:g>
              </table:table-cell>
              <table:table-cell office:value-type="float" office:value="83.07">
                <text:p>83.07</text:p>
                <draw:g>
                  <svg:desc>'Mizg жест Ny=3.42'.B13:'Mizg жест Ny=3.42'.M13</svg:desc>
                </draw:g>
              </table:table-cell>
              <table:table-cell office:value-type="float" office:value="74.36">
                <text:p>74.36</text:p>
              </table:table-cell>
              <table:table-cell office:value-type="float" office:value="56.94">
                <text:p>56.94</text:p>
              </table:table-cell>
              <table:table-cell office:value-type="float" office:value="42.38">
                <text:p>42.38</text:p>
              </table:table-cell>
              <table:table-cell office:value-type="float" office:value="30.29">
                <text:p>30.29</text:p>
              </table:table-cell>
              <table:table-cell office:value-type="float" office:value="20.54">
                <text:p>20.54</text:p>
              </table:table-cell>
              <table:table-cell office:value-type="float" office:value="12.844">
                <text:p>12.844</text:p>
              </table:table-cell>
              <table:table-cell office:value-type="float" office:value="7.189">
                <text:p>7.189</text:p>
              </table:table-cell>
              <table:table-cell office:value-type="float" office:value="3.341">
                <text:p>3.341</text:p>
              </table:table-cell>
              <table:table-cell office:value-type="float" office:value="1.0647">
                <text:p>1.0647</text:p>
              </table:table-cell>
              <table:table-cell office:value-type="float" office:value="0.10231">
                <text:p>0.1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5</text:p>
                <draw:g>
                  <svg:desc>'Mizg жест Ny=3.42'.A14:'Mizg жест Ny=3.42'.A14</svg:desc>
                </draw:g>
              </table:table-cell>
              <table:table-cell office:value-type="float" office:value="78.52">
                <text:p>78.52</text:p>
                <draw:g>
                  <svg:desc>'Mizg жест Ny=3.42'.B14:'Mizg жест Ny=3.42'.M14</svg:desc>
                </draw:g>
              </table:table-cell>
              <table:table-cell office:value-type="float" office:value="70.33">
                <text:p>70.33</text:p>
              </table:table-cell>
              <table:table-cell office:value-type="float" office:value="53.95">
                <text:p>53.95</text:p>
              </table:table-cell>
              <table:table-cell office:value-type="float" office:value="40.17">
                <text:p>40.17</text:p>
              </table:table-cell>
              <table:table-cell office:value-type="float" office:value="28.73">
                <text:p>28.73</text:p>
              </table:table-cell>
              <table:table-cell office:value-type="float" office:value="19.5">
                <text:p>19.5</text:p>
              </table:table-cell>
              <table:table-cell office:value-type="float" office:value="12.259">
                <text:p>12.259</text:p>
              </table:table-cell>
              <table:table-cell office:value-type="float" office:value="6.89">
                <text:p>6.89</text:p>
              </table:table-cell>
              <table:table-cell office:value-type="float" office:value="3.224">
                <text:p>3.224</text:p>
              </table:table-cell>
              <table:table-cell office:value-type="float" office:value="1.0361">
                <text:p>1.0361</text:p>
              </table:table-cell>
              <table:table-cell office:value-type="float" office:value="0.10023">
                <text:p>0.100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09cm" draw:fill="solid" draw:fill-color="#ffffff"/>
      <style:text-properties fo:color="#000000" style:text-position="0% 58%" fo:font-family="'Arial Cyr'" fo:font-size="9.19999980926514pt" style:font-family-asian="'Arial Cyr'" style:font-size-asian="9.19999980926514pt" style:font-family-complex="'Arial Cyr'" style:font-size-complex="9.19999980926514pt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5" style:family="chart">
      <style:graphic-properties svg:stroke-width="0.009cm"/>
    </style:style>
    <style:style style:name="ch6" style:family="chart" style:data-style-name="N106">
      <style:chart-properties chart:display-label="true" chart:tick-marks-minor-inner="true" chart:tick-marks-minor-outer="false" chart:logarithmic="false" chart:minimum="0" chart:maximum="90" chart:interval-major="20" chart:interval-minor-divisor="4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7" style:family="chart" style:data-style-name="N106">
      <style:chart-properties chart:symbol-type="named-symbol" chart:symbol-name="diamond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8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9" style:family="chart" style:data-style-name="N106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35cm" svg:stroke-color="#008000" draw:fill-color="#008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 style:data-style-name="N106">
      <style:chart-properties chart:symbol-type="named-symbol" chart:symbol-name="circle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ff0000" draw:fill-color="#ff0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1" style:family="chart" style:data-style-name="N106">
      <style:chart-properties chart:symbol-type="named-symbol" chart:symbol-name="asterisk" chart:symbol-width="0.282cm" chart:symbol-height="0.282cm" chart:label-position="right">
        <chart:label-separator>
          <text:p>; </text:p>
        </chart:label-separator>
      </style:chart-properties>
      <style:graphic-properties svg:stroke-width="0.035cm" svg:stroke-color="#800080" draw:fill-color="#8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8.53cm" svg:height="10.292cm" xlink:href=".." xlink:type="simple" chart:class="chart:scatter" chart:style-name="ch1">
        <chart:legend chart:legend-position="end" svg:x="11.952cm" svg:y="3.095cm" style:legend-expansion="custom" chartooo:width="2.273cm" chartooo:height="2.752cm" style:legend-expansion-aspect-ratio="0.82594476744186" chart:style-name="ch2"/>
        <chart:plot-area chart:style-name="ch3" table:cell-range-address="'Mizg упр Ny=3.42'.B9:'Mizg упр Ny=3.42'.M14 'Mizg упр Ny=3.42'.A10:'Mizg упр Ny=3.42'.A14" chart:data-source-has-labels="column" svg:x="-0.076cm" svg:y="0.766cm" svg:width="17.348cm" svg:height="9.139cm">
          <chartooo:coordinate-region svg:x="1.657cm" svg:y="0.766cm" svg:width="15.615cm" svg:height="8.38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Mizg упр Ny=3.42'.B10:'Mizg упр Ny=3.42'.M10" chart:label-cell-address="'Mizg упр Ny=3.42'.A10:'Mizg упр Ny=3.42'.A10" chart:class="chart:scatter">
            <chart:domain table:cell-range-address="'Mizg упр Ny=3.42'.B9:'Mizg упр Ny=3.42'.M9"/>
            <chart:data-point chart:repeated="12"/>
          </chart:series>
          <chart:series chart:style-name="ch8" chart:values-cell-range-address="'Mizg упр Ny=3.42'.B11:'Mizg упр Ny=3.42'.M11" chart:label-cell-address="'Mizg упр Ny=3.42'.A11:'Mizg упр Ny=3.42'.A11" chart:class="chart:scatter">
            <chart:data-point chart:repeated="12"/>
          </chart:series>
          <chart:series chart:style-name="ch9" chart:values-cell-range-address="'Mizg упр Ny=3.42'.B12:'Mizg упр Ny=3.42'.M12" chart:label-cell-address="'Mizg упр Ny=3.42'.A12:'Mizg упр Ny=3.42'.A12" chart:class="chart:scatter">
            <chart:data-point chart:repeated="12"/>
          </chart:series>
          <chart:series chart:style-name="ch10" chart:values-cell-range-address="'Mizg упр Ny=3.42'.B13:'Mizg упр Ny=3.42'.M13" chart:label-cell-address="'Mizg упр Ny=3.42'.A13:'Mizg упр Ny=3.42'.A13" chart:class="chart:scatter">
            <chart:data-point chart:repeated="12"/>
          </chart:series>
          <chart:series chart:style-name="ch11" chart:values-cell-range-address="'Mizg упр Ny=3.42'.B14:'Mizg упр Ny=3.42'.M14" chart:label-cell-address="'Mizg упр Ny=3.42'.A14:'Mizg упр Ny=3.42'.A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Mizg упр Ny=3.42'.B9:'Mizg упр Ny=3.42'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л. 1</text:p>
                <draw:g>
                  <svg:desc>'Mizg упр Ny=3.42'.A10:'Mizg упр Ny=3.42'.A10</svg:desc>
                </draw:g>
              </table:table-cell>
              <table:table-cell office:value-type="float" office:value="73.32">
                <text:p>73.32</text:p>
                <draw:g>
                  <svg:desc>'Mizg упр Ny=3.42'.B10:'Mizg упр Ny=3.42'.M10</svg:desc>
                </draw:g>
              </table:table-cell>
              <table:table-cell office:value-type="float" office:value="65.52">
                <text:p>65.52</text:p>
              </table:table-cell>
              <table:table-cell office:value-type="float" office:value="49.92">
                <text:p>49.92</text:p>
              </table:table-cell>
              <table:table-cell office:value-type="float" office:value="36.92">
                <text:p>36.92</text:p>
              </table:table-cell>
              <table:table-cell office:value-type="float" office:value="26.26">
                <text:p>26.26</text:p>
              </table:table-cell>
              <table:table-cell office:value-type="float" office:value="17.68">
                <text:p>17.68</text:p>
              </table:table-cell>
              <table:table-cell office:value-type="float" office:value="11.102">
                <text:p>11.102</text:p>
              </table:table-cell>
              <table:table-cell office:value-type="float" office:value="6.214">
                <text:p>6.214</text:p>
              </table:table-cell>
              <table:table-cell office:value-type="float" office:value="2.899">
                <text:p>2.899</text:p>
              </table:table-cell>
              <table:table-cell office:value-type="float" office:value="0.9282">
                <text:p>0.9282</text:p>
              </table:table-cell>
              <table:table-cell office:value-type="float" office:value="0.08879">
                <text:p>0.08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2</text:p>
                <draw:g>
                  <svg:desc>'Mizg упр Ny=3.42'.A11:'Mizg упр Ny=3.42'.A11</svg:desc>
                </draw:g>
              </table:table-cell>
              <table:table-cell office:value-type="float" office:value="73.905">
                <text:p>73.905</text:p>
                <draw:g>
                  <svg:desc>'Mizg упр Ny=3.42'.B11:'Mizg упр Ny=3.42'.M11</svg:desc>
                </draw:g>
              </table:table-cell>
              <table:table-cell office:value-type="float" office:value="66.04">
                <text:p>66.04</text:p>
              </table:table-cell>
              <table:table-cell office:value-type="float" office:value="50.31">
                <text:p>50.31</text:p>
              </table:table-cell>
              <table:table-cell office:value-type="float" office:value="37.18">
                <text:p>37.18</text:p>
              </table:table-cell>
              <table:table-cell office:value-type="float" office:value="26.39">
                <text:p>26.39</text:p>
              </table:table-cell>
              <table:table-cell office:value-type="float" office:value="17.81">
                <text:p>17.81</text:p>
              </table:table-cell>
              <table:table-cell office:value-type="float" office:value="11.115">
                <text:p>11.115</text:p>
              </table:table-cell>
              <table:table-cell office:value-type="float" office:value="6.214">
                <text:p>6.214</text:p>
              </table:table-cell>
              <table:table-cell office:value-type="float" office:value="2.886">
                <text:p>2.886</text:p>
              </table:table-cell>
              <table:table-cell office:value-type="float" office:value="0.9243">
                <text:p>0.9243</text:p>
              </table:table-cell>
              <table:table-cell office:value-type="float" office:value="0.08814">
                <text:p>0.08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3</text:p>
                <draw:g>
                  <svg:desc>'Mizg упр Ny=3.42'.A12:'Mizg упр Ny=3.42'.A12</svg:desc>
                </draw:g>
              </table:table-cell>
              <table:table-cell office:value-type="float" office:value="71.045">
                <text:p>71.045</text:p>
                <draw:g>
                  <svg:desc>'Mizg упр Ny=3.42'.B12:'Mizg упр Ny=3.42'.M12</svg:desc>
                </draw:g>
              </table:table-cell>
              <table:table-cell office:value-type="float" office:value="63.18">
                <text:p>63.18</text:p>
              </table:table-cell>
              <table:table-cell office:value-type="float" office:value="47.45">
                <text:p>47.45</text:p>
              </table:table-cell>
              <table:table-cell office:value-type="float" office:value="34.58">
                <text:p>34.58</text:p>
              </table:table-cell>
              <table:table-cell office:value-type="float" office:value="24.18">
                <text:p>24.18</text:p>
              </table:table-cell>
              <table:table-cell office:value-type="float" office:value="15.99">
                <text:p>15.99</text:p>
              </table:table-cell>
              <table:table-cell office:value-type="float" office:value="9.802">
                <text:p>9.802</text:p>
              </table:table-cell>
              <table:table-cell office:value-type="float" office:value="5.382">
                <text:p>5.382</text:p>
              </table:table-cell>
              <table:table-cell office:value-type="float" office:value="2.457">
                <text:p>2.457</text:p>
              </table:table-cell>
              <table:table-cell office:value-type="float" office:value="0.7735">
                <text:p>0.7735</text:p>
              </table:table-cell>
              <table:table-cell office:value-type="float" office:value="0.07436">
                <text:p>0.07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4</text:p>
                <draw:g>
                  <svg:desc>'Mizg упр Ny=3.42'.A13:'Mizg упр Ny=3.42'.A13</svg:desc>
                </draw:g>
              </table:table-cell>
              <table:table-cell office:value-type="float" office:value="70.2">
                <text:p>70.2</text:p>
                <draw:g>
                  <svg:desc>'Mizg упр Ny=3.42'.B13:'Mizg упр Ny=3.42'.M13</svg:desc>
                </draw:g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34.06">
                <text:p>34.06</text:p>
              </table:table-cell>
              <table:table-cell office:value-type="float" office:value="23.66">
                <text:p>23.66</text:p>
              </table:table-cell>
              <table:table-cell office:value-type="float" office:value="15.6">
                <text:p>15.6</text:p>
              </table:table-cell>
              <table:table-cell office:value-type="float" office:value="9.568">
                <text:p>9.568</text:p>
              </table:table-cell>
              <table:table-cell office:value-type="float" office:value="5.239">
                <text:p>5.239</text:p>
              </table:table-cell>
              <table:table-cell office:value-type="float" office:value="2.392">
                <text:p>2.392</text:p>
              </table:table-cell>
              <table:table-cell office:value-type="float" office:value="0.7501">
                <text:p>0.7501</text:p>
              </table:table-cell>
              <table:table-cell office:value-type="float" office:value="0.07228">
                <text:p>0.07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5</text:p>
                <draw:g>
                  <svg:desc>'Mizg упр Ny=3.42'.A14:'Mizg упр Ny=3.42'.A14</svg:desc>
                </draw:g>
              </table:table-cell>
              <table:table-cell office:value-type="float" office:value="68.77">
                <text:p>68.77</text:p>
                <draw:g>
                  <svg:desc>'Mizg упр Ny=3.42'.B14:'Mizg упр Ny=3.42'.M14</svg:desc>
                </draw:g>
              </table:table-cell>
              <table:table-cell office:value-type="float" office:value="61.23">
                <text:p>61.23</text:p>
              </table:table-cell>
              <table:table-cell office:value-type="float" office:value="46.15">
                <text:p>46.15</text:p>
              </table:table-cell>
              <table:table-cell office:value-type="float" office:value="33.8">
                <text:p>33.8</text:p>
              </table:table-cell>
              <table:table-cell office:value-type="float" office:value="23.79">
                <text:p>23.79</text:p>
              </table:table-cell>
              <table:table-cell office:value-type="float" office:value="15.86">
                <text:p>15.86</text:p>
              </table:table-cell>
              <table:table-cell office:value-type="float" office:value="9.815">
                <text:p>9.815</text:p>
              </table:table-cell>
              <table:table-cell office:value-type="float" office:value="5.434">
                <text:p>5.434</text:p>
              </table:table-cell>
              <table:table-cell office:value-type="float" office:value="2.509">
                <text:p>2.509</text:p>
              </table:table-cell>
              <table:table-cell office:value-type="float" office:value="0.8008">
                <text:p>0.8008</text:p>
              </table:table-cell>
              <table:table-cell office:value-type="float" office:value="0.07748">
                <text:p>0.077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chart-properties chart:interpolation="cubic-spline" chart:symbol-type="automatic" chart:include-hidden-cells="false" chart:treat-empty-cells="leave-gap" chart:series-source="rows"/>
    </style:style>
    <style:style style:name="ch3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4" style:family="chart">
      <style:graphic-properties svg:stroke-width="0.009cm"/>
    </style:style>
    <style:style style:name="ch5" style:family="chart" style:data-style-name="N106">
      <style:chart-properties chart:display-label="true" chart:tick-marks-minor-inner="true" chart:tick-marks-minor-outer="false" chart:logarithmic="false" chart:minimum="0" chart:maximum="90" chart:interval-major="20" chart:interval-minor-divisor="4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6" style:family="chart" style:data-style-name="N106">
      <style:chart-properties chart:symbol-type="named-symbol" chart:symbol-name="diamond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7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8" style:family="chart" style:data-style-name="N106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35cm" svg:stroke-color="#008000" draw:fill-color="#008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9" style:family="chart" style:data-style-name="N106">
      <style:chart-properties chart:symbol-type="named-symbol" chart:symbol-name="circle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ff0000" draw:fill-color="#ff0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 style:data-style-name="N106">
      <style:chart-properties chart:symbol-type="named-symbol" chart:symbol-name="asterisk" chart:symbol-width="0.282cm" chart:symbol-height="0.282cm" chart:label-position="right">
        <chart:label-separator>
          <text:p>; </text:p>
        </chart:label-separator>
      </style:chart-properties>
      <style:graphic-properties svg:stroke-width="0.035cm" svg:stroke-color="#800080" draw:fill-color="#8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512cm" svg:height="10.292cm" xlink:href=".." xlink:type="simple" chart:class="chart:scatter" chart:style-name="ch1">
        <chart:plot-area chart:style-name="ch2" table:cell-range-address="'Mizg упр Ny=3.42'.B9:'Mizg упр Ny=3.42'.M14 'Mizg упр Ny=3.42'.A10:'Mizg упр Ny=3.42'.A14" chart:data-source-has-labels="column" svg:x="-0.077cm" svg:y="0.766cm" svg:width="17.332cm" svg:height="9.139cm">
          <chartooo:coordinate-region svg:x="1.656cm" svg:y="0.766cm" svg:width="15.599cm" svg:height="8.38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Mizg упр Ny=3.42'.B10:'Mizg упр Ny=3.42'.M10" chart:label-cell-address="'Mizg упр Ny=3.42'.A10:'Mizg упр Ny=3.42'.A10" chart:class="chart:scatter">
            <chart:domain table:cell-range-address="'Mizg упр Ny=3.42'.B9:'Mizg упр Ny=3.42'.M9"/>
            <chart:data-point chart:repeated="12"/>
          </chart:series>
          <chart:series chart:style-name="ch7" chart:values-cell-range-address="'Mizg упр Ny=3.42'.B11:'Mizg упр Ny=3.42'.M11" chart:label-cell-address="'Mizg упр Ny=3.42'.A11:'Mizg упр Ny=3.42'.A11" chart:class="chart:scatter">
            <chart:data-point chart:repeated="12"/>
          </chart:series>
          <chart:series chart:style-name="ch8" chart:values-cell-range-address="'Mizg упр Ny=3.42'.B12:'Mizg упр Ny=3.42'.M12" chart:label-cell-address="'Mizg упр Ny=3.42'.A12:'Mizg упр Ny=3.42'.A12" chart:class="chart:scatter">
            <chart:data-point chart:repeated="12"/>
          </chart:series>
          <chart:series chart:style-name="ch9" chart:values-cell-range-address="'Mizg упр Ny=3.42'.B13:'Mizg упр Ny=3.42'.M13" chart:label-cell-address="'Mizg упр Ny=3.42'.A13:'Mizg упр Ny=3.42'.A13" chart:class="chart:scatter">
            <chart:data-point chart:repeated="12"/>
          </chart:series>
          <chart:series chart:style-name="ch10" chart:values-cell-range-address="'Mizg упр Ny=3.42'.B14:'Mizg упр Ny=3.42'.M14" chart:label-cell-address="'Mizg упр Ny=3.42'.A14:'Mizg упр Ny=3.42'.A14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Mizg упр Ny=3.42'.B9:'Mizg упр Ny=3.42'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л. 1</text:p>
                <draw:g>
                  <svg:desc>'Mizg упр Ny=3.42'.A10:'Mizg упр Ny=3.42'.A10</svg:desc>
                </draw:g>
              </table:table-cell>
              <table:table-cell office:value-type="float" office:value="73.32">
                <text:p>73.32</text:p>
                <draw:g>
                  <svg:desc>'Mizg упр Ny=3.42'.B10:'Mizg упр Ny=3.42'.M10</svg:desc>
                </draw:g>
              </table:table-cell>
              <table:table-cell office:value-type="float" office:value="65.52">
                <text:p>65.52</text:p>
              </table:table-cell>
              <table:table-cell office:value-type="float" office:value="49.92">
                <text:p>49.92</text:p>
              </table:table-cell>
              <table:table-cell office:value-type="float" office:value="36.92">
                <text:p>36.92</text:p>
              </table:table-cell>
              <table:table-cell office:value-type="float" office:value="26.26">
                <text:p>26.26</text:p>
              </table:table-cell>
              <table:table-cell office:value-type="float" office:value="17.68">
                <text:p>17.68</text:p>
              </table:table-cell>
              <table:table-cell office:value-type="float" office:value="11.102">
                <text:p>11.102</text:p>
              </table:table-cell>
              <table:table-cell office:value-type="float" office:value="6.214">
                <text:p>6.214</text:p>
              </table:table-cell>
              <table:table-cell office:value-type="float" office:value="2.899">
                <text:p>2.899</text:p>
              </table:table-cell>
              <table:table-cell office:value-type="float" office:value="0.9282">
                <text:p>0.9282</text:p>
              </table:table-cell>
              <table:table-cell office:value-type="float" office:value="0.08879">
                <text:p>0.08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2</text:p>
                <draw:g>
                  <svg:desc>'Mizg упр Ny=3.42'.A11:'Mizg упр Ny=3.42'.A11</svg:desc>
                </draw:g>
              </table:table-cell>
              <table:table-cell office:value-type="float" office:value="73.905">
                <text:p>73.905</text:p>
                <draw:g>
                  <svg:desc>'Mizg упр Ny=3.42'.B11:'Mizg упр Ny=3.42'.M11</svg:desc>
                </draw:g>
              </table:table-cell>
              <table:table-cell office:value-type="float" office:value="66.04">
                <text:p>66.04</text:p>
              </table:table-cell>
              <table:table-cell office:value-type="float" office:value="50.31">
                <text:p>50.31</text:p>
              </table:table-cell>
              <table:table-cell office:value-type="float" office:value="37.18">
                <text:p>37.18</text:p>
              </table:table-cell>
              <table:table-cell office:value-type="float" office:value="26.39">
                <text:p>26.39</text:p>
              </table:table-cell>
              <table:table-cell office:value-type="float" office:value="17.81">
                <text:p>17.81</text:p>
              </table:table-cell>
              <table:table-cell office:value-type="float" office:value="11.115">
                <text:p>11.115</text:p>
              </table:table-cell>
              <table:table-cell office:value-type="float" office:value="6.214">
                <text:p>6.214</text:p>
              </table:table-cell>
              <table:table-cell office:value-type="float" office:value="2.886">
                <text:p>2.886</text:p>
              </table:table-cell>
              <table:table-cell office:value-type="float" office:value="0.9243">
                <text:p>0.9243</text:p>
              </table:table-cell>
              <table:table-cell office:value-type="float" office:value="0.08814">
                <text:p>0.08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3</text:p>
                <draw:g>
                  <svg:desc>'Mizg упр Ny=3.42'.A12:'Mizg упр Ny=3.42'.A12</svg:desc>
                </draw:g>
              </table:table-cell>
              <table:table-cell office:value-type="float" office:value="71.045">
                <text:p>71.045</text:p>
                <draw:g>
                  <svg:desc>'Mizg упр Ny=3.42'.B12:'Mizg упр Ny=3.42'.M12</svg:desc>
                </draw:g>
              </table:table-cell>
              <table:table-cell office:value-type="float" office:value="63.18">
                <text:p>63.18</text:p>
              </table:table-cell>
              <table:table-cell office:value-type="float" office:value="47.45">
                <text:p>47.45</text:p>
              </table:table-cell>
              <table:table-cell office:value-type="float" office:value="34.58">
                <text:p>34.58</text:p>
              </table:table-cell>
              <table:table-cell office:value-type="float" office:value="24.18">
                <text:p>24.18</text:p>
              </table:table-cell>
              <table:table-cell office:value-type="float" office:value="15.99">
                <text:p>15.99</text:p>
              </table:table-cell>
              <table:table-cell office:value-type="float" office:value="9.802">
                <text:p>9.802</text:p>
              </table:table-cell>
              <table:table-cell office:value-type="float" office:value="5.382">
                <text:p>5.382</text:p>
              </table:table-cell>
              <table:table-cell office:value-type="float" office:value="2.457">
                <text:p>2.457</text:p>
              </table:table-cell>
              <table:table-cell office:value-type="float" office:value="0.7735">
                <text:p>0.7735</text:p>
              </table:table-cell>
              <table:table-cell office:value-type="float" office:value="0.07436">
                <text:p>0.07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4</text:p>
                <draw:g>
                  <svg:desc>'Mizg упр Ny=3.42'.A13:'Mizg упр Ny=3.42'.A13</svg:desc>
                </draw:g>
              </table:table-cell>
              <table:table-cell office:value-type="float" office:value="70.2">
                <text:p>70.2</text:p>
                <draw:g>
                  <svg:desc>'Mizg упр Ny=3.42'.B13:'Mizg упр Ny=3.42'.M13</svg:desc>
                </draw:g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34.06">
                <text:p>34.06</text:p>
              </table:table-cell>
              <table:table-cell office:value-type="float" office:value="23.66">
                <text:p>23.66</text:p>
              </table:table-cell>
              <table:table-cell office:value-type="float" office:value="15.6">
                <text:p>15.6</text:p>
              </table:table-cell>
              <table:table-cell office:value-type="float" office:value="9.568">
                <text:p>9.568</text:p>
              </table:table-cell>
              <table:table-cell office:value-type="float" office:value="5.239">
                <text:p>5.239</text:p>
              </table:table-cell>
              <table:table-cell office:value-type="float" office:value="2.392">
                <text:p>2.392</text:p>
              </table:table-cell>
              <table:table-cell office:value-type="float" office:value="0.7501">
                <text:p>0.7501</text:p>
              </table:table-cell>
              <table:table-cell office:value-type="float" office:value="0.07228">
                <text:p>0.07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5</text:p>
                <draw:g>
                  <svg:desc>'Mizg упр Ny=3.42'.A14:'Mizg упр Ny=3.42'.A14</svg:desc>
                </draw:g>
              </table:table-cell>
              <table:table-cell office:value-type="float" office:value="68.77">
                <text:p>68.77</text:p>
                <draw:g>
                  <svg:desc>'Mizg упр Ny=3.42'.B14:'Mizg упр Ny=3.42'.M14</svg:desc>
                </draw:g>
              </table:table-cell>
              <table:table-cell office:value-type="float" office:value="61.23">
                <text:p>61.23</text:p>
              </table:table-cell>
              <table:table-cell office:value-type="float" office:value="46.15">
                <text:p>46.15</text:p>
              </table:table-cell>
              <table:table-cell office:value-type="float" office:value="33.8">
                <text:p>33.8</text:p>
              </table:table-cell>
              <table:table-cell office:value-type="float" office:value="23.79">
                <text:p>23.79</text:p>
              </table:table-cell>
              <table:table-cell office:value-type="float" office:value="15.86">
                <text:p>15.86</text:p>
              </table:table-cell>
              <table:table-cell office:value-type="float" office:value="9.815">
                <text:p>9.815</text:p>
              </table:table-cell>
              <table:table-cell office:value-type="float" office:value="5.434">
                <text:p>5.434</text:p>
              </table:table-cell>
              <table:table-cell office:value-type="float" office:value="2.509">
                <text:p>2.509</text:p>
              </table:table-cell>
              <table:table-cell office:value-type="float" office:value="0.8008">
                <text:p>0.8008</text:p>
              </table:table-cell>
              <table:table-cell office:value-type="float" office:value="0.07748">
                <text:p>0.077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09cm" draw:fill="solid" draw:fill-color="#ffffff"/>
      <style:text-properties fo:color="#000000" style:text-position="0% 58%" fo:font-family="'Arial Cyr'" fo:font-size="9.19999980926514pt" style:font-family-asian="'Arial Cyr'" style:font-size-asian="9.19999980926514pt" style:font-family-complex="'Arial Cyr'" style:font-size-complex="9.19999980926514pt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axis-label-position="outside-end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5" style:family="chart">
      <style:graphic-properties svg:stroke-width="0.009cm"/>
    </style:style>
    <style:style style:name="ch6" style:family="chart" style:data-style-name="N106">
      <style:chart-properties chart:display-label="true" chart:tick-marks-minor-inner="true" chart:tick-marks-minor-outer="false" chart:logarithmic="false" chart:minimum="-30" chart:maximum="0" chart:interval-major="10" chart:interval-minor-divisor="2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7" style:family="chart" style:data-style-name="N106">
      <style:chart-properties chart:symbol-type="named-symbol" chart:symbol-name="diamond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8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9" style:family="chart" style:data-style-name="N106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35cm" svg:stroke-color="#008000" draw:fill-color="#008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 style:data-style-name="N106">
      <style:chart-properties chart:symbol-type="named-symbol" chart:symbol-name="circle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ff0000" draw:fill-color="#ff0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1" style:family="chart" style:data-style-name="N106">
      <style:chart-properties chart:symbol-type="named-symbol" chart:symbol-name="asterisk" chart:symbol-width="0.282cm" chart:symbol-height="0.282cm" chart:label-position="right">
        <chart:label-separator>
          <text:p>; </text:p>
        </chart:label-separator>
      </style:chart-properties>
      <style:graphic-properties svg:stroke-width="0.035cm" svg:stroke-color="#800080" draw:fill-color="#8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8.442cm" svg:height="9.869cm" xlink:href=".." xlink:type="simple" chart:class="chart:scatter" chart:style-name="ch1">
        <chart:legend chart:legend-position="end" svg:x="11.855cm" svg:y="3.571cm" style:legend-expansion="custom" chartooo:width="2.383cm" chartooo:height="2.752cm" style:legend-expansion-aspect-ratio="0.865915697674419" chart:style-name="ch2"/>
        <chart:plot-area chart:style-name="ch3" table:cell-range-address="'Mizg жест Ny=-1'.B9:'Mizg жест Ny=-1'.M14 'Mizg жест Ny=-1'.A10:'Mizg жест Ny=-1'.A14" chart:data-source-has-labels="column" svg:x="0.119cm" svg:y="0.675cm" svg:width="17.033cm" svg:height="8.969cm">
          <chartooo:coordinate-region svg:x="1.878cm" svg:y="1.429cm" svg:width="15.274cm" svg:height="7.96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Mizg жест Ny=-1'.B10:'Mizg жест Ny=-1'.M10" chart:label-cell-address="'Mizg жест Ny=-1'.A10:'Mizg жест Ny=-1'.A10" chart:class="chart:scatter">
            <chart:domain table:cell-range-address="'Mizg жест Ny=-1'.B9:'Mizg жест Ny=-1'.M9"/>
            <chart:data-point chart:repeated="12"/>
          </chart:series>
          <chart:series chart:style-name="ch8" chart:values-cell-range-address="'Mizg жест Ny=-1'.B11:'Mizg жест Ny=-1'.M11" chart:label-cell-address="'Mizg жест Ny=-1'.A11:'Mizg жест Ny=-1'.A11" chart:class="chart:scatter">
            <chart:data-point chart:repeated="12"/>
          </chart:series>
          <chart:series chart:style-name="ch9" chart:values-cell-range-address="'Mizg жест Ny=-1'.B12:'Mizg жест Ny=-1'.M12" chart:label-cell-address="'Mizg жест Ny=-1'.A12:'Mizg жест Ny=-1'.A12" chart:class="chart:scatter">
            <chart:data-point chart:repeated="12"/>
          </chart:series>
          <chart:series chart:style-name="ch10" chart:values-cell-range-address="'Mizg жест Ny=-1'.B13:'Mizg жест Ny=-1'.M13" chart:label-cell-address="'Mizg жест Ny=-1'.A13:'Mizg жест Ny=-1'.A13" chart:class="chart:scatter">
            <chart:data-point chart:repeated="12"/>
          </chart:series>
          <chart:series chart:style-name="ch11" chart:values-cell-range-address="'Mizg жест Ny=-1'.B14:'Mizg жест Ny=-1'.M14" chart:label-cell-address="'Mizg жест Ny=-1'.A14:'Mizg жест Ny=-1'.A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Mizg жест Ny=-1'.B9:'Mizg жест Ny=-1'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л. 1</text:p>
                <draw:g>
                  <svg:desc>'Mizg жест Ny=-1'.A10:'Mizg жест Ny=-1'.A10</svg:desc>
                </draw:g>
              </table:table-cell>
              <table:table-cell office:value-type="float" office:value="-24.505">
                <text:p>-24.505</text:p>
                <draw:g>
                  <svg:desc>'Mizg жест Ny=-1'.B10:'Mizg жест Ny=-1'.M10</svg:desc>
                </draw:g>
              </table:table-cell>
              <table:table-cell office:value-type="float" office:value="-22.1">
                <text:p>-22.1</text:p>
              </table:table-cell>
              <table:table-cell office:value-type="float" office:value="-17.29">
                <text:p>-17.29</text:p>
              </table:table-cell>
              <table:table-cell office:value-type="float" office:value="-13">
                <text:p>-13</text:p>
              </table:table-cell>
              <table:table-cell office:value-type="float" office:value="-9.516">
                <text:p>-9.516</text:p>
              </table:table-cell>
              <table:table-cell office:value-type="float" office:value="-6.578">
                <text:p>-6.578</text:p>
              </table:table-cell>
              <table:table-cell office:value-type="float" office:value="-4.212">
                <text:p>-4.212</text:p>
              </table:table-cell>
              <table:table-cell office:value-type="float" office:value="-2.405">
                <text:p>-2.405</text:p>
              </table:table-cell>
              <table:table-cell office:value-type="float" office:value="-1.1375">
                <text:p>-1.1375</text:p>
              </table:table-cell>
              <table:table-cell office:value-type="float" office:value="-0.3653">
                <text:p>-0.3653</text:p>
              </table:table-cell>
              <table:table-cell office:value-type="float" office:value="-0.0325">
                <text:p>-0.0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2</text:p>
                <draw:g>
                  <svg:desc>'Mizg жест Ny=-1'.A11:'Mizg жест Ny=-1'.A11</svg:desc>
                </draw:g>
              </table:table-cell>
              <table:table-cell office:value-type="float" office:value="-24.635">
                <text:p>-24.635</text:p>
                <draw:g>
                  <svg:desc>'Mizg жест Ny=-1'.B11:'Mizg жест Ny=-1'.M11</svg:desc>
                </draw:g>
              </table:table-cell>
              <table:table-cell office:value-type="float" office:value="-22.23">
                <text:p>-22.23</text:p>
              </table:table-cell>
              <table:table-cell office:value-type="float" office:value="-17.42">
                <text:p>-17.42</text:p>
              </table:table-cell>
              <table:table-cell office:value-type="float" office:value="-13.13">
                <text:p>-13.13</text:p>
              </table:table-cell>
              <table:table-cell office:value-type="float" office:value="-9.607">
                <text:p>-9.607</text:p>
              </table:table-cell>
              <table:table-cell office:value-type="float" office:value="-6.643">
                <text:p>-6.643</text:p>
              </table:table-cell>
              <table:table-cell office:value-type="float" office:value="-4.251">
                <text:p>-4.251</text:p>
              </table:table-cell>
              <table:table-cell office:value-type="float" office:value="-2.431">
                <text:p>-2.431</text:p>
              </table:table-cell>
              <table:table-cell office:value-type="float" office:value="-1.1479">
                <text:p>-1.1479</text:p>
              </table:table-cell>
              <table:table-cell office:value-type="float" office:value="-0.3666">
                <text:p>-0.3666</text:p>
              </table:table-cell>
              <table:table-cell office:value-type="float" office:value="-0.03237">
                <text:p>-0.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3</text:p>
                <draw:g>
                  <svg:desc>'Mizg жест Ny=-1'.A12:'Mizg жест Ny=-1'.A12</svg:desc>
                </draw:g>
              </table:table-cell>
              <table:table-cell office:value-type="float" office:value="-25.87">
                <text:p>-25.87</text:p>
                <draw:g>
                  <svg:desc>'Mizg жест Ny=-1'.B12:'Mizg жест Ny=-1'.M12</svg:desc>
                </draw:g>
              </table:table-cell>
              <table:table-cell office:value-type="float" office:value="-23.4">
                <text:p>-23.4</text:p>
              </table:table-cell>
              <table:table-cell office:value-type="float" office:value="-18.46">
                <text:p>-18.46</text:p>
              </table:table-cell>
              <table:table-cell office:value-type="float" office:value="-14.04">
                <text:p>-14.04</text:p>
              </table:table-cell>
              <table:table-cell office:value-type="float" office:value="-10.335">
                <text:p>-10.335</text:p>
              </table:table-cell>
              <table:table-cell office:value-type="float" office:value="-7.189">
                <text:p>-7.189</text:p>
              </table:table-cell>
              <table:table-cell office:value-type="float" office:value="-4.628">
                <text:p>-4.628</text:p>
              </table:table-cell>
              <table:table-cell office:value-type="float" office:value="-2.652">
                <text:p>-2.652</text:p>
              </table:table-cell>
              <table:table-cell office:value-type="float" office:value="-1.2467">
                <text:p>-1.2467</text:p>
              </table:table-cell>
              <table:table-cell office:value-type="float" office:value="-0.3913">
                <text:p>-0.3913</text:p>
              </table:table-cell>
              <table:table-cell office:value-type="float" office:value="-0.03224">
                <text:p>-0.0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4</text:p>
                <draw:g>
                  <svg:desc>'Mizg жест Ny=-1'.A13:'Mizg жест Ny=-1'.A13</svg:desc>
                </draw:g>
              </table:table-cell>
              <table:table-cell office:value-type="float" office:value="-25.805">
                <text:p>-25.805</text:p>
                <draw:g>
                  <svg:desc>'Mizg жест Ny=-1'.B13:'Mizg жест Ny=-1'.M13</svg:desc>
                </draw:g>
              </table:table-cell>
              <table:table-cell office:value-type="float" office:value="-23.4">
                <text:p>-23.4</text:p>
              </table:table-cell>
              <table:table-cell office:value-type="float" office:value="-18.59">
                <text:p>-18.59</text:p>
              </table:table-cell>
              <table:table-cell office:value-type="float" office:value="-14.17">
                <text:p>-14.17</text:p>
              </table:table-cell>
              <table:table-cell office:value-type="float" office:value="-10.4">
                <text:p>-10.4</text:p>
              </table:table-cell>
              <table:table-cell office:value-type="float" office:value="-7.241">
                <text:p>-7.241</text:p>
              </table:table-cell>
              <table:table-cell office:value-type="float" office:value="-4.667">
                <text:p>-4.667</text:p>
              </table:table-cell>
              <table:table-cell office:value-type="float" office:value="-2.678">
                <text:p>-2.678</text:p>
              </table:table-cell>
              <table:table-cell office:value-type="float" office:value="-1.2571">
                <text:p>-1.2571</text:p>
              </table:table-cell>
              <table:table-cell office:value-type="float" office:value="-0.3952">
                <text:p>-0.3952</text:p>
              </table:table-cell>
              <table:table-cell office:value-type="float" office:value="-0.03237">
                <text:p>-0.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5</text:p>
                <draw:g>
                  <svg:desc>'Mizg жест Ny=-1'.A14:'Mizg жест Ny=-1'.A14</svg:desc>
                </draw:g>
              </table:table-cell>
              <table:table-cell office:value-type="float" office:value="-25.155">
                <text:p>-25.155</text:p>
                <draw:g>
                  <svg:desc>'Mizg жест Ny=-1'.B14:'Mizg жест Ny=-1'.M14</svg:desc>
                </draw:g>
              </table:table-cell>
              <table:table-cell office:value-type="float" office:value="-22.75">
                <text:p>-22.75</text:p>
              </table:table-cell>
              <table:table-cell office:value-type="float" office:value="-17.94">
                <text:p>-17.94</text:p>
              </table:table-cell>
              <table:table-cell office:value-type="float" office:value="-13.65">
                <text:p>-13.65</text:p>
              </table:table-cell>
              <table:table-cell office:value-type="float" office:value="-9.984">
                <text:p>-9.984</text:p>
              </table:table-cell>
              <table:table-cell office:value-type="float" office:value="-6.942">
                <text:p>-6.942</text:p>
              </table:table-cell>
              <table:table-cell office:value-type="float" office:value="-4.472">
                <text:p>-4.472</text:p>
              </table:table-cell>
              <table:table-cell office:value-type="float" office:value="-2.574">
                <text:p>-2.574</text:p>
              </table:table-cell>
              <table:table-cell office:value-type="float" office:value="-1.2181">
                <text:p>-1.2181</text:p>
              </table:table-cell>
              <table:table-cell office:value-type="float" office:value="-0.39">
                <text:p>-0.39</text:p>
              </table:table-cell>
              <table:table-cell office:value-type="float" office:value="-0.03367">
                <text:p>-0.033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chart-properties chart:interpolation="cubic-spline" chart:symbol-type="automatic" chart:include-hidden-cells="false" chart:treat-empty-cells="leave-gap" chart:series-source="rows"/>
    </style:style>
    <style:style style:name="ch3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axis-label-position="outside-end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4" style:family="chart">
      <style:graphic-properties svg:stroke-width="0.009cm"/>
    </style:style>
    <style:style style:name="ch5" style:family="chart" style:data-style-name="N106">
      <style:chart-properties chart:display-label="true" chart:tick-marks-minor-inner="true" chart:tick-marks-minor-outer="false" chart:logarithmic="false" chart:minimum="-30" chart:maximum="0" chart:interval-major="10" chart:interval-minor-divisor="2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6" style:family="chart" style:data-style-name="N106">
      <style:chart-properties chart:symbol-type="named-symbol" chart:symbol-name="diamond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7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8" style:family="chart" style:data-style-name="N106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35cm" svg:stroke-color="#008000" draw:fill-color="#008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9" style:family="chart" style:data-style-name="N106">
      <style:chart-properties chart:symbol-type="named-symbol" chart:symbol-name="circle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ff0000" draw:fill-color="#ff0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 style:data-style-name="N106">
      <style:chart-properties chart:symbol-type="named-symbol" chart:symbol-name="asterisk" chart:symbol-width="0.282cm" chart:symbol-height="0.282cm" chart:label-position="right">
        <chart:label-separator>
          <text:p>; </text:p>
        </chart:label-separator>
      </style:chart-properties>
      <style:graphic-properties svg:stroke-width="0.035cm" svg:stroke-color="#800080" draw:fill-color="#8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585cm" svg:height="9.869cm" xlink:href=".." xlink:type="simple" chart:class="chart:scatter" chart:style-name="ch1">
        <chart:plot-area chart:style-name="ch2" table:cell-range-address="'Mizg жест Ny=-1'.B9:'Mizg жест Ny=-1'.M14 'Mizg жест Ny=-1'.A10:'Mizg жест Ny=-1'.A14" chart:data-source-has-labels="column" svg:x="0.031cm" svg:y="0.675cm" svg:width="16.323cm" svg:height="8.969cm">
          <chartooo:coordinate-region svg:x="1.79cm" svg:y="1.429cm" svg:width="14.564cm" svg:height="7.963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Mizg жест Ny=-1'.B10:'Mizg жест Ny=-1'.M10" chart:label-cell-address="'Mizg жест Ny=-1'.A10:'Mizg жест Ny=-1'.A10" chart:class="chart:scatter">
            <chart:domain table:cell-range-address="'Mizg жест Ny=-1'.B9:'Mizg жест Ny=-1'.M9"/>
            <chart:data-point chart:repeated="12"/>
          </chart:series>
          <chart:series chart:style-name="ch7" chart:values-cell-range-address="'Mizg жест Ny=-1'.B11:'Mizg жест Ny=-1'.M11" chart:label-cell-address="'Mizg жест Ny=-1'.A11:'Mizg жест Ny=-1'.A11" chart:class="chart:scatter">
            <chart:data-point chart:repeated="12"/>
          </chart:series>
          <chart:series chart:style-name="ch8" chart:values-cell-range-address="'Mizg жест Ny=-1'.B12:'Mizg жест Ny=-1'.M12" chart:label-cell-address="'Mizg жест Ny=-1'.A12:'Mizg жест Ny=-1'.A12" chart:class="chart:scatter">
            <chart:data-point chart:repeated="12"/>
          </chart:series>
          <chart:series chart:style-name="ch9" chart:values-cell-range-address="'Mizg жест Ny=-1'.B13:'Mizg жест Ny=-1'.M13" chart:label-cell-address="'Mizg жест Ny=-1'.A13:'Mizg жест Ny=-1'.A13" chart:class="chart:scatter">
            <chart:data-point chart:repeated="12"/>
          </chart:series>
          <chart:series chart:style-name="ch10" chart:values-cell-range-address="'Mizg жест Ny=-1'.B14:'Mizg жест Ny=-1'.M14" chart:label-cell-address="'Mizg жест Ny=-1'.A14:'Mizg жест Ny=-1'.A14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Mizg жест Ny=-1'.B9:'Mizg жест Ny=-1'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л. 1</text:p>
                <draw:g>
                  <svg:desc>'Mizg жест Ny=-1'.A10:'Mizg жест Ny=-1'.A10</svg:desc>
                </draw:g>
              </table:table-cell>
              <table:table-cell office:value-type="float" office:value="-24.505">
                <text:p>-24.505</text:p>
                <draw:g>
                  <svg:desc>'Mizg жест Ny=-1'.B10:'Mizg жест Ny=-1'.M10</svg:desc>
                </draw:g>
              </table:table-cell>
              <table:table-cell office:value-type="float" office:value="-22.1">
                <text:p>-22.1</text:p>
              </table:table-cell>
              <table:table-cell office:value-type="float" office:value="-17.29">
                <text:p>-17.29</text:p>
              </table:table-cell>
              <table:table-cell office:value-type="float" office:value="-13">
                <text:p>-13</text:p>
              </table:table-cell>
              <table:table-cell office:value-type="float" office:value="-9.516">
                <text:p>-9.516</text:p>
              </table:table-cell>
              <table:table-cell office:value-type="float" office:value="-6.578">
                <text:p>-6.578</text:p>
              </table:table-cell>
              <table:table-cell office:value-type="float" office:value="-4.212">
                <text:p>-4.212</text:p>
              </table:table-cell>
              <table:table-cell office:value-type="float" office:value="-2.405">
                <text:p>-2.405</text:p>
              </table:table-cell>
              <table:table-cell office:value-type="float" office:value="-1.1375">
                <text:p>-1.1375</text:p>
              </table:table-cell>
              <table:table-cell office:value-type="float" office:value="-0.3653">
                <text:p>-0.3653</text:p>
              </table:table-cell>
              <table:table-cell office:value-type="float" office:value="-0.0325">
                <text:p>-0.0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2</text:p>
                <draw:g>
                  <svg:desc>'Mizg жест Ny=-1'.A11:'Mizg жест Ny=-1'.A11</svg:desc>
                </draw:g>
              </table:table-cell>
              <table:table-cell office:value-type="float" office:value="-24.635">
                <text:p>-24.635</text:p>
                <draw:g>
                  <svg:desc>'Mizg жест Ny=-1'.B11:'Mizg жест Ny=-1'.M11</svg:desc>
                </draw:g>
              </table:table-cell>
              <table:table-cell office:value-type="float" office:value="-22.23">
                <text:p>-22.23</text:p>
              </table:table-cell>
              <table:table-cell office:value-type="float" office:value="-17.42">
                <text:p>-17.42</text:p>
              </table:table-cell>
              <table:table-cell office:value-type="float" office:value="-13.13">
                <text:p>-13.13</text:p>
              </table:table-cell>
              <table:table-cell office:value-type="float" office:value="-9.607">
                <text:p>-9.607</text:p>
              </table:table-cell>
              <table:table-cell office:value-type="float" office:value="-6.643">
                <text:p>-6.643</text:p>
              </table:table-cell>
              <table:table-cell office:value-type="float" office:value="-4.251">
                <text:p>-4.251</text:p>
              </table:table-cell>
              <table:table-cell office:value-type="float" office:value="-2.431">
                <text:p>-2.431</text:p>
              </table:table-cell>
              <table:table-cell office:value-type="float" office:value="-1.1479">
                <text:p>-1.1479</text:p>
              </table:table-cell>
              <table:table-cell office:value-type="float" office:value="-0.3666">
                <text:p>-0.3666</text:p>
              </table:table-cell>
              <table:table-cell office:value-type="float" office:value="-0.03237">
                <text:p>-0.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3</text:p>
                <draw:g>
                  <svg:desc>'Mizg жест Ny=-1'.A12:'Mizg жест Ny=-1'.A12</svg:desc>
                </draw:g>
              </table:table-cell>
              <table:table-cell office:value-type="float" office:value="-25.87">
                <text:p>-25.87</text:p>
                <draw:g>
                  <svg:desc>'Mizg жест Ny=-1'.B12:'Mizg жест Ny=-1'.M12</svg:desc>
                </draw:g>
              </table:table-cell>
              <table:table-cell office:value-type="float" office:value="-23.4">
                <text:p>-23.4</text:p>
              </table:table-cell>
              <table:table-cell office:value-type="float" office:value="-18.46">
                <text:p>-18.46</text:p>
              </table:table-cell>
              <table:table-cell office:value-type="float" office:value="-14.04">
                <text:p>-14.04</text:p>
              </table:table-cell>
              <table:table-cell office:value-type="float" office:value="-10.335">
                <text:p>-10.335</text:p>
              </table:table-cell>
              <table:table-cell office:value-type="float" office:value="-7.189">
                <text:p>-7.189</text:p>
              </table:table-cell>
              <table:table-cell office:value-type="float" office:value="-4.628">
                <text:p>-4.628</text:p>
              </table:table-cell>
              <table:table-cell office:value-type="float" office:value="-2.652">
                <text:p>-2.652</text:p>
              </table:table-cell>
              <table:table-cell office:value-type="float" office:value="-1.2467">
                <text:p>-1.2467</text:p>
              </table:table-cell>
              <table:table-cell office:value-type="float" office:value="-0.3913">
                <text:p>-0.3913</text:p>
              </table:table-cell>
              <table:table-cell office:value-type="float" office:value="-0.03224">
                <text:p>-0.0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4</text:p>
                <draw:g>
                  <svg:desc>'Mizg жест Ny=-1'.A13:'Mizg жест Ny=-1'.A13</svg:desc>
                </draw:g>
              </table:table-cell>
              <table:table-cell office:value-type="float" office:value="-25.805">
                <text:p>-25.805</text:p>
                <draw:g>
                  <svg:desc>'Mizg жест Ny=-1'.B13:'Mizg жест Ny=-1'.M13</svg:desc>
                </draw:g>
              </table:table-cell>
              <table:table-cell office:value-type="float" office:value="-23.4">
                <text:p>-23.4</text:p>
              </table:table-cell>
              <table:table-cell office:value-type="float" office:value="-18.59">
                <text:p>-18.59</text:p>
              </table:table-cell>
              <table:table-cell office:value-type="float" office:value="-14.17">
                <text:p>-14.17</text:p>
              </table:table-cell>
              <table:table-cell office:value-type="float" office:value="-10.4">
                <text:p>-10.4</text:p>
              </table:table-cell>
              <table:table-cell office:value-type="float" office:value="-7.241">
                <text:p>-7.241</text:p>
              </table:table-cell>
              <table:table-cell office:value-type="float" office:value="-4.667">
                <text:p>-4.667</text:p>
              </table:table-cell>
              <table:table-cell office:value-type="float" office:value="-2.678">
                <text:p>-2.678</text:p>
              </table:table-cell>
              <table:table-cell office:value-type="float" office:value="-1.2571">
                <text:p>-1.2571</text:p>
              </table:table-cell>
              <table:table-cell office:value-type="float" office:value="-0.3952">
                <text:p>-0.3952</text:p>
              </table:table-cell>
              <table:table-cell office:value-type="float" office:value="-0.03237">
                <text:p>-0.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5</text:p>
                <draw:g>
                  <svg:desc>'Mizg жест Ny=-1'.A14:'Mizg жест Ny=-1'.A14</svg:desc>
                </draw:g>
              </table:table-cell>
              <table:table-cell office:value-type="float" office:value="-25.155">
                <text:p>-25.155</text:p>
                <draw:g>
                  <svg:desc>'Mizg жест Ny=-1'.B14:'Mizg жест Ny=-1'.M14</svg:desc>
                </draw:g>
              </table:table-cell>
              <table:table-cell office:value-type="float" office:value="-22.75">
                <text:p>-22.75</text:p>
              </table:table-cell>
              <table:table-cell office:value-type="float" office:value="-17.94">
                <text:p>-17.94</text:p>
              </table:table-cell>
              <table:table-cell office:value-type="float" office:value="-13.65">
                <text:p>-13.65</text:p>
              </table:table-cell>
              <table:table-cell office:value-type="float" office:value="-9.984">
                <text:p>-9.984</text:p>
              </table:table-cell>
              <table:table-cell office:value-type="float" office:value="-6.942">
                <text:p>-6.942</text:p>
              </table:table-cell>
              <table:table-cell office:value-type="float" office:value="-4.472">
                <text:p>-4.472</text:p>
              </table:table-cell>
              <table:table-cell office:value-type="float" office:value="-2.574">
                <text:p>-2.574</text:p>
              </table:table-cell>
              <table:table-cell office:value-type="float" office:value="-1.2181">
                <text:p>-1.2181</text:p>
              </table:table-cell>
              <table:table-cell office:value-type="float" office:value="-0.39">
                <text:p>-0.39</text:p>
              </table:table-cell>
              <table:table-cell office:value-type="float" office:value="-0.03367">
                <text:p>-0.033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ch1" style:family="chart">
      <style:graphic-properties draw:stroke="none" svg:stroke-width="0.026cm"/>
    </style:style>
    <style:style style:name="ch2" style:family="chart">
      <style:graphic-properties svg:stroke-width="0.009cm" draw:fill="solid" draw:fill-color="#ffffff"/>
      <style:text-properties fo:color="#000000" style:text-position="0% 58%" fo:font-family="'Arial Cyr'" fo:font-size="9.19999980926514pt" style:font-family-asian="'Arial Cyr'" style:font-size-asian="9.19999980926514pt" style:font-family-complex="'Arial Cyr'" style:font-size-complex="9.19999980926514pt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106">
      <style:chart-properties chart:display-label="true" chart:tick-marks-minor-inner="true" chart:tick-marks-minor-outer="false" chart:logarithmic="false" chart:minimum="0" chart:maximum="17" chart:interval-major="5" chart:interval-minor-divisor="5" chart:reverse-direction="false" text:line-break="false" chart:link-data-style-to-source="false" chart:axis-position="0" chart:axis-label-position="outside-end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5" style:family="chart">
      <style:graphic-properties svg:stroke-width="0.009cm"/>
    </style:style>
    <style:style style:name="ch6" style:family="chart" style:data-style-name="N106">
      <style:chart-properties chart:display-label="true" chart:tick-marks-minor-inner="true" chart:tick-marks-minor-outer="false" chart:logarithmic="false" chart:minimum="-30" chart:maximum="0" chart:interval-major="10" chart:interval-minor-divisor="2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58%" fo:font-family="'Times New Roman'" fo:font-size="12pt" style:font-family-asian="'Times New Roman'" style:font-size-asian="12pt" style:font-family-complex="'Times New Roman'" style:font-size-complex="12pt"/>
    </style:style>
    <style:style style:name="ch7" style:family="chart" style:data-style-name="N106">
      <style:chart-properties chart:symbol-type="named-symbol" chart:symbol-name="diamond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8" style:family="chart" style:data-style-name="N106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9" style:family="chart" style:data-style-name="N106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35cm" svg:stroke-color="#008000" draw:fill-color="#008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0" style:family="chart" style:data-style-name="N106">
      <style:chart-properties chart:symbol-type="named-symbol" chart:symbol-name="circle" chart:symbol-width="0.212cm" chart:symbol-height="0.212cm" chart:label-position="right">
        <chart:label-separator>
          <text:p>; </text:p>
        </chart:label-separator>
      </style:chart-properties>
      <style:graphic-properties svg:stroke-width="0.035cm" svg:stroke-color="#ff0000" draw:fill-color="#ff000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1" style:family="chart" style:data-style-name="N106">
      <style:chart-properties chart:symbol-type="named-symbol" chart:symbol-name="asterisk" chart:symbol-width="0.282cm" chart:symbol-height="0.282cm" chart:label-position="right">
        <chart:label-separator>
          <text:p>; </text:p>
        </chart:label-separator>
      </style:chart-properties>
      <style:graphic-properties svg:stroke-width="0.035cm" svg:stroke-color="#800080" draw:fill-color="#800080"/>
      <style:text-properties fo:color="#000000" style:text-position="0% 58%" fo:font-family="'Arial Cyr'" fo:font-size="8pt" style:font-family-asian="'Arial Cyr'" style:font-size-asian="8pt" style:font-family-complex="'Arial Cyr'" style:font-size-complex="8pt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8.442cm" svg:height="9.869cm" xlink:href=".." xlink:type="simple" chart:class="chart:scatter" chart:style-name="ch1">
        <chart:legend chart:legend-position="end" svg:x="11.855cm" svg:y="3.571cm" style:legend-expansion="custom" chartooo:width="2.383cm" chartooo:height="2.752cm" style:legend-expansion-aspect-ratio="0.865915697674419" chart:style-name="ch2"/>
        <chart:plot-area chart:style-name="ch3" table:cell-range-address="'Mizg упр Ny=-1'.B9:'Mizg упр Ny=-1'.M14 'Mizg упр Ny=-1'.A10:'Mizg упр Ny=-1'.A14" chart:data-source-has-labels="column" svg:x="0.119cm" svg:y="0.675cm" svg:width="17.033cm" svg:height="8.969cm">
          <chartooo:coordinate-region svg:x="1.878cm" svg:y="1.429cm" svg:width="15.274cm" svg:height="7.96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Mizg упр Ny=-1'.B10:'Mizg упр Ny=-1'.M10" chart:label-cell-address="'Mizg упр Ny=-1'.A10:'Mizg упр Ny=-1'.A10" chart:class="chart:scatter">
            <chart:domain table:cell-range-address="'Mizg упр Ny=-1'.B9:'Mizg упр Ny=-1'.M9"/>
            <chart:data-point chart:repeated="12"/>
          </chart:series>
          <chart:series chart:style-name="ch8" chart:values-cell-range-address="'Mizg упр Ny=-1'.B11:'Mizg упр Ny=-1'.M11" chart:label-cell-address="'Mizg упр Ny=-1'.A11:'Mizg упр Ny=-1'.A11" chart:class="chart:scatter">
            <chart:data-point chart:repeated="12"/>
          </chart:series>
          <chart:series chart:style-name="ch9" chart:values-cell-range-address="'Mizg упр Ny=-1'.B12:'Mizg упр Ny=-1'.M12" chart:label-cell-address="'Mizg упр Ny=-1'.A12:'Mizg упр Ny=-1'.A12" chart:class="chart:scatter">
            <chart:data-point chart:repeated="12"/>
          </chart:series>
          <chart:series chart:style-name="ch10" chart:values-cell-range-address="'Mizg упр Ny=-1'.B13:'Mizg упр Ny=-1'.M13" chart:label-cell-address="'Mizg упр Ny=-1'.A13:'Mizg упр Ny=-1'.A13" chart:class="chart:scatter">
            <chart:data-point chart:repeated="12"/>
          </chart:series>
          <chart:series chart:style-name="ch11" chart:values-cell-range-address="'Mizg упр Ny=-1'.B14:'Mizg упр Ny=-1'.M14" chart:label-cell-address="'Mizg упр Ny=-1'.A14:'Mizg упр Ny=-1'.A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2.65">
                <text:p>2.65</text:p>
                <draw:g>
                  <svg:desc>'Mizg упр Ny=-1'.B9:'Mizg упр Ny=-1'.M9</svg:desc>
                </draw:g>
              </table:table-cell>
              <table:table-cell office:value-type="float" office:value="3.368">
                <text:p>3.368</text:p>
              </table:table-cell>
              <table:table-cell office:value-type="float" office:value="4.803">
                <text:p>4.803</text:p>
              </table:table-cell>
              <table:table-cell office:value-type="float" office:value="6.238">
                <text:p>6.238</text:p>
              </table:table-cell>
              <table:table-cell office:value-type="float" office:value="7.673">
                <text:p>7.673</text:p>
              </table:table-cell>
              <table:table-cell office:value-type="float" office:value="9.108">
                <text:p>9.108</text:p>
              </table:table-cell>
              <table:table-cell office:value-type="float" office:value="10.543">
                <text:p>10.543</text:p>
              </table:table-cell>
              <table:table-cell office:value-type="float" office:value="11.977">
                <text:p>11.977</text:p>
              </table:table-cell>
              <table:table-cell office:value-type="float" office:value="13.413">
                <text:p>13.413</text:p>
              </table:table-cell>
              <table:table-cell office:value-type="float" office:value="14.847">
                <text:p>14.847</text:p>
              </table:table-cell>
              <table:table-cell office:value-type="float" office:value="16.282">
                <text:p>16.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Сл. 1</text:p>
                <draw:g>
                  <svg:desc>'Mizg упр Ny=-1'.A10:'Mizg упр Ny=-1'.A10</svg:desc>
                </draw:g>
              </table:table-cell>
              <table:table-cell office:value-type="float" office:value="-24.765">
                <text:p>-24.765</text:p>
                <draw:g>
                  <svg:desc>'Mizg упр Ny=-1'.B10:'Mizg упр Ny=-1'.M10</svg:desc>
                </draw:g>
              </table:table-cell>
              <table:table-cell office:value-type="float" office:value="-22.36">
                <text:p>-22.36</text:p>
              </table:table-cell>
              <table:table-cell office:value-type="float" office:value="-17.55">
                <text:p>-17.55</text:p>
              </table:table-cell>
              <table:table-cell office:value-type="float" office:value="-13.26">
                <text:p>-13.26</text:p>
              </table:table-cell>
              <table:table-cell office:value-type="float" office:value="-9.685">
                <text:p>-9.685</text:p>
              </table:table-cell>
              <table:table-cell office:value-type="float" office:value="-6.708">
                <text:p>-6.708</text:p>
              </table:table-cell>
              <table:table-cell office:value-type="float" office:value="-4.316">
                <text:p>-4.316</text:p>
              </table:table-cell>
              <table:table-cell office:value-type="float" office:value="-2.47">
                <text:p>-2.47</text:p>
              </table:table-cell>
              <table:table-cell office:value-type="float" office:value="-1.1739">
                <text:p>-1.1739</text:p>
              </table:table-cell>
              <table:table-cell office:value-type="float" office:value="-0.3783">
                <text:p>-0.3783</text:p>
              </table:table-cell>
              <table:table-cell office:value-type="float" office:value="-0.0338">
                <text:p>-0.0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2</text:p>
                <draw:g>
                  <svg:desc>'Mizg упр Ny=-1'.A11:'Mizg упр Ny=-1'.A11</svg:desc>
                </draw:g>
              </table:table-cell>
              <table:table-cell office:value-type="float" office:value="-25.025">
                <text:p>-25.025</text:p>
                <draw:g>
                  <svg:desc>'Mizg упр Ny=-1'.B11:'Mizg упр Ny=-1'.M11</svg:desc>
                </draw:g>
              </table:table-cell>
              <table:table-cell office:value-type="float" office:value="-22.62">
                <text:p>-22.62</text:p>
              </table:table-cell>
              <table:table-cell office:value-type="float" office:value="-17.81">
                <text:p>-17.81</text:p>
              </table:table-cell>
              <table:table-cell office:value-type="float" office:value="-13.52">
                <text:p>-13.52</text:p>
              </table:table-cell>
              <table:table-cell office:value-type="float" office:value="-9.854">
                <text:p>-9.854</text:p>
              </table:table-cell>
              <table:table-cell office:value-type="float" office:value="-6.825">
                <text:p>-6.825</text:p>
              </table:table-cell>
              <table:table-cell office:value-type="float" office:value="-4.394">
                <text:p>-4.394</text:p>
              </table:table-cell>
              <table:table-cell office:value-type="float" office:value="-2.522">
                <text:p>-2.522</text:p>
              </table:table-cell>
              <table:table-cell office:value-type="float" office:value="-1.1934">
                <text:p>-1.1934</text:p>
              </table:table-cell>
              <table:table-cell office:value-type="float" office:value="-0.3835">
                <text:p>-0.3835</text:p>
              </table:table-cell>
              <table:table-cell office:value-type="float" office:value="-0.03406">
                <text:p>-0.03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3</text:p>
                <draw:g>
                  <svg:desc>'Mizg упр Ny=-1'.A12:'Mizg упр Ny=-1'.A12</svg:desc>
                </draw:g>
              </table:table-cell>
              <table:table-cell office:value-type="float" office:value="-28.73">
                <text:p>-28.73</text:p>
                <draw:g>
                  <svg:desc>'Mizg упр Ny=-1'.B12:'Mizg упр Ny=-1'.M12</svg:desc>
                </draw:g>
              </table:table-cell>
              <table:table-cell office:value-type="float" office:value="-26.13">
                <text:p>-26.13</text:p>
              </table:table-cell>
              <table:table-cell office:value-type="float" office:value="-20.93">
                <text:p>-20.93</text:p>
              </table:table-cell>
              <table:table-cell office:value-type="float" office:value="-16.12">
                <text:p>-16.12</text:p>
              </table:table-cell>
              <table:table-cell office:value-type="float" office:value="-11.973">
                <text:p>-11.973</text:p>
              </table:table-cell>
              <table:table-cell office:value-type="float" office:value="-8.424">
                <text:p>-8.424</text:p>
              </table:table-cell>
              <table:table-cell office:value-type="float" office:value="-5.486">
                <text:p>-5.486</text:p>
              </table:table-cell>
              <table:table-cell office:value-type="float" office:value="-3.172">
                <text:p>-3.172</text:p>
              </table:table-cell>
              <table:table-cell office:value-type="float" office:value="-1.508">
                <text:p>-1.508</text:p>
              </table:table-cell>
              <table:table-cell office:value-type="float" office:value="-0.4836">
                <text:p>-0.4836</text:p>
              </table:table-cell>
              <table:table-cell office:value-type="float" office:value="-0.04121">
                <text:p>-0.0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4</text:p>
                <draw:g>
                  <svg:desc>'Mizg упр Ny=-1'.A13:'Mizg упр Ny=-1'.A13</svg:desc>
                </draw:g>
              </table:table-cell>
              <table:table-cell office:value-type="float" office:value="-29.315">
                <text:p>-29.315</text:p>
                <draw:g>
                  <svg:desc>'Mizg упр Ny=-1'.B13:'Mizg упр Ny=-1'.M13</svg:desc>
                </draw:g>
              </table:table-cell>
              <table:table-cell office:value-type="float" office:value="-26.65">
                <text:p>-26.65</text:p>
              </table:table-cell>
              <table:table-cell office:value-type="float" office:value="-21.32">
                <text:p>-21.32</text:p>
              </table:table-cell>
              <table:table-cell office:value-type="float" office:value="-16.38">
                <text:p>-16.38</text:p>
              </table:table-cell>
              <table:table-cell office:value-type="float" office:value="-12.233">
                <text:p>-12.233</text:p>
              </table:table-cell>
              <table:table-cell office:value-type="float" office:value="-8.619">
                <text:p>-8.619</text:p>
              </table:table-cell>
              <table:table-cell office:value-type="float" office:value="-5.629">
                <text:p>-5.629</text:p>
              </table:table-cell>
              <table:table-cell office:value-type="float" office:value="-3.263">
                <text:p>-3.263</text:p>
              </table:table-cell>
              <table:table-cell office:value-type="float" office:value="-1.56">
                <text:p>-1.56</text:p>
              </table:table-cell>
              <table:table-cell office:value-type="float" office:value="-0.4979">
                <text:p>-0.4979</text:p>
              </table:table-cell>
              <table:table-cell office:value-type="float" office:value="-0.04238">
                <text:p>-0.0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л. 5</text:p>
                <draw:g>
                  <svg:desc>'Mizg упр Ny=-1'.A14:'Mizg упр Ny=-1'.A14</svg:desc>
                </draw:g>
              </table:table-cell>
              <table:table-cell office:value-type="float" office:value="-26.975">
                <text:p>-26.975</text:p>
                <draw:g>
                  <svg:desc>'Mizg упр Ny=-1'.B14:'Mizg упр Ny=-1'.M14</svg:desc>
                </draw:g>
              </table:table-cell>
              <table:table-cell office:value-type="float" office:value="-24.44">
                <text:p>-24.44</text:p>
              </table:table-cell>
              <table:table-cell office:value-type="float" office:value="-19.37">
                <text:p>-19.37</text:p>
              </table:table-cell>
              <table:table-cell office:value-type="float" office:value="-14.82">
                <text:p>-14.82</text:p>
              </table:table-cell>
              <table:table-cell office:value-type="float" office:value="-10.946">
                <text:p>-10.946</text:p>
              </table:table-cell>
              <table:table-cell office:value-type="float" office:value="-7.67">
                <text:p>-7.67</text:p>
              </table:table-cell>
              <table:table-cell office:value-type="float" office:value="-4.979">
                <text:p>-4.979</text:p>
              </table:table-cell>
              <table:table-cell office:value-type="float" office:value="-2.886">
                <text:p>-2.886</text:p>
              </table:table-cell>
              <table:table-cell office:value-type="float" office:value="-1.378">
                <text:p>-1.378</text:p>
              </table:table-cell>
              <table:table-cell office:value-type="float" office:value="-0.4459">
                <text:p>-0.4459</text:p>
              </table:table-cell>
              <table:table-cell office:value-type="float" office:value="-0.03926">
                <text:p>-0.039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